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6.165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6.204cm"/>
    </style:style>
    <style:style style:name="co11" style:family="table-column">
      <style:table-column-properties fo:break-before="auto" style:column-width="2.27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3.039cm"/>
    </style:style>
    <style:style style:name="co15" style:family="table-column">
      <style:table-column-properties fo:break-before="auto" style:column-width="0.716cm"/>
    </style:style>
    <style:style style:name="co16" style:family="table-column">
      <style:table-column-properties fo:break-before="auto" style:column-width="5.733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2.379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817cm"/>
    </style:style>
    <style:style style:name="co21" style:family="table-column">
      <style:table-column-properties fo:break-before="auto" style:column-width="0.646cm"/>
    </style:style>
    <style:style style:name="co22" style:family="table-column">
      <style:table-column-properties fo:break-before="auto" style:column-width="2.685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0.748cm"/>
    </style:style>
    <style:style style:name="co25" style:family="table-column">
      <style:table-column-properties fo:break-before="auto" style:column-width="0.681cm"/>
    </style:style>
    <style:style style:name="co26" style:family="table-column">
      <style:table-column-properties fo:break-before="auto" style:column-width="0.85cm"/>
    </style:style>
    <style:style style:name="co27" style:family="table-column">
      <style:table-column-properties fo:break-before="auto" style:column-width="0.884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5cm"/>
    </style:style>
    <style:style style:name="co30" style:family="table-column">
      <style:table-column-properties fo:break-before="auto" style:column-width="0.914cm"/>
    </style:style>
    <style:style style:name="co31" style:family="table-column">
      <style:table-column-properties fo:break-before="auto" style:column-width="6.911cm"/>
    </style:style>
    <style:style style:name="co32" style:family="table-column">
      <style:table-column-properties fo:break-before="auto" style:column-width="1.021cm"/>
    </style:style>
    <style:style style:name="co33" style:family="table-column">
      <style:table-column-properties fo:break-before="auto" style:column-width="0.612cm"/>
    </style:style>
    <style:style style:name="co34" style:family="table-column">
      <style:table-column-properties fo:break-before="auto" style:column-width="1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3.304cm"/>
    </style:style>
    <style:style style:name="co37" style:family="table-column">
      <style:table-column-properties fo:break-before="auto" style:column-width="2.895cm"/>
    </style:style>
    <style:style style:name="co38" style:family="table-column">
      <style:table-column-properties fo:break-before="auto" style:column-width="0.63cm"/>
    </style:style>
    <style:style style:name="co39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04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55cm" fo:break-before="auto" style:use-optimal-row-height="true"/>
    </style:style>
    <style:style style:name="ro11" style:family="table-row">
      <style:table-row-properties style:row-height="0.647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1.177cm" fo:break-before="auto" style:use-optimal-row-height="true"/>
    </style:style>
    <style:style style:name="ro15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301" style:family="table-cell" style:parent-style-name="Default">
      <style:table-cell-properties style:cell-protect="protected" style:print-content="true"/>
    </style:style>
    <style:style style:name="ce302" style:family="table-cell" style:parent-style-name="Default">
      <style:table-cell-properties style:cell-protect="protected" style:print-content="true"/>
      <style:text-properties fo:color="#ffffff"/>
    </style:style>
    <style:style style:name="ce3" style:family="table-cell" style:parent-style-name="Default">
      <style:table-cell-properties style:cell-protect="protected" style:print-content="true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/>
      <style:text-properties style:use-window-font-color="true"/>
    </style:style>
    <style:style style:name="ce303" style:family="table-cell" style:parent-style-name="Default">
      <style:table-cell-properties fo:background-color="#861141" style:cell-protect="protected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#c79ba1"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5" style:family="table-cell" style:parent-style-name="Default">
      <style:table-cell-properties style:cell-protect="protected" style:print-content="true" fo:background-color="transparent" fo:border="none"/>
      <style:text-properties fo:font-weight="normal" style:font-weight-asian="normal" style:font-weight-complex="normal"/>
    </style:style>
    <style:style style:name="ce306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cell-protect="protected" style:print-content="true" fo:background-color="transparent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ackground-color="#861141" style:cell-protect="protected" style:print-content="true" style:text-align-source="fix" style:repeat-content="false" fo:wrap-option="wrap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861141" style:cell-protect="protected" style:print-content="true" fo:border="none"/>
    </style:style>
    <style:style style:name="ce312" style:family="table-cell" style:parent-style-name="Default">
      <style:table-cell-properties style:cell-protect="protected" style:print-content="true" fo:background-color="transparent"/>
    </style:style>
    <style:style style:name="ce313" style:family="table-cell" style:parent-style-name="Default">
      <style:table-cell-properties fo:background-color="#861141"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4" style:family="table-cell" style:parent-style-name="Default">
      <style:table-cell-properties style:cell-protect="none" style:print-content="true" fo:background-color="transparent"/>
    </style:style>
    <style:style style:name="ce315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316" style:family="table-cell" style:parent-style-name="Default">
      <style:table-cell-properties style:cell-protect="none" style:print-content="true"/>
    </style:style>
    <style:style style:name="ce31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cm"/>
    </style:style>
    <style:style style:name="ce319" style:family="table-cell" style:parent-style-name="Default" style:data-style-name="N2">
      <style:table-cell-properties style:cell-protect="protected" style:print-content="true" fo:background-color="transparent"/>
    </style:style>
    <style:style style:name="ce320" style:family="table-cell" style:parent-style-name="Default" style:data-style-name="N2">
      <style:table-cell-properties style:cell-protect="protected" style:print-content="true"/>
    </style:style>
    <style:style style:name="ce321" style:family="table-cell" style:parent-style-name="Default">
      <style:table-cell-properties style:cell-protect="none" style:print-content="true" fo:background-color="transparent" fo:border="none"/>
    </style:style>
    <style:style style:name="ce322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</style:style>
    <style:style style:name="ce323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end" fo:margin-left="0cm"/>
    </style:style>
    <style:style style:name="ce325" style:family="table-cell" style:parent-style-name="Default" style:data-style-name="N2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30" style:family="table-cell" style:parent-style-name="Default" style:data-style-name="N10">
      <style:table-cell-properties style:cell-protect="none" style:print-content="true" style:text-align-source="fix" style:repeat-content="false"/>
      <style:paragraph-properties fo:text-align="end" fo:margin-left="0cm"/>
    </style:style>
    <style:style style:name="ce327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fo:font-size="14pt" style:font-size-asian="14pt" style:font-size-complex="14pt"/>
    </style:style>
    <style:style style:name="ce328" style:family="table-cell" style:parent-style-name="Default">
      <style:table-cell-properties fo:border-bottom="none" style:cell-protect="protected" style:print-content="true" fo:border-left="none" fo:border-right="none" fo:border-top="0.74pt solid #000000"/>
    </style:style>
    <style:style style:name="ce329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30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fo:font-weight="bold" style:font-weight-asian="bold" style:font-weight-complex="bold"/>
    </style:style>
    <style:style style:name="ce331" style:family="table-cell" style:parent-style-name="Default" style:data-style-name="N2">
      <style:table-cell-properties fo:border-bottom="none" style:cell-protect="protected" style:print-content="true" fo:border-left="none" fo:border-right="none" fo:border-top="0.74pt solid #000000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861141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style:text-align-source="fix" style:repeat-content="false" fo:wrap-option="wrap" fo:border-left="0.74pt solid #000000" fo:padding-bottom="0.035cm" fo:padding-left="0.136cm" fo:padding-right="0.035cm" fo:padding-top="0.136cm" fo:border-right="none" fo:border-top="0.74pt solid #000000"/>
      <style:paragraph-properties fo:text-align="start" fo:margin-left="0cm"/>
    </style:style>
    <style:style style:name="ce212" style:family="table-cell" style:parent-style-name="Default">
      <style:table-cell-properties fo:border-bottom="none" style:text-align-source="fix" style:repeat-content="false" fo:wrap-option="wrap" fo:border-left="0.74pt solid #000000" fo:padding-bottom="0.035cm" fo:padding-left="0.136cm" fo:padding-right="0.035cm" fo:padding-top="0.035cm" fo:border-right="none" fo:border-top="none"/>
      <style:paragraph-properties fo:text-align="start" fo:margin-left="0cm"/>
    </style:style>
    <style:style style:name="ce213" style:family="table-cell" style:parent-style-name="Default">
      <style:table-cell-properties fo:border-bottom="0.74pt solid #000000" style:text-align-source="fix" style:repeat-content="false" fo:wrap-option="wrap" fo:border-left="0.74pt solid #000000" fo:padding-bottom="0.136cm" fo:padding-left="0.136cm" fo:padding-right="0.035cm" fo:padding-top="0.035cm" fo:border-right="none" fo:border-top="none"/>
      <style:paragraph-properties fo:text-align="start" fo:margin-left="0cm"/>
    </style:style>
    <style:style style:name="ce214" style:family="table-cell" style:parent-style-name="Default">
      <style:table-cell-properties fo:border-bottom="0.74pt solid #000000" style:text-align-source="fix" style:repeat-content="false" fo:wrap-option="wrap" fo:border-left="0.74pt solid #000000" fo:padding="0.136cm" fo:border-right="none" fo:border-top="0.74pt solid #000000"/>
      <style:paragraph-properties fo:text-align="start" fo:margin-left="0cm"/>
    </style:style>
    <style:style style:name="ce216" style:family="table-cell" style:parent-style-name="Default">
      <style:table-cell-properties fo:border-bottom="none" fo:border-left="0.74pt solid #000000" fo:border-right="none" fo:border-top="none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>
      <style:table-cell-properties fo:border-bottom="none" style:text-align-source="fix" style:repeat-content="false" fo:wrap-option="wrap" fo:border-left="0.74pt solid #000000" fo:padding-bottom="0.035cm" fo:padding-left="0.136cm" fo:padding-right="0.035cm" fo:padding-top="0.035cm" fo:border-right="none" fo:border-top="none" style:vertical-align="middle"/>
      <style:paragraph-properties fo:text-align="start" fo:margin-left="0cm"/>
    </style:style>
    <style:style style:name="ce221" style:family="table-cell" style:parent-style-name="Default">
      <style:table-cell-properties fo:border-bottom="0.74pt solid #000000" style:text-align-source="fix" style:repeat-content="false" fo:wrap-option="wrap" fo:border-left="0.74pt solid #000000" fo:padding-bottom="0.136cm" fo:padding-left="0.136cm" fo:padding-right="0.035cm" fo:padding-top="0.035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74pt solid #000000" fo:padding-bottom="0.035cm" fo:padding-left="0.136cm" fo:padding-right="0.035cm" fo:padding-top="0.136cm" fo:border-right="none" fo:border-top="0.74pt solid #000000"/>
      <style:paragraph-properties fo:text-align="start" fo:margin-left="0cm"/>
    </style:style>
    <style:style style:name="ce223" style:family="table-cell" style:parent-style-name="Default">
      <style:table-cell-properties fo:border-bottom="none" style:text-align-source="fix" style:repeat-content="false" fo:border-left="0.74pt solid #000000" fo:padding-bottom="0.035cm" fo:padding-left="0.136cm" fo:padding-right="0.035cm" fo:padding-top="0.035cm" fo:border-right="none" fo:border-top="none"/>
      <style:paragraph-properties fo:text-align="start" fo:margin-left="0cm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padding-bottom="0.136cm" fo:padding-left="0.136cm" fo:padding-right="0.035cm" fo:padding-top="0.035cm" fo:border-right="none" fo:border-top="none"/>
      <style:paragraph-properties fo:text-align="start" fo:margin-left="0cm"/>
    </style:style>
    <style:style style:name="ce175" style:family="table-cell" style:parent-style-name="Default">
      <style:text-properties fo:color="#ffffff"/>
    </style:style>
    <style:style style:name="ce225" style:family="table-cell" style:parent-style-name="Default" style:data-style-name="N114">
      <style:table-cell-properties fo:border-bottom="none" style:text-align-source="fix" style:repeat-content="false" fo:border-left="none" fo:padding-bottom="0.035cm" fo:padding-left="0.136cm" fo:padding-right="0.035cm" fo:padding-top="0.136cm" fo:border-right="0.74pt solid #000000" fo:border-top="0.74pt solid #000000"/>
      <style:paragraph-properties fo:text-align="start" fo:margin-left="0cm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none" fo:padding-bottom="0.035cm" fo:padding-left="0.136cm" fo:padding-right="0.035cm" fo:padding-top="0.035cm" fo:border-right="0.74pt solid #000000" fo:border-top="none"/>
      <style:paragraph-properties fo:text-align="start" fo:margin-left="0cm"/>
    </style:style>
    <style:style style:name="ce52" style:family="table-cell" style:parent-style-name="Default">
      <style:table-cell-properties fo:border-bottom="0.74pt solid #000000" style:cell-protect="none" style:print-content="true" style:text-align-source="fix" style:repeat-content="false" fo:border-left="none" fo:padding-bottom="0.136cm" fo:padding-left="0.136cm" fo:padding-right="0.035cm" fo:padding-top="0.035cm" fo:border-right="0.74pt solid #000000" fo:border-top="none"/>
      <style:paragraph-properties fo:text-align="start" fo:margin-left="0cm"/>
    </style:style>
    <style:style style:name="ce53" style:family="table-cell" style:parent-style-name="Default">
      <style:table-cell-properties fo:border-bottom="0.74pt solid #000000" style:cell-protect="none" style:print-content="true" style:text-align-source="fix" style:repeat-content="false" fo:border-left="none" fo:padding="0.136cm" fo:border-right="0.74pt solid #000000" fo:border-top="0.74pt solid #000000"/>
      <style:paragraph-properties fo:text-align="start" fo:margin-left="0cm"/>
    </style:style>
    <style:style style:name="ce54" style:family="table-cell" style:parent-style-name="Default" style:data-style-name="N114">
      <style:table-cell-properties fo:border-bottom="none" style:cell-protect="none" style:print-content="true" style:text-align-source="fix" style:repeat-content="false" fo:border-left="none" fo:padding-bottom="0.035cm" fo:padding-left="0.136cm" fo:padding-right="0.035cm" fo:padding-top="0.136cm" fo:border-right="0.74pt solid #000000" fo:border-top="0.74pt solid #000000"/>
      <style:paragraph-properties fo:text-align="start" fo:margin-left="0cm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order-left="none" fo:padding-bottom="0.035cm" fo:padding-left="0.136cm" fo:padding-right="0.035cm" fo:padding-top="0.035cm" fo:border-right="0.74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style:cell-protect="none" style:print-content="true" style:text-align-source="fix" style:repeat-content="false" fo:border-left="none" fo:padding-bottom="0.035cm" fo:padding-left="0.136cm" fo:padding-right="0.035cm" fo:padding-top="0.136cm" fo:border-right="none" fo:border-top="0.74pt solid #000000"/>
      <style:paragraph-properties fo:text-align="start" fo:margin-left="0cm"/>
    </style:style>
    <style:style style:name="ce5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padding-bottom="0.035cm" fo:padding-left="0.136cm" fo:padding-right="0.035cm" fo:padding-top="0.035cm" fo:border-right="0.74pt solid #000000" fo:border-top="none"/>
      <style:paragraph-properties fo:text-align="start" fo:margin-left="0cm"/>
    </style:style>
    <style:style style:name="ce231" style:family="table-cell" style:parent-style-name="Default" style:data-style-name="N2">
      <style:table-cell-properties fo:border-bottom="none" style:text-align-source="fix" style:repeat-content="false" fo:border-left="none" fo:padding-bottom="0.035cm" fo:padding-left="0.136cm" fo:padding-right="0.035cm" fo:padding-top="0.035cm" fo:border-right="0.74pt solid #000000" fo:border-top="none" style:vertical-align="middle"/>
      <style:paragraph-properties fo:text-align="start" fo:margin-left="0cm"/>
    </style:style>
    <style:style style:name="ce232" style:family="table-cell" style:parent-style-name="Default">
      <style:table-cell-properties fo:border-bottom="0.74pt solid #000000" style:text-align-source="fix" style:repeat-content="false" fo:border-left="none" fo:padding-bottom="0.136cm" fo:padding-left="0.136cm" fo:padding-right="0.035cm" fo:padding-top="0.035cm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padding-bottom="0.035cm" fo:padding-left="0.136cm" fo:padding-right="0.035cm" fo:padding-top="0.136cm" fo:border-right="none" fo:border-top="0.74pt solid #000000"/>
      <style:paragraph-properties fo:text-align="start" fo:margin-left="0cm"/>
    </style:style>
    <style:style style:name="ce233" style:family="table-cell" style:parent-style-name="Default">
      <style:table-cell-properties style:text-align-source="fix" style:repeat-content="false" fo:padding-bottom="0.035cm" fo:padding-left="0.136cm" fo:padding-right="0.035cm" fo:padding-top="0.035cm"/>
      <style:paragraph-properties fo:text-align="start" fo:margin-left="0cm"/>
    </style:style>
    <style:style style:name="ce234" style:family="table-cell" style:parent-style-name="Default">
      <style:table-cell-properties fo:border-bottom="0.74pt solid #000000" style:text-align-source="fix" style:repeat-content="false" fo:border-left="none" fo:padding-bottom="0.136cm" fo:padding-left="0.136cm" fo:padding-right="0.035cm" fo:padding-top="0.035cm" fo:border-right="none" fo:border-top="none"/>
      <style:paragraph-properties fo:text-align="start" fo:margin-left="0cm"/>
    </style:style>
    <style:style style:name="ce63" style:family="table-cell" style:parent-style-name="Default">
      <style:table-cell-properties style:cell-protect="none" style:print-content="true" style:text-align-source="fix" style:repeat-content="false" fo:padding-bottom="0.035cm" fo:padding-left="0.136cm" fo:padding-right="0.035cm" fo:padding-top="0.035cm"/>
      <style:paragraph-properties fo:text-align="start" fo:margin-left="0cm"/>
    </style:style>
    <style:style style:name="ce64" style:family="table-cell" style:parent-style-name="Default">
      <style:table-cell-properties fo:border-bottom="0.74pt solid #000000" style:cell-protect="none" style:print-content="true" style:text-align-source="fix" style:repeat-content="false" fo:border-left="none" fo:padding-bottom="0.136cm" fo:padding-left="0.136cm" fo:padding-right="0.035cm" fo:padding-top="0.035cm" fo:border-right="none" fo:border-top="none"/>
      <style:paragraph-properties fo:text-align="start" fo:margin-left="0cm"/>
    </style:style>
    <style:style style:name="ce235" style:family="table-cell" style:parent-style-name="Default">
      <style:table-cell-properties fo:border-bottom="none" style:text-align-source="fix" style:repeat-content="false" fo:wrap-option="wrap" fo:border-left="none" fo:padding-bottom="0.035cm" fo:padding-left="0.136cm" fo:padding-right="0.035cm" fo:padding-top="0.136cm" fo:border-right="none" fo:border-top="0.74pt solid #000000"/>
      <style:paragraph-properties fo:text-align="start" fo:margin-left="0cm"/>
    </style:style>
    <style:style style:name="ce236" style:family="table-cell" style:parent-style-name="Default">
      <style:table-cell-properties fo:padding-bottom="0.035cm" fo:padding-left="0.136cm" fo:padding-right="0.035cm" fo:padding-top="0.035cm"/>
    </style:style>
    <style:style style:name="ce237" style:family="table-cell" style:parent-style-name="Default">
      <style:table-cell-properties fo:border-bottom="0.74pt solid #000000" fo:border-left="none" fo:padding-bottom="0.136cm" fo:padding-left="0.136cm" fo:padding-right="0.035cm" fo:padding-top="0.035cm" fo:border-right="none" fo:border-top="none"/>
    </style:style>
    <style:style style:name="ce238" style:family="table-cell" style:parent-style-name="Default">
      <style:table-cell-properties fo:border-bottom="0.74pt solid #000000" style:text-align-source="fix" style:repeat-content="false" fo:border-left="none" fo:padding-bottom="0.136cm" fo:padding-left="0.136cm" fo:padding-right="0.035cm" fo:padding-top="0.035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fo:padding-bottom="0.035cm" fo:padding-left="0.136cm" fo:padding-right="0.035cm" fo:padding-top="0.035cm"/>
    </style:style>
    <style:style style:name="ce70" style:family="table-cell" style:parent-style-name="Default">
      <style:table-cell-properties fo:border-bottom="0.74pt solid #000000" style:cell-protect="none" style:print-content="true" fo:border-left="none" fo:padding-bottom="0.136cm" fo:padding-left="0.136cm" fo:padding-right="0.035cm" fo:padding-top="0.035cm" fo:border-right="none" fo:border-top="none"/>
    </style:style>
    <style:style style:name="ce71" style:family="table-cell" style:parent-style-name="Default" style:data-style-name="N1">
      <style:table-cell-properties fo:border-bottom="none" style:cell-protect="none" style:print-content="true" style:text-align-source="fix" style:repeat-content="false" fo:border-left="none" fo:padding-bottom="0.035cm" fo:padding-left="0.136cm" fo:padding-right="0.035cm" fo:padding-top="0.035cm" fo:border-right="0.74pt solid #000000" fo:border-top="none"/>
      <style:paragraph-properties fo:text-align="start" fo:margin-left="0cm"/>
    </style:style>
    <style:style style:name="ce72" style:family="table-cell" style:parent-style-name="Default">
      <style:table-cell-properties fo:border-bottom="none" style:cell-protect="none" style:print-content="true" style:text-align-source="fix" style:repeat-content="false" fo:border-left="none" fo:padding-bottom="0.035cm" fo:padding-left="0.136cm" fo:padding-right="0.035cm" fo:padding-top="0.136cm" fo:border-right="0.74pt solid #000000" fo:border-top="0.74pt solid #000000"/>
      <style:paragraph-properties fo:text-align="start" fo:margin-left="0cm"/>
    </style:style>
    <style:style style:name="ce2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42" style:family="table-cell" style:parent-style-name="Default">
      <style:table-cell-properties fo:border-bottom="none" fo:border-left="none" fo:padding-bottom="0.035cm" fo:padding-left="0.136cm" fo:padding-right="0.035cm" fo:padding-top="0.035cm" fo:border-right="0.74pt solid #000000" fo:border-top="none"/>
    </style:style>
    <style:style style:name="ce243" style:family="table-cell" style:parent-style-name="Default">
      <style:table-cell-properties fo:border-bottom="0.74pt solid #000000" fo:border-left="none" fo:padding-bottom="0.136cm" fo:padding-left="0.136cm" fo:padding-right="0.035cm" fo:padding-top="0.035cm" fo:border-right="0.74pt solid #000000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padding-bottom="0.035cm" fo:padding-left="0.136cm" fo:padding-right="0.035cm" fo:padding-top="0.136cm" fo:border-right="0.74pt solid #000000" fo:border-top="0.74pt solid #000000"/>
      <style:paragraph-properties fo:text-align="start" fo:margin-left="0cm"/>
    </style:style>
    <style:style style:name="ce78" style:family="table-cell" style:parent-style-name="Default" style:data-style-name="N1">
      <style:table-cell-properties fo:border-bottom="none" style:text-align-source="fix" style:repeat-content="false" fo:border-left="none" fo:padding-bottom="0.035cm" fo:padding-left="0.136cm" fo:padding-right="0.035cm" fo:padding-top="0.035cm" fo:border-right="0.74pt solid #000000" fo:border-top="none"/>
      <style:paragraph-properties fo:text-align="start" fo:margin-left="0cm"/>
    </style:style>
    <style:style style:name="ce79" style:family="table-cell" style:parent-style-name="Default">
      <style:table-cell-properties fo:border-bottom="none" style:cell-protect="none" style:print-content="true" fo:border-left="none" fo:padding-bottom="0.035cm" fo:padding-left="0.136cm" fo:padding-right="0.035cm" fo:padding-top="0.035cm" fo:border-right="0.74pt solid #000000" fo:border-top="none"/>
    </style:style>
    <style:style style:name="ce85" style:family="table-cell" style:parent-style-name="Default">
      <style:table-cell-properties fo:border-bottom="0.74pt solid #000000" style:cell-protect="none" style:print-content="true" fo:border-left="none" fo:padding-bottom="0.136cm" fo:padding-left="0.136cm" fo:padding-right="0.035cm" fo:padding-top="0.035cm" fo:border-right="0.74pt solid #000000" fo:border-top="none"/>
    </style:style>
    <style:style style:name="ce145" style:family="table-cell" style:parent-style-name="Default" style:data-style-name="N2"/>
    <style:style style:name="ce76" style:family="table-cell" style:parent-style-name="Default" style:data-style-name="N0"/>
    <style:style style:name="ce88" style:family="table-cell" style:parent-style-name="Default">
      <style:table-cell-properties fo:background-color="#861141" style:text-align-source="fix" style:repeat-content="false" fo:wrap-option="no-wrap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c79ba1" style:text-align-source="fix" style:repeat-content="false" fo:wrap-option="wrap" fo:border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861141" style:text-align-source="fix" style:repeat-content="false" fo:wrap-option="wrap" fo:border="non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c79ba1" style:text-align-source="fix" style:repeat-content="false" fo:wrap-option="wrap" fo:border="none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1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fo:border-top="none"/>
      <style:paragraph-properties fo:text-align="end" fo:margin-left="0cm"/>
    </style:style>
    <style:style style:name="ce98" style:family="table-cell" style:parent-style-name="Default">
      <style:table-cell-properties fo:border-bottom="0.74pt solid #000000" style:cell-protect="none" style:print-content="true" fo:border-left="none" fo:border-right="none" fo:border-top="none"/>
    </style:style>
    <style:style style:name="ce252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3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1" style:family="table-cell" style:parent-style-name="Default" style:data-style-name="N2">
      <style:table-cell-properties style:cell-protect="none" style:print-content="true"/>
    </style:style>
    <style:style style:name="ce102" style:family="table-cell" style:parent-style-name="Default" style:data-style-name="N2">
      <style:table-cell-properties fo:border-bottom="0.74pt solid #000000" style:cell-protect="none" style:print-content="true" fo:border-left="none" fo:border-right="none" fo:border-top="none"/>
    </style:style>
    <style:style style:name="ce202" style:family="table-cell" style:parent-style-name="Default" style:data-style-name="N114"/>
    <style:style style:name="ce255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38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83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97" style:family="table-cell" style:parent-style-name="Default" style:data-style-name="N0"/>
    <style:style style:name="ce108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5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5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6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61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861141" style:text-align-source="fix" style:repeat-content="false" fo:wrap-option="wrap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861141" style:text-align-source="fix" style:repeat-content="false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>
      <style:table-cell-properties fo:background-color="#c79ba1" style:text-align-source="fix" style:repeat-content="false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35526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e8f0fa"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468a1a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7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="0.74pt solid #000000"/>
    </style:style>
    <style:style style:name="ce18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18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e8f2a1" fo:border="0.74pt solid #000000"/>
    </style:style>
    <style:style style:name="ce19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96" style:family="table-cell" style:parent-style-name="Default">
      <style:table-cell-properties fo:background-color="#468a1a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2">
      <style:table-cell-properties fo:border-bottom="0.74pt solid #000000" fo:background-color="#e8f2a1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200" style:family="table-cell" style:parent-style-name="Default" style:data-style-name="N2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01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04" style:family="table-cell" style:parent-style-name="Default">
      <style:table-cell-properties fo:border-bottom="0.74pt solid #000000" fo:background-color="#e8f2a1" style:text-align-source="fix" style:repeat-content="false" fo:border-left="1.5pt double-thin #000000" style:border-line-width-left="0.018cm 0.018cm 0.018cm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74pt solid #000000" fo:background-color="#e8f2a1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 style:data-style-name="N2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/>
      <style:paragraph-properties fo:text-align="center" fo:margin-left="0cm"/>
    </style:style>
    <style:style style:name="ce207" style:family="table-cell" style:parent-style-name="Default" style:data-style-name="N2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</style:style>
    <style:style style:name="ce208" style:family="table-cell" style:parent-style-name="Default" style:data-style-name="N2">
      <style:table-cell-properties fo:border-bottom="0.74pt solid #000000" fo:background-color="#bbe33d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</style:style>
    <style:style style:name="ce20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21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80" style:family="table-cell" style:parent-style-name="Default">
      <style:table-cell-properties fo:border-bottom="0.74pt solid #000000" fo:background-color="#bbe33d" style:text-align-source="fix" style:repeat-content="false" fo:wrap-option="wrap" fo:border-left="0.74pt solid #000000" fo:border-right="1.5pt double-thin #000000" style:border-line-width-right="0.018cm 0.018cm 0.018cm" fo:border-top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double-thin #000000" style:border-line-width-right="0.018cm 0.018cm 0.018cm" fo:border-top="0.74pt solid #000000"/>
      <style:paragraph-properties fo:text-align="center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1.5pt double-thin #000000" style:border-line-width-right="0.018cm 0.018cm 0.018cm" fo:border-top="1.5pt double-thin #000000" style:border-line-width-top="0.018cm 0.018cm 0.018cm"/>
      <style:paragraph-properties fo:text-align="center" fo:margin-left="0cm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</style:style>
    <style:style style:name="ce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240" style:family="table-cell" style:parent-style-name="Default">
      <style:table-cell-properties fo:wrap-option="wrap"/>
    </style:style>
    <style:style style:name="ce158" style:family="table-cell" style:parent-style-name="Default">
      <style:table-cell-properties fo:border-bottom="0.74pt solid #ab5015" style:text-align-source="fix" style:repeat-content="false" fo:border-left="0.74pt solid #ab5015" fo:border-right="2.24pt solid #ab5015" fo:border-top="0.74pt solid #ab5015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74pt solid #000000" fo:background-color="#ffbf00" style:text-align-source="fix" style:repeat-content="false" fo:wrap-option="wrap" fo:border-left="none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 fo:margin-left="0cm"/>
      <style:text-properties fo:color="#ea7500" fo:font-size="16pt" fo:font-weight="bold" style:font-size-asian="16pt" style:font-weight-asian="bold" style:font-size-complex="16pt" style:font-weight-complex="bold"/>
    </style:style>
    <style:style style:name="ce258" style:family="table-cell" style:parent-style-name="Default">
      <style:table-cell-properties fo:border-bottom="none" fo:border-left="none" fo:border-right="0.74pt ridge #000000" fo:border-top="none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style:rotation-angle="90" fo:border-top="2.24pt solid #000000" style:vertical-align="middle"/>
      <style:paragraph-properties fo:text-align="center" fo:margin-left="0cm"/>
      <style:text-properties fo:color="#3465a4" fo:font-size="18pt" style:font-size-asian="18pt" style:font-size-complex="18pt"/>
    </style:style>
    <style:style style:name="ce266" style:family="table-cell" style:parent-style-name="Default">
      <style:table-cell-properties fo:border-bottom="none" style:text-align-source="fix" style:repeat-content="false" fo:border-left="none" fo:border-right="0.74pt ridge #000000" style:rotation-angle="90" fo:border-top="none" style:vertical-align="middle"/>
      <style:paragraph-properties fo:text-align="center" fo:margin-left="0cm"/>
      <style:text-properties fo:color="#3465a4" fo:font-size="18pt" style:font-size-asian="18pt" style:font-size-complex="18pt"/>
    </style:style>
    <style:style style:name="ce267" style:family="table-cell" style:parent-style-name="Default">
      <style:table-cell-properties fo:border-bottom="0.74pt solid #000000" fo:background-color="transparent" fo:border-left="none" fo:border-right="2.24pt solid #000000" fo:border-top="0.74pt solid #000000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0.74pt solid #000000" fo:background-color="#f7efc8" fo:border-left="none" fo:border-right="2.24pt solid #000000" fo:border-top="0.74pt solid #000000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5983b0" fo:background-color="#dee6ef" fo:border-left="none" fo:border-right="2.24pt solid #000000" fo:border-top="2.2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74pt solid #5983b0" fo:background-color="transparent" fo:border-left="none" fo:border-right="2.24pt solid #000000" fo:border-top="0.74pt solid #5983b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74pt solid #5983b0" fo:background-color="#dee6ef" fo:border-left="none" fo:border-right="2.24pt solid #000000" fo:border-top="0.74pt solid #5983b0"/>
      <style:text-properties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wrap-option="wrap" fo:border="0.74pt solid #ab5015"/>
      <style:paragraph-properties fo:text-align="center" fo:margin-left="0cm"/>
    </style:style>
    <style:style style:name="ce273" style:family="table-cell" style:parent-style-name="Default">
      <style:table-cell-properties fo:border-bottom="0.74pt solid #000000" fo:background-color="#ab5015" style:text-align-source="fix" style:repeat-content="false" fo:wrap-option="wrap" fo:border-left="0.74pt solid #000000" fo:border-right="0.74pt solid #000000" fo:border-top="2.24pt solid #000000" style:vertical-align="bottom"/>
      <style:paragraph-properties fo:text-align="center" fo:margin-left="0cm"/>
    </style:style>
    <style:style style:name="ce274" style:family="table-cell" style:parent-style-name="Default">
      <style:table-cell-properties fo:background-color="transparent" fo:wrap-option="wrap" fo:border="0.74pt solid #000000"/>
    </style:style>
    <style:style style:name="ce275" style:family="table-cell" style:parent-style-name="Default">
      <style:table-cell-properties fo:background-color="#f7efc8" fo:wrap-option="wrap" fo:border="0.74pt solid #000000"/>
    </style:style>
    <style:style style:name="ce276" style:family="table-cell" style:parent-style-name="Default">
      <style:table-cell-properties fo:border-bottom="0.74pt solid #5983b0" fo:background-color="#dee6ef" fo:wrap-option="wrap" fo:border-left="0.74pt solid #5983b0" fo:border-right="0.74pt solid #5983b0" fo:border-top="2.24pt solid #000000"/>
    </style:style>
    <style:style style:name="ce277" style:family="table-cell" style:parent-style-name="Default">
      <style:table-cell-properties fo:background-color="transparent" fo:wrap-option="wrap" fo:border="0.74pt solid #5983b0"/>
    </style:style>
    <style:style style:name="ce278" style:family="table-cell" style:parent-style-name="Default">
      <style:table-cell-properties fo:background-color="#dee6ef" fo:wrap-option="wrap" fo:border="0.74pt solid #5983b0"/>
    </style:style>
    <style:style style:name="ce279" style:family="table-cell" style:parent-style-name="Default">
      <style:table-cell-properties fo:background-color="#fae4b4" style:text-align-source="fix" style:repeat-content="false" fo:wrap-option="wrap" fo:border="0.74pt solid #ab5015"/>
      <style:paragraph-properties fo:text-align="center" fo:margin-left="0cm"/>
    </style:style>
    <style:style style:name="ce280" style:family="table-cell" style:parent-style-name="Default">
      <style:table-cell-properties fo:background-color="#face98" fo:wrap-option="wrap" fo:border="0.74pt solid #000000"/>
    </style:style>
    <style:style style:name="ce281" style:family="table-cell" style:parent-style-name="Default">
      <style:table-cell-properties fo:border-bottom="0.74pt solid #5983b0" fo:background-color="#8fafd2" fo:wrap-option="wrap" fo:border-left="0.74pt solid #5983b0" fo:border-right="0.74pt solid #5983b0" fo:border-top="2.24pt solid #000000"/>
    </style:style>
    <style:style style:name="ce282" style:family="table-cell" style:parent-style-name="Default">
      <style:table-cell-properties fo:background-color="#8fafd2" fo:wrap-option="wrap" fo:border="0.74pt solid #5983b0"/>
    </style:style>
    <style:style style:name="ce283" style:family="table-cell" style:parent-style-name="Default">
      <style:table-cell-properties fo:background-color="#355269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8f0fa" style:text-align-source="fix" style:repeat-content="false" fo:border="0.74pt solid #000000"/>
      <style:paragraph-properties fo:text-align="center" fo:margin-left="0cm"/>
    </style:style>
    <style:style style:name="ce285" style:family="table-cell" style:parent-style-name="Default">
      <style:table-cell-properties fo:background-color="#35526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5fbaf5" fo:wrap-option="wrap" fo:border="0.74pt solid #000000" style:vertical-align="middle"/>
    </style:style>
    <style:style style:name="ce290" style:family="table-cell" style:parent-style-name="Default">
      <style:table-cell-properties fo:background-color="#e8f0fa" fo:wrap-option="wrap" fo:border="0.74pt solid #000000" style:vertical-align="middle"/>
    </style:style>
    <style:style style:name="ce2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2">
      <style:table-cell-properties fo:background-color="#5fbaf5" style:text-align-source="fix" style:repeat-content="false" fo:border="0.74pt solid #000000" style:vertical-align="middle"/>
      <style:paragraph-properties fo:text-align="center" fo:margin-left="0cm"/>
    </style:style>
    <style:style style:name="ce294" style:family="table-cell" style:parent-style-name="Default" style:data-style-name="N2">
      <style:table-cell-properties fo:background-color="#e8f0fa" style:text-align-source="fix" style:repeat-content="false" fo:border="0.74pt solid #000000" style:vertical-align="middle"/>
      <style:paragraph-properties fo:text-align="center" fo:margin-left="0cm"/>
    </style:style>
    <style:style style:name="ce29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</style:style>
    <style:style style:name="ce2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fo:background-color="#f9e23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f9e232" style:text-align-source="fix" style:repeat-content="false" fo:border="0.74pt solid #000000"/>
      <style:paragraph-properties fo:text-align="center" fo:margin-left="0cm"/>
    </style:style>
    <style:style style:name="ce300" style:family="table-cell" style:parent-style-name="Default">
      <style:table-cell-properties fo:background-color="#f9e23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9e232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orçada&quot;;&quot;Natural&quot;)" table:allow-empty-cell="true" table:display-list="unsorted" table:base-cell-address="PrevPot.D34">
          <table:error-message table:message-type="stop" table:display="true"/>
        </table:content-validation>
        <table:content-validation table:name="val2" table:condition="of:cell-content-is-in-list(&quot;Sí&quot;;&quot;No&quot;)" table:allow-empty-cell="true" table:display-list="unsorted" table:base-cell-address="PrevPot.E37">
          <table:error-message table:message-type="stop" table:display="true"/>
        </table:content-validation>
        <table:content-validation table:name="val3" table:condition="of:cell-content-is-in-list(&quot;LED&quot;;&quot;Halog.&quot;)" table:allow-empty-cell="true" table:display-list="unsorted" table:base-cell-address="PrevPot.D64">
          <table:error-message table:message-type="stop" table:display="true"/>
        </table:content-validation>
        <table:content-validation table:name="val4" table:condition="of:cell-content-is-in-list(&quot;Sí&quot;;&quot;No&quot;)" table:allow-empty-cell="true" table:display-list="unsorted" table:base-cell-address="PrevPot.O5">
          <table:error-message table:message-type="stop" table:display="true"/>
        </table:content-validation>
        <table:content-validation table:name="val5" table:condition="of:cell-content-is-in-list(&quot;Sí&quot;;&quot;No&quot;)" table:allow-empty-cell="true" table:display-list="unsorted" table:base-cell-address="PrevPot.P5">
          <table:error-message table:message-type="stop" table:display="true"/>
        </table:content-validation>
        <table:content-validation table:name="val6" table:condition="of:cell-content-is-in-list(&quot;Única&quot;;&quot;Varies&quot;)" table:allow-empty-cell="true" table:display-list="unsorted" table:base-cell-address="PrevPot.W5">
          <table:error-message table:message-type="stop" table:display="true"/>
        </table:content-validation>
        <table:content-validation table:name="val7" table:condition="of:cell-content-is-in-list(&quot;SI&quot;;&quot;NO&quot;)" table:allow-empty-cell="true" table:display-list="unsorted" table:base-cell-address="LGA.D10">
          <table:error-message table:message-type="stop" table:display="true"/>
        </table:content-validation>
        <table:content-validation table:name="val8" table:condition="of:cell-content-is-in-list([$07rt.$C$4:.$I$4])" table:allow-empty-cell="true" table:display-list="unsorted" table:base-cell-address="LGA.D11">
          <table:error-message table:message-type="stop" table:display="true"/>
        </table:content-validation>
        <table:content-validation table:name="val9" table:condition="of:cell-content-is-in-list([$07prof.$B$4:.$B$14])" table:allow-empty-cell="true" table:display-list="unsorted" table:base-cell-address="LGA.D12">
          <table:error-message table:message-type="stop" table:display="true"/>
        </table:content-validation>
        <table:content-validation table:name="val10" table:condition="of:cell-content-is-in-list(IF([.D10]=&quot;SI&quot;;[$07ag.$B$4:.$B$12];[$19ag.$D$3:.$L$3]))" table:allow-empty-cell="true" table:display-list="unsorted" table:base-cell-address="LGA.D14">
          <table:error-message table:message-type="stop" table:display="true"/>
        </table:content-validation>
        <table:content-validation table:name="val11" table:condition="of:cell-content-is-in-list([$19ag.$C$4:.$C$8])" table:allow-empty-cell="true" table:display-list="unsorted" table:base-cell-address="LGA.D16">
          <table:error-message table:message-type="stop" table:display="true"/>
        </table:content-validation>
        <table:content-validation table:name="val12" table:condition="of:cell-content-is-in-list(&quot;sense agrupament&quot;;&quot;2&quot;;&quot;3&quot;;&quot;4 o 5&quot;;&quot;6 o 8&quot;;&quot;9 o més&quot;)" table:allow-empty-cell="true" table:display-list="unsorted" table:base-cell-address="PrevPot.S5">
          <table:error-message table:message-type="stop" table:display="true"/>
        </table:content-validation>
        <table:content-validation table:name="val13" table:condition="of:cell-content-is-in-list(IF([.D10]=&quot;SI&quot;;[$07imax.$B$5:.$B$9];[$19imax.$C$12:.$C$26]))" table:allow-empty-cell="true" table:display-list="unsorted" table:base-cell-address="LGA.G5">
          <table:error-message table:message-type="stop" table:display="true"/>
        </table:content-validation>
        <table:content-validation table:name="val14" table:condition="of:cell-content-is-in-list(&quot;RZ1-K&quot;)" table:allow-empty-cell="true" table:display-list="unsorted" table:base-cell-address="13fus.G8">
          <table:error-message table:message-type="stop" table:display="true"/>
        </table:content-validation>
        <table:content-validation table:name="val15" table:condition="of:cell-content-is-in-list(&quot;Coure&quot;;&quot;Alumini&quot;)" table:allow-empty-cell="true" table:display-list="unsorted" table:base-cell-address="LGA.G9">
          <table:error-message table:message-type="stop" table:display="true"/>
        </table:content-validation>
        <table:content-validation table:name="val16" table:condition="of:cell-content-is-in-list(&quot;A1&quot;;&quot;B1&quot;)" table:allow-empty-cell="true" table:display-list="unsorted" table:base-cell-address="LGA.G10">
          <table:error-message table:message-type="stop" table:display="true"/>
        </table:content-validation>
        <table:content-validation table:name="val17" table:condition="of:cell-content-is-in-list([$19temp.$C$3:.$M$3])" table:allow-empty-cell="true" table:display-list="unsorted" table:base-cell-address="LGA.G11">
          <table:error-message table:message-type="stop" table:display="true"/>
        </table:content-validation>
        <table:content-validation table:name="val18" table:condition="of:cell-content-is-in-list([$07temp.$C$3:.$K$3])" table:allow-empty-cell="true" table:display-list="unsorted" table:base-cell-address="LGA.G12">
          <table:error-message table:message-type="stop" table:display="true"/>
        </table:content-validation>
        <table:content-validation table:name="val19" table:condition="of:cell-content-is-in-list([$07ag.$C$3:.$G$3])" table:allow-empty-cell="true" table:display-list="unsorted" table:base-cell-address="PrevPot.Q5">
          <table:error-message table:message-type="stop" table:display="true"/>
        </table:content-validation>
        <table:content-validation table:name="val20" table:condition="of:cell-content-is-in-list(&quot;Monofàsica&quot;;&quot;Trifàsica&quot;)" table:allow-empty-cell="true" table:display-list="unsorted" table:base-cell-address="PrevPot.H5">
          <table:error-message table:message-type="stop" table:display="true"/>
        </table:content-validation>
        <table:content-validation table:name="val21" table:condition="of:cell-content-is-in-list(&quot;Monofàsica&quot;;&quot;Trifàsica&quot;)" table:allow-empty-cell="true" table:display-list="unsorted" table:base-cell-address="DI.D39">
          <table:error-message table:message-type="stop" table:display="true"/>
        </table:content-validation>
        <table:content-validation table:name="val22" table:condition="of:cell-content-is-in-list([$19imax.$C$15:.$C$26])" table:allow-empty-cell="true" table:display-list="unsorted" table:base-cell-address="DI.K4">
          <table:error-message table:message-type="stop" table:display="true"/>
        </table:content-validation>
        <table:content-validation table:name="val23" table:condition="of:cell-content-is-in-list(&quot;RZ1-K&quot;;&quot;H07Z1-K&quot;;&quot;ES07Z1-K&quot;)" table:allow-empty-cell="true" table:display-list="unsorted" table:base-cell-address="DI.M4">
          <table:error-message table:message-type="stop" table:display="true"/>
        </table:content-validation>
        <table:content-validation table:name="val24" table:condition="of:cell-content-is-in-list([$19imax.$B$3:.$B$10])" table:allow-empty-cell="true" table:display-list="unsorted" table:base-cell-address="PrevPot.L5">
          <table:error-message table:message-type="stop" table:display="true"/>
        </table:content-validation>
        <table:content-validation table:name="val25" table:condition="of:cell-content-is-in-list([$19temp.$C$3:.$M$3])" table:allow-empty-cell="true" table:display-list="unsorted" table:base-cell-address="PrevPot.M5">
          <table:error-message table:message-type="stop" table:display="true"/>
        </table:content-validation>
        <table:content-validation table:name="val26" table:condition="of:cell-content-is-in-list([$19ag.$D$3:.$L$3])" table:allow-empty-cell="true" table:display-list="unsorted" table:base-cell-address="DI.O4">
          <table:error-message table:message-type="stop" table:display="true"/>
        </table:content-validation>
        <table:content-validation table:name="val27" table:condition="of:cell-content-is-in-list([$19ag.$C$4:.$C$8])" table:allow-empty-cell="true" table:display-list="unsorted" table:base-cell-address="PrevPot.R5">
          <table:error-message table:message-type="stop" table:display="true"/>
        </table:content-validation>
        <table:content-validation table:name="val28" table:condition="of:cell-content-is-in-list(&quot;1&quot;;&quot;2&quot;;&quot;3&quot;;&quot;4 o 5&quot;;&quot;6 o 8&quot;;&quot;9 o més&quot;)" table:allow-empty-cell="true" table:display-list="unsorted" table:base-cell-address="DI.Q4">
          <table:error-message table:message-type="stop" table:display="true"/>
        </table:content-validation>
        <table:content-validation table:name="val29" table:base-cell-address="CI.G4">
          <table:error-message table:message-type="stop" table:display="true"/>
        </table:content-validation>
        <table:content-validation table:name="val30" table:condition="of:cell-content-is-in-list([$19imax.$C$12:.$C$26])" table:allow-empty-cell="true" table:display-list="unsorted" table:base-cell-address="CI.J5">
          <table:error-message table:message-type="stop" table:display="true"/>
        </table:content-validation>
        <table:content-validation table:name="val31" table:condition="of:cell-content-is-in-list(&quot;RZ1-K&quot;;&quot;RV-K&quot;;&quot;H07Z1-K&quot;;&quot;H07V-K&quot;;&quot;ES07Z1-K&quot;;&quot;ES07V-K&quot;)" table:allow-empty-cell="true" table:display-list="unsorted" table:base-cell-address="CI.K5">
          <table:error-message table:message-type="stop" table:display="true"/>
        </table:content-validation>
        <table:content-validation table:name="val32" table:condition="of:cell-content-is-in-list(&quot;1&quot;;&quot;2&quot;;&quot;3&quot;;&quot;4 o 5&quot;;&quot;6 o 8&quot;;&quot;9 o més&quot;)" table:allow-empty-cell="true" table:display-list="unsorted" table:base-cell-address="CI.P5">
          <table:error-message table:message-type="stop" table:display="true"/>
        </table:content-validation>
      </table:content-validations>
      <table:table table:name="PrevPot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301"/>
        <table:table-column table:style-name="co2" table:default-cell-style-name="ce301"/>
        <table:table-column table:style-name="co3" table:number-columns-repeated="2" table:default-cell-style-name="ce301"/>
        <table:table-column table:style-name="co4" table:default-cell-style-name="ce301"/>
        <table:table-column table:style-name="co3" table:number-columns-repeated="4" table:default-cell-style-name="ce301"/>
        <table:table-column table:style-name="co3" table:number-columns-repeated="16375"/>
        <table:table-row table:style-name="ro1">
          <table:table-cell/>
          <table:table-cell table:style-name="ce302" office:value-type="string" calcext:value-type="string">
            <text:p>Aquest full de càlcul ha estat desenvolupat pel professor J. Servera</text:p>
          </table:table-cell>
          <table:table-cell table:number-columns-repeated="7"/>
          <table:table-cell table:style-name="ce301" table:number-columns-repeated="16375"/>
        </table:table-row>
        <table:table-row table:style-name="ro1">
          <table:table-cell/>
          <table:table-cell table:style-name="ce3" office:value-type="string" calcext:value-type="string">
            <text:p>Nota important: El password per desbloquejar el full és 12345678. Esborra aquesta línia al imprimir!!!</text:p>
          </table:table-cell>
          <table:table-cell table:number-columns-repeated="7"/>
          <table:table-cell table:style-name="ce301" table:number-columns-repeated="16375"/>
        </table:table-row>
        <table:table-row table:style-name="ro1">
          <table:table-cell/>
          <table:table-cell table:style-name="ce5"/>
          <table:table-cell table:number-columns-repeated="7"/>
          <table:table-cell table:style-name="ce301" table:number-columns-repeated="16375"/>
        </table:table-row>
        <table:table-row table:style-name="ro2">
          <table:table-cell/>
          <table:table-cell table:style-name="ce303" office:value-type="string" calcext:value-type="string">
            <text:p>Habitatges</text:p>
          </table:table-cell>
          <table:table-cell table:style-name="ce311" table:number-columns-repeated="6"/>
          <table:table-cell/>
          <table:table-cell table:style-name="ce301" table:number-columns-repeated="16375"/>
        </table:table-row>
        <table:table-row table:style-name="ro3">
          <table:table-cell/>
          <table:table-cell table:style-name="ce304"/>
          <table:table-cell table:style-name="ce304" office:value-type="string" calcext:value-type="string">
            <text:p>Potència</text:p>
          </table:table-cell>
          <table:table-cell table:style-name="ce304" office:value-type="string" calcext:value-type="string">
            <text:p>Potència mínima demandada pel client *</text:p>
          </table:table-cell>
          <table:table-cell table:style-name="ce304" office:value-type="string" calcext:value-type="string">
            <text:p>Superfície *</text:p>
          </table:table-cell>
          <table:table-cell table:style-name="ce304" office:value-type="string" calcext:value-type="string">
            <text:p>Té circuits que obliguen a elevada [1] *</text:p>
          </table:table-cell>
          <table:table-cell table:style-name="ce304" office:value-type="string" calcext:value-type="string">
            <text:p>El client demana elevada *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</text:p>
          </table:table-cell>
          <table:table-cell table:style-name="ce312" table:formula="of:=MAX(IF(AND([.E6]&lt;=160;[.F6]=&quot;No&quot;;[.G6]=&quot;No&quot;);5.75;9.2);[.D6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80" calcext:value-type="float">
            <text:p>180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</text:p>
          </table:table-cell>
          <table:table-cell table:style-name="ce312" table:formula="of:=MAX(IF(AND([.E7]&lt;=160;[.F7]=&quot;No&quot;;[.G7]=&quot;No&quot;);5.75;9.2);[.D7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97" calcext:value-type="float">
            <text:p>97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3</text:p>
          </table:table-cell>
          <table:table-cell table:style-name="ce312" table:formula="of:=MAX(IF(AND([.E8]&lt;=160;[.F8]=&quot;No&quot;;[.G8]=&quot;No&quot;);5.75;9.2);[.D8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79" calcext:value-type="float">
            <text:p>79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4</text:p>
          </table:table-cell>
          <table:table-cell table:style-name="ce312" table:formula="of:=MAX(IF(AND([.E9]&lt;=160;[.F9]=&quot;No&quot;;[.G9]=&quot;No&quot;);5.75;9.2);[.D9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09" calcext:value-type="float">
            <text:p>109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5</text:p>
          </table:table-cell>
          <table:table-cell table:style-name="ce312" table:formula="of:=MAX(IF(AND([.E10]&lt;=160;[.F10]=&quot;No&quot;;[.G10]=&quot;No&quot;);5.75;9.2);[.D10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23" calcext:value-type="float">
            <text:p>123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6</text:p>
          </table:table-cell>
          <table:table-cell table:style-name="ce312" table:formula="of:=MAX(IF(AND([.E11]&lt;=160;[.F11]=&quot;No&quot;;[.G11]=&quot;No&quot;);5.75;9.2);[.D11])" office:value-type="float" office:value="5.75" calcext:value-type="float">
            <text:p>5,75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95" calcext:value-type="float">
            <text:p>95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7</text:p>
          </table:table-cell>
          <table:table-cell table:style-name="ce312" table:formula="of:=MAX(IF(AND([.E12]&lt;=160;[.F12]=&quot;No&quot;;[.G12]=&quot;No&quot;);5.75;9.2);[.D12])" office:value-type="float" office:value="5.75" calcext:value-type="float">
            <text:p>5,75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98" calcext:value-type="float">
            <text:p>98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8</text:p>
          </table:table-cell>
          <table:table-cell table:style-name="ce312" table:formula="of:=MAX(IF(AND([.E13]&lt;=160;[.F13]=&quot;No&quot;;[.G13]=&quot;No&quot;);5.75;9.2);[.D13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60" calcext:value-type="float">
            <text:p>160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9</text:p>
          </table:table-cell>
          <table:table-cell table:style-name="ce312" table:formula="of:=MAX(IF(AND([.E14]&lt;=160;[.F14]=&quot;No&quot;;[.G14]=&quot;No&quot;);5.75;9.2);[.D14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07" calcext:value-type="float">
            <text:p>207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0</text:p>
          </table:table-cell>
          <table:table-cell table:style-name="ce312" table:formula="of:=MAX(IF(AND([.E15]&lt;=160;[.F15]=&quot;No&quot;;[.G15]=&quot;No&quot;);5.75;9.2);[.D15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15" calcext:value-type="float">
            <text:p>215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1</text:p>
          </table:table-cell>
          <table:table-cell table:style-name="ce312" table:formula="of:=MAX(IF(AND([.E16]&lt;=160;[.F16]=&quot;No&quot;;[.G16]=&quot;No&quot;);5.75;9.2);[.D16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79" calcext:value-type="float">
            <text:p>179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2</text:p>
          </table:table-cell>
          <table:table-cell table:style-name="ce312" table:formula="of:=MAX(IF(AND([.E17]&lt;=160;[.F17]=&quot;No&quot;;[.G17]=&quot;No&quot;);5.75;9.2);[.D17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63" calcext:value-type="float">
            <text:p>163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3</text:p>
          </table:table-cell>
          <table:table-cell table:style-name="ce312" table:formula="of:=MAX(IF(AND([.E18]&lt;=160;[.F18]=&quot;No&quot;;[.G18]=&quot;No&quot;);5.75;9.2);[.D18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07" calcext:value-type="float">
            <text:p>107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Sí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4</text:p>
          </table:table-cell>
          <table:table-cell table:style-name="ce312" table:formula="of:=MAX(IF(AND([.E19]&lt;=160;[.F19]=&quot;No&quot;;[.G19]=&quot;No&quot;);5.75;9.2);[.D19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07" calcext:value-type="float">
            <text:p>207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5</text:p>
          </table:table-cell>
          <table:table-cell table:style-name="ce312" table:formula="of:=MAX(IF(AND([.E20]&lt;=160;[.F20]=&quot;No&quot;;[.G20]=&quot;No&quot;);5.75;9.2);[.D20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63" calcext:value-type="float">
            <text:p>163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6</text:p>
          </table:table-cell>
          <table:table-cell table:style-name="ce312" table:formula="of:=MAX(IF(AND([.E21]&lt;=160;[.F21]=&quot;No&quot;;[.G21]=&quot;No&quot;);5.75;9.2);[.D21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78" calcext:value-type="float">
            <text:p>178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7</text:p>
          </table:table-cell>
          <table:table-cell table:style-name="ce312" table:formula="of:=MAX(IF(AND([.E22]&lt;=160;[.F22]=&quot;No&quot;;[.G22]=&quot;No&quot;);5.75;9.2);[.D22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04" calcext:value-type="float">
            <text:p>204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8</text:p>
          </table:table-cell>
          <table:table-cell table:style-name="ce312" table:formula="of:=MAX(IF(AND([.E23]&lt;=160;[.F23]=&quot;No&quot;;[.G23]=&quot;No&quot;);5.75;9.2);[.D23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16" calcext:value-type="float">
            <text:p>216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19</text:p>
          </table:table-cell>
          <table:table-cell table:style-name="ce312" table:formula="of:=MAX(IF(AND([.E24]&lt;=160;[.F24]=&quot;No&quot;;[.G24]=&quot;No&quot;);5.75;9.2);[.D24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38" calcext:value-type="float">
            <text:p>138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0</text:p>
          </table:table-cell>
          <table:table-cell table:style-name="ce312" table:formula="of:=MAX(IF(AND([.E25]&lt;=160;[.F25]=&quot;No&quot;;[.G25]=&quot;No&quot;);5.75;9.2);[.D25])" office:value-type="float" office:value="5.75" calcext:value-type="float">
            <text:p>5,75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25" calcext:value-type="float">
            <text:p>125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1</text:p>
          </table:table-cell>
          <table:table-cell table:style-name="ce312" table:formula="of:=MAX(IF(AND([.E26]&lt;=160;[.F26]=&quot;No&quot;;[.G26]=&quot;No&quot;);5.75;9.2);[.D26])" office:value-type="float" office:value="5.75" calcext:value-type="float">
            <text:p>5,75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23" calcext:value-type="float">
            <text:p>123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2</text:p>
          </table:table-cell>
          <table:table-cell table:style-name="ce312" table:formula="of:=MAX(IF(AND([.E27]&lt;=160;[.F27]=&quot;No&quot;;[.G27]=&quot;No&quot;);5.75;9.2);[.D27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75" calcext:value-type="float">
            <text:p>175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3</text:p>
          </table:table-cell>
          <table:table-cell table:style-name="ce312" table:formula="of:=MAX(IF(AND([.E28]&lt;=160;[.F28]=&quot;No&quot;;[.G28]=&quot;No&quot;);5.75;9.2);[.D28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21" calcext:value-type="float">
            <text:p>121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4</text:p>
          </table:table-cell>
          <table:table-cell table:style-name="ce312" table:formula="of:=MAX(IF(AND([.E29]&lt;=160;[.F29]=&quot;No&quot;;[.G29]=&quot;No&quot;);5.75;9.2);[.D29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82" calcext:value-type="float">
            <text:p>182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5</text:p>
          </table:table-cell>
          <table:table-cell table:style-name="ce312" table:formula="of:=MAX(IF(AND([.E30]&lt;=160;[.F30]=&quot;No&quot;;[.G30]=&quot;No&quot;);5.75;9.2);[.D30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50" calcext:value-type="float">
            <text:p>150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6</text:p>
          </table:table-cell>
          <table:table-cell table:style-name="ce312" table:formula="of:=MAX(IF(AND([.E31]&lt;=160;[.F31]=&quot;No&quot;;[.G31]=&quot;No&quot;);5.75;9.2);[.D31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17" calcext:value-type="float">
            <text:p>117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7</text:p>
          </table:table-cell>
          <table:table-cell table:style-name="ce312" table:formula="of:=MAX(IF(AND([.E32]&lt;=160;[.F32]=&quot;No&quot;;[.G32]=&quot;No&quot;);5.75;9.2);[.D32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212" calcext:value-type="float">
            <text:p>212</text:p>
          </table:table-cell>
          <table:table-cell table:style-name="ce317" table:content-validation-name="val4" office:value-type="string" calcext:value-type="string">
            <text:p>No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8</text:p>
          </table:table-cell>
          <table:table-cell table:style-name="ce312" table:formula="of:=MAX(IF(AND([.E33]&lt;=160;[.F33]=&quot;No&quot;;[.G33]=&quot;No&quot;);5.75;9.2);[.D33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78" calcext:value-type="float">
            <text:p>178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29</text:p>
          </table:table-cell>
          <table:table-cell table:style-name="ce312" table:formula="of:=MAX(IF(AND([.E34]&lt;=160;[.F34]=&quot;No&quot;;[.G34]=&quot;No&quot;);5.75;9.2);[.D34])" office:value-type="float" office:value="9.2" calcext:value-type="float">
            <text:p>9,2</text:p>
          </table:table-cell>
          <table:table-cell table:style-name="ce316" office:value-type="float" office:value="0" calcext:value-type="float">
            <text:p>0</text:p>
          </table:table-cell>
          <table:table-cell table:style-name="ce314" office:value-type="float" office:value="155" calcext:value-type="float">
            <text:p>155</text:p>
          </table:table-cell>
          <table:table-cell table:style-name="ce317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5" office:value-type="string" calcext:value-type="string">
            <text:p>Habitatge 30</text:p>
          </table:table-cell>
          <table:table-cell table:style-name="ce312" table:formula="of:=MAX(IF(AND([.E35]&lt;=160;[.F35]=&quot;No&quot;;[.G35]=&quot;No&quot;);5.75;9.2);[.D35])" office:value-type="float" office:value="14" calcext:value-type="float">
            <text:p>14</text:p>
          </table:table-cell>
          <table:table-cell table:style-name="ce316" office:value-type="float" office:value="14" calcext:value-type="float">
            <text:p>14</text:p>
          </table:table-cell>
          <table:table-cell table:style-name="ce321" office:value-type="float" office:value="92" calcext:value-type="float">
            <text:p>92</text:p>
          </table:table-cell>
          <table:table-cell table:style-name="ce28" table:content-validation-name="val4" office:value-type="string" calcext:value-type="string">
            <text:p>Sí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4">
          <table:table-cell/>
          <table:table-cell table:style-name="ce304" table:number-columns-repeated="2"/>
          <table:table-cell table:style-name="ce304" office:value-type="string" calcext:value-type="string">
            <text:p>Mitja per LGA</text:p>
          </table:table-cell>
          <table:table-cell table:style-name="ce304" office:value-type="string" calcext:value-type="string">
            <text:p>Habitatges a LGA 1</text:p>
          </table:table-cell>
          <table:table-cell table:style-name="ce304" office:value-type="string" calcext:value-type="string">
            <text:p>Habitatges a LGA 2</text:p>
          </table:table-cell>
          <table:table-cell table:style-name="ce304" office:value-type="string" calcext:value-type="string">
            <text:p>Habitatges a LGA 3</text:p>
          </table:table-cell>
          <table:table-cell table:style-name="ce304" office:value-type="string" calcext:value-type="string">
            <text:p>Habitatges a LGA 4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Sumatori de potències EE</text:p>
          </table:table-cell>
          <table:table-cell/>
          <table:table-cell table:formula="of:=AVERAGEIF([.E38:.H38];&quot;&lt;&gt;0&quot;;[.E38:.H38])" office:value-type="float" office:value="122" calcext:value-type="float">
            <text:p>122</text:p>
          </table:table-cell>
          <table:table-cell table:formula="of:=SUMIFS([.C6:.C35];[.H6:.H35];&quot;=1&quot;;[.C6:.C35];&quot;&gt;=9,2&quot;)" office:value-type="float" office:value="119.6" calcext:value-type="float">
            <text:p>119,6</text:p>
          </table:table-cell>
          <table:table-cell table:formula="of:=SUMIFS([.C6:.C35];[.H6:.H35];&quot;=2&quot;;[.C6:.C35];&quot;&gt;=9,2&quot;)" office:value-type="float" office:value="124.4" calcext:value-type="float">
            <text:p>124,4</text:p>
          </table:table-cell>
          <table:table-cell table:formula="of:=SUMIFS([.C6:.C35];[.H6:.H35];&quot;=3&quot;;[.C6:.C35];&quot;&gt;=9,2&quot;)" office:value-type="float" office:value="0" calcext:value-type="float">
            <text:p>0</text:p>
          </table:table-cell>
          <table:table-cell table:formula="of:=SUMIFS([.C6:.C35];[.H6:.H35];&quot;=4&quot;;[.C6:.C35];&quot;&gt;=9,2&quot;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Sumatori de potències EB</text:p>
          </table:table-cell>
          <table:table-cell/>
          <table:table-cell table:formula="of:=AVERAGEIF([.E39:.H39];&quot;&lt;&gt;0&quot;;[.E39:.H39])" office:value-type="float" office:value="11.5" calcext:value-type="float">
            <text:p>11,5</text:p>
          </table:table-cell>
          <table:table-cell table:formula="of:=SUMIFS([.C6:.C35];[.H6:.H35];&quot;=1&quot;;[.C6:.C35];&quot;&lt;9,2&quot;)" office:value-type="float" office:value="11.5" calcext:value-type="float">
            <text:p>11,5</text:p>
          </table:table-cell>
          <table:table-cell table:formula="of:=SUMIFS([.C6:.C35];[.H6:.H35];&quot;=2&quot;;[.C6:.C35];&quot;&lt;9,2&quot;)" office:value-type="float" office:value="11.5" calcext:value-type="float">
            <text:p>11,5</text:p>
          </table:table-cell>
          <table:table-cell table:formula="of:=SUMIFS([.C6:.C35];[.H6:.H35];&quot;=3&quot;;[.C6:.C35];&quot;&lt;9,2&quot;)" office:value-type="float" office:value="0" calcext:value-type="float">
            <text:p>0</text:p>
          </table:table-cell>
          <table:table-cell table:formula="of:=SUMIFS([.C6:.C35];[.H6:.H35];&quot;=4&quot;;[.C6:.C35];&quot;&lt;9,2&quot;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Habitatges EE</text:p>
          </table:table-cell>
          <table:table-cell/>
          <table:table-cell table:formula="of:=AVERAGEIF([.E40:.H40];&quot;&lt;&gt;0&quot;;[.E40:.H40])" office:value-type="float" office:value="13" calcext:value-type="float">
            <text:p>13</text:p>
          </table:table-cell>
          <table:table-cell table:style-name="ce312" table:formula="of:=COUNTIFS([.$C$6:.$C$35];&quot;&gt;=9,2&quot;;[.$H$6:.$H$35];&quot;=2&quot;)" office:value-type="float" office:value="13" calcext:value-type="float">
            <text:p>13</text:p>
          </table:table-cell>
          <table:table-cell table:formula="of:=COUNTIFS([.$C$6:.$C$35];&quot;&gt;=9,2&quot;;[.$H$6:.$H$35];&quot;=2&quot;)" office:value-type="float" office:value="13" calcext:value-type="float">
            <text:p>13</text:p>
          </table:table-cell>
          <table:table-cell table:formula="of:=COUNTIFS([.$C$6:.$C$35];&quot;&gt;=9,2&quot;;[.$H$6:.$H$35];&quot;=3&quot;)" office:value-type="float" office:value="0" calcext:value-type="float">
            <text:p>0</text:p>
          </table:table-cell>
          <table:table-cell table:formula="of:=COUNTIFS([.$C$6:.$C$35];&quot;&gt;=9,2&quot;;[.$H$6:.$H$35];&quot;=4&quot;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Habitatges EB</text:p>
          </table:table-cell>
          <table:table-cell/>
          <table:table-cell table:formula="of:=AVERAGEIF([.E41:.H41];&quot;&lt;&gt;0&quot;;[.E41:.H41])" office:value-type="float" office:value="2" calcext:value-type="float">
            <text:p>2</text:p>
          </table:table-cell>
          <table:table-cell table:style-name="ce312" table:formula="of:=COUNTIFS([.$C$6:.$C$35];&quot;&lt;9,2&quot;;[.$H$6:.$H$35];&quot;=2&quot;)" office:value-type="float" office:value="2" calcext:value-type="float">
            <text:p>2</text:p>
          </table:table-cell>
          <table:table-cell table:formula="of:=COUNTIFS([.$C$6:.$C$35];&quot;&lt;9,2&quot;;[.$H$6:.$H$35];&quot;=2&quot;)" office:value-type="float" office:value="2" calcext:value-type="float">
            <text:p>2</text:p>
          </table:table-cell>
          <table:table-cell table:formula="of:=COUNTIFS([.$C$6:.$C$35];&quot;&lt;9,2&quot;;[.$H$6:.$H$35];&quot;=3&quot;)" office:value-type="float" office:value="0" calcext:value-type="float">
            <text:p>0</text:p>
          </table:table-cell>
          <table:table-cell table:formula="of:=COUNTIFS([.$C$6:.$C$35];&quot;&lt;9,2&quot;;[.$H$6:.$H$35];&quot;=4&quot;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Nombre d’habitatges per LGA</text:p>
          </table:table-cell>
          <table:table-cell/>
          <table:table-cell table:formula="of:=AVERAGEIF([.E42:.H42];&quot;&lt;&gt;0&quot;;[.E42:.H42])" office:value-type="float" office:value="15" calcext:value-type="float">
            <text:p>15</text:p>
          </table:table-cell>
          <table:table-cell table:formula="of:=SUM([.E40]+[.E41])" office:value-type="float" office:value="15" calcext:value-type="float">
            <text:p>15</text:p>
          </table:table-cell>
          <table:table-cell table:formula="of:=SUM([.F40]+[.F41])" office:value-type="float" office:value="15" calcext:value-type="float">
            <text:p>15</text:p>
          </table:table-cell>
          <table:table-cell table:formula="of:=SUM([.G40]+[.G41])" office:value-type="float" office:value="0" calcext:value-type="float">
            <text:p>0</text:p>
          </table:table-cell>
          <table:table-cell table:formula="of:=SUM([.H40]+[.H41]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Coef. Sim. Per LGA</text:p>
          </table:table-cell>
          <table:table-cell/>
          <table:table-cell table:formula="of:=AVERAGEIF([.E43:.H43];&quot;&lt;&gt;0&quot;;[.E43:.H43])" office:value-type="float" office:value="11.9" calcext:value-type="float">
            <text:p>11,9</text:p>
          </table:table-cell>
          <table:table-cell table:formula="of:=&#10;    IF([.E42]&gt;21;15.3+0.5*([.E42]-21);&#10;    IF([.E42]&gt;0;INDEX([$10cs.$B3:.$C23];MATCH([.E42];[$10cs.$B3:.$B23];1);2);&#10;    0))" office:value-type="float" office:value="11.9" calcext:value-type="float">
            <text:p>11,9</text:p>
          </table:table-cell>
          <table:table-cell table:formula="of:=&#10;    IF([.F42]&gt;21;15.3+0.5*([.F42]-21);&#10;    IF([.F42]&gt;0;INDEX([$10cs.$B3:.$C23];MATCH([.F42];[$10cs.$B3:.$B23];1);2);&#10;    0))" office:value-type="float" office:value="11.9" calcext:value-type="float">
            <text:p>11,9</text:p>
          </table:table-cell>
          <table:table-cell table:formula="of:=&#10;    IF([.G42]&gt;21;15.3+0.5*([.G42]-21);&#10;    IF([.G42]&gt;0;INDEX([$10cs.$B3:.$C23];MATCH([.G42];[$10cs.$B3:.$B23];1);2);&#10;    0))" office:value-type="float" office:value="0" calcext:value-type="float">
            <text:p>0</text:p>
          </table:table-cell>
          <table:table-cell table:formula="of:=&#10;    IF([.H42]&gt;21;15.3+0.5*([.H42]-21);&#10;    IF([.H42]&gt;0;INDEX([$10cs.$B3:.$C23];MATCH([.H42];[$10cs.$B3:.$B23];1);2);&#10;    0)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Potència per LGA</text:p>
          </table:table-cell>
          <table:table-cell table:number-columns-repeated="2"/>
          <table:table-cell table:style-name="ce320" table:formula="of:=IF([.E42]&lt;&gt;0;([.E38]+[.E39])*[.E43]/[.E42];0)" office:value-type="float" office:value="104.006" calcext:value-type="float">
            <text:p>104,01</text:p>
          </table:table-cell>
          <table:table-cell table:style-name="ce320" table:formula="of:=IF([.F42]&lt;&gt;0;([.F38]+[.F39])*[.F43]/[.F42];0)" office:value-type="float" office:value="107.814" calcext:value-type="float">
            <text:p>107,81</text:p>
          </table:table-cell>
          <table:table-cell table:formula="of:=IF([.G42]&lt;&gt;0;([.G38]+[.G39])*[.G43]/[.G42];0)" office:value-type="float" office:value="0" calcext:value-type="float">
            <text:p>0</text:p>
          </table:table-cell>
          <table:table-cell table:formula="of:=IF([.H42]&lt;&gt;0;([.H38]+[.H39])*[.H43]/[.H42];0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1">
          <table:table-cell table:number-columns-repeated="3"/>
          <table:table-cell table:style-name="ce310" office:value-type="string" calcext:value-type="string">
            <text:p>Nombre d’habitatges total</text:p>
          </table:table-cell>
          <table:table-cell table:number-columns-repeated="3"/>
          <table:table-cell table:formula="of:=SUM([.E42:.H42])" office:value-type="float" office:value="30" calcext:value-type="float">
            <text:p>30</text:p>
          </table:table-cell>
          <table:table-cell/>
          <table:table-cell table:style-name="ce301" table:number-columns-repeated="16375"/>
        </table:table-row>
        <table:table-row table:style-name="ro5">
          <table:table-cell table:number-columns-repeated="3"/>
          <table:table-cell table:style-name="ce310" office:value-type="string" calcext:value-type="string">
            <text:p>Coeficient simultaneïtat connexió de servei</text:p>
          </table:table-cell>
          <table:table-cell table:number-columns-repeated="3"/>
          <table:table-cell table:formula="of:=IF([.H46]&gt;21;15.3+0.5*([.H46]-21);INDEX([$10cs.B3:.C23];MATCH([.H46];[$10cs.B3:.B23];1);2))" office:value-type="float" office:value="19.8" calcext:value-type="float">
            <text:p>19,8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3"/>
          <table:table-cell table:style-name="ce310"/>
          <table:table-cell table:number-columns-repeated="5"/>
          <table:table-cell table:style-name="ce301" table:number-columns-repeated="16375"/>
        </table:table-row>
        <table:table-row table:style-name="ro1">
          <table:table-cell table:number-columns-repeated="4"/>
          <table:table-cell table:style-name="ce310" office:value-type="string" calcext:value-type="string">
            <text:p>Potència prevista habitatges .............</text:p>
          </table:table-cell>
          <table:table-cell/>
          <table:table-cell table:style-name="ce328"/>
          <table:table-cell table:style-name="ce330" table:formula="of:=[.H47]*(SUM([.E40:.H40])*[.D40]+SUM([.E41:.H41])*[.D41])/[.H46]" office:value-type="float" office:value="228.36" calcext:value-type="float">
            <text:p>228,36</text:p>
          </table:table-cell>
          <table:table-cell/>
          <table:table-cell table:style-name="ce301" table:number-columns-repeated="16375"/>
        </table:table-row>
        <table:table-row table:style-name="ro6">
          <table:table-cell table:number-columns-repeated="9"/>
          <table:table-cell table:style-name="ce301" table:number-columns-repeated="16375"/>
        </table:table-row>
        <table:table-row table:style-name="ro2">
          <table:table-cell/>
          <table:table-cell table:style-name="ce303" office:value-type="string" calcext:value-type="string">
            <text:p>Locals comercials i oficines</text:p>
          </table:table-cell>
          <table:table-cell table:style-name="ce303" table:number-columns-repeated="6"/>
          <table:table-cell/>
          <table:table-cell table:style-name="ce301" table:number-columns-repeated="16375"/>
        </table:table-row>
        <table:table-row table:style-name="ro7">
          <table:table-cell/>
          <table:table-cell table:style-name="ce304" table:number-columns-repeated="2"/>
          <table:table-cell table:style-name="ce304" office:value-type="string" calcext:value-type="string">
            <text:p>Superfície *</text:p>
          </table:table-cell>
          <table:table-cell table:style-name="ce304" office:value-type="string" calcext:value-type="string">
            <text:p>Potència demandada pel client *</text:p>
          </table:table-cell>
          <table:table-cell table:style-name="ce304" office:value-type="string" calcext:value-type="string">
            <text:p>Potència mínima REBT</text:p>
          </table:table-cell>
          <table:table-cell table:style-name="ce304" office:value-type="string" calcext:value-type="string">
            <text:p>Potència prevista local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1</text:p>
          </table:table-cell>
          <table:table-cell/>
          <table:table-cell table:style-name="ce314" office:value-type="float" office:value="100" calcext:value-type="float">
            <text:p>100</text:p>
          </table:table-cell>
          <table:table-cell table:style-name="ce314" office:value-type="float" office:value="17" calcext:value-type="float">
            <text:p>17</text:p>
          </table:table-cell>
          <table:table-cell table:style-name="ce314" office:value-type="float" office:value="3.45" calcext:value-type="float">
            <text:p>3,45</text:p>
          </table:table-cell>
          <table:table-cell table:style-name="ce312" table:formula="of:=MAX([.D53]*0.1;[.E53];[.F53])" office:value-type="float" office:value="17" calcext:value-type="float">
            <text:p>17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2</text:p>
          </table:table-cell>
          <table:table-cell/>
          <table:table-cell table:style-name="ce314" office:value-type="float" office:value="170" calcext:value-type="float">
            <text:p>170</text:p>
          </table:table-cell>
          <table:table-cell table:style-name="ce314" office:value-type="float" office:value="2.451" calcext:value-type="float">
            <text:p>2,451</text:p>
          </table:table-cell>
          <table:table-cell table:style-name="ce314" office:value-type="float" office:value="3.45" calcext:value-type="float">
            <text:p>3,45</text:p>
          </table:table-cell>
          <table:table-cell table:style-name="ce312" table:formula="of:=MAX([.D54]*0.1;[.E54];[.F54])" office:value-type="float" office:value="17" calcext:value-type="float">
            <text:p>17</text:p>
          </table:table-cell>
          <table:table-cell table:style-name="ce316" office:value-type="float" office:value="2" calcext:value-type="float">
            <text:p>2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3</text:p>
          </table:table-cell>
          <table:table-cell/>
          <table:table-cell table:style-name="ce314" office:value-type="float" office:value="23" calcext:value-type="float">
            <text:p>23</text:p>
          </table:table-cell>
          <table:table-cell table:style-name="ce314" office:value-type="float" office:value="2.4" calcext:value-type="float">
            <text:p>2,4</text:p>
          </table:table-cell>
          <table:table-cell table:style-name="ce314" office:value-type="float" office:value="3.45" calcext:value-type="float">
            <text:p>3,45</text:p>
          </table:table-cell>
          <table:table-cell table:style-name="ce312" table:formula="of:=MAX([.D55]*0.1;[.E55];[.F55])" office:value-type="float" office:value="3.45" calcext:value-type="float">
            <text:p>3,45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4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5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6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7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8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9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7" office:value-type="string" calcext:value-type="string">
            <text:p>Local 10</text:p>
          </table:table-cell>
          <table:table-cell/>
          <table:table-cell table:number-columns-repeated="3" table:style-name="ce314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4">
          <table:table-cell/>
          <table:table-cell table:style-name="ce304" table:number-columns-repeated="2"/>
          <table:table-cell table:style-name="ce304" office:value-type="string" calcext:value-type="string">
            <text:p>Mitja per LGA</text:p>
          </table:table-cell>
          <table:table-cell table:style-name="ce304" office:value-type="string" calcext:value-type="string">
            <text:p>Locals a LGA 1</text:p>
          </table:table-cell>
          <table:table-cell table:style-name="ce304" office:value-type="string" calcext:value-type="string">
            <text:p>Locals a LGA 2</text:p>
          </table:table-cell>
          <table:table-cell table:style-name="ce304" office:value-type="string" calcext:value-type="string">
            <text:p>Locals a LGA 3</text:p>
          </table:table-cell>
          <table:table-cell table:style-name="ce304" office:value-type="string" calcext:value-type="string">
            <text:p>Locals a LGA 4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Potències per LGA</text:p>
          </table:table-cell>
          <table:table-cell/>
          <table:table-cell table:formula="of:=AVERAGEIF([.E65:.H65];&quot;&lt;&gt;0&quot;;[.E65:.H65])" office:value-type="float" office:value="18.725" calcext:value-type="float">
            <text:p>18,725</text:p>
          </table:table-cell>
          <table:table-cell table:style-name="ce312" table:formula="of:=SUMIF([.H53:.H55];&quot;=1&quot;;[.G53:.G55])" office:value-type="float" office:value="20.45" calcext:value-type="float">
            <text:p>20,45</text:p>
          </table:table-cell>
          <table:table-cell table:formula="of:=SUMIF([.$H$53:.$H$55];&quot;=2&quot;;[.$G$53:.$G$55])" office:value-type="float" office:value="17" calcext:value-type="float">
            <text:p>17</text:p>
          </table:table-cell>
          <table:table-cell table:formula="of:=SUMIF([.$H$53:.$H$55];&quot;=3&quot;;[.$G$53:.$G$55])" office:value-type="float" office:value="0" calcext:value-type="float">
            <text:p>0</text:p>
          </table:table-cell>
          <table:table-cell table:formula="of:=SUMIF([.$H$53:.$H$55];&quot;=4&quot;;[.$G$53:.$G$55]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Nombre de locals per LGA</text:p>
          </table:table-cell>
          <table:table-cell/>
          <table:table-cell table:formula="of:=AVERAGEIF([.E66:.H66];&quot;&lt;&gt;0&quot;;[.E66:.H66])" office:value-type="float" office:value="1.5" calcext:value-type="float">
            <text:p>1,5</text:p>
          </table:table-cell>
          <table:table-cell table:formula="of:=COUNTIF([.H53:.H62];&quot;=1&quot;)" office:value-type="float" office:value="2" calcext:value-type="float">
            <text:p>2</text:p>
          </table:table-cell>
          <table:table-cell table:formula="of:=COUNTIF([.H53:.H62];&quot;=2&quot;)" office:value-type="float" office:value="1" calcext:value-type="float">
            <text:p>1</text:p>
          </table:table-cell>
          <table:table-cell table:formula="of:=COUNTIF([.H53:.H62];&quot;=3&quot;)" office:value-type="float" office:value="0" calcext:value-type="float">
            <text:p>0</text:p>
          </table:table-cell>
          <table:table-cell table:formula="of:=COUNTIF([.H53:.H62];&quot;=4&quot;)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1">
          <table:table-cell table:number-columns-repeated="3"/>
          <table:table-cell table:style-name="ce310" office:value-type="string" calcext:value-type="string">
            <text:p>Nombre total de locals</text:p>
          </table:table-cell>
          <table:table-cell table:style-name="ce310" table:number-columns-repeated="3"/>
          <table:table-cell table:style-name="ce310" table:formula="of:=SUM([.E66:.H66])" office:value-type="float" office:value="3" calcext:value-type="float">
            <text:p>3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1">
          <table:table-cell table:number-columns-repeated="4"/>
          <table:table-cell table:style-name="ce310" office:value-type="string" calcext:value-type="string">
            <text:p>Potència prevista locals ....................</text:p>
          </table:table-cell>
          <table:table-cell/>
          <table:table-cell table:style-name="ce328"/>
          <table:table-cell table:style-name="ce330" table:formula="of:=SUM([.G53:.G62])" office:value-type="float" office:value="37.45" calcext:value-type="float">
            <text:p>37,45</text:p>
          </table:table-cell>
          <table:table-cell/>
          <table:table-cell table:style-name="ce301" table:number-columns-repeated="16375"/>
        </table:table-row>
        <table:table-row table:style-name="ro6">
          <table:table-cell table:number-columns-repeated="9"/>
          <table:table-cell table:style-name="ce301" table:number-columns-repeated="16375"/>
        </table:table-row>
        <table:table-row table:style-name="ro2">
          <table:table-cell/>
          <table:table-cell table:style-name="ce308" office:value-type="string" calcext:value-type="string" table:number-columns-spanned="7" table:number-rows-spanned="1">
            <text:p>Zones comuns</text:p>
          </table:table-cell>
          <table:covered-table-cell table:number-columns-repeated="6" table:style-name="ce313"/>
          <table:table-cell/>
          <table:table-cell table:style-name="ce301" table:number-columns-repeated="16375"/>
        </table:table-row>
        <table:table-row table:style-name="ro8">
          <table:table-cell/>
          <table:table-cell table:style-name="ce304" office:value-type="string" calcext:value-type="string">
            <text:p>Il·luminació</text:p>
          </table:table-cell>
          <table:table-cell table:style-name="ce304"/>
          <table:table-cell table:style-name="ce304" office:value-type="string" calcext:value-type="string">
            <text:p>Superfície *</text:p>
          </table:table-cell>
          <table:table-cell table:style-name="ce304" office:value-type="string" calcext:value-type="string">
            <text:p>Tipus d’il·lum. *</text:p>
          </table:table-cell>
          <table:table-cell table:style-name="ce304" office:value-type="string" calcext:value-type="string">
            <text:p>Intensitat de càlcul</text:p>
          </table:table-cell>
          <table:table-cell table:style-name="ce304" office:value-type="string" calcext:value-type="string">
            <text:p>Potència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Enllumenat escala</text:p>
          </table:table-cell>
          <table:table-cell/>
          <table:table-cell table:style-name="ce317" office:value-type="float" office:value="80" calcext:value-type="float">
            <text:p>80</text:p>
          </table:table-cell>
          <table:table-cell table:style-name="ce322" table:content-validation-name="val3" office:value-type="string" calcext:value-type="string">
            <text:p>LED</text:p>
          </table:table-cell>
          <table:table-cell table:style-name="ce325" table:formula="of:=[.G74]*1000*1.8/SQRT(3)/400" office:value-type="float" office:value="0.831384387633061" calcext:value-type="float">
            <text:p>0,83</text:p>
          </table:table-cell>
          <table:table-cell table:style-name="ce322" table:formula="of:=IF([.E74]=&quot;LED&quot;;4;7)*[.D74]/1000" office:value-type="float" office:value="0.32" calcext:value-type="float">
            <text:p>0,32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Resta d’enllumenat</text:p>
          </table:table-cell>
          <table:table-cell/>
          <table:table-cell table:style-name="ce317" office:value-type="float" office:value="230" calcext:value-type="float">
            <text:p>230</text:p>
          </table:table-cell>
          <table:table-cell table:style-name="ce322" table:content-validation-name="val3" office:value-type="string" calcext:value-type="string">
            <text:p>LED</text:p>
          </table:table-cell>
          <table:table-cell table:style-name="ce325" table:formula="of:=[.G75]*1000*1.8/SQRT(3)/400" office:value-type="float" office:value="4.7804602288901" calcext:value-type="float">
            <text:p>4,78</text:p>
          </table:table-cell>
          <table:table-cell table:style-name="ce322" table:formula="of:=IF([.E74]=&quot;LED&quot;;8;15)*[.D75]/1000" office:value-type="float" office:value="1.84" calcext:value-type="float">
            <text:p>1,84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Altre enllumenat (potència total)</text:p>
          </table:table-cell>
          <table:table-cell/>
          <table:table-cell table:style-name="ce317" office:value-type="float" office:value="0" calcext:value-type="float">
            <text:p>0</text:p>
          </table:table-cell>
          <table:table-cell table:style-name="ce322" table:content-validation-name="val3"/>
          <table:table-cell table:style-name="ce325" table:formula="of:=IF(SUM([.G76:.G78])&gt;1;[.G76]*1000*1.8/SQRT(3)/400;[.G76]*1000*1.8/230)" office:value-type="float" office:value="0" calcext:value-type="float">
            <text:p>0,00</text:p>
          </table:table-cell>
          <table:table-cell table:style-name="ce322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9" office:value-type="string" calcext:value-type="string" table:number-columns-spanned="7" table:number-rows-spanned="1">
            <text:p>* Nota: Es calcula com trifàsic de cara a les LGA</text:p>
          </table:table-cell>
          <table:covered-table-cell/>
          <table:covered-table-cell table:style-name="ce22"/>
          <table:covered-table-cell table:style-name="ce315" table:content-validation-name="val3"/>
          <table:covered-table-cell table:number-columns-repeated="2" table:style-name="ce315"/>
          <table:covered-table-cell/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/>
          <table:table-cell/>
          <table:table-cell table:style-name="ce22" table:number-columns-repeated="2"/>
          <table:table-cell table:style-name="ce315" table:number-columns-repeated="2"/>
          <table:table-cell table:number-columns-repeated="2"/>
          <table:table-cell table:style-name="ce301" table:number-columns-repeated="16375"/>
        </table:table-row>
        <table:table-row table:style-name="ro8">
          <table:table-cell/>
          <table:table-cell table:style-name="ce304" office:value-type="string" calcext:value-type="string">
            <text:p>Elevadors</text:p>
          </table:table-cell>
          <table:table-cell table:style-name="ce304" table:number-columns-repeated="2"/>
          <table:table-cell table:style-name="ce304" office:value-type="string" calcext:value-type="string">
            <text:p>cos φ *</text:p>
          </table:table-cell>
          <table:table-cell table:style-name="ce304" office:value-type="string" calcext:value-type="string">
            <text:p>Intensitat de càlcul</text:p>
          </table:table-cell>
          <table:table-cell table:style-name="ce304" office:value-type="string" calcext:value-type="string">
            <text:p>Potència *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Ascensor #1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3*[.G80]*1000/SQRT(3)/400/[.E80]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Ascensor #2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3*[.G81]*1000/SQRT(3)/400/[.E81]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Aparell elevadors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3*[.G82]*1000/SQRT(3)/400/[.E82]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/>
          <table:table-cell/>
          <table:table-cell table:style-name="ce315" table:number-columns-repeated="3"/>
          <table:table-cell table:style-name="ce22"/>
          <table:table-cell table:number-columns-repeated="2"/>
          <table:table-cell table:style-name="ce301" table:number-columns-repeated="16375"/>
        </table:table-row>
        <table:table-row table:style-name="ro8">
          <table:table-cell/>
          <table:table-cell table:style-name="ce304" office:value-type="string" calcext:value-type="string">
            <text:p>Motors trifàsics</text:p>
          </table:table-cell>
          <table:table-cell table:style-name="ce304" table:number-columns-repeated="2"/>
          <table:table-cell table:style-name="ce304" office:value-type="string" calcext:value-type="string">
            <text:p>cos φ *</text:p>
          </table:table-cell>
          <table:table-cell table:style-name="ce304" office:value-type="string" calcext:value-type="string">
            <text:p>Intensitat de càlcul</text:p>
          </table:table-cell>
          <table:table-cell table:style-name="ce304" office:value-type="string" calcext:value-type="string">
            <text:p>Potència *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Centrals F/C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25*[.G85]*1000/SQRT(3)/400/0.8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Grups pressió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25*[.G86]*1000/SQRT(3)/400/0.8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Motor comunitari #1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25*[.G87]*1000/SQRT(3)/400/0.8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Motor comunitari #2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15" table:formula="of:=1.25*[.G88]*1000/SQRT(3)/400/0.8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/>
          <table:table-cell/>
          <table:table-cell table:style-name="ce315" table:number-columns-repeated="3"/>
          <table:table-cell table:style-name="ce22"/>
          <table:table-cell table:number-columns-repeated="2"/>
          <table:table-cell table:style-name="ce301" table:number-columns-repeated="16375"/>
        </table:table-row>
        <table:table-row table:style-name="ro8">
          <table:table-cell/>
          <table:table-cell table:style-name="ce304" office:value-type="string" calcext:value-type="string">
            <text:p>Altres</text:p>
          </table:table-cell>
          <table:table-cell table:style-name="ce304" table:number-columns-repeated="2"/>
          <table:table-cell table:style-name="ce304" office:value-type="string" calcext:value-type="string">
            <text:p>cos φ *</text:p>
          </table:table-cell>
          <table:table-cell table:style-name="ce304" office:value-type="string" calcext:value-type="string">
            <text:p>Intensitat de càlcul</text:p>
          </table:table-cell>
          <table:table-cell table:style-name="ce304" office:value-type="string" calcext:value-type="string">
            <text:p>Potència *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Altres consums comuns</text:p>
          </table:table-cell>
          <table:table-cell/>
          <table:table-cell table:style-name="ce315"/>
          <table:table-cell table:style-name="ce322" office:value-type="float" office:value="0.8" calcext:value-type="float">
            <text:p>0,8</text:p>
          </table:table-cell>
          <table:table-cell table:style-name="ce325" table:formula="of:=[.G91]*1000/SQRT(3)/400" office:value-type="float" office:value="2.1650635094611" calcext:value-type="float">
            <text:p>2,17</text:p>
          </table:table-cell>
          <table:table-cell table:style-name="ce317" office:value-type="float" office:value="1.5" calcext:value-type="float">
            <text:p>1,5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9" office:value-type="string" calcext:value-type="string" table:number-columns-spanned="7" table:number-rows-spanned="1">
            <text:p>* Nota: Es calcula com trifàsic de cara a les LGA</text:p>
          </table:table-cell>
          <table:covered-table-cell/>
          <table:covered-table-cell table:style-name="ce22"/>
          <table:covered-table-cell table:style-name="ce315" table:content-validation-name="val3"/>
          <table:covered-table-cell table:number-columns-repeated="2" table:style-name="ce315"/>
          <table:covered-table-cell/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10"/>
          <table:table-cell/>
          <table:table-cell table:style-name="ce315" table:number-columns-repeated="3"/>
          <table:table-cell table:style-name="ce22"/>
          <table:table-cell table:number-columns-repeated="2"/>
          <table:table-cell table:style-name="ce301" table:number-columns-repeated="16375"/>
        </table:table-row>
        <table:table-row table:style-name="ro4">
          <table:table-cell/>
          <table:table-cell table:style-name="ce304" table:number-columns-repeated="2"/>
          <table:table-cell table:style-name="ce304" office:value-type="string" calcext:value-type="string">
            <text:p>Mitja per LGA</text:p>
          </table:table-cell>
          <table:table-cell table:style-name="ce304" office:value-type="string" calcext:value-type="string">
            <text:p>ZC a LGA 1</text:p>
          </table:table-cell>
          <table:table-cell table:style-name="ce304" office:value-type="string" calcext:value-type="string">
            <text:p>ZC a LGA 2</text:p>
          </table:table-cell>
          <table:table-cell table:style-name="ce304" office:value-type="string" calcext:value-type="string">
            <text:p>ZC a LGA 3</text:p>
          </table:table-cell>
          <table:table-cell table:style-name="ce304" office:value-type="string" calcext:value-type="string">
            <text:p>ZC a LGA 4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Potència per LGA</text:p>
          </table:table-cell>
          <table:table-cell/>
          <table:table-cell table:style-name="ce319" table:formula="of:=AVERAGEIF([.E95:.H95];&quot;&lt;&gt;0&quot;;[.E95:.H95])" office:value-type="float" office:value="3.66" calcext:value-type="float">
            <text:p>3,66</text:p>
          </table:table-cell>
          <table:table-cell table:style-name="ce319" table:formula="of:=SUMIF([.H74:.H91];&quot;=1&quot;;[.G74:.G91])" office:value-type="float" office:value="3.66" calcext:value-type="float">
            <text:p>3,66</text:p>
          </table:table-cell>
          <table:table-cell table:style-name="ce319" table:formula="of:=SUMIF([.H74:.H91];&quot;=2&quot;;[.G74:.G91])" office:value-type="float" office:value="0" calcext:value-type="float">
            <text:p>0,00</text:p>
          </table:table-cell>
          <table:table-cell table:style-name="ce319" table:formula="of:=SUMIF([.H74:.H91];&quot;=3&quot;;[.G74:.G91])" office:value-type="float" office:value="0" calcext:value-type="float">
            <text:p>0,00</text:p>
          </table:table-cell>
          <table:table-cell table:style-name="ce319" table:formula="of:=SUMIF([.H74:.H91];&quot;=4&quot;;[.G74:.G91])" office:value-type="float" office:value="0" calcext:value-type="float">
            <text:p>0,00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Intensitat de càlcul per LGA</text:p>
          </table:table-cell>
          <table:table-cell/>
          <table:table-cell table:style-name="ce319" table:formula="of:=AVERAGEIF([.E96:.H96];&quot;&lt;&gt;0&quot;;[.E96:.H96])" office:value-type="float" office:value="7.77690812598426" calcext:value-type="float">
            <text:p>7,78</text:p>
          </table:table-cell>
          <table:table-cell table:style-name="ce319" table:formula="of:=(SUMIF([.H85:.H88];&quot;=1&quot;;[.F85:.F88])-COM.MICROSOFT.MAXIFS([.F85:.F88];[.H85:.H88];&quot;=1&quot;))/1.25+COM.MICROSOFT.MAXIFS([.F85:.F88];[.H85:.H88];&quot;=1&quot;)+SUMIF([.H74:.H82];&quot;=1&quot;;[.F74:.F82])+SUMIF([.H91];&quot;=1&quot;;[.F91])" office:value-type="float" office:value="7.77690812598426" calcext:value-type="float">
            <text:p>7,78</text:p>
          </table:table-cell>
          <table:table-cell table:style-name="ce319" table:formula="of:=(SUMIF([.H85:.H88];&quot;=2&quot;;[.F85:.F88])-COM.MICROSOFT.MAXIFS([.F85:.F88];[.H85:.H88];&quot;=2&quot;))/1.25+COM.MICROSOFT.MAXIFS([.F85:.F88];[.H85:.H88];&quot;=2&quot;)+SUMIF([.H74:.H82];&quot;=2&quot;;[.F74:.F82])+SUMIF([.H91];&quot;=2&quot;;[.F91])" office:value-type="float" office:value="0" calcext:value-type="float">
            <text:p>0,00</text:p>
          </table:table-cell>
          <table:table-cell table:style-name="ce319" table:formula="of:=(SUMIF([.H85:.H88];&quot;=3&quot;;[.F85:.F88])-COM.MICROSOFT.MAXIFS([.F85:.F88];[.H85:.H88];&quot;=3&quot;))/1.25+COM.MICROSOFT.MAXIFS([.F85:.F88];[.H85:.H88];&quot;=3&quot;)+SUMIF([.H74:.H82];&quot;=3&quot;;[.F74:.F82])+SUMIF([.H91];&quot;=3&quot;;[.F91])" office:value-type="float" office:value="0" calcext:value-type="float">
            <text:p>0,00</text:p>
          </table:table-cell>
          <table:table-cell table:style-name="ce319" table:formula="of:=(SUMIF([.H85:.H88];&quot;=4&quot;;[.F85:.F88])-COM.MICROSOFT.MAXIFS([.F85:.F88];[.H85:.H88];&quot;=4&quot;))/1.25+COM.MICROSOFT.MAXIFS([.F85:.F88];[.H85:.H88];&quot;=4&quot;)+SUMIF([.H74:.H82];&quot;=4&quot;;[.F74:.F82])+SUMIF([.H91];&quot;=4&quot;;[.F91])" office:value-type="float" office:value="0" calcext:value-type="float">
            <text:p>0,00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3"/>
          <table:table-cell table:style-name="ce310"/>
          <table:table-cell table:number-columns-repeated="5"/>
          <table:table-cell table:style-name="ce301" table:number-columns-repeated="16375"/>
        </table:table-row>
        <table:table-row table:style-name="ro1">
          <table:table-cell table:number-columns-repeated="4"/>
          <table:table-cell table:style-name="ce310" office:value-type="string" calcext:value-type="string">
            <text:p>Potència zones comunes .................</text:p>
          </table:table-cell>
          <table:table-cell/>
          <table:table-cell table:style-name="ce328"/>
          <table:table-cell table:style-name="ce331" table:formula="of:=SUM([.G74:.G91])" office:value-type="float" office:value="3.66" calcext:value-type="float">
            <text:p>3,66</text:p>
          </table:table-cell>
          <table:table-cell/>
          <table:table-cell table:style-name="ce301" table:number-columns-repeated="16375"/>
        </table:table-row>
        <table:table-row table:style-name="ro1" table:number-rows-repeated="2">
          <table:table-cell table:number-columns-repeated="9"/>
          <table:table-cell table:style-name="ce301" table:number-columns-repeated="16375"/>
        </table:table-row>
        <table:table-row table:style-name="ro2">
          <table:table-cell/>
          <table:table-cell table:style-name="ce308" office:value-type="string" calcext:value-type="string" table:number-columns-spanned="7" table:number-rows-spanned="1">
            <text:p>Garatge i vehicle elèctric</text:p>
          </table:table-cell>
          <table:covered-table-cell table:number-columns-repeated="6" table:style-name="ce313"/>
          <table:table-cell/>
          <table:table-cell table:style-name="ce301" table:number-columns-repeated="16375"/>
        </table:table-row>
        <table:table-row table:style-name="ro8">
          <table:table-cell/>
          <table:table-cell table:style-name="ce304"/>
          <table:table-cell table:style-name="ce304" office:value-type="string" calcext:value-type="string">
            <text:p>Tipus de ventilació *</text:p>
          </table:table-cell>
          <table:table-cell table:style-name="ce304" office:value-type="string" calcext:value-type="string">
            <text:p>Superfície *</text:p>
          </table:table-cell>
          <table:table-cell table:style-name="ce304" table:number-columns-repeated="2"/>
          <table:table-cell table:style-name="ce304" office:value-type="string" calcext:value-type="string">
            <text:p>Potència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Garatges</text:p>
          </table:table-cell>
          <table:table-cell table:style-name="ce314" table:content-validation-name="val1" office:value-type="string" calcext:value-type="string">
            <text:p>Natural</text:p>
          </table:table-cell>
          <table:table-cell table:style-name="ce314" office:value-type="float" office:value="280" calcext:value-type="float">
            <text:p>280</text:p>
          </table:table-cell>
          <table:table-cell table:number-columns-repeated="2"/>
          <table:table-cell table:style-name="ce306" table:formula="of:=IF([.C103]=&quot;Forçada&quot;;20*[.D103]/1000;IF([.C103]=&quot;Natural&quot;;10*[.D103]/1000;&quot;Error, falten dades&quot;))" office:value-type="float" office:value="2.8" calcext:value-type="float">
            <text:p>2,8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7">
          <table:table-cell/>
          <table:table-cell table:style-name="ce304"/>
          <table:table-cell table:style-name="ce304" office:value-type="string" calcext:value-type="string">
            <text:p>Nombre de places aparcament</text:p>
          </table:table-cell>
          <table:table-cell table:style-name="ce304" office:value-type="string" calcext:value-type="string">
            <text:p>Té SPL? *</text:p>
          </table:table-cell>
          <table:table-cell table:style-name="ce304" office:value-type="string" calcext:value-type="string">
            <text:p>Superfície per plaça *</text:p>
          </table:table-cell>
          <table:table-cell table:style-name="ce304" office:value-type="string" calcext:value-type="string">
            <text:p>% places VE previstes *</text:p>
          </table:table-cell>
          <table:table-cell table:style-name="ce304" office:value-type="string" calcext:value-type="string">
            <text:p>Potència</text:p>
          </table:table-cell>
          <table:table-cell table:style-name="ce304" office:value-type="string" calcext:value-type="string">
            <text:p>LGA assignada *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Vehicle Elèctric</text:p>
          </table:table-cell>
          <table:table-cell table:style-name="ce315" table:formula="of:=CEILING([.D103]/[.E106])" office:value-type="float" office:value="10" calcext:value-type="float">
            <text:p>10</text:p>
          </table:table-cell>
          <table:table-cell table:style-name="ce317" table:content-validation-name="val2" office:value-type="string" calcext:value-type="string">
            <text:p>No</text:p>
          </table:table-cell>
          <table:table-cell table:style-name="ce317" office:value-type="float" office:value="30" calcext:value-type="float">
            <text:p>30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29" table:formula="of:=[.F106]*[.C106]*3.68*IF([.D106]=&quot;Sí&quot;;0.3;1)" office:value-type="float" office:value="3.68" calcext:value-type="float">
            <text:p>3,68</text:p>
          </table:table-cell>
          <table:table-cell table:style-name="ce316" office:value-type="float" office:value="1" calcext:value-type="float">
            <text:p>1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4">
          <table:table-cell/>
          <table:table-cell table:style-name="ce304" table:number-columns-repeated="2"/>
          <table:table-cell table:style-name="ce304" office:value-type="string" calcext:value-type="string">
            <text:p>Mitja per LGA</text:p>
          </table:table-cell>
          <table:table-cell table:style-name="ce304" office:value-type="string" calcext:value-type="string">
            <text:p>G i VE a LGA 1</text:p>
          </table:table-cell>
          <table:table-cell table:style-name="ce304" office:value-type="string" calcext:value-type="string">
            <text:p>G i VE a LGA 2</text:p>
          </table:table-cell>
          <table:table-cell table:style-name="ce304" office:value-type="string" calcext:value-type="string">
            <text:p>G i VE a LGA 3</text:p>
          </table:table-cell>
          <table:table-cell table:style-name="ce304" office:value-type="string" calcext:value-type="string">
            <text:p>G i VE a LGA 4</text:p>
          </table:table-cell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6" office:value-type="string" calcext:value-type="string">
            <text:p>Potència per LGA</text:p>
          </table:table-cell>
          <table:table-cell/>
          <table:table-cell table:style-name="ce319" table:formula="of:=AVERAGEIF([.E109:.H109];&quot;&lt;&gt;0&quot;;[.E109:.H109])" office:value-type="float" office:value="6.48" calcext:value-type="float">
            <text:p>6,48</text:p>
          </table:table-cell>
          <table:table-cell table:style-name="ce319" table:formula="of:=SUMIF([.H103:.H106];&quot;=1&quot;;[.G103:.G106])" office:value-type="float" office:value="6.48" calcext:value-type="float">
            <text:p>6,48</text:p>
          </table:table-cell>
          <table:table-cell table:style-name="ce319" table:formula="of:=SUMIF([.H88:.H107];&quot;=2&quot;;[.G88:.G105])" office:value-type="float" office:value="0" calcext:value-type="float">
            <text:p>0,00</text:p>
          </table:table-cell>
          <table:table-cell table:style-name="ce319" table:formula="of:=SUMIF([.H88:.H107];&quot;=3&quot;;[.G88:.G105])" office:value-type="float" office:value="0" calcext:value-type="float">
            <text:p>0,00</text:p>
          </table:table-cell>
          <table:table-cell table:style-name="ce319" table:formula="of:=SUMIF([.H88:.H107];&quot;=4&quot;;[.G88:.G105])" office:value-type="float" office:value="0" calcext:value-type="float">
            <text:p>0,00</text:p>
          </table:table-cell>
          <table:table-cell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1">
          <table:table-cell table:number-columns-repeated="4"/>
          <table:table-cell table:style-name="ce310" office:value-type="string" calcext:value-type="string">
            <text:p>Total Garatge .....................................</text:p>
          </table:table-cell>
          <table:table-cell table:style-name="ce310"/>
          <table:table-cell table:style-name="ce330"/>
          <table:table-cell table:style-name="ce330" table:formula="of:=SUM([.G103];[.G106])" office:value-type="float" office:value="6.48" calcext:value-type="float">
            <text:p>6,48</text:p>
          </table:table-cell>
          <table:table-cell/>
          <table:table-cell table:style-name="ce301" table:number-columns-repeated="16375"/>
        </table:table-row>
        <table:table-row table:style-name="ro1" table:number-rows-repeated="3">
          <table:table-cell table:number-columns-repeated="9"/>
          <table:table-cell table:style-name="ce301" table:number-columns-repeated="16375"/>
        </table:table-row>
        <table:table-row table:style-name="ro2">
          <table:table-cell/>
          <table:table-cell table:style-name="ce308" office:value-type="string" calcext:value-type="string" table:number-columns-spanned="7" table:number-rows-spanned="1">
            <text:p>Resum de càlculs</text:p>
          </table:table-cell>
          <table:covered-table-cell table:number-columns-repeated="6" table:style-name="ce313"/>
          <table:table-cell/>
          <table:table-cell table:style-name="ce301" table:number-columns-repeated="16375"/>
        </table:table-row>
        <table:table-row table:style-name="ro1">
          <table:table-cell/>
          <table:table-cell table:style-name="ce304"/>
          <table:table-cell table:style-name="ce304" office:value-type="string" calcext:value-type="string">
            <text:p>cos φ *</text:p>
          </table:table-cell>
          <table:table-cell table:style-name="ce304" office:value-type="string" calcext:value-type="string">
            <text:p>Potència</text:p>
          </table:table-cell>
          <table:table-cell table:style-name="ce304" office:value-type="string" calcext:value-type="string">
            <text:p>Intensitat</text:p>
          </table:table-cell>
          <table:table-cell table:style-name="ce304" table:number-columns-repeated="3"/>
          <table:table-cell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LGA 1</text:p>
          </table:table-cell>
          <table:table-cell table:style-name="ce316" office:value-type="float" office:value="0.8" calcext:value-type="float">
            <text:p>0,8</text:p>
          </table:table-cell>
          <table:table-cell table:style-name="ce320" table:formula="of:=SUM([.E44];[.E65];[.E95];[.E109])" office:value-type="float" office:value="134.596" calcext:value-type="float">
            <text:p>134,60</text:p>
          </table:table-cell>
          <table:table-cell table:style-name="ce320" table:formula="of:=SUM([.E44];[.E65];[.E109])*1000/SQRT(3)/400/0.8+[.E96]" office:value-type="float" office:value="244.014204521649" calcext:value-type="float">
            <text:p>244,01</text:p>
          </table:table-cell>
          <table:table-cell table:number-columns-repeated="4"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LGA 2</text:p>
          </table:table-cell>
          <table:table-cell table:style-name="ce316" office:value-type="float" office:value="0.8" calcext:value-type="float">
            <text:p>0,8</text:p>
          </table:table-cell>
          <table:table-cell table:style-name="ce320" table:formula="of:=SUM([.F44];[.F65];[.F95];[.F109])" office:value-type="float" office:value="124.814" calcext:value-type="float">
            <text:p>124,81</text:p>
          </table:table-cell>
          <table:table-cell table:style-name="ce320" table:formula="of:=SUM([.F44];[.F65];[.F109])*1000/SQRT(3)/400/[.C118]+[.F96]" office:value-type="float" office:value="225.191864058231" calcext:value-type="float">
            <text:p>225,19</text:p>
          </table:table-cell>
          <table:table-cell table:number-columns-repeated="4"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LGA 3</text:p>
          </table:table-cell>
          <table:table-cell table:style-name="ce316" office:value-type="float" office:value="0.8" calcext:value-type="float">
            <text:p>0,8</text:p>
          </table:table-cell>
          <table:table-cell table:formula="of:=SUM([.G44];[.G65];[.G95];[.G109])" office:value-type="float" office:value="0" calcext:value-type="float">
            <text:p>0</text:p>
          </table:table-cell>
          <table:table-cell table:formula="of:=SUM([.G44];[.G65];[.G109])*1000/SQRT(3)/400/[.C119]+[.G96]" office:value-type="float" office:value="0" calcext:value-type="float">
            <text:p>0</text:p>
          </table:table-cell>
          <table:table-cell table:number-columns-repeated="4"/>
          <table:table-cell table:style-name="ce301" table:number-columns-repeated="16375"/>
        </table:table-row>
        <table:table-row table:style-name="ro1">
          <table:table-cell/>
          <table:table-cell office:value-type="string" calcext:value-type="string">
            <text:p>LGA 4</text:p>
          </table:table-cell>
          <table:table-cell table:style-name="ce316" office:value-type="float" office:value="0.8" calcext:value-type="float">
            <text:p>0,8</text:p>
          </table:table-cell>
          <table:table-cell table:formula="of:=SUM([.H44];[.H65];[.H95];[.H109])" office:value-type="float" office:value="0" calcext:value-type="float">
            <text:p>0</text:p>
          </table:table-cell>
          <table:table-cell table:formula="of:=SUM([.H44];[.H65];[.H109])*1000/SQRT(3)/400/[.C120]+[.H96]" office:value-type="float" office:value="0" calcext:value-type="float">
            <text:p>0</text:p>
          </table:table-cell>
          <table:table-cell table:number-columns-repeated="4"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  <table:table-row table:style-name="ro9">
          <table:table-cell table:number-columns-repeated="4"/>
          <table:table-cell table:style-name="ce323" office:value-type="string" calcext:value-type="string">
            <text:p>Potència total.........</text:p>
          </table:table-cell>
          <table:table-cell table:style-name="ce327" table:number-columns-repeated="2"/>
          <table:table-cell table:style-name="ce323" table:formula="of:=SUM([.H49];[.H70];[.H98];[.G103];[.G106])" office:value-type="float" office:value="275.95" calcext:value-type="float">
            <text:p>275,95</text:p>
          </table:table-cell>
          <table:table-cell/>
          <table:table-cell table:style-name="ce301" table:number-columns-repeated="16375"/>
        </table:table-row>
        <table:table-row table:style-name="ro1" table:number-rows-repeated="1048453">
          <table:table-cell table:number-columns-repeated="9"/>
          <table:table-cell table:style-name="ce301" table:number-columns-repeated="16375"/>
        </table:table-row>
        <table:table-row table:style-name="ro1">
          <table:table-cell table:number-columns-repeated="9"/>
          <table:table-cell table:style-name="ce301" table:number-columns-repeated="16375"/>
        </table:table-row>
      </table:table>
      <table:table table:name="LGA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Identificador</text:p>
          </table:table-cell>
          <table:table-cell table:style-name="ce176" office:value-type="string" calcext:value-type="string">
            <text:p>LGA 1</text:p>
          </table:table-cell>
          <table:table-cell table:style-name="ce17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style-name="Default"/>
          <table:table-cell table:number-columns-repeated="6"/>
        </table:table-row>
        <table:table-row table:style-name="ro10">
          <table:table-cell table:number-columns-repeated="2"/>
          <table:table-cell table:style-name="ce211" office:value-type="string" calcext:value-type="string">
            <text:p>Potència [kW]</text:p>
          </table:table-cell>
          <table:table-cell table:style-name="ce225" table:formula="of:=[$PrevPot.D117]" office:value-type="float" office:value="134.596" calcext:value-type="float">
            <text:p>134,6</text:p>
          </table:table-cell>
          <table:table-cell/>
          <table:table-cell table:style-name="ce211" office:value-type="string" calcext:value-type="string">
            <text:p>Longitud [m] *</text:p>
          </table:table-cell>
          <table:table-cell table:style-name="ce54" office:value-type="float" office:value="15" calcext:value-type="float">
            <text:p>15,0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12" office:value-type="string" calcext:value-type="string">
            <text:p>Ib (demandada per instal·lació) [A]</text:p>
          </table:table-cell>
          <table:table-cell table:style-name="ce51" table:formula="of:=[$PrevPot.E117]" office:value-type="float" office:value="244.014204521649" calcext:value-type="float">
            <text:p>244,01</text:p>
          </table:table-cell>
          <table:table-cell/>
          <table:table-cell table:style-name="ce213" office:value-type="string" calcext:value-type="string">
            <text:p>Secció [mm²] *</text:p>
          </table:table-cell>
          <table:table-cell table:style-name="ce52" table:content-validation-name="val13" office:value-type="float" office:value="150" calcext:value-type="float">
            <text:p>150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13" office:value-type="string" calcext:value-type="string">
            <text:p>Tensió nominal (U) [V] *</text:p>
          </table:table-cell>
          <table:table-cell table:style-name="ce52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number-columns-repeated="2"/>
          <table:table-cell table:style-name="ce76"/>
          <table:table-cell/>
        </table:table-row>
        <table:table-row table:style-name="ro10">
          <table:table-cell table:number-columns-repeated="3"/>
          <table:table-cell table:style-name="ce301"/>
          <table:table-cell/>
          <table:table-cell table:style-name="ce211" office:value-type="string" calcext:value-type="string">
            <text:p>Trifàsica o monofàsica</text:p>
          </table:table-cell>
          <table:table-cell table:style-name="ce225" office:value-type="string" calcext:value-type="string">
            <text:p>Trifàsica</text:p>
          </table:table-cell>
          <table:table-cell table:number-columns-repeated="3"/>
          <table:table-cell table:style-name="ce145"/>
        </table:table-row>
        <table:table-row table:style-name="ro11">
          <table:table-cell table:number-columns-repeated="2"/>
          <table:table-cell table:style-name="ce214" office:value-type="string" calcext:value-type="string">
            <text:p>Tipus de CC *</text:p>
          </table:table-cell>
          <table:table-cell table:style-name="ce53" table:content-validation-name="val6" office:value-type="string" calcext:value-type="string">
            <text:p>Única</text:p>
          </table:table-cell>
          <table:table-cell/>
          <table:table-cell table:style-name="ce220" office:value-type="string" calcext:value-type="string">
            <text:p>Cablejat</text:p>
          </table:table-cell>
          <table:table-cell table:style-name="ce231" table:content-validation-name="val14" office:value-type="string" calcext:value-type="string">
            <text:p>RZ1-K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/>
          <table:table-cell table:style-name="ce212" office:value-type="string" calcext:value-type="string">
            <text:p>Material conductor *</text:p>
          </table:table-cell>
          <table:table-cell table:style-name="ce55" table:content-validation-name="val15" office:value-type="string" calcext:value-type="string">
            <text:p>Coure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11" office:value-type="string" calcext:value-type="string">
            <text:p>Discorre soterrada? *</text:p>
          </table:table-cell>
          <table:table-cell table:style-name="ce54" table:content-validation-name="val7" office:value-type="string" calcext:value-type="string">
            <text:p>NO</text:p>
          </table:table-cell>
          <table:table-cell/>
          <table:table-cell table:style-name="ce212" office:value-type="string" calcext:value-type="string">
            <text:p>Tipus instal·lació ITC19 *</text:p>
          </table:table-cell>
          <table:table-cell table:style-name="ce55" table:content-validation-name="val16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Resistivitat del terreny [K·m/W] *</text:p>
          </table:table-cell>
          <table:table-cell table:style-name="ce55" table:content-validation-name="val8" office:value-type="float" office:value="0.9" calcext:value-type="float">
            <text:p>0,90</text:p>
          </table:table-cell>
          <table:table-cell/>
          <table:table-cell table:style-name="ce212" office:value-type="string" calcext:value-type="string">
            <text:p>Temperatura ambient [°C] *</text:p>
          </table:table-cell>
          <table:table-cell table:style-name="ce71" table:content-validation-name="val17" office:value-type="float" office:value="40" calcext:value-type="float">
            <text:p>40</text:p>
          </table:table-cell>
          <table:table-cell table:number-columns-repeated="3"/>
          <table:table-cell table:style-name="ce145"/>
        </table:table-row>
        <table:table-row table:style-name="ro10">
          <table:table-cell table:number-columns-repeated="2"/>
          <table:table-cell table:style-name="ce213" office:value-type="string" calcext:value-type="string">
            <text:p>Profunditat *</text:p>
          </table:table-cell>
          <table:table-cell table:style-name="ce52" table:content-validation-name="val9" office:value-type="float" office:value="1" calcext:value-type="float">
            <text:p>1</text:p>
          </table:table-cell>
          <table:table-cell/>
          <table:table-cell table:style-name="ce213" office:value-type="string" calcext:value-type="string">
            <text:p>Temperatura del terreny [°C] *</text:p>
          </table:table-cell>
          <table:table-cell table:style-name="ce52" table:content-validation-name="val1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 table:number-columns-repeated="2"/>
          <table:table-cell table:style-name="ce301"/>
          <table:table-cell table:number-columns-repeated="4"/>
        </table:table-row>
        <table:table-row table:style-name="ro10">
          <table:table-cell table:number-columns-repeated="2"/>
          <table:table-cell table:style-name="ce211" office:value-type="string" calcext:value-type="string">
            <text:p>Conductors agrupats *</text:p>
          </table:table-cell>
          <table:table-cell table:style-name="ce56" table:content-validation-name="val10" office:value-type="float" office:value="1" calcext:value-type="float">
            <text:p>1</text:p>
          </table:table-cell>
          <table:table-cell table:style-name="ce229"/>
          <table:table-cell table:style-name="ce235" office:value-type="string" calcext:value-type="string">
            <text:p>Distància entre tubs soterrats *</text:p>
          </table:table-cell>
          <table:table-cell table:style-name="ce72" table:content-validation-name="val19" office:value-type="string" calcext:value-type="string">
            <text:p>En contac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6"/>
          <table:table-cell table:style-name="ce301"/>
          <table:table-cell/>
          <table:table-cell table:style-name="ce218"/>
          <table:table-cell table:style-name="ce241"/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Tipus d’agrupament ITC 19 *</text:p>
          </table:table-cell>
          <table:table-cell table:style-name="ce57" table:content-validation-name="val11" office:value-type="string" calcext:value-type="string" table:number-columns-spanned="4" table:number-rows-spanned="1">
            <text:p>Capa sobre paret o superfície</text:p>
          </table:table-cell>
          <table:covered-table-cell table:style-name="ce233"/>
          <table:covered-table-cell table:style-name="ce236"/>
          <table:covered-table-cell table:style-name="ce242"/>
          <table:table-cell table:number-columns-repeated="4"/>
        </table:table-row>
        <table:table-row table:style-name="ro10">
          <table:table-cell table:number-columns-repeated="2"/>
          <table:table-cell table:style-name="ce213" office:value-type="string" calcext:value-type="string">
            <text:p>Nombre de capes *</text:p>
          </table:table-cell>
          <table:table-cell table:style-name="ce52" table:content-validation-name="val12" office:value-type="string" calcext:value-type="string" table:number-columns-spanned="4" table:number-rows-spanned="1">
            <text:p>sense agrupament</text:p>
          </table:table-cell>
          <table:covered-table-cell table:style-name="ce234"/>
          <table:covered-table-cell table:style-name="ce237"/>
          <table:covered-table-cell table:style-name="ce243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18"/>
          <table:table-cell table:number-columns-repeated="3"/>
        </table:table-row>
        <table:table-row table:style-name="ro1">
          <table:table-cell table:number-columns-repeated="6"/>
          <table:table-cell table:style-name="ce2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18" table:number-columns-repeated="2"/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Aïllament assimilat segons ITC19</text:p>
          </table:table-cell>
          <table:table-cell table:style-name="ce225" table:formula="of:=&#10;    IF(OR([.G8]=&quot;RZ1-K&quot;;[.G8]=&quot;RV-K&quot;);&quot;XLPE&quot;;&#10;    IF(OR([.G8]=&quot;H07Z1-K&quot;;[.G8]=&quot;H07V-K&quot;;[.G8]=&quot;ES07Z1-K&quot;;[.G8]=&quot;ES07V-K&quot;);&quot;PVC&quot;))" office:value-type="string" office:string-value="XLPE" calcext:value-type="string">
            <text:p>XLPE</text:p>
          </table:table-cell>
          <table:table-cell/>
          <table:table-cell table:style-name="ce211" office:value-type="string" calcext:value-type="string">
            <text:p>γ [m/mm²·Ω]</text:p>
          </table:table-cell>
          <table:table-cell table:style-name="ce225" table:formula="of:=IF([.G9]=&quot;Coure&quot;;45.49;IF([.G9]=&quot;Alumini&quot;;27.8;&quot;Material conductor no valid&quot;))" office:value-type="float" office:value="45.49" calcext:value-type="float">
            <text:p>45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0" office:value-type="string" calcext:value-type="string">
            <text:p>Num cond i aïllament ITC19</text:p>
          </table:table-cell>
          <table:table-cell table:style-name="ce231" table:formula="of:=COM.MICROSOFT.CONCAT(&#10;  IF([.G7]=&quot;Monofàsica&quot;;&quot;2x &quot;;&#10;  IF([.G7]=&quot;Trifàsica&quot;;&quot;3x &quot;;&quot;&quot;));&#10;&#10;  IF(OR([.G8]=&quot;RZ1-K&quot;;[.G8]=&quot;RV-K&quot;);&quot;XLPE&quot;; &#10;  IF(OR([.G8]=&quot;H07Z1-K&quot;;[.G8]=&quot;H07V-K&quot;;[.G8]=&quot;ES07Z1-K&quot;;[.G8]=&quot;ES07V-K&quot;);&quot;PVC&quot;))&#10;)" office:value-type="string" office:string-value="3x XLPE" calcext:value-type="string">
            <text:p>3x XLPE</text:p>
          </table:table-cell>
          <table:table-cell/>
          <table:table-cell table:style-name="ce220" office:value-type="string" calcext:value-type="string">
            <text:p>Cdt max (e) [V]</text:p>
          </table:table-cell>
          <table:table-cell table:style-name="ce231" table:formula="of:=IF([.D8]=&quot;Única&quot;;0.005;IF([.D8]=&quot;Vàries&quot;;0.01;&quot;Falten dades - tipus de CC&quot;))*[.D6]" office:value-type="float" office:value="2" calcext:value-type="float">
            <text:p>2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 max cable en c. estàndar [A]</text:p>
          </table:table-cell>
          <table:table-cell table:style-name="ce51" table:formula="of:=IF(&#10;[.D10]=&quot;SI&quot;;&#10;INDEX(&#10;   [$07imax.$C$3:.$D$9];&#10;   MATCH([.G5];[$07imax.$B$3:.$B$9];0);&#10;   IF([.G9]=&quot;Alumini&quot;; 1;&#10;   IF([.G9]=&quot;Coure&quot;;2;&#10;   &quot;Error&quot;))&#10; );&#10;INDEX(&#10;   [$19imax.$D$12:.$U$26];&#10;   MATCH([.G5];[$19imax.$C$12:.$C$26];0);&#10;   MATCH(&#10;     [.D22];&#10;     INDEX(&#10;       [$19imax.$D$3:.$U$10];&#10;        MATCH([.G10];[$19imax.$B$3:.$B$10];0);&#10;     );&#10;     0&#10;   )&#10;))" office:value-type="float" office:value="313" calcext:value-type="float">
            <text:p>313,00</text:p>
          </table:table-cell>
          <table:table-cell/>
          <table:table-cell table:style-name="ce220" office:value-type="string" calcext:value-type="string">
            <text:p>cdt calculada</text:p>
          </table:table-cell>
          <table:table-cell table:style-name="ce231" table:formula="of:=[.D4]*1000*[.G4]/([.G21]*[.G5]*[.D6])" office:value-type="float" office:value="0.739701033194109" calcext:value-type="float">
            <text:p>0,74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z (Imax amb f.c.) [A]</text:p>
          </table:table-cell>
          <table:table-cell table:style-name="ce51" table:formula="of:=[.D23]*&#10;    IF([.D10]=&quot;SI&quot;;&#10;    INDEX([$07temp.$C$4:.$K$4];1;MATCH([.G12];[$07temp.$C$3:.$K$3];0))*&#10;    INDEX([$07rt.$C$5:.$I$17];MATCH([.G5];[$07rt.$B$5:.$B$17];0);MATCH([.D11];[$07rt.$C$4:.$I$4];0))*&#10;    INDEX([$07prof.$D$4:.$D$14];MATCH([.D12];[$07prof.$B$4:.$B$14];0);1)*&#10;    INDEX([$07ag.$C$5:.$G$13];MATCH([.D14];[$07ag.$B$4:.$B$13];0);MATCH([.G14];[$07ag.$C$3:.$G$3];0));&#10;&#10;    INDEX([$19temp.$C$4:.$M$5];MATCH([.D21];[$19temp.$B$4:.$B$5];0);MATCH([.G11];[$19temp.$C$3:.$M$3];0))*&#10;    INDEX([$19ag.$D$4:.$L$8];MATCH([.D16];[$19ag.$C$4:.$C$8];0);MATCH([.D14];[$19ag.$D$3:.$L$3];0)))" office:value-type="float" office:value="313" calcext:value-type="float">
            <text:p>313,00</text:p>
          </table:table-cell>
          <table:table-cell/>
          <table:table-cell table:style-name="ce221" office:value-type="string" calcext:value-type="string">
            <text:p>Cdt dins dels límits?</text:p>
          </table:table-cell>
          <table:table-cell table:style-name="ce232" table:formula="of:=IF([.G22]&gt;=[.G23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n (fusible) [A]</text:p>
          </table:table-cell>
          <table:table-cell table:style-name="ce51" table:formula="of:=IF([.D24]*0.91&gt;400;400;INDEX([$13fus.$C$2:.$V$2];1;MATCH([.D24]*0.91;[$13fus.$C$2:.$V$2])))" office:value-type="float" office:value="250" calcext:value-type="float">
            <text:p>250,00</text:p>
          </table:table-cell>
          <table:table-cell/>
          <table:table-cell table:style-name="ce218" table:number-columns-repeated="2"/>
          <table:table-cell/>
          <table:table-cell table:style-name="ce145"/>
          <table:table-cell table:number-columns-repeated="2"/>
        </table:table-row>
        <table:table-row table:style-name="ro12">
          <table:table-cell table:number-columns-repeated="2"/>
          <table:table-cell table:style-name="ce221" office:value-type="string" calcext:value-type="string">
            <text:p>Intensitat dins dels límits?</text:p>
          </table:table-cell>
          <table:table-cell table:style-name="ce232" table:formula="of:=IF([.D5]&lt;[.D25];&quot;OK&quot;;&quot;NO OK&quot;)" office:value-type="string" office:string-value="OK" calcext:value-type="string">
            <text:p>OK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3">
          <table:table-cell table:number-columns-repeated="2"/>
          <table:table-cell table:style-name="ce222" office:value-type="string" calcext:value-type="string">
            <text:p>Icc a la centralització [kA]</text:p>
          </table:table-cell>
          <table:table-cell table:style-name="ce229" table:formula="of:=MIN(0.8*[.D6]/([.G4]/[.G5]/IF([.G9]=&quot;Coure&quot;;58;37.51));20000)/1000" office:value-type="float" office:value="20" calcext:value-type="float">
            <text:p>20</text:p>
          </table:table-cell>
          <table:table-cell table:style-name="ce229"/>
          <table:table-cell table:style-name="ce229" office:value-type="string" calcext:value-type="string">
            <text:p>(I²t)_IA [kA²s]</text:p>
          </table:table-cell>
          <table:table-cell table:style-name="ce77" table:formula="of:=[.D28]^2*[.D29]^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3" office:value-type="string" calcext:value-type="string">
            <text:p>Temps d’actuació del fusible [s]</text:p>
          </table:table-cell>
          <table:table-cell table:style-name="ce233" table:formula="of:=IF([.D28]&gt;4.5;0.1;999)" office:value-type="float" office:value="0.1" calcext:value-type="float">
            <text:p>0,1</text:p>
          </table:table-cell>
          <table:table-cell table:style-name="ce233"/>
          <table:table-cell table:style-name="ce233" office:value-type="string" calcext:value-type="string">
            <text:p>(I²t)_cable</text:p>
          </table:table-cell>
          <table:table-cell table:style-name="ce78" table:formula="of:=[.D30]^2*[.G5]^2/1000000" office:value-type="float" office:value="460.1025" calcext:value-type="float">
            <text:p>460</text:p>
          </table:table-cell>
          <table:table-cell table:number-columns-repeated="4"/>
        </table:table-row>
        <table:table-row table:style-name="ro13">
          <table:table-cell table:number-columns-repeated="2"/>
          <table:table-cell table:style-name="ce224" office:value-type="string" calcext:value-type="string">
            <text:p>k del cable</text:p>
          </table:table-cell>
          <table:table-cell table:style-name="ce234" table:formula="of:=INDEX([$22kcc.$C$7:.$E$8];MATCH([.G9];[$22kcc.$B$7:.$B$8];0);MATCH(IF([.G8]=&quot;RZ1-K&quot;;&quot;EPR&quot;; IF([.G8]=&quot;RC-K&quot;;&quot;PVC90&quot;; IF(OR([.G8]=&quot;H07Z1-K&quot;;[.G8]=&quot;H07V-K&quot;;[.G8]=&quot;ES07Z1-K&quot;;[.G8]=&quot;ES07V-K&quot;);&quot;PVC&quot;)));[$22kcc.$C$3:.$E$3];0))" office:value-type="float" office:value="143" calcext:value-type="float">
            <text:p>143</text:p>
          </table:table-cell>
          <table:table-cell table:style-name="ce234"/>
          <table:table-cell table:style-name="ce238" office:value-type="string" calcext:value-type="string">
            <text:p>I_cc ok?</text:p>
          </table:table-cell>
          <table:table-cell table:style-name="ce232" table:formula="of:=IF([.G28]&lt;[.G29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75" table:formula="of:=[.G4]/[.G5]/IF([.G9]=&quot;Coure&quot;;58;37.51)" office:value-type="float" office:value="0.00172413793103448" calcext:value-type="float">
            <text:p>0,00172413793103448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Identificador</text:p>
          </table:table-cell>
          <table:table-cell table:style-name="ce176" office:value-type="string" calcext:value-type="string">
            <text:p>LGA 2</text:p>
          </table:table-cell>
          <table:table-cell table:style-name="ce17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2"/>
          <table:table-cell table:style-name="ce211" office:value-type="string" calcext:value-type="string">
            <text:p>Potència [kW]</text:p>
          </table:table-cell>
          <table:table-cell table:style-name="ce225" table:formula="of:=[$PrevPot.D151]" office:value-type="float" office:value="0" calcext:value-type="float">
            <text:p>0,0</text:p>
          </table:table-cell>
          <table:table-cell/>
          <table:table-cell table:style-name="ce211" office:value-type="string" calcext:value-type="string">
            <text:p>Longitud [m] *</text:p>
          </table:table-cell>
          <table:table-cell table:style-name="ce54" office:value-type="float" office:value="15" calcext:value-type="float">
            <text:p>15,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b (demandada per instal·lació) [A]</text:p>
          </table:table-cell>
          <table:table-cell table:style-name="ce51" table:formula="of:=[$PrevPot.E151]" office:value-type="float" office:value="0" calcext:value-type="float">
            <text:p>0,00</text:p>
          </table:table-cell>
          <table:table-cell/>
          <table:table-cell table:style-name="ce213" office:value-type="string" calcext:value-type="string">
            <text:p>Secció [mm²] *</text:p>
          </table:table-cell>
          <table:table-cell table:style-name="ce52" table:content-validation-name="val13" office:value-type="float" office:value="150" calcext:value-type="float">
            <text:p>15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Tensió nominal (U) [V] *</text:p>
          </table:table-cell>
          <table:table-cell table:style-name="ce52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3"/>
          <table:table-cell table:style-name="ce301"/>
          <table:table-cell/>
          <table:table-cell table:style-name="ce211" office:value-type="string" calcext:value-type="string">
            <text:p>Trifàsica o monofàsica</text:p>
          </table:table-cell>
          <table:table-cell table:style-name="ce225" office:value-type="string" calcext:value-type="string">
            <text:p>Trifàsica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214" office:value-type="string" calcext:value-type="string">
            <text:p>Tipus de CC *</text:p>
          </table:table-cell>
          <table:table-cell table:style-name="ce53" table:content-validation-name="val6" office:value-type="string" calcext:value-type="string">
            <text:p>Única</text:p>
          </table:table-cell>
          <table:table-cell/>
          <table:table-cell table:style-name="ce220" office:value-type="string" calcext:value-type="string">
            <text:p>Cablejat</text:p>
          </table:table-cell>
          <table:table-cell table:style-name="ce231" table:content-validation-name="val14" office:value-type="string" calcext:value-type="string">
            <text:p>RZ1-K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/>
          <table:table-cell table:style-name="ce212" office:value-type="string" calcext:value-type="string">
            <text:p>Material conductor *</text:p>
          </table:table-cell>
          <table:table-cell table:style-name="ce55" table:content-validation-name="val15" office:value-type="string" calcext:value-type="string">
            <text:p>Coure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Discorre soterrada? *</text:p>
          </table:table-cell>
          <table:table-cell table:style-name="ce54" table:content-validation-name="val7" office:value-type="string" calcext:value-type="string">
            <text:p>NO</text:p>
          </table:table-cell>
          <table:table-cell/>
          <table:table-cell table:style-name="ce212" office:value-type="string" calcext:value-type="string">
            <text:p>Tipus instal·lació ITC19 *</text:p>
          </table:table-cell>
          <table:table-cell table:style-name="ce55" table:content-validation-name="val16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Resistivitat del terreny [K·m/W] *</text:p>
          </table:table-cell>
          <table:table-cell table:style-name="ce55" table:content-validation-name="val8" office:value-type="float" office:value="0.9" calcext:value-type="float">
            <text:p>0,90</text:p>
          </table:table-cell>
          <table:table-cell/>
          <table:table-cell table:style-name="ce212" office:value-type="string" calcext:value-type="string">
            <text:p>Temperatura ambient [°C] *</text:p>
          </table:table-cell>
          <table:table-cell table:style-name="ce71" table:content-validation-name="val17" office:value-type="float" office:value="40" calcext:value-type="float">
            <text:p>4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Profunditat *</text:p>
          </table:table-cell>
          <table:table-cell table:style-name="ce52" table:content-validation-name="val9" office:value-type="float" office:value="1" calcext:value-type="float">
            <text:p>1</text:p>
          </table:table-cell>
          <table:table-cell/>
          <table:table-cell table:style-name="ce213" office:value-type="string" calcext:value-type="string">
            <text:p>Temperatura del terreny [°C] *</text:p>
          </table:table-cell>
          <table:table-cell table:style-name="ce52" table:content-validation-name="val1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 table:number-columns-repeated="2"/>
          <table:table-cell table:style-name="ce301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Conductors agrupats *</text:p>
          </table:table-cell>
          <table:table-cell table:style-name="ce56" table:content-validation-name="val10" office:value-type="float" office:value="1" calcext:value-type="float">
            <text:p>1</text:p>
          </table:table-cell>
          <table:table-cell table:style-name="ce229"/>
          <table:table-cell table:style-name="ce235" office:value-type="string" calcext:value-type="string">
            <text:p>Distància entre tubs soterrats *</text:p>
          </table:table-cell>
          <table:table-cell table:style-name="ce77" table:content-validation-name="val19" office:value-type="string" calcext:value-type="string">
            <text:p>En contac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6"/>
          <table:table-cell table:style-name="ce301"/>
          <table:table-cell/>
          <table:table-cell table:style-name="ce218"/>
          <table:table-cell table:style-name="ce241"/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Tipus d’agrupament ITC 19 *</text:p>
          </table:table-cell>
          <table:table-cell table:style-name="ce57" table:content-validation-name="val11" office:value-type="string" calcext:value-type="string" table:number-columns-spanned="4" table:number-rows-spanned="1">
            <text:p>Capa sobre paret o superfície</text:p>
          </table:table-cell>
          <table:covered-table-cell table:style-name="ce233"/>
          <table:covered-table-cell table:style-name="ce236"/>
          <table:covered-table-cell table:style-name="ce242"/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Nombre de capes *</text:p>
          </table:table-cell>
          <table:table-cell table:style-name="ce52" table:content-validation-name="val12" office:value-type="string" calcext:value-type="string" table:number-columns-spanned="4" table:number-rows-spanned="1">
            <text:p>sense agrupament</text:p>
          </table:table-cell>
          <table:covered-table-cell table:style-name="ce234"/>
          <table:covered-table-cell table:style-name="ce237"/>
          <table:covered-table-cell table:style-name="ce243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18"/>
          <table:table-cell table:number-columns-repeated="3"/>
        </table:table-row>
        <table:table-row table:style-name="ro1">
          <table:table-cell table:number-columns-repeated="6"/>
          <table:table-cell table:style-name="ce2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18" table:number-columns-repeated="2"/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Aïllament assimilat segons ITC19</text:p>
          </table:table-cell>
          <table:table-cell table:style-name="ce225" table:formula="of:=&#10;    IF(OR([.G42]=&quot;RZ1-K&quot;;[.G42]=&quot;RV-K&quot;);&quot;XLPE&quot;;&#10;    IF(OR([.G42]=&quot;H07Z1-K&quot;;[.G42]=&quot;H07V-K&quot;;[.G42]=&quot;ES07Z1-K&quot;;[.G42]=&quot;ES07V-K&quot;);&quot;PVC&quot;))" office:value-type="string" office:string-value="XLPE" calcext:value-type="string">
            <text:p>XLPE</text:p>
          </table:table-cell>
          <table:table-cell/>
          <table:table-cell table:style-name="ce211" office:value-type="string" calcext:value-type="string">
            <text:p>γ [m/mm²·Ω]</text:p>
          </table:table-cell>
          <table:table-cell table:style-name="ce225" table:formula="of:=IF([.G43]=&quot;Coure&quot;;45.49;IF([.G43]=&quot;Alumini&quot;;27.8;&quot;Material conductor no valid&quot;))" office:value-type="float" office:value="45.49" calcext:value-type="float">
            <text:p>45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0" office:value-type="string" calcext:value-type="string">
            <text:p>Num cond i aïllament ITC19</text:p>
          </table:table-cell>
          <table:table-cell table:style-name="ce231" table:formula="of:=COM.MICROSOFT.CONCAT(&#10;  IF([.G41]=&quot;Monofàsica&quot;;&quot;2x &quot;;&#10;  IF([.G41]=&quot;Trifàsica&quot;;&quot;3x &quot;;&quot;&quot;));&#10;&#10;  IF(OR([.G42]=&quot;RZ1-K&quot;;[.G42]=&quot;RV-K&quot;);&quot;XLPE&quot;; &#10;  IF(OR([.G42]=&quot;H07Z1-K&quot;;[.G42]=&quot;H07V-K&quot;;[.G42]=&quot;ES07Z1-K&quot;;[.G42]=&quot;ES07V-K&quot;);&quot;PVC&quot;))&#10;)" office:value-type="string" office:string-value="3x XLPE" calcext:value-type="string">
            <text:p>3x XLPE</text:p>
          </table:table-cell>
          <table:table-cell/>
          <table:table-cell table:style-name="ce220" office:value-type="string" calcext:value-type="string">
            <text:p>Cdt max (e) [V]</text:p>
          </table:table-cell>
          <table:table-cell table:style-name="ce231" table:formula="of:=IF([.D42]=&quot;Única&quot;;0.005;IF([.D42]=&quot;Vàries&quot;;0.01;&quot;Falten dades - tipus de CC&quot;))*[.D40]" office:value-type="float" office:value="2" calcext:value-type="float">
            <text:p>2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 max cable en c. estàndar [A]</text:p>
          </table:table-cell>
          <table:table-cell table:style-name="ce51" table:formula="of:=IF(&#10;[.D44]=&quot;SI&quot;;&#10;INDEX(&#10;   [$07imax.$C$3:.$D$9];&#10;   MATCH([.G39];[$07imax.$B$3:.$B$9];0);&#10;   IF([.G43]=&quot;Alumini&quot;; 1;&#10;   IF([.G43]=&quot;Coure&quot;;2;&#10;   &quot;Error&quot;))&#10; );&#10;INDEX(&#10;   [$19imax.$D$12:.$U$26];&#10;   MATCH([.G39];[$19imax.$C$12:.$C$26];0);&#10;   MATCH(&#10;     [.D56];&#10;     INDEX(&#10;       [$19imax.$D$3:.$U$10];&#10;        MATCH([.G44];[$19imax.$B$3:.$B$10];0);&#10;     );&#10;     0&#10;   )&#10;))" office:value-type="float" office:value="313" calcext:value-type="float">
            <text:p>313,00</text:p>
          </table:table-cell>
          <table:table-cell/>
          <table:table-cell table:style-name="ce220" office:value-type="string" calcext:value-type="string">
            <text:p>cdt calculada</text:p>
          </table:table-cell>
          <table:table-cell table:style-name="ce231" table:formula="of:=[.D38]*1000*[.G38]/([.G55]*[.G39]*[.D40])" office:value-type="float" office:value="0" calcext:value-type="float">
            <text:p>0,0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z (Imax amb f.c.) [A]</text:p>
          </table:table-cell>
          <table:table-cell table:style-name="ce51" table:formula="of:=[.D57]*&#10;    IF([.D44]=&quot;SI&quot;;&#10;    INDEX([$07temp.$C$4:.$K$4];1;MATCH([.G46];[$07temp.$C$3:.$K$3];0))*&#10;    INDEX([$07rt.$C$5:.$I$17];MATCH([.G39];[$07rt.$B$5:.$B$17];0);MATCH([.D45];[$07rt.$C$4:.$I$4];0))*&#10;    INDEX([$07prof.$D$4:.$D$14];MATCH([.D46];[$07prof.$B$4:.$B$14];0);1)*&#10;    INDEX([$07ag.$C$5:.$G$13];MATCH([.D48];[$07ag.$B$4:.$B$13];0);MATCH([.G48];[$07ag.$C$3:.$G$3];0));&#10;&#10;    INDEX([$19temp.$C$4:.$M$5];MATCH([.D55];[$19temp.$B$4:.$B$5];0);MATCH([.G45];[$19temp.$C$3:.$M$3];0))*&#10;    INDEX([$19ag.$D$4:.$L$8];MATCH([.D50];[$19ag.$C$4:.$C$8];0);MATCH([.D48];[$19ag.$D$3:.$L$3];0)))" office:value-type="float" office:value="313" calcext:value-type="float">
            <text:p>313,00</text:p>
          </table:table-cell>
          <table:table-cell/>
          <table:table-cell table:style-name="ce221" office:value-type="string" calcext:value-type="string">
            <text:p>Cdt dins dels límits?</text:p>
          </table:table-cell>
          <table:table-cell table:style-name="ce232" table:formula="of:=IF([.G56]&gt;=[.G57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n (fusible) [A]</text:p>
          </table:table-cell>
          <table:table-cell table:style-name="ce51" table:formula="of:=IF([.D58]*0.91&gt;400;400;INDEX([$13fus.$C$2:.$V$2];1;MATCH([.D58]*0.91;[$13fus.$C$2:.$V$2])))" office:value-type="float" office:value="250" calcext:value-type="float">
            <text:p>250,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21" office:value-type="string" calcext:value-type="string">
            <text:p>Intensitat dins dels límits?</text:p>
          </table:table-cell>
          <table:table-cell table:style-name="ce232" table:formula="of:=IF([.D39]&lt;[.D59];&quot;OK&quot;;&quot;NO OK&quot;)" office:value-type="string" office:string-value="OK" calcext:value-type="string">
            <text:p>OK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3">
          <table:table-cell table:number-columns-repeated="2"/>
          <table:table-cell table:style-name="ce222" office:value-type="string" calcext:value-type="string">
            <text:p>Icc a la centralització [kA]</text:p>
          </table:table-cell>
          <table:table-cell table:style-name="ce229" table:formula="of:=MIN(0.8*[.D40]/([.G38]/[.G39]/IF([.G43]=&quot;Coure&quot;;58;37.51));20000)/1000" office:value-type="float" office:value="20" calcext:value-type="float">
            <text:p>20</text:p>
          </table:table-cell>
          <table:table-cell table:style-name="ce229"/>
          <table:table-cell table:style-name="ce229" office:value-type="string" calcext:value-type="string">
            <text:p>(I²t)_IA [kA²s]</text:p>
          </table:table-cell>
          <table:table-cell table:style-name="ce77" table:formula="of:=[.D62]^2*[.D63]^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3" office:value-type="string" calcext:value-type="string">
            <text:p>Temps d’actuació del fusible [s]</text:p>
          </table:table-cell>
          <table:table-cell table:style-name="ce233" table:formula="of:=IF([.D62]&gt;4.5;0.1;999)" office:value-type="float" office:value="0.1" calcext:value-type="float">
            <text:p>0,1</text:p>
          </table:table-cell>
          <table:table-cell table:style-name="ce233"/>
          <table:table-cell table:style-name="ce233" office:value-type="string" calcext:value-type="string">
            <text:p>(I²t)_cable</text:p>
          </table:table-cell>
          <table:table-cell table:style-name="ce78" table:formula="of:=[.D64]^2*[.G39]^2/1000000" office:value-type="float" office:value="460.1025" calcext:value-type="float">
            <text:p>460</text:p>
          </table:table-cell>
          <table:table-cell table:number-columns-repeated="4"/>
        </table:table-row>
        <table:table-row table:style-name="ro13">
          <table:table-cell table:number-columns-repeated="2"/>
          <table:table-cell table:style-name="ce224" office:value-type="string" calcext:value-type="string">
            <text:p>k del cable</text:p>
          </table:table-cell>
          <table:table-cell table:style-name="ce234" table:formula="of:=INDEX([$22kcc.$C$7:.$E$8];MATCH([.G43];[$22kcc.$B$7:.$B$8];0);MATCH(IF([.G42]=&quot;RZ1-K&quot;;&quot;EPR&quot;; IF([.G42]=&quot;RC-K&quot;;&quot;PVC90&quot;; IF(OR([.G42]=&quot;H07Z1-K&quot;;[.G42]=&quot;H07V-K&quot;;[.G42]=&quot;ES07Z1-K&quot;;[.G42]=&quot;ES07V-K&quot;);&quot;PVC&quot;)));[$22kcc.$C$3:.$E$3];0))" office:value-type="float" office:value="143" calcext:value-type="float">
            <text:p>143</text:p>
          </table:table-cell>
          <table:table-cell table:style-name="ce234"/>
          <table:table-cell table:style-name="ce238" office:value-type="string" calcext:value-type="string">
            <text:p>I_cc ok?</text:p>
          </table:table-cell>
          <table:table-cell table:style-name="ce232" table:formula="of:=IF([.G62]&lt;[.G63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Identificador</text:p>
          </table:table-cell>
          <table:table-cell table:style-name="ce176" office:value-type="string" calcext:value-type="string">
            <text:p>LGA 3</text:p>
          </table:table-cell>
          <table:table-cell table:style-name="ce17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2"/>
          <table:table-cell table:style-name="ce211" office:value-type="string" calcext:value-type="string">
            <text:p>Potència [kW]</text:p>
          </table:table-cell>
          <table:table-cell table:style-name="ce225" table:formula="of:=[$PrevPot.D185]" office:value-type="float" office:value="0" calcext:value-type="float">
            <text:p>0,0</text:p>
          </table:table-cell>
          <table:table-cell/>
          <table:table-cell table:style-name="ce211" office:value-type="string" calcext:value-type="string">
            <text:p>Longitud [m] *</text:p>
          </table:table-cell>
          <table:table-cell table:style-name="ce54" office:value-type="float" office:value="15" calcext:value-type="float">
            <text:p>15,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b (demandada per instal·lació) [A]</text:p>
          </table:table-cell>
          <table:table-cell table:style-name="ce51" table:formula="of:=[$PrevPot.E185]" office:value-type="float" office:value="0" calcext:value-type="float">
            <text:p>0,00</text:p>
          </table:table-cell>
          <table:table-cell/>
          <table:table-cell table:style-name="ce213" office:value-type="string" calcext:value-type="string">
            <text:p>Secció [mm²] *</text:p>
          </table:table-cell>
          <table:table-cell table:style-name="ce52" table:content-validation-name="val13" office:value-type="float" office:value="150" calcext:value-type="float">
            <text:p>15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Tensió nominal (U) [V] *</text:p>
          </table:table-cell>
          <table:table-cell table:style-name="ce52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3"/>
          <table:table-cell table:style-name="ce301"/>
          <table:table-cell/>
          <table:table-cell table:style-name="ce211" office:value-type="string" calcext:value-type="string">
            <text:p>Trifàsica o monofàsica</text:p>
          </table:table-cell>
          <table:table-cell table:style-name="ce225" office:value-type="string" calcext:value-type="string">
            <text:p>Trifàsica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214" office:value-type="string" calcext:value-type="string">
            <text:p>Tipus de CC *</text:p>
          </table:table-cell>
          <table:table-cell table:style-name="ce53" table:content-validation-name="val6" office:value-type="string" calcext:value-type="string">
            <text:p>Única</text:p>
          </table:table-cell>
          <table:table-cell/>
          <table:table-cell table:style-name="ce220" office:value-type="string" calcext:value-type="string">
            <text:p>Cablejat</text:p>
          </table:table-cell>
          <table:table-cell table:style-name="ce231" table:content-validation-name="val14" office:value-type="string" calcext:value-type="string">
            <text:p>RZ1-K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/>
          <table:table-cell table:style-name="ce212" office:value-type="string" calcext:value-type="string">
            <text:p>Material conductor *</text:p>
          </table:table-cell>
          <table:table-cell table:style-name="ce55" table:content-validation-name="val15" office:value-type="string" calcext:value-type="string">
            <text:p>Coure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Discorre soterrada? *</text:p>
          </table:table-cell>
          <table:table-cell table:style-name="ce54" table:content-validation-name="val7" office:value-type="string" calcext:value-type="string">
            <text:p>NO</text:p>
          </table:table-cell>
          <table:table-cell/>
          <table:table-cell table:style-name="ce212" office:value-type="string" calcext:value-type="string">
            <text:p>Tipus instal·lació ITC19 *</text:p>
          </table:table-cell>
          <table:table-cell table:style-name="ce55" table:content-validation-name="val16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Resistivitat del terreny [K·m/W] *</text:p>
          </table:table-cell>
          <table:table-cell table:style-name="ce55" table:content-validation-name="val8" office:value-type="float" office:value="0.9" calcext:value-type="float">
            <text:p>0,90</text:p>
          </table:table-cell>
          <table:table-cell/>
          <table:table-cell table:style-name="ce212" office:value-type="string" calcext:value-type="string">
            <text:p>Temperatura ambient [°C] *</text:p>
          </table:table-cell>
          <table:table-cell table:style-name="ce71" table:content-validation-name="val17" office:value-type="float" office:value="40" calcext:value-type="float">
            <text:p>4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Profunditat *</text:p>
          </table:table-cell>
          <table:table-cell table:style-name="ce52" table:content-validation-name="val9" office:value-type="float" office:value="1" calcext:value-type="float">
            <text:p>1</text:p>
          </table:table-cell>
          <table:table-cell/>
          <table:table-cell table:style-name="ce213" office:value-type="string" calcext:value-type="string">
            <text:p>Temperatura del terreny [°C] *</text:p>
          </table:table-cell>
          <table:table-cell table:style-name="ce52" table:content-validation-name="val1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1"/>
          <table:table-cell table:number-columns-repeated="2"/>
          <table:table-cell table:style-name="ce301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Conductors agrupats *</text:p>
          </table:table-cell>
          <table:table-cell table:style-name="ce56" table:content-validation-name="val10" office:value-type="float" office:value="1" calcext:value-type="float">
            <text:p>1</text:p>
          </table:table-cell>
          <table:table-cell table:style-name="ce229"/>
          <table:table-cell table:style-name="ce235" office:value-type="string" calcext:value-type="string">
            <text:p>Distància entre tubs soterrats *</text:p>
          </table:table-cell>
          <table:table-cell table:style-name="ce72" table:content-validation-name="val19" office:value-type="string" calcext:value-type="string">
            <text:p>En contac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6"/>
          <table:table-cell table:number-columns-repeated="2"/>
          <table:table-cell table:style-name="ce218"/>
          <table:table-cell table:style-name="ce241"/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Tipus d’agrupament ITC 19 *</text:p>
          </table:table-cell>
          <table:table-cell table:style-name="ce57" table:content-validation-name="val11" office:value-type="string" calcext:value-type="string" table:number-columns-spanned="4" table:number-rows-spanned="1">
            <text:p>Capa sobre paret o superfície</text:p>
          </table:table-cell>
          <table:covered-table-cell table:style-name="ce63"/>
          <table:covered-table-cell table:style-name="ce69"/>
          <table:covered-table-cell table:style-name="ce79"/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Nombre de capes *</text:p>
          </table:table-cell>
          <table:table-cell table:style-name="ce52" table:content-validation-name="val12" office:value-type="string" calcext:value-type="string" table:number-columns-spanned="4" table:number-rows-spanned="1">
            <text:p>sense agrupament</text:p>
          </table:table-cell>
          <table:covered-table-cell table:style-name="ce64"/>
          <table:covered-table-cell table:style-name="ce70"/>
          <table:covered-table-cell table:style-name="ce85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18"/>
          <table:table-cell table:number-columns-repeated="3"/>
        </table:table-row>
        <table:table-row table:style-name="ro1">
          <table:table-cell table:number-columns-repeated="6"/>
          <table:table-cell table:style-name="ce2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18" table:number-columns-repeated="2"/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Aïllament assimilat segons ITC19</text:p>
          </table:table-cell>
          <table:table-cell table:style-name="ce225" table:formula="of:=&#10;    IF(OR([.G76]=&quot;RZ1-K&quot;;[.G76]=&quot;RV-K&quot;);&quot;XLPE&quot;;&#10;    IF(OR([.G76]=&quot;H07Z1-K&quot;;[.G76]=&quot;H07V-K&quot;;[.G76]=&quot;ES07Z1-K&quot;;[.G76]=&quot;ES07V-K&quot;);&quot;PVC&quot;))" office:value-type="string" office:string-value="XLPE" calcext:value-type="string">
            <text:p>XLPE</text:p>
          </table:table-cell>
          <table:table-cell/>
          <table:table-cell table:style-name="ce211" office:value-type="string" calcext:value-type="string">
            <text:p>γ [m/mm²·Ω]</text:p>
          </table:table-cell>
          <table:table-cell table:style-name="ce225" table:formula="of:=IF([.G77]=&quot;Coure&quot;;45.49;IF([.G77]=&quot;Alumini&quot;;27.8;&quot;Material conductor no valid&quot;))" office:value-type="float" office:value="45.49" calcext:value-type="float">
            <text:p>45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0" office:value-type="string" calcext:value-type="string">
            <text:p>Num cond i aïllament ITC19</text:p>
          </table:table-cell>
          <table:table-cell table:style-name="ce231" table:formula="of:=COM.MICROSOFT.CONCAT(&#10;  IF([.G75]=&quot;Monofàsica&quot;;&quot;2x &quot;;&#10;  IF([.G75]=&quot;Trifàsica&quot;;&quot;3x &quot;;&quot;&quot;));&#10;&#10;  IF(OR([.G76]=&quot;RZ1-K&quot;;[.G76]=&quot;RV-K&quot;);&quot;XLPE&quot;; &#10;  IF(OR([.G76]=&quot;H07Z1-K&quot;;[.G76]=&quot;H07V-K&quot;;[.G76]=&quot;ES07Z1-K&quot;;[.G76]=&quot;ES07V-K&quot;);&quot;PVC&quot;))&#10;)" office:value-type="string" office:string-value="3x XLPE" calcext:value-type="string">
            <text:p>3x XLPE</text:p>
          </table:table-cell>
          <table:table-cell/>
          <table:table-cell table:style-name="ce220" office:value-type="string" calcext:value-type="string">
            <text:p>Cdt max (e) [V]</text:p>
          </table:table-cell>
          <table:table-cell table:style-name="ce231" table:formula="of:=IF([.D76]=&quot;Única&quot;;0.005;IF([.D76]=&quot;Vàries&quot;;0.01;&quot;Falten dades - tipus de CC&quot;))*[.D74]" office:value-type="float" office:value="2" calcext:value-type="float">
            <text:p>2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 max cable en c. estàndar [A]</text:p>
          </table:table-cell>
          <table:table-cell table:style-name="ce51" table:formula="of:=IF(&#10;[.D78]=&quot;SI&quot;;&#10;INDEX(&#10;   [$07imax.$C$3:.$D$9];&#10;   MATCH([.G73];[$07imax.$B$3:.$B$9];0);&#10;   IF([.G77]=&quot;Alumini&quot;; 1;&#10;   IF([.G77]=&quot;Coure&quot;;2;&#10;   &quot;Error&quot;))&#10; );&#10;INDEX(&#10;   [$19imax.$D$12:.$U$26];&#10;   MATCH([.G73];[$19imax.$C$12:.$C$26];0);&#10;   MATCH(&#10;     [.D90];&#10;     INDEX(&#10;       [$19imax.$D$3:.$U$10];&#10;        MATCH([.G78];[$19imax.$B$3:.$B$10];0);&#10;     );&#10;     0&#10;   )&#10;))" office:value-type="float" office:value="313" calcext:value-type="float">
            <text:p>313,00</text:p>
          </table:table-cell>
          <table:table-cell/>
          <table:table-cell table:style-name="ce220" office:value-type="string" calcext:value-type="string">
            <text:p>cdt calculada</text:p>
          </table:table-cell>
          <table:table-cell table:style-name="ce231" table:formula="of:=[.D72]*1000*[.G72]/([.G89]*[.G73]*[.D74])" office:value-type="float" office:value="0" calcext:value-type="float">
            <text:p>0,0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z (Imax amb f.c.) [A]</text:p>
          </table:table-cell>
          <table:table-cell table:style-name="ce51" table:formula="of:=[.D91]*&#10;    IF([.D78]=&quot;SI&quot;;&#10;    INDEX([$07temp.$C$4:.$K$4];1;MATCH([.G80];[$07temp.$C$3:.$K$3];0))*&#10;    INDEX([$07rt.$C$5:.$I$17];MATCH([.G73];[$07rt.$B$5:.$B$17];0);MATCH([.D79];[$07rt.$C$4:.$I$4];0))*&#10;    INDEX([$07prof.$D$4:.$D$14];MATCH([.D80];[$07prof.$B$4:.$B$14];0);1)*&#10;    INDEX([$07ag.$C$5:.$G$13];MATCH([.D82];[$07ag.$B$4:.$B$13];0);MATCH([.G82];[$07ag.$C$3:.$G$3];0));&#10;&#10;    INDEX([$19temp.$C$4:.$M$5];MATCH([.D89];[$19temp.$B$4:.$B$5];0);MATCH([.G79];[$19temp.$C$3:.$M$3];0))*&#10;    INDEX([$19ag.$D$4:.$L$8];MATCH([.D84];[$19ag.$C$4:.$C$8];0);MATCH([.D82];[$19ag.$D$3:.$L$3];0)))" office:value-type="float" office:value="313" calcext:value-type="float">
            <text:p>313,00</text:p>
          </table:table-cell>
          <table:table-cell/>
          <table:table-cell table:style-name="ce221" office:value-type="string" calcext:value-type="string">
            <text:p>Cdt dins dels límits?</text:p>
          </table:table-cell>
          <table:table-cell table:style-name="ce232" table:formula="of:=IF([.G90]&gt;=[.G91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n (fusible) [A]</text:p>
          </table:table-cell>
          <table:table-cell table:style-name="ce51" table:formula="of:=IF([.D92]*0.91&gt;400;400;INDEX([$13fus.$C$2:.$V$2];1;MATCH([.D92]*0.91;[$13fus.$C$2:.$V$2])))" office:value-type="float" office:value="250" calcext:value-type="float">
            <text:p>250,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21" office:value-type="string" calcext:value-type="string">
            <text:p>Intensitat dins dels límits?</text:p>
          </table:table-cell>
          <table:table-cell table:style-name="ce232" table:formula="of:=IF([.D73]&lt;[.D93];&quot;OK&quot;;&quot;NO OK&quot;)" office:value-type="string" office:string-value="OK" calcext:value-type="string">
            <text:p>OK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3">
          <table:table-cell table:number-columns-repeated="2"/>
          <table:table-cell table:style-name="ce222" office:value-type="string" calcext:value-type="string">
            <text:p>Icc a la centralització [kA]</text:p>
          </table:table-cell>
          <table:table-cell table:style-name="ce229" table:formula="of:=MIN(0.8*[.D74]/([.G72]/[.G73]/IF([.G77]=&quot;Coure&quot;;58;37.51));20000)/1000" office:value-type="float" office:value="20" calcext:value-type="float">
            <text:p>20</text:p>
          </table:table-cell>
          <table:table-cell table:style-name="ce229"/>
          <table:table-cell table:style-name="ce229" office:value-type="string" calcext:value-type="string">
            <text:p>(I²t)_IA [kA²s]</text:p>
          </table:table-cell>
          <table:table-cell table:style-name="ce77" table:formula="of:=[.D96]^2*[.D97]^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3" office:value-type="string" calcext:value-type="string">
            <text:p>Temps d’actuació del fusible [s]</text:p>
          </table:table-cell>
          <table:table-cell table:style-name="ce233" table:formula="of:=IF([.D96]&gt;4.5;0.1;999)" office:value-type="float" office:value="0.1" calcext:value-type="float">
            <text:p>0,1</text:p>
          </table:table-cell>
          <table:table-cell table:style-name="ce233"/>
          <table:table-cell table:style-name="ce233" office:value-type="string" calcext:value-type="string">
            <text:p>(I²t)_cable</text:p>
          </table:table-cell>
          <table:table-cell table:style-name="ce78" table:formula="of:=[.D98]^2*[.G73]^2/1000000" office:value-type="float" office:value="460.1025" calcext:value-type="float">
            <text:p>460</text:p>
          </table:table-cell>
          <table:table-cell table:number-columns-repeated="4"/>
        </table:table-row>
        <table:table-row table:style-name="ro13">
          <table:table-cell table:number-columns-repeated="2"/>
          <table:table-cell table:style-name="ce224" office:value-type="string" calcext:value-type="string">
            <text:p>k del cable</text:p>
          </table:table-cell>
          <table:table-cell table:style-name="ce234" table:formula="of:=INDEX([$22kcc.$C$7:.$E$8];MATCH([.G77];[$22kcc.$B$7:.$B$8];0);MATCH(IF([.G76]=&quot;RZ1-K&quot;;&quot;EPR&quot;; IF([.G76]=&quot;RC-K&quot;;&quot;PVC90&quot;; IF(OR([.G76]=&quot;H07Z1-K&quot;;[.G76]=&quot;H07V-K&quot;;[.G76]=&quot;ES07Z1-K&quot;;[.G76]=&quot;ES07V-K&quot;);&quot;PVC&quot;)));[$22kcc.$C$3:.$E$3];0))" office:value-type="float" office:value="143" calcext:value-type="float">
            <text:p>143</text:p>
          </table:table-cell>
          <table:table-cell table:style-name="ce234"/>
          <table:table-cell table:style-name="ce238" office:value-type="string" calcext:value-type="string">
            <text:p>I_cc ok?</text:p>
          </table:table-cell>
          <table:table-cell table:style-name="ce232" table:formula="of:=IF([.G96]&lt;[.G97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Identificador</text:p>
          </table:table-cell>
          <table:table-cell table:style-name="ce176" office:value-type="string" calcext:value-type="string">
            <text:p>LGA 4</text:p>
          </table:table-cell>
          <table:table-cell table:style-name="ce17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2"/>
          <table:table-cell table:style-name="ce211" office:value-type="string" calcext:value-type="string">
            <text:p>Potència [kW]</text:p>
          </table:table-cell>
          <table:table-cell table:style-name="ce225" table:formula="of:=[$PrevPot.D219]" office:value-type="float" office:value="0" calcext:value-type="float">
            <text:p>0,0</text:p>
          </table:table-cell>
          <table:table-cell/>
          <table:table-cell table:style-name="ce211" office:value-type="string" calcext:value-type="string">
            <text:p>Longitud [m] *</text:p>
          </table:table-cell>
          <table:table-cell table:style-name="ce54" office:value-type="float" office:value="15" calcext:value-type="float">
            <text:p>15,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b (demandada per instal·lació) [A]</text:p>
          </table:table-cell>
          <table:table-cell table:style-name="ce51" table:formula="of:=[$PrevPot.E219]" office:value-type="float" office:value="0" calcext:value-type="float">
            <text:p>0,00</text:p>
          </table:table-cell>
          <table:table-cell/>
          <table:table-cell table:style-name="ce213" office:value-type="string" calcext:value-type="string">
            <text:p>Secció [mm²] *</text:p>
          </table:table-cell>
          <table:table-cell table:style-name="ce52" table:content-validation-name="val13" office:value-type="float" office:value="150" calcext:value-type="float">
            <text:p>15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Tensió nominal (U) [V] *</text:p>
          </table:table-cell>
          <table:table-cell table:style-name="ce52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5"/>
          <table:table-cell table:style-name="ce211" office:value-type="string" calcext:value-type="string">
            <text:p>Trifàsica o monofàsica</text:p>
          </table:table-cell>
          <table:table-cell table:style-name="ce225" office:value-type="string" calcext:value-type="string">
            <text:p>Trifàsica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214" office:value-type="string" calcext:value-type="string">
            <text:p>Tipus de CC *</text:p>
          </table:table-cell>
          <table:table-cell table:style-name="ce53" table:content-validation-name="val6" office:value-type="string" calcext:value-type="string">
            <text:p>Única</text:p>
          </table:table-cell>
          <table:table-cell/>
          <table:table-cell table:style-name="ce220" office:value-type="string" calcext:value-type="string">
            <text:p>Cablejat</text:p>
          </table:table-cell>
          <table:table-cell table:style-name="ce231" table:content-validation-name="val14" office:value-type="string" calcext:value-type="string">
            <text:p>RZ1-K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12" office:value-type="string" calcext:value-type="string">
            <text:p>Material conductor *</text:p>
          </table:table-cell>
          <table:table-cell table:style-name="ce55" table:content-validation-name="val15" office:value-type="string" calcext:value-type="string">
            <text:p>Coure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Discorre soterrada? *</text:p>
          </table:table-cell>
          <table:table-cell table:style-name="ce54" table:content-validation-name="val7" office:value-type="string" calcext:value-type="string">
            <text:p>NO</text:p>
          </table:table-cell>
          <table:table-cell/>
          <table:table-cell table:style-name="ce212" office:value-type="string" calcext:value-type="string">
            <text:p>Tipus instal·lació ITC19 *</text:p>
          </table:table-cell>
          <table:table-cell table:style-name="ce55" table:content-validation-name="val16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Resistivitat del terreny [K·m/W] *</text:p>
          </table:table-cell>
          <table:table-cell table:style-name="ce55" table:content-validation-name="val8" office:value-type="float" office:value="0.9" calcext:value-type="float">
            <text:p>0,90</text:p>
          </table:table-cell>
          <table:table-cell/>
          <table:table-cell table:style-name="ce212" office:value-type="string" calcext:value-type="string">
            <text:p>Temperatura ambient [°C] *</text:p>
          </table:table-cell>
          <table:table-cell table:style-name="ce71" table:content-validation-name="val17" office:value-type="float" office:value="40" calcext:value-type="float">
            <text:p>4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Profunditat *</text:p>
          </table:table-cell>
          <table:table-cell table:style-name="ce52" table:content-validation-name="val9" office:value-type="float" office:value="1" calcext:value-type="float">
            <text:p>1</text:p>
          </table:table-cell>
          <table:table-cell/>
          <table:table-cell table:style-name="ce213" office:value-type="string" calcext:value-type="string">
            <text:p>Temperatura del terreny [°C] *</text:p>
          </table:table-cell>
          <table:table-cell table:style-name="ce52" table:content-validation-name="val1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2">
          <table:table-cell table:number-columns-repeated="2"/>
          <table:table-cell table:style-name="ce211" office:value-type="string" calcext:value-type="string">
            <text:p>Conductors agrupats *</text:p>
          </table:table-cell>
          <table:table-cell table:style-name="ce56" table:content-validation-name="val10" office:value-type="float" office:value="1" calcext:value-type="float">
            <text:p>1</text:p>
          </table:table-cell>
          <table:table-cell table:style-name="ce229"/>
          <table:table-cell table:style-name="ce235" office:value-type="string" calcext:value-type="string">
            <text:p>Distància entre tubs soterrats *</text:p>
          </table:table-cell>
          <table:table-cell table:style-name="ce72" table:content-validation-name="val19" office:value-type="string" calcext:value-type="string">
            <text:p>En contac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6"/>
          <table:table-cell table:number-columns-repeated="2"/>
          <table:table-cell table:style-name="ce218"/>
          <table:table-cell table:style-name="ce241"/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Tipus d’agrupament ITC 19 *</text:p>
          </table:table-cell>
          <table:table-cell table:style-name="ce57" table:content-validation-name="val11" office:value-type="string" calcext:value-type="string" table:number-columns-spanned="4" table:number-rows-spanned="1">
            <text:p>Capa sobre paret o superfície</text:p>
          </table:table-cell>
          <table:covered-table-cell table:style-name="ce233"/>
          <table:covered-table-cell table:style-name="ce236"/>
          <table:covered-table-cell table:style-name="ce242"/>
          <table:table-cell table:number-columns-repeated="4"/>
        </table:table-row>
        <table:table-row table:style-name="ro12">
          <table:table-cell table:number-columns-repeated="2"/>
          <table:table-cell table:style-name="ce213" office:value-type="string" calcext:value-type="string">
            <text:p>Nombre de capes *</text:p>
          </table:table-cell>
          <table:table-cell table:style-name="ce52" table:content-validation-name="val12" office:value-type="string" calcext:value-type="string" table:number-columns-spanned="4" table:number-rows-spanned="1">
            <text:p>sense agrupament</text:p>
          </table:table-cell>
          <table:covered-table-cell table:style-name="ce234"/>
          <table:covered-table-cell table:style-name="ce237"/>
          <table:covered-table-cell table:style-name="ce243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18"/>
          <table:table-cell table:number-columns-repeated="3"/>
        </table:table-row>
        <table:table-row table:style-name="ro1">
          <table:table-cell table:number-columns-repeated="6"/>
          <table:table-cell table:style-name="ce2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18" table:number-columns-repeated="2"/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11" office:value-type="string" calcext:value-type="string">
            <text:p>Aïllament assimilat segons ITC19</text:p>
          </table:table-cell>
          <table:table-cell table:style-name="ce225" table:formula="of:=&#10;    IF(OR([.G110]=&quot;RZ1-K&quot;;[.G110]=&quot;RV-K&quot;);&quot;XLPE&quot;;&#10;    IF(OR([.G110]=&quot;H07Z1-K&quot;;[.G110]=&quot;H07V-K&quot;;[.G110]=&quot;ES07Z1-K&quot;;[.G110]=&quot;ES07V-K&quot;);&quot;PVC&quot;))" office:value-type="string" office:string-value="XLPE" calcext:value-type="string">
            <text:p>XLPE</text:p>
          </table:table-cell>
          <table:table-cell/>
          <table:table-cell table:style-name="ce211" office:value-type="string" calcext:value-type="string">
            <text:p>γ [m/mm²·Ω]</text:p>
          </table:table-cell>
          <table:table-cell table:style-name="ce225" table:formula="of:=IF([.G111]=&quot;Coure&quot;;45.49;IF([.G111]=&quot;Alumini&quot;;27.8;&quot;Material conductor no valid&quot;))" office:value-type="float" office:value="45.49" calcext:value-type="float">
            <text:p>45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0" office:value-type="string" calcext:value-type="string">
            <text:p>Num cond i aïllament ITC19</text:p>
          </table:table-cell>
          <table:table-cell table:style-name="ce231" table:formula="of:=COM.MICROSOFT.CONCAT(&#10;  IF([.G109]=&quot;Monofàsica&quot;;&quot;2x &quot;;&#10;  IF([.G109]=&quot;Trifàsica&quot;;&quot;3x &quot;;&quot;&quot;));&#10;&#10;  IF(OR([.G110]=&quot;RZ1-K&quot;;[.G110]=&quot;RV-K&quot;);&quot;XLPE&quot;; &#10;  IF(OR([.G110]=&quot;H07Z1-K&quot;;[.G110]=&quot;H07V-K&quot;;[.G110]=&quot;ES07Z1-K&quot;;[.G110]=&quot;ES07V-K&quot;);&quot;PVC&quot;))&#10;)" office:value-type="string" office:string-value="3x XLPE" calcext:value-type="string">
            <text:p>3x XLPE</text:p>
          </table:table-cell>
          <table:table-cell/>
          <table:table-cell table:style-name="ce220" office:value-type="string" calcext:value-type="string">
            <text:p>Cdt max (e) [V]</text:p>
          </table:table-cell>
          <table:table-cell table:style-name="ce231" table:formula="of:=IF([.D110]=&quot;Única&quot;;0.005;IF([.D110]=&quot;Vàries&quot;;0.01;&quot;Falten dades - tipus de CC&quot;))*[.D108]" office:value-type="float" office:value="2" calcext:value-type="float">
            <text:p>2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 max cable en c. estàndar [A]</text:p>
          </table:table-cell>
          <table:table-cell table:style-name="ce51" table:formula="of:=IF(&#10;[.D112]=&quot;SI&quot;;&#10;INDEX(&#10;   [$07imax.$C$3:.$D$9];&#10;   MATCH([.G107];[$07imax.$B$3:.$B$9];0);&#10;   IF([.G111]=&quot;Alumini&quot;; 1;&#10;   IF([.G111]=&quot;Coure&quot;;2;&#10;   &quot;Error&quot;))&#10; );&#10;INDEX(&#10;   [$19imax.$D$12:.$U$26];&#10;   MATCH([.G107];[$19imax.$C$12:.$C$26];0);&#10;   MATCH(&#10;     [.D124];&#10;     INDEX(&#10;       [$19imax.$D$3:.$U$10];&#10;        MATCH([.G112];[$19imax.$B$3:.$B$10];0);&#10;     );&#10;     0&#10;   )&#10;))" office:value-type="float" office:value="313" calcext:value-type="float">
            <text:p>313,00</text:p>
          </table:table-cell>
          <table:table-cell/>
          <table:table-cell table:style-name="ce220" office:value-type="string" calcext:value-type="string">
            <text:p>cdt calculada</text:p>
          </table:table-cell>
          <table:table-cell table:style-name="ce231" table:formula="of:=[.D106]*1000*[.G106]/([.G123]*[.G107]*[.D108])" office:value-type="float" office:value="0" calcext:value-type="float">
            <text:p>0,00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2" office:value-type="string" calcext:value-type="string">
            <text:p>Iz (Imax amb f.c.) [A]</text:p>
          </table:table-cell>
          <table:table-cell table:style-name="ce51" table:formula="of:=[.D125]*&#10;    IF([.D112]=&quot;SI&quot;;&#10;    INDEX([$07temp.$C$4:.$K$4];1;MATCH([.G114];[$07temp.$C$3:.$K$3];0))*&#10;    INDEX([$07rt.$C$5:.$I$17];MATCH([.G107];[$07rt.$B$5:.$B$17];0);MATCH([.D113];[$07rt.$C$4:.$I$4];0))*&#10;    INDEX([$07prof.$D$4:.$D$14];MATCH([.D114];[$07prof.$B$4:.$B$14];0);1)*&#10;    INDEX([$07ag.$C$5:.$G$13];MATCH([.D116];[$07ag.$B$4:.$B$13];0);MATCH([.G116];[$07ag.$C$3:.$G$3];0));&#10;&#10;    INDEX([$19temp.$C$4:.$M$5];MATCH([.D123];[$19temp.$B$4:.$B$5];0);MATCH([.G113];[$19temp.$C$3:.$M$3];0))*&#10;    INDEX([$19ag.$D$4:.$L$8];MATCH([.D118];[$19ag.$C$4:.$C$8];0);MATCH([.D116];[$19ag.$D$3:.$L$3];0)))" office:value-type="float" office:value="313" calcext:value-type="float">
            <text:p>313,00</text:p>
          </table:table-cell>
          <table:table-cell/>
          <table:table-cell table:style-name="ce221" office:value-type="string" calcext:value-type="string">
            <text:p>Cdt dins dels límits?</text:p>
          </table:table-cell>
          <table:table-cell table:style-name="ce232" table:formula="of:=IF([.G124]&gt;=[.G125];&quot;OK&quot;;&quot;No OK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2" office:value-type="string" calcext:value-type="string">
            <text:p>In (fusible) [A]</text:p>
          </table:table-cell>
          <table:table-cell table:style-name="ce51" table:formula="of:=IF([.D126]*0.91&gt;400;400;INDEX([$13fus.$C$2:.$V$2];1;MATCH([.D126]*0.91;[$13fus.$C$2:.$V$2])))" office:value-type="float" office:value="250" calcext:value-type="float">
            <text:p>250,00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2">
          <table:table-cell table:number-columns-repeated="2"/>
          <table:table-cell table:style-name="ce221" office:value-type="string" calcext:value-type="string">
            <text:p>Intensitat dins dels límits?</text:p>
          </table:table-cell>
          <table:table-cell table:style-name="ce232" table:formula="of:=IF([.D107]&lt;[.D127];&quot;OK&quot;;&quot;NO OK&quot;)" office:value-type="string" office:string-value="OK" calcext:value-type="string">
            <text:p>OK</text:p>
          </table:table-cell>
          <table:table-cell/>
          <table:table-cell table:style-name="ce218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3">
          <table:table-cell table:number-columns-repeated="2"/>
          <table:table-cell table:style-name="ce222" office:value-type="string" calcext:value-type="string">
            <text:p>Icc a la centralització [kA]</text:p>
          </table:table-cell>
          <table:table-cell table:style-name="ce229" table:formula="of:=MIN(0.8*[.D108]/([.G106]/[.G107]/IF([.G111]=&quot;Coure&quot;;58;37.51));20000)/1000" office:value-type="float" office:value="20" calcext:value-type="float">
            <text:p>20</text:p>
          </table:table-cell>
          <table:table-cell table:style-name="ce229"/>
          <table:table-cell table:style-name="ce229" office:value-type="string" calcext:value-type="string">
            <text:p>(I²t)_IA [kA²s]</text:p>
          </table:table-cell>
          <table:table-cell table:style-name="ce77" table:formula="of:=[.D130]^2*[.D131]^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3" office:value-type="string" calcext:value-type="string">
            <text:p>Temps d’actuació del fusible [s]</text:p>
          </table:table-cell>
          <table:table-cell table:style-name="ce233" table:formula="of:=IF([.D130]&gt;4.5;0.1;999)" office:value-type="float" office:value="0.1" calcext:value-type="float">
            <text:p>0,1</text:p>
          </table:table-cell>
          <table:table-cell table:style-name="ce233"/>
          <table:table-cell table:style-name="ce233" office:value-type="string" calcext:value-type="string">
            <text:p>(I²t)_cable</text:p>
          </table:table-cell>
          <table:table-cell table:style-name="ce78" table:formula="of:=[.D132]^2*[.G107]^2/1000000" office:value-type="float" office:value="460.1025" calcext:value-type="float">
            <text:p>460</text:p>
          </table:table-cell>
          <table:table-cell table:number-columns-repeated="4"/>
        </table:table-row>
        <table:table-row table:style-name="ro13">
          <table:table-cell table:number-columns-repeated="2"/>
          <table:table-cell table:style-name="ce224" office:value-type="string" calcext:value-type="string">
            <text:p>k del cable</text:p>
          </table:table-cell>
          <table:table-cell table:style-name="ce234" table:formula="of:=INDEX([$22kcc.$C$7:.$E$8];MATCH([.G111];[$22kcc.$B$7:.$B$8];0);MATCH(IF([.G110]=&quot;RZ1-K&quot;;&quot;EPR&quot;; IF([.G110]=&quot;RC-K&quot;;&quot;PVC90&quot;; IF(OR([.G110]=&quot;H07Z1-K&quot;;[.G110]=&quot;H07V-K&quot;;[.G110]=&quot;ES07Z1-K&quot;;[.G110]=&quot;ES07V-K&quot;);&quot;PVC&quot;)));[$22kcc.$C$3:.$E$3];0))" office:value-type="float" office:value="143" calcext:value-type="float">
            <text:p>143</text:p>
          </table:table-cell>
          <table:table-cell table:style-name="ce234"/>
          <table:table-cell table:style-name="ce238" office:value-type="string" calcext:value-type="string">
            <text:p>I_cc ok?</text:p>
          </table:table-cell>
          <table:table-cell table:style-name="ce232" table:formula="of:=IF([.G130]&lt;[.G131];&quot;OK&quot;;&quot;NO OK&quot;)" office:value-type="string" office:string-value="OK" calcext:value-type="string">
            <text:p>OK</text:p>
          </table:table-cell>
          <table:table-cell table:number-columns-repeated="4"/>
        </table:table-row>
      </table:table>
      <table:table table:name="DI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3" table:default-cell-style-name="Default"/>
        <table:table-header-columns>
          <table:table-column table:style-name="co14" table:default-cell-style-name="ce246"/>
        </table:table-header-columns>
        <table:table-column table:style-name="co3" table:default-cell-style-name="ce13"/>
        <table:table-column table:style-name="co3" table:number-columns-repeated="2" table:default-cell-style-name="ce322"/>
        <table:table-column table:style-name="co3" table:default-cell-style-name="ce13"/>
        <table:table-column table:style-name="co3" table:default-cell-style-name="ce194"/>
        <table:table-column table:style-name="co3" table:default-cell-style-name="ce322"/>
        <table:table-column table:style-name="co3" table:default-cell-style-name="ce13"/>
        <table:table-column table:style-name="co3" table:number-columns-repeated="8" table:default-cell-style-name="ce322"/>
        <table:table-column table:style-name="co3" table:default-cell-style-name="ce194"/>
        <table:table-column table:style-name="co3" table:number-columns-repeated="2" table:default-cell-style-name="ce382"/>
        <table:table-column table:style-name="co3" table:default-cell-style-name="ce256"/>
        <table:table-column table:style-name="co3" table:default-cell-style-name="ce13"/>
        <table:table-column table:style-name="co3" table:default-cell-style-name="ce194"/>
        <table:table-column table:style-name="co3" table:number-columns-repeated="3" table:default-cell-style-name="ce13"/>
        <table:table-column table:style-name="co3" table:default-cell-style-name="ce256"/>
        <table:table-column table:style-name="co3" table:default-cell-style-name="ce13"/>
        <table:table-column table:style-name="co3" table:default-cell-style-name="ce260"/>
        <table:table-column table:style-name="co3" table:number-columns-repeated="3" table:default-cell-style-name="ce13"/>
        <table:table-column table:style-name="co3" table:default-cell-style-name="ce260"/>
        <table:table-column table:style-name="co3" table:number-columns-repeated="2" table:default-cell-style-name="ce13"/>
        <table:table-row table:style-name="ro1">
          <table:table-cell/>
          <table:table-cell table:style-name="Default" table:number-columns-repeated="34"/>
        </table:table-row>
        <table:table-row table:style-name="ro2">
          <table:table-cell/>
          <table:table-cell table:style-name="ce88" office:value-type="string" calcext:value-type="string">
            <text:p>Derivacions Individuals</text:p>
          </table:table-cell>
          <table:table-cell table:style-name="ce248" table:number-columns-repeated="33"/>
        </table:table-row>
        <table:table-header-rows>
          <table:table-row table:style-name="ro7">
            <table:table-cell/>
            <table:table-cell table:style-name="ce245"/>
            <table:table-cell table:style-name="ce249" office:value-type="string" calcext:value-type="string">
              <text:p>Potència</text:p>
            </table:table-cell>
            <table:table-cell table:style-name="ce249" office:value-type="string" calcext:value-type="string">
              <text:p>Trifàsica o monofàsica *</text:p>
            </table:table-cell>
            <table:table-cell table:style-name="ce249" office:value-type="string" calcext:value-type="string">
              <text:p>cos φ *</text:p>
            </table:table-cell>
            <table:table-cell table:style-name="ce249" office:value-type="string" calcext:value-type="string">
              <text:p>Tensió de càlcul</text:p>
            </table:table-cell>
            <table:table-cell table:style-name="ce249" office:value-type="string" calcext:value-type="string">
              <text:p>I. (previsió potències)</text:p>
            </table:table-cell>
            <table:table-cell table:style-name="ce249" office:value-type="string" calcext:value-type="string">
              <text:p>Tipus CC *</text:p>
            </table:table-cell>
            <table:table-cell table:style-name="ce249" office:value-type="string" calcext:value-type="string">
              <text:p>IGA</text:p>
            </table:table-cell>
            <table:table-cell table:style-name="ce249" office:value-type="string" calcext:value-type="string">
              <text:p>Longitud *</text:p>
            </table:table-cell>
            <table:table-cell table:style-name="ce249" office:value-type="string" calcext:value-type="string">
              <text:p>Secció *</text:p>
            </table:table-cell>
            <table:table-cell table:style-name="ce249" office:value-type="string" calcext:value-type="string">
              <text:p>Cablejat *</text:p>
            </table:table-cell>
            <table:table-cell table:style-name="ce249" office:value-type="string" calcext:value-type="string">
              <text:p>Tipus instalacio ITC19 *</text:p>
            </table:table-cell>
            <table:table-cell table:style-name="ce249" office:value-type="string" calcext:value-type="string">
              <text:p>T ambient *</text:p>
            </table:table-cell>
            <table:table-cell table:style-name="ce249" office:value-type="string" calcext:value-type="string">
              <text:p>Agrup. *</text:p>
            </table:table-cell>
            <table:table-cell table:style-name="ce249" office:value-type="string" calcext:value-type="string">
              <text:p>Tipus d’agrup. ITC 19 *</text:p>
            </table:table-cell>
            <table:table-cell table:style-name="ce249" office:value-type="string" calcext:value-type="string">
              <text:p>Nombre de capes *</text:p>
            </table:table-cell>
            <table:table-cell table:style-name="ce249" office:value-type="string" calcext:value-type="string">
              <text:p>PMA</text:p>
            </table:table-cell>
            <table:table-cell table:style-name="ce249" office:value-type="string" calcext:value-type="string">
              <text:p>Aillament tèrmicament asimilable</text:p>
            </table:table-cell>
            <table:table-cell table:style-name="ce249" office:value-type="string" calcext:value-type="string">
              <text:p>ITC19 – # cond i aïllament</text:p>
            </table:table-cell>
            <table:table-cell table:style-name="ce249" office:value-type="string" calcext:value-type="string">
              <text:p>γ</text:p>
            </table:table-cell>
            <table:table-cell table:style-name="ce249" office:value-type="string" calcext:value-type="string">
              <text:p>Cdt max (e)</text:p>
            </table:table-cell>
            <table:table-cell table:style-name="ce249" office:value-type="string" calcext:value-type="string">
              <text:p>cdt calculada</text:p>
            </table:table-cell>
            <table:table-cell table:style-name="ce249" office:value-type="string" calcext:value-type="string">
              <text:p>cdt ok?</text:p>
            </table:table-cell>
            <table:table-cell table:style-name="ce249" office:value-type="string" calcext:value-type="string">
              <text:p>I max (I del cable)</text:p>
            </table:table-cell>
            <table:table-cell table:style-name="ce249" office:value-type="string" calcext:value-type="string">
              <text:p>Iz (I cable amb fc)</text:p>
            </table:table-cell>
            <table:table-cell table:style-name="ce249" office:value-type="string" calcext:value-type="string">
              <text:p>I ok?</text:p>
            </table:table-cell>
            <table:table-cell table:style-name="ce249" office:value-type="string" calcext:value-type="string">
              <text:p>Icc a CC</text:p>
            </table:table-cell>
            <table:table-cell table:style-name="ce249" office:value-type="string" calcext:value-type="string">
              <text:p>Icc a IGA</text:p>
            </table:table-cell>
            <table:table-cell table:style-name="ce249" office:value-type="string" calcext:value-type="string">
              <text:p>t_fus</text:p>
            </table:table-cell>
            <table:table-cell table:style-name="ce249" office:value-type="string" calcext:value-type="string">
              <text:p>k</text:p>
            </table:table-cell>
            <table:table-cell table:style-name="ce249" office:value-type="string" calcext:value-type="string">
              <text:p>(I²t)_IA_max</text:p>
            </table:table-cell>
            <table:table-cell table:style-name="ce249" office:value-type="string" calcext:value-type="string">
              <text:p>(I²t)_IA_min</text:p>
            </table:table-cell>
            <table:table-cell table:style-name="ce249" office:value-type="string" calcext:value-type="string">
              <text:p>(I²t)_cable</text:p>
            </table:table-cell>
            <table:table-cell table:style-name="ce249" office:value-type="string" calcext:value-type="string">
              <text:p>I_cc ok?</text:p>
            </table:table-cell>
          </table:table-row>
        </table:table-header-rows>
        <table:table-row table:style-name="ro1">
          <table:table-cell/>
          <table:table-cell office:value-type="string" calcext:value-type="string">
            <text:p>Serveis comuns</text:p>
          </table:table-cell>
          <table:table-cell table:style-name="ce194" table:formula="of:=[$PrevPot.H98]" office:value-type="float" office:value="3.66" calcext:value-type="float">
            <text:p>3,66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0.8" calcext:value-type="float">
            <text:p>0,8</text:p>
          </table:table-cell>
          <table:table-cell table:formula="of:=IF([.D4]=&quot;Monofàsica&quot;;230;IF([.D4]=&quot;Trifàsica&quot;;400;&quot;&quot;))" office:value-type="float" office:value="230" calcext:value-type="float">
            <text:p>230</text:p>
          </table:table-cell>
          <table:table-cell table:formula="of:=IF([.F4]=230;[.C4]*1000/[.F4]/[.E4]-0.0001;IF([.F4]=400;[.C4]*1000/SQRT(3)/[.F4]/[.E4]-0.0001;&quot;&quot;))" office:value-type="float" office:value="19.8912043478261" calcext:value-type="float">
            <text:p>19,89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4]&lt;&gt;&quot;&quot;;INDEX([$22mt.$B$3:.$B$15];MATCH([.G4];[$22mt.$B$3:.$B$15];1)+1;1);&quot;&quot;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4]=230;[.I4]*[.F4]/1000;IF([.F4]=400;[.I4]*SQRT(3)*[.F4]/1000;&quot;&quot;))" office:value-type="float" office:value="4.6" calcext:value-type="float">
            <text:p>4,60</text:p>
          </table:table-cell>
          <table:table-cell table:content-validation-name="val29" table:formula="of:=&#10;IF(OR([.L4]=&quot;RZ1-K&quot;;[.L4]=&quot;RV-K&quot;);&quot;XLPE&quot;;&#10;IF(OR([.L4]=&quot;H07Z1-K&quot;;[.L4]=&quot;H07V-K&quot;;[.L4]=&quot;ES07Z1-K&quot;;[.L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]=&quot;Monofàsica&quot;;&quot;2x &quot;;&#10;  IF([.D4]=&quot;Trifàsica&quot;;&quot;3x &quot;;&quot;&quot;));&#10;&#10;  [.S4]&#10;)" office:value-type="string" office:string-value="2x PVC" calcext:value-type="string">
            <text:p>2x PVC</text:p>
          </table:table-cell>
          <table:table-cell table:formula="of:=IF([.S4]=&quot;PVC&quot;;48.47;IF([.S4]=&quot;XLPE&quot;;45.49;&quot;Material conductor no valid&quot;))" office:value-type="float" office:value="48.47" calcext:value-type="float">
            <text:p>48,47</text:p>
          </table:table-cell>
          <table:table-cell table:formula="of:=IF([.H4]=&quot;&quot;;&quot;&quot;;IF([.H4]=&quot;Única&quot;;0.01;IF([.H4]=&quot;Vàries&quot;;0.005))*[.F4])" office:value-type="float" office:value="2.3" calcext:value-type="float">
            <text:p>2,3</text:p>
          </table:table-cell>
          <table:table-cell table:formula="of:=IF([.D4]=&quot;Monofàsica&quot;;2*[.C4]*1000*[.J4]/[.K4]/[.U4]/[.F4];IF([.D4]=&quot;Trifàsica&quot;;[.C4]*1000*[.J4]/[.K4]/[.U4]/[.F4];&quot;&quot;))" office:value-type="float" office:value="0.984921197334075" calcext:value-type="float">
            <text:p>0,98</text:p>
          </table:table-cell>
          <table:table-cell table:formula="of:=IF([.V4]&gt;=[.W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K4];[$19imax.$C$12:.$C$26];0);&#10;   MATCH(&#10;     [.T4];&#10;     INDEX(&#10;       [$19imax.$D$3:.$U$10];&#10;        MATCH([.M4];[$19imax.$B$3:.$B$10];0);&#10;     );&#10;     0&#10;   )&#10;)" office:value-type="float" office:value="43" calcext:value-type="float">
            <text:p>43</text:p>
          </table:table-cell>
          <table:table-cell table:formula="of:=IF([.Y4]=&quot;&quot;;&quot;&quot;;[.Y4]*&#10;    INDEX([$19temp.$C$4:.$M$5];MATCH([.S4];[$19temp.$B$4:.$B$5];0);MATCH([.N4];[$19temp.$C$3:.$M$3];0))*&#10;    INDEX([$19ag.$D$4:.$L$8];MATCH([.P4];[$19ag.$C$4:.$C$8];0);MATCH([.O4];[$19ag.$D$3:.$L$3];0)))" office:value-type="float" office:value="43" calcext:value-type="float">
            <text:p>43</text:p>
          </table:table-cell>
          <table:table-cell table:formula="of:=IF([.Z4]=&quot;&quot;;&quot;&quot;;IF([.I4]&lt;=[.Z4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4]/([.J4]/[.K4]/58+[$LGA.$C$32]);20000)" office:value-type="float" office:value="6670" calcext:value-type="float">
            <text:p>6670</text:p>
          </table:table-cell>
          <table:table-cell table:formula="of:=IF([.AC4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4]=&quot;RZ1-K&quot;;&quot;EPR&quot;;&#10;        IF(OR([.L4]=&quot;H07Z1-K&quot;;[.L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4]^2*[.AD4]^2" office:value-type="float" office:value="40000" calcext:value-type="float">
            <text:p>40000</text:p>
          </table:table-cell>
          <table:table-cell table:formula="of:=[.AC4]^2*[.AD4]^2" office:value-type="float" office:value="4448.89" calcext:value-type="float">
            <text:p>4449</text:p>
          </table:table-cell>
          <table:table-cell table:formula="of:=[.AE4]^2*[.K4]^2" office:value-type="float" office:value="1322500" calcext:value-type="float">
            <text:p>1322500</text:p>
          </table:table-cell>
          <table:table-cell table:style-name="ce256" table:formula="of:=IF(AND(&#10;    [.AG4]&lt;[.AH4];&#10;    [.AF4]&lt;[.AH4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table:style-name="ce247" office:value-type="string" calcext:value-type="string">
            <text:p>Garatge i VE</text:p>
          </table:table-cell>
          <table:table-cell table:style-name="ce95" table:formula="of:=[$PrevPot.H111]" office:value-type="float" office:value="6.48" calcext:value-type="float">
            <text:p>6,48</text:p>
          </table:table-cell>
          <table:table-cell table:style-name="ce97" table:content-validation-name="val20" office:value-type="string" calcext:value-type="string">
            <text:p>Monofàsica</text:p>
          </table:table-cell>
          <table:table-cell table:style-name="ce97" office:value-type="float" office:value="0.8" calcext:value-type="float">
            <text:p>0,8</text:p>
          </table:table-cell>
          <table:table-cell table:style-name="ce95" table:formula="of:=IF([.D5]=&quot;Monofàsica&quot;;230;IF([.D5]=&quot;Trifàsica&quot;;400;&quot;&quot;))" office:value-type="float" office:value="230" calcext:value-type="float">
            <text:p>230</text:p>
          </table:table-cell>
          <table:table-cell table:style-name="ce252" table:formula="of:=IF([.F5]=230;[.C5]*1000/[.F5]/[.E5]-0.0001;IF([.F5]=400;[.C5]*1000/SQRT(3)/[.F5]/[.E5]-0.0001;&quot;&quot;))" office:value-type="float" office:value="35.2172913043478" calcext:value-type="float">
            <text:p>35,22</text:p>
          </table:table-cell>
          <table:table-cell table:style-name="ce97" table:content-validation-name="val6" office:value-type="string" calcext:value-type="string">
            <text:p>Única</text:p>
          </table:table-cell>
          <table:table-cell table:style-name="ce95" table:formula="of:=IF([.G5]&lt;&gt;&quot;&quot;;INDEX([$22mt.$B$3:.$B$15];MATCH([.G5];[$22mt.$B$3:.$B$15];1)+1;1);&quot;&quot;)" office:value-type="float" office:value="40" calcext:value-type="float">
            <text:p>40</text:p>
          </table:table-cell>
          <table:table-cell table:style-name="ce97" office:value-type="float" office:value="15" calcext:value-type="float">
            <text:p>15</text:p>
          </table:table-cell>
          <table:table-cell table:style-name="ce97" table:content-validation-name="val22" office:value-type="float" office:value="10" calcext:value-type="float">
            <text:p>10</text:p>
          </table:table-cell>
          <table:table-cell table:style-name="ce97" table:content-validation-name="val23" office:value-type="string" calcext:value-type="string">
            <text:p>H07Z1-K</text:p>
          </table:table-cell>
          <table:table-cell table:style-name="ce97" table:content-validation-name="val24" office:value-type="string" calcext:value-type="string">
            <text:p>B2</text:p>
          </table:table-cell>
          <table:table-cell table:style-name="ce97" table:content-validation-name="val25" office:value-type="float" office:value="40" calcext:value-type="float">
            <text:p>40</text:p>
          </table:table-cell>
          <table:table-cell table:style-name="ce97" table:content-validation-name="val26" office:value-type="float" office:value="1" calcext:value-type="float">
            <text:p>1</text:p>
          </table:table-cell>
          <table:table-cell table:style-name="ce97" table:content-validation-name="val26" office:value-type="string" calcext:value-type="string">
            <text:p>Encastats</text:p>
          </table:table-cell>
          <table:table-cell table:style-name="ce97" table:content-validation-name="val26" office:value-type="float" office:value="1" calcext:value-type="float">
            <text:p>1</text:p>
          </table:table-cell>
          <table:table-cell table:style-name="ce252" table:formula="of:=IF([.F5]=230;[.I5]*[.F5]/1000;IF([.F5]=400;[.I5]*SQRT(3)*[.F5]/1000;&quot;&quot;))" office:value-type="float" office:value="9.2" calcext:value-type="float">
            <text:p>9,20</text:p>
          </table:table-cell>
          <table:table-cell table:style-name="ce383" table:content-validation-name="val29" table:formula="of:=&#10;IF(OR([.L5]=&quot;RZ1-K&quot;;[.L5]=&quot;RV-K&quot;);&quot;XLPE&quot;;&#10;IF(OR([.L5]=&quot;H07Z1-K&quot;;[.L5]=&quot;H07V-K&quot;;[.L5]=&quot;ES07Z1-K&quot;;[.L5]=&quot;ES07V-K&quot;);&quot;PVC&quot;;&#10;&quot;&quot;))" office:value-type="string" office:string-value="PVC" calcext:value-type="string">
            <text:p>PVC</text:p>
          </table:table-cell>
          <table:table-cell table:style-name="ce383" table:content-validation-name="val29" table:formula="of:=COM.MICROSOFT.CONCAT(&#10;  IF([.D5]=&quot;Monofàsica&quot;;&quot;2x &quot;;&#10;  IF([.D5]=&quot;Trifàsica&quot;;&quot;3x &quot;;&quot;&quot;));&#10;&#10;  [.S5]&#10;)" office:value-type="string" office:string-value="2x PVC" calcext:value-type="string">
            <text:p>2x PVC</text:p>
          </table:table-cell>
          <table:table-cell table:style-name="ce257" table:formula="of:=IF([.S5]=&quot;PVC&quot;;48.47;IF([.S5]=&quot;XLPE&quot;;45.49;&quot;Material conductor no valid&quot;))" office:value-type="float" office:value="48.47" calcext:value-type="float">
            <text:p>48,47</text:p>
          </table:table-cell>
          <table:table-cell table:style-name="ce95" table:formula="of:=IF([.H5]=&quot;&quot;;&quot;&quot;;IF([.H5]=&quot;Única&quot;;0.01;IF([.H5]=&quot;Vàries&quot;;0.005))*[.F5])" office:value-type="float" office:value="2.3" calcext:value-type="float">
            <text:p>2,3</text:p>
          </table:table-cell>
          <table:table-cell table:style-name="ce252" table:formula="of:=IF([.D5]=&quot;Monofàsica&quot;;2*[.C5]*1000*[.J5]/[.K5]/[.U5]/[.F5];IF([.D5]=&quot;Trifàsica&quot;;[.C5]*1000*[.J5]/[.K5]/[.U5]/[.F5];&quot;&quot;))" office:value-type="float" office:value="1.74379490675541" calcext:value-type="float">
            <text:p>1,74</text:p>
          </table:table-cell>
          <table:table-cell table:style-name="ce95" table:formula="of:=IF([.V5]=&quot;&quot;;&quot;&quot;;IF([.V5]&gt;=[.W5];&quot;OK&quot;;&quot;No OK&quot;))" office:value-type="string" office:string-value="OK" calcext:value-type="string">
            <text:p>OK</text:p>
          </table:table-cell>
          <table:table-cell table:style-name="ce95" table:formula="of:=&#10;INDEX(&#10;   [$19imax.$D$12:.$U$26];&#10;   MATCH([.K5];[$19imax.$C$12:.$C$26];0);&#10;   MATCH(&#10;     [.T5];&#10;     INDEX(&#10;       [$19imax.$D$3:.$U$10];&#10;        MATCH([.M5];[$19imax.$B$3:.$B$10];0);&#10;     );&#10;     0&#10;   )&#10;)" office:value-type="float" office:value="43" calcext:value-type="float">
            <text:p>43</text:p>
          </table:table-cell>
          <table:table-cell table:style-name="ce95" table:formula="of:=IF([.Y5]=&quot;&quot;;&quot;&quot;;[.Y5]*&#10;    INDEX([$19temp.$C$4:.$M$5];MATCH([.S5];[$19temp.$B$4:.$B$5];0);MATCH([.N5];[$19temp.$C$3:.$M$3];0))*&#10;    INDEX([$19ag.$D$4:.$L$8];MATCH([.P5];[$19ag.$C$4:.$C$8];0);MATCH([.O5];[$19ag.$D$3:.$L$3];0)))" office:value-type="float" office:value="43" calcext:value-type="float">
            <text:p>43</text:p>
          </table:table-cell>
          <table:table-cell table:style-name="ce257" table:formula="of:=IF([.Z5]=&quot;&quot;;&quot;&quot;;IF([.I5]&lt;=[.Z5];&quot;OK&quot;;&quot;NO OK&quot;))" office:value-type="string" office:string-value="OK" calcext:value-type="string">
            <text:p>OK</text:p>
          </table:table-cell>
          <table:table-cell table:style-name="ce95" table:formula="of:=[$LGA.$D$28]*1000" office:value-type="float" office:value="20000" calcext:value-type="float">
            <text:p>20000</text:p>
          </table:table-cell>
          <table:table-cell table:style-name="ce261" table:formula="of:=MIN(0.8*[.F5]/([.J5]/[.K5]/58+[$LGA.$C$32]);20000)" office:value-type="float" office:value="6670" calcext:value-type="float">
            <text:p>6670</text:p>
          </table:table-cell>
          <table:table-cell table:style-name="ce95" table:formula="of:=IF([.AC5]&gt;4500;0.01;999)" office:value-type="float" office:value="0.01" calcext:value-type="float">
            <text:p>0,01</text:p>
          </table:table-cell>
          <table:table-cell table:style-name="ce95" table:formula="of:=INDEX(&#10;    [$22kcc.$C$7:.$E$8];&#10;    1;&#10;    MATCH(&#10;        IF([.L5]=&quot;RZ1-K&quot;;&quot;EPR&quot;;&#10;        IF(OR([.L5]=&quot;H07Z1-K&quot;;[.L5]=&quot;ES07Z1-K&quot;);&quot;PVC&quot;));&#10;&#10;        [$22kcc.$C$3:.$E$3];0&#10;    )&#10;)" office:value-type="float" office:value="115" calcext:value-type="float">
            <text:p>115</text:p>
          </table:table-cell>
          <table:table-cell table:style-name="ce95" table:formula="of:=[.AB5]^2*[.AD5]^2" office:value-type="float" office:value="40000" calcext:value-type="float">
            <text:p>40000</text:p>
          </table:table-cell>
          <table:table-cell table:style-name="ce261" table:formula="of:=[.AC5]^2*[.AD5]^2" office:value-type="float" office:value="4448.89" calcext:value-type="float">
            <text:p>4449</text:p>
          </table:table-cell>
          <table:table-cell table:style-name="ce95" table:formula="of:=[.AE5]^2*[.K5]^2" office:value-type="float" office:value="1322500" calcext:value-type="float">
            <text:p>1322500</text:p>
          </table:table-cell>
          <table:table-cell table:style-name="ce95" table:formula="of:=IF(AND(&#10;    [.AG5]&lt;[.AH5];&#10;    [.AF5]&lt;[.AH5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3"/>
          <table:table-cell table:style-name="ce13" table:number-columns-repeated="2"/>
          <table:table-cell table:formula="of:=IF([.D6]=&quot;Monofàsica&quot;;230;IF([.D6]=&quot;Trifàsica&quot;;400;&quot;&quot;))">
            <text:p/>
          </table:table-cell>
          <table:table-cell table:formula="of:=IF([.F6]=230;[.C6]*1000/[.F6]/[.E6];IF([.F6]=400;[.C6]*1000/SQRT(3)/[.F6]/[.E6];&quot;&quot;))">
            <text:p/>
          </table:table-cell>
          <table:table-cell table:style-name="ce194"/>
          <table:table-cell table:formula="of:=IF([.G6]&lt;&gt;&quot;&quot;;INDEX([$22mt.$B$3:.$B$15];MATCH([.G6];[$22mt.$B$3:.$B$15];1)+1;1);&quot;&quot;)">
            <text:p/>
          </table:table-cell>
          <table:table-cell table:style-name="ce13" table:number-columns-repeated="8"/>
          <table:table-cell table:formula="of:=IF([.F6]=230;[.I6]*[.F6]/1000;IF([.F6]=400;[.I6]*SQRT(3)*[.F6]/1000;&quot;&quot;))">
            <text:p/>
          </table:table-cell>
          <table:table-cell table:style-name="ce13" table:number-columns-repeated="2"/>
          <table:table-cell table:formula="of:=IF([.S6]=&quot;PVC&quot;;48.47;IF([.S6]=&quot;XLPE&quot;;45.49;&quot;&quot;))">
            <text:p/>
          </table:table-cell>
          <table:table-cell table:formula="of:=IF([.H6]=&quot;&quot;;&quot;&quot;;IF([.H6]=&quot;Única&quot;;0.01;IF([.H6]=&quot;Vàries&quot;;0.005))*[.F6])">
            <text:p/>
          </table:table-cell>
          <table:table-cell table:formula="of:=IF([.D6]=&quot;Monofàsica&quot;;2*[.C6]*1000*[.J6]/[.K6]/[.U6]/[.F6];IF([.D6]=&quot;Trifàsica&quot;;[.C6]*1000*[.J6]/[.K6]/[.U6]/[.F6];&quot;&quot;))">
            <text:p/>
          </table:table-cell>
          <table:table-cell table:formula="of:=IF([.V6]=&quot;&quot;;&quot;&quot;;IF([.V6]&gt;=[.W6];&quot;OK&quot;;&quot;No OK&quot;))">
            <text:p/>
          </table:table-cell>
          <table:table-cell/>
          <table:table-cell table:formula="of:=IF([.Y6]=&quot;&quot;;&quot;&quot;;[.Y6]*&#10;    INDEX([$19temp.$C$4:.$M$5];MATCH([.S6];[$19temp.$B$4:.$B$5];0);MATCH([.N6];[$19temp.$C$3:.$M$3];0))*&#10;    INDEX([$19ag.$D$4:.$L$8];MATCH([.P6];[$19ag.$C$4:.$C$8];0);MATCH([.O6];[$19ag.$D$3:.$L$3];0)))">
            <text:p/>
          </table:table-cell>
          <table:table-cell table:formula="of:=IF([.Z6]=&quot;&quot;;&quot;&quot;;IF([.I6]&lt;=[.Z6];&quot;OK&quot;;&quot;NO OK&quot;)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abitatge 1</text:p>
          </table:table-cell>
          <table:table-cell table:formula="of:=[$PrevPot.C6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7]=&quot;Monofàsica&quot;;230;IF([.D7]=&quot;Trifàsica&quot;;400;&quot;&quot;))" office:value-type="float" office:value="230" calcext:value-type="float">
            <text:p>230</text:p>
          </table:table-cell>
          <table:table-cell table:formula="of:=IF([.F7]=230;[.C7]*1000/[.F7]/[.E7]-0.0001;IF([.F7]=400;[.C7]*1000/SQRT(3)/[.F7]/[.E7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7]&lt;&gt;&quot;&quot;;INDEX([$22mt.$B$3:.$B$15];MATCH([.G7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7]=230;[.I7]*[.F7]/1000;IF([.F7]=400;[.I7]*SQRT(3)*[.F7]/1000;&quot;&quot;))" office:value-type="float" office:value="9.2" calcext:value-type="float">
            <text:p>9,20</text:p>
          </table:table-cell>
          <table:table-cell table:content-validation-name="val29" table:formula="of:=&#10;IF(OR([.L7]=&quot;RZ1-K&quot;;[.L7]=&quot;RV-K&quot;);&quot;XLPE&quot;;&#10;IF(OR([.L7]=&quot;H07Z1-K&quot;;[.L7]=&quot;H07V-K&quot;;[.L7]=&quot;ES07Z1-K&quot;;[.L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7]=&quot;Monofàsica&quot;;&quot;2x &quot;;&#10;  IF([.D7]=&quot;Trifàsica&quot;;&quot;3x &quot;;&quot;&quot;));&#10;&#10;  [.S7]&#10;)" office:value-type="string" office:string-value="2x PVC" calcext:value-type="string">
            <text:p>2x PVC</text:p>
          </table:table-cell>
          <table:table-cell table:formula="of:=IF([.S7]=&quot;PVC&quot;;48.47;IF([.S7]=&quot;XLPE&quot;;45.49;&quot;&quot;))" office:value-type="float" office:value="48.47" calcext:value-type="float">
            <text:p>48,47</text:p>
          </table:table-cell>
          <table:table-cell table:formula="of:=IF([.H7]=&quot;&quot;;&quot;&quot;;IF([.H7]=&quot;Única&quot;;0.01;IF([.H7]=&quot;Vàries&quot;;0.005))*[.F7])" office:value-type="float" office:value="2.3" calcext:value-type="float">
            <text:p>2,3</text:p>
          </table:table-cell>
          <table:table-cell table:formula="of:=IF([.D7]=&quot;Monofàsica&quot;;2*[.C7]*1000*[.J7]/[.K7]/[.U7]/[.F7];IF([.D7]=&quot;Trifàsica&quot;;[.C7]*1000*[.J7]/[.K7]/[.U7]/[.F7];&quot;&quot;))" office:value-type="float" office:value="2.47575820094904" calcext:value-type="float">
            <text:p>2,48</text:p>
          </table:table-cell>
          <table:table-cell table:formula="of:=IF([.V7]=&quot;&quot;;&quot;&quot;;IF([.V7]&gt;=[.W7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7];[$19imax.$C$12:.$C$26];0);&#10;   MATCH(&#10;     [.T7];&#10;     INDEX(&#10;       [$19imax.$D$3:.$U$10];&#10;        MATCH([.M7];[$19imax.$B$3:.$B$10];0);&#10;     );&#10;     0&#10;   )&#10;)" office:value-type="float" office:value="43" calcext:value-type="float">
            <text:p>43</text:p>
          </table:table-cell>
          <table:table-cell table:formula="of:=IF([.Y7]=&quot;&quot;;&quot;&quot;;[.Y7]*&#10;    INDEX([$19temp.$C$4:.$M$5];MATCH([.S7];[$19temp.$B$4:.$B$5];0);MATCH([.N7];[$19temp.$C$3:.$M$3];0))*&#10;    INDEX([$19ag.$D$4:.$L$8];MATCH([.P7];[$19ag.$C$4:.$C$8];0);MATCH([.O7];[$19ag.$D$3:.$L$3];0)))" office:value-type="float" office:value="43" calcext:value-type="float">
            <text:p>43</text:p>
          </table:table-cell>
          <table:table-cell table:formula="of:=IF([.Z7]=&quot;&quot;;&quot;&quot;;IF([.I7]&lt;=[.Z7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7]/([.J7]/[.K7]/58+[$LGA.$C$32]);20000)" office:value-type="float" office:value="6670" calcext:value-type="float">
            <text:p>6670</text:p>
          </table:table-cell>
          <table:table-cell table:formula="of:=IF([.AC7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7]=&quot;RZ1-K&quot;;&quot;EPR&quot;;&#10;        IF(OR([.L7]=&quot;H07Z1-K&quot;;[.L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7]^2*[.AD7]^2" office:value-type="float" office:value="40000" calcext:value-type="float">
            <text:p>40000</text:p>
          </table:table-cell>
          <table:table-cell table:formula="of:=[.AC7]^2*[.AD7]^2" office:value-type="float" office:value="4448.89" calcext:value-type="float">
            <text:p>4449</text:p>
          </table:table-cell>
          <table:table-cell table:formula="of:=[.AE7]^2*[.K7]^2" office:value-type="float" office:value="1322500" calcext:value-type="float">
            <text:p>1322500</text:p>
          </table:table-cell>
          <table:table-cell table:formula="of:=IF(AND(&#10;    [.AG7]&lt;[.AH7];&#10;    [.AF7]&lt;[.AH7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</text:p>
          </table:table-cell>
          <table:table-cell table:formula="of:=[$PrevPot.C7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8]=&quot;Monofàsica&quot;;230;IF([.D8]=&quot;Trifàsica&quot;;400;&quot;&quot;))" office:value-type="float" office:value="230" calcext:value-type="float">
            <text:p>230</text:p>
          </table:table-cell>
          <table:table-cell table:formula="of:=IF([.F8]=230;[.C8]*1000/[.F8]/[.E8]-0.0001;IF([.F8]=400;[.C8]*1000/SQRT(3)/[.F8]/[.E8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8]&lt;&gt;&quot;&quot;;INDEX([$22mt.$B$3:.$B$15];MATCH([.G8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8]=230;[.I8]*[.F8]/1000;IF([.F8]=400;[.I8]*SQRT(3)*[.F8]/1000;&quot;&quot;))" office:value-type="float" office:value="9.2" calcext:value-type="float">
            <text:p>9,20</text:p>
          </table:table-cell>
          <table:table-cell table:content-validation-name="val29" table:formula="of:=&#10;IF(OR([.L8]=&quot;RZ1-K&quot;;[.L8]=&quot;RV-K&quot;);&quot;XLPE&quot;;&#10;IF(OR([.L8]=&quot;H07Z1-K&quot;;[.L8]=&quot;H07V-K&quot;;[.L8]=&quot;ES07Z1-K&quot;;[.L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8]=&quot;Monofàsica&quot;;&quot;2x &quot;;&#10;  IF([.D8]=&quot;Trifàsica&quot;;&quot;3x &quot;;&quot;&quot;));&#10;&#10;  [.S8]&#10;)" office:value-type="string" office:string-value="2x PVC" calcext:value-type="string">
            <text:p>2x PVC</text:p>
          </table:table-cell>
          <table:table-cell table:formula="of:=IF([.S8]=&quot;PVC&quot;;48.47;IF([.S8]=&quot;XLPE&quot;;45.49;&quot;&quot;))" office:value-type="float" office:value="48.47" calcext:value-type="float">
            <text:p>48,47</text:p>
          </table:table-cell>
          <table:table-cell table:formula="of:=IF([.H8]=&quot;&quot;;&quot;&quot;;IF([.H8]=&quot;Única&quot;;0.01;IF([.H8]=&quot;Vàries&quot;;0.005))*[.F8])" office:value-type="float" office:value="2.3" calcext:value-type="float">
            <text:p>2,3</text:p>
          </table:table-cell>
          <table:table-cell table:formula="of:=IF([.D8]=&quot;Monofàsica&quot;;2*[.C8]*1000*[.J8]/[.K8]/[.U8]/[.F8];IF([.D8]=&quot;Trifàsica&quot;;[.C8]*1000*[.J8]/[.K8]/[.U8]/[.F8];&quot;&quot;))" office:value-type="float" office:value="2.47575820094904" calcext:value-type="float">
            <text:p>2,48</text:p>
          </table:table-cell>
          <table:table-cell table:formula="of:=IF([.V8]=&quot;&quot;;&quot;&quot;;IF([.V8]&gt;=[.W8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8];[$19imax.$C$12:.$C$26];0);&#10;   MATCH(&#10;     [.T8];&#10;     INDEX(&#10;       [$19imax.$D$3:.$U$10];&#10;        MATCH([.M8];[$19imax.$B$3:.$B$10];0);&#10;     );&#10;     0&#10;   )&#10;)" office:value-type="float" office:value="43" calcext:value-type="float">
            <text:p>43</text:p>
          </table:table-cell>
          <table:table-cell table:formula="of:=IF([.Y8]=&quot;&quot;;&quot;&quot;;[.Y8]*&#10;    INDEX([$19temp.$C$4:.$M$5];MATCH([.S8];[$19temp.$B$4:.$B$5];0);MATCH([.N8];[$19temp.$C$3:.$M$3];0))*&#10;    INDEX([$19ag.$D$4:.$L$8];MATCH([.P8];[$19ag.$C$4:.$C$8];0);MATCH([.O8];[$19ag.$D$3:.$L$3];0)))" office:value-type="float" office:value="43" calcext:value-type="float">
            <text:p>43</text:p>
          </table:table-cell>
          <table:table-cell table:formula="of:=IF([.Z8]=&quot;&quot;;&quot;&quot;;IF([.I8]&lt;=[.Z8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8]/([.J8]/[.K8]/58+[$LGA.$C$32]);20000)" office:value-type="float" office:value="6670" calcext:value-type="float">
            <text:p>6670</text:p>
          </table:table-cell>
          <table:table-cell table:formula="of:=IF([.AC8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8]=&quot;RZ1-K&quot;;&quot;EPR&quot;;&#10;        IF(OR([.L8]=&quot;H07Z1-K&quot;;[.L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8]^2*[.AD8]^2" office:value-type="float" office:value="40000" calcext:value-type="float">
            <text:p>40000</text:p>
          </table:table-cell>
          <table:table-cell table:formula="of:=[.AC8]^2*[.AD8]^2" office:value-type="float" office:value="4448.89" calcext:value-type="float">
            <text:p>4449</text:p>
          </table:table-cell>
          <table:table-cell table:formula="of:=[.AE8]^2*[.K8]^2" office:value-type="float" office:value="1322500" calcext:value-type="float">
            <text:p>1322500</text:p>
          </table:table-cell>
          <table:table-cell table:formula="of:=IF(AND(&#10;    [.AG8]&lt;[.AH8];&#10;    [.AF8]&lt;[.AH8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3</text:p>
          </table:table-cell>
          <table:table-cell table:formula="of:=[$PrevPot.C8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9]=&quot;Monofàsica&quot;;230;IF([.D9]=&quot;Trifàsica&quot;;400;&quot;&quot;))" office:value-type="float" office:value="230" calcext:value-type="float">
            <text:p>230</text:p>
          </table:table-cell>
          <table:table-cell table:formula="of:=IF([.F9]=230;[.C9]*1000/[.F9]/[.E9]-0.0001;IF([.F9]=400;[.C9]*1000/SQRT(3)/[.F9]/[.E9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9]&lt;&gt;&quot;&quot;;INDEX([$22mt.$B$3:.$B$15];MATCH([.G9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9]=230;[.I9]*[.F9]/1000;IF([.F9]=400;[.I9]*SQRT(3)*[.F9]/1000;&quot;&quot;))" office:value-type="float" office:value="9.2" calcext:value-type="float">
            <text:p>9,20</text:p>
          </table:table-cell>
          <table:table-cell table:content-validation-name="val29" table:formula="of:=&#10;IF(OR([.L9]=&quot;RZ1-K&quot;;[.L9]=&quot;RV-K&quot;);&quot;XLPE&quot;;&#10;IF(OR([.L9]=&quot;H07Z1-K&quot;;[.L9]=&quot;H07V-K&quot;;[.L9]=&quot;ES07Z1-K&quot;;[.L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9]=&quot;Monofàsica&quot;;&quot;2x &quot;;&#10;  IF([.D9]=&quot;Trifàsica&quot;;&quot;3x &quot;;&quot;&quot;));&#10;&#10;  [.S9]&#10;)" office:value-type="string" office:string-value="2x PVC" calcext:value-type="string">
            <text:p>2x PVC</text:p>
          </table:table-cell>
          <table:table-cell table:formula="of:=IF([.S9]=&quot;PVC&quot;;48.47;IF([.S9]=&quot;XLPE&quot;;45.49;&quot;&quot;))" office:value-type="float" office:value="48.47" calcext:value-type="float">
            <text:p>48,47</text:p>
          </table:table-cell>
          <table:table-cell table:formula="of:=IF([.H9]=&quot;&quot;;&quot;&quot;;IF([.H9]=&quot;Única&quot;;0.01;IF([.H9]=&quot;Vàries&quot;;0.005))*[.F9])" office:value-type="float" office:value="2.3" calcext:value-type="float">
            <text:p>2,3</text:p>
          </table:table-cell>
          <table:table-cell table:formula="of:=IF([.D9]=&quot;Monofàsica&quot;;2*[.C9]*1000*[.J9]/[.K9]/[.U9]/[.F9];IF([.D9]=&quot;Trifàsica&quot;;[.C9]*1000*[.J9]/[.K9]/[.U9]/[.F9];&quot;&quot;))" office:value-type="float" office:value="2.47575820094904" calcext:value-type="float">
            <text:p>2,48</text:p>
          </table:table-cell>
          <table:table-cell table:formula="of:=IF([.V9]=&quot;&quot;;&quot;&quot;;IF([.V9]&gt;=[.W9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9];[$19imax.$C$12:.$C$26];0);&#10;   MATCH(&#10;     [.T9];&#10;     INDEX(&#10;       [$19imax.$D$3:.$U$10];&#10;        MATCH([.M9];[$19imax.$B$3:.$B$10];0);&#10;     );&#10;     0&#10;   )&#10;)" office:value-type="float" office:value="43" calcext:value-type="float">
            <text:p>43</text:p>
          </table:table-cell>
          <table:table-cell table:formula="of:=IF([.Y9]=&quot;&quot;;&quot;&quot;;[.Y9]*&#10;    INDEX([$19temp.$C$4:.$M$5];MATCH([.S9];[$19temp.$B$4:.$B$5];0);MATCH([.N9];[$19temp.$C$3:.$M$3];0))*&#10;    INDEX([$19ag.$D$4:.$L$8];MATCH([.P9];[$19ag.$C$4:.$C$8];0);MATCH([.O9];[$19ag.$D$3:.$L$3];0)))" office:value-type="float" office:value="43" calcext:value-type="float">
            <text:p>43</text:p>
          </table:table-cell>
          <table:table-cell table:formula="of:=IF([.Z9]=&quot;&quot;;&quot;&quot;;IF([.I9]&lt;=[.Z9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9]/([.J9]/[.K9]/58+[$LGA.$C$32]);20000)" office:value-type="float" office:value="6670" calcext:value-type="float">
            <text:p>6670</text:p>
          </table:table-cell>
          <table:table-cell table:formula="of:=IF([.AC9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9]=&quot;RZ1-K&quot;;&quot;EPR&quot;;&#10;        IF(OR([.L9]=&quot;H07Z1-K&quot;;[.L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9]^2*[.AD9]^2" office:value-type="float" office:value="40000" calcext:value-type="float">
            <text:p>40000</text:p>
          </table:table-cell>
          <table:table-cell table:formula="of:=[.AC9]^2*[.AD9]^2" office:value-type="float" office:value="4448.89" calcext:value-type="float">
            <text:p>4449</text:p>
          </table:table-cell>
          <table:table-cell table:formula="of:=[.AE9]^2*[.K9]^2" office:value-type="float" office:value="1322500" calcext:value-type="float">
            <text:p>1322500</text:p>
          </table:table-cell>
          <table:table-cell table:formula="of:=IF(AND(&#10;    [.AG9]&lt;[.AH9];&#10;    [.AF9]&lt;[.AH9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4</text:p>
          </table:table-cell>
          <table:table-cell table:formula="of:=[$PrevPot.C9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0]=&quot;Monofàsica&quot;;230;IF([.D10]=&quot;Trifàsica&quot;;400;&quot;&quot;))" office:value-type="float" office:value="230" calcext:value-type="float">
            <text:p>230</text:p>
          </table:table-cell>
          <table:table-cell table:formula="of:=IF([.F10]=230;[.C10]*1000/[.F10]/[.E10]-0.0001;IF([.F10]=400;[.C10]*1000/SQRT(3)/[.F10]/[.E10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0]&lt;&gt;&quot;&quot;;INDEX([$22mt.$B$3:.$B$15];MATCH([.G10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0]=230;[.I10]*[.F10]/1000;IF([.F10]=400;[.I10]*SQRT(3)*[.F10]/1000;&quot;&quot;))" office:value-type="float" office:value="9.2" calcext:value-type="float">
            <text:p>9,20</text:p>
          </table:table-cell>
          <table:table-cell table:content-validation-name="val29" table:formula="of:=&#10;IF(OR([.L10]=&quot;RZ1-K&quot;;[.L10]=&quot;RV-K&quot;);&quot;XLPE&quot;;&#10;IF(OR([.L10]=&quot;H07Z1-K&quot;;[.L10]=&quot;H07V-K&quot;;[.L10]=&quot;ES07Z1-K&quot;;[.L1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0]=&quot;Monofàsica&quot;;&quot;2x &quot;;&#10;  IF([.D10]=&quot;Trifàsica&quot;;&quot;3x &quot;;&quot;&quot;));&#10;&#10;  [.S10]&#10;)" office:value-type="string" office:string-value="2x PVC" calcext:value-type="string">
            <text:p>2x PVC</text:p>
          </table:table-cell>
          <table:table-cell table:formula="of:=IF([.S10]=&quot;PVC&quot;;48.47;IF([.S10]=&quot;XLPE&quot;;45.49;&quot;&quot;))" office:value-type="float" office:value="48.47" calcext:value-type="float">
            <text:p>48,47</text:p>
          </table:table-cell>
          <table:table-cell table:formula="of:=IF([.H10]=&quot;&quot;;&quot;&quot;;IF([.H10]=&quot;Única&quot;;0.01;IF([.H10]=&quot;Vàries&quot;;0.005))*[.F10])" office:value-type="float" office:value="2.3" calcext:value-type="float">
            <text:p>2,3</text:p>
          </table:table-cell>
          <table:table-cell table:formula="of:=IF([.D10]=&quot;Monofàsica&quot;;2*[.C10]*1000*[.J10]/[.K10]/[.U10]/[.F10];IF([.D10]=&quot;Trifàsica&quot;;[.C10]*1000*[.J10]/[.K10]/[.U10]/[.F10];&quot;&quot;))" office:value-type="float" office:value="2.47575820094904" calcext:value-type="float">
            <text:p>2,48</text:p>
          </table:table-cell>
          <table:table-cell table:formula="of:=IF([.V10]=&quot;&quot;;&quot;&quot;;IF([.V10]&gt;=[.W10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0];[$19imax.$C$12:.$C$26];0);&#10;   MATCH(&#10;     [.T10];&#10;     INDEX(&#10;       [$19imax.$D$3:.$U$10];&#10;        MATCH([.M10];[$19imax.$B$3:.$B$10];0);&#10;     );&#10;     0&#10;   )&#10;)" office:value-type="float" office:value="43" calcext:value-type="float">
            <text:p>43</text:p>
          </table:table-cell>
          <table:table-cell table:formula="of:=IF([.Y10]=&quot;&quot;;&quot;&quot;;[.Y10]*&#10;    INDEX([$19temp.$C$4:.$M$5];MATCH([.S10];[$19temp.$B$4:.$B$5];0);MATCH([.N10];[$19temp.$C$3:.$M$3];0))*&#10;    INDEX([$19ag.$D$4:.$L$8];MATCH([.P10];[$19ag.$C$4:.$C$8];0);MATCH([.O10];[$19ag.$D$3:.$L$3];0)))" office:value-type="float" office:value="43" calcext:value-type="float">
            <text:p>43</text:p>
          </table:table-cell>
          <table:table-cell table:formula="of:=IF([.Z10]=&quot;&quot;;&quot;&quot;;IF([.I10]&lt;=[.Z10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0]/([.J10]/[.K10]/58+[$LGA.$C$32]);20000)" office:value-type="float" office:value="6670" calcext:value-type="float">
            <text:p>6670</text:p>
          </table:table-cell>
          <table:table-cell table:formula="of:=IF([.AC10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0]=&quot;RZ1-K&quot;;&quot;EPR&quot;;&#10;        IF(OR([.L10]=&quot;H07Z1-K&quot;;[.L1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0]^2*[.AD10]^2" office:value-type="float" office:value="40000" calcext:value-type="float">
            <text:p>40000</text:p>
          </table:table-cell>
          <table:table-cell table:formula="of:=[.AC10]^2*[.AD10]^2" office:value-type="float" office:value="4448.89" calcext:value-type="float">
            <text:p>4449</text:p>
          </table:table-cell>
          <table:table-cell table:formula="of:=[.AE10]^2*[.K10]^2" office:value-type="float" office:value="1322500" calcext:value-type="float">
            <text:p>1322500</text:p>
          </table:table-cell>
          <table:table-cell table:formula="of:=IF(AND(&#10;    [.AG10]&lt;[.AH10];&#10;    [.AF10]&lt;[.AH10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5</text:p>
          </table:table-cell>
          <table:table-cell table:formula="of:=[$PrevPot.C10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1]=&quot;Monofàsica&quot;;230;IF([.D11]=&quot;Trifàsica&quot;;400;&quot;&quot;))" office:value-type="float" office:value="230" calcext:value-type="float">
            <text:p>230</text:p>
          </table:table-cell>
          <table:table-cell table:formula="of:=IF([.F11]=230;[.C11]*1000/[.F11]/[.E11]-0.0001;IF([.F11]=400;[.C11]*1000/SQRT(3)/[.F11]/[.E11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1]&lt;&gt;&quot;&quot;;INDEX([$22mt.$B$3:.$B$15];MATCH([.G11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1]=230;[.I11]*[.F11]/1000;IF([.F11]=400;[.I11]*SQRT(3)*[.F11]/1000;&quot;&quot;))" office:value-type="float" office:value="9.2" calcext:value-type="float">
            <text:p>9,20</text:p>
          </table:table-cell>
          <table:table-cell table:content-validation-name="val29" table:formula="of:=&#10;IF(OR([.L11]=&quot;RZ1-K&quot;;[.L11]=&quot;RV-K&quot;);&quot;XLPE&quot;;&#10;IF(OR([.L11]=&quot;H07Z1-K&quot;;[.L11]=&quot;H07V-K&quot;;[.L11]=&quot;ES07Z1-K&quot;;[.L1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1]=&quot;Monofàsica&quot;;&quot;2x &quot;;&#10;  IF([.D11]=&quot;Trifàsica&quot;;&quot;3x &quot;;&quot;&quot;));&#10;&#10;  [.S11]&#10;)" office:value-type="string" office:string-value="2x PVC" calcext:value-type="string">
            <text:p>2x PVC</text:p>
          </table:table-cell>
          <table:table-cell table:formula="of:=IF([.S11]=&quot;PVC&quot;;48.47;IF([.S11]=&quot;XLPE&quot;;45.49;&quot;&quot;))" office:value-type="float" office:value="48.47" calcext:value-type="float">
            <text:p>48,47</text:p>
          </table:table-cell>
          <table:table-cell table:formula="of:=IF([.H11]=&quot;&quot;;&quot;&quot;;IF([.H11]=&quot;Única&quot;;0.01;IF([.H11]=&quot;Vàries&quot;;0.005))*[.F11])" office:value-type="float" office:value="2.3" calcext:value-type="float">
            <text:p>2,3</text:p>
          </table:table-cell>
          <table:table-cell table:formula="of:=IF([.D11]=&quot;Monofàsica&quot;;2*[.C11]*1000*[.J11]/[.K11]/[.U11]/[.F11];IF([.D11]=&quot;Trifàsica&quot;;[.C11]*1000*[.J11]/[.K11]/[.U11]/[.F11];&quot;&quot;))" office:value-type="float" office:value="2.47575820094904" calcext:value-type="float">
            <text:p>2,48</text:p>
          </table:table-cell>
          <table:table-cell table:formula="of:=IF([.V11]=&quot;&quot;;&quot;&quot;;IF([.V11]&gt;=[.W11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1];[$19imax.$C$12:.$C$26];0);&#10;   MATCH(&#10;     [.T11];&#10;     INDEX(&#10;       [$19imax.$D$3:.$U$10];&#10;        MATCH([.M11];[$19imax.$B$3:.$B$10];0);&#10;     );&#10;     0&#10;   )&#10;)" office:value-type="float" office:value="43" calcext:value-type="float">
            <text:p>43</text:p>
          </table:table-cell>
          <table:table-cell table:formula="of:=IF([.Y11]=&quot;&quot;;&quot;&quot;;[.Y11]*&#10;    INDEX([$19temp.$C$4:.$M$5];MATCH([.S11];[$19temp.$B$4:.$B$5];0);MATCH([.N11];[$19temp.$C$3:.$M$3];0))*&#10;    INDEX([$19ag.$D$4:.$L$8];MATCH([.P11];[$19ag.$C$4:.$C$8];0);MATCH([.O11];[$19ag.$D$3:.$L$3];0)))" office:value-type="float" office:value="43" calcext:value-type="float">
            <text:p>43</text:p>
          </table:table-cell>
          <table:table-cell table:formula="of:=IF([.Z11]=&quot;&quot;;&quot;&quot;;IF([.I11]&lt;=[.Z11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1]/([.J11]/[.K11]/58+[$LGA.$C$32]);20000)" office:value-type="float" office:value="6670" calcext:value-type="float">
            <text:p>6670</text:p>
          </table:table-cell>
          <table:table-cell table:formula="of:=IF([.AC11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1]=&quot;RZ1-K&quot;;&quot;EPR&quot;;&#10;        IF(OR([.L11]=&quot;H07Z1-K&quot;;[.L1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1]^2*[.AD11]^2" office:value-type="float" office:value="40000" calcext:value-type="float">
            <text:p>40000</text:p>
          </table:table-cell>
          <table:table-cell table:formula="of:=[.AC11]^2*[.AD11]^2" office:value-type="float" office:value="4448.89" calcext:value-type="float">
            <text:p>4449</text:p>
          </table:table-cell>
          <table:table-cell table:formula="of:=[.AE11]^2*[.K11]^2" office:value-type="float" office:value="1322500" calcext:value-type="float">
            <text:p>1322500</text:p>
          </table:table-cell>
          <table:table-cell table:formula="of:=IF(AND(&#10;    [.AG11]&lt;[.AH11];&#10;    [.AF11]&lt;[.AH11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6</text:p>
          </table:table-cell>
          <table:table-cell table:formula="of:=[$PrevPot.C11]" office:value-type="float" office:value="5.75" calcext:value-type="float">
            <text:p>5,75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2]=&quot;Monofàsica&quot;;230;IF([.D12]=&quot;Trifàsica&quot;;400;&quot;&quot;))" office:value-type="float" office:value="230" calcext:value-type="float">
            <text:p>230</text:p>
          </table:table-cell>
          <table:table-cell table:formula="of:=IF([.F12]=230;[.C12]*1000/[.F12]/[.E12]-0.0001;IF([.F12]=400;[.C12]*1000/SQRT(3)/[.F12]/[.E12]-0.0001;&quot;&quot;))" office:value-type="float" office:value="24.9999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2]&lt;&gt;&quot;&quot;;INDEX([$22mt.$B$3:.$B$15];MATCH([.G12];[$22mt.$B$3:.$B$15];1)+1;1);&quot;&quot;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2]=230;[.I12]*[.F12]/1000;IF([.F12]=400;[.I12]*SQRT(3)*[.F12]/1000;&quot;&quot;))" office:value-type="float" office:value="5.75" calcext:value-type="float">
            <text:p>5,75</text:p>
          </table:table-cell>
          <table:table-cell table:content-validation-name="val29" table:formula="of:=&#10;IF(OR([.L12]=&quot;RZ1-K&quot;;[.L12]=&quot;RV-K&quot;);&quot;XLPE&quot;;&#10;IF(OR([.L12]=&quot;H07Z1-K&quot;;[.L12]=&quot;H07V-K&quot;;[.L12]=&quot;ES07Z1-K&quot;;[.L1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2]=&quot;Monofàsica&quot;;&quot;2x &quot;;&#10;  IF([.D12]=&quot;Trifàsica&quot;;&quot;3x &quot;;&quot;&quot;));&#10;&#10;  [.S12]&#10;)" office:value-type="string" office:string-value="2x PVC" calcext:value-type="string">
            <text:p>2x PVC</text:p>
          </table:table-cell>
          <table:table-cell table:formula="of:=IF([.S12]=&quot;PVC&quot;;48.47;IF([.S12]=&quot;XLPE&quot;;45.49;&quot;&quot;))" office:value-type="float" office:value="48.47" calcext:value-type="float">
            <text:p>48,47</text:p>
          </table:table-cell>
          <table:table-cell table:formula="of:=IF([.H12]=&quot;&quot;;&quot;&quot;;IF([.H12]=&quot;Única&quot;;0.01;IF([.H12]=&quot;Vàries&quot;;0.005))*[.F12])" office:value-type="float" office:value="2.3" calcext:value-type="float">
            <text:p>2,3</text:p>
          </table:table-cell>
          <table:table-cell table:formula="of:=IF([.D12]=&quot;Monofàsica&quot;;2*[.C12]*1000*[.J12]/[.K12]/[.U12]/[.F12];IF([.D12]=&quot;Trifàsica&quot;;[.C12]*1000*[.J12]/[.K12]/[.U12]/[.F12];&quot;&quot;))" office:value-type="float" office:value="1.54734887559315" calcext:value-type="float">
            <text:p>1,55</text:p>
          </table:table-cell>
          <table:table-cell table:formula="of:=IF([.V12]=&quot;&quot;;&quot;&quot;;IF([.V12]&gt;=[.W12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12];[$19imax.$C$12:.$C$26];0);&#10;   MATCH(&#10;     [.T12];&#10;     INDEX(&#10;       [$19imax.$D$3:.$U$10];&#10;        MATCH([.M12];[$19imax.$B$3:.$B$10];0);&#10;     );&#10;     0&#10;   )&#10;)" office:value-type="float" office:value="43" calcext:value-type="float">
            <text:p>43</text:p>
          </table:table-cell>
          <table:table-cell table:formula="of:=IF([.Y12]=&quot;&quot;;&quot;&quot;;[.Y12]*&#10;    INDEX([$19temp.$C$4:.$M$5];MATCH([.S12];[$19temp.$B$4:.$B$5];0);MATCH([.N12];[$19temp.$C$3:.$M$3];0))*&#10;    INDEX([$19ag.$D$4:.$L$8];MATCH([.P12];[$19ag.$C$4:.$C$8];0);MATCH([.O12];[$19ag.$D$3:.$L$3];0)))" office:value-type="float" office:value="43" calcext:value-type="float">
            <text:p>43</text:p>
          </table:table-cell>
          <table:table-cell table:formula="of:=IF([.Z12]=&quot;&quot;;&quot;&quot;;IF([.I12]&lt;=[.Z12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2]/([.J12]/[.K12]/58+[$LGA.$C$32]);20000)" office:value-type="float" office:value="6670" calcext:value-type="float">
            <text:p>6670</text:p>
          </table:table-cell>
          <table:table-cell table:formula="of:=IF([.AC12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2]=&quot;RZ1-K&quot;;&quot;EPR&quot;;&#10;        IF(OR([.L12]=&quot;H07Z1-K&quot;;[.L1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2]^2*[.AD12]^2" office:value-type="float" office:value="40000" calcext:value-type="float">
            <text:p>40000</text:p>
          </table:table-cell>
          <table:table-cell table:formula="of:=[.AC12]^2*[.AD12]^2" office:value-type="float" office:value="4448.89" calcext:value-type="float">
            <text:p>4449</text:p>
          </table:table-cell>
          <table:table-cell table:formula="of:=[.AE12]^2*[.K12]^2" office:value-type="float" office:value="1322500" calcext:value-type="float">
            <text:p>1322500</text:p>
          </table:table-cell>
          <table:table-cell table:formula="of:=IF(AND(&#10;    [.AG12]&lt;[.AH12];&#10;    [.AF12]&lt;[.AH12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7</text:p>
          </table:table-cell>
          <table:table-cell table:formula="of:=[$PrevPot.C12]" office:value-type="float" office:value="5.75" calcext:value-type="float">
            <text:p>5,75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3]=&quot;Monofàsica&quot;;230;IF([.D13]=&quot;Trifàsica&quot;;400;&quot;&quot;))" office:value-type="float" office:value="230" calcext:value-type="float">
            <text:p>230</text:p>
          </table:table-cell>
          <table:table-cell table:formula="of:=IF([.F13]=230;[.C13]*1000/[.F13]/[.E13]-0.0001;IF([.F13]=400;[.C13]*1000/SQRT(3)/[.F13]/[.E13]-0.0001;&quot;&quot;))" office:value-type="float" office:value="24.9999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3]&lt;&gt;&quot;&quot;;INDEX([$22mt.$B$3:.$B$15];MATCH([.G13];[$22mt.$B$3:.$B$15];1)+1;1);&quot;&quot;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3]=230;[.I13]*[.F13]/1000;IF([.F13]=400;[.I13]*SQRT(3)*[.F13]/1000;&quot;&quot;))" office:value-type="float" office:value="5.75" calcext:value-type="float">
            <text:p>5,75</text:p>
          </table:table-cell>
          <table:table-cell table:content-validation-name="val29" table:formula="of:=&#10;IF(OR([.L13]=&quot;RZ1-K&quot;;[.L13]=&quot;RV-K&quot;);&quot;XLPE&quot;;&#10;IF(OR([.L13]=&quot;H07Z1-K&quot;;[.L13]=&quot;H07V-K&quot;;[.L13]=&quot;ES07Z1-K&quot;;[.L1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3]=&quot;Monofàsica&quot;;&quot;2x &quot;;&#10;  IF([.D13]=&quot;Trifàsica&quot;;&quot;3x &quot;;&quot;&quot;));&#10;&#10;  [.S13]&#10;)" office:value-type="string" office:string-value="2x PVC" calcext:value-type="string">
            <text:p>2x PVC</text:p>
          </table:table-cell>
          <table:table-cell table:formula="of:=IF([.S13]=&quot;PVC&quot;;48.47;IF([.S13]=&quot;XLPE&quot;;45.49;&quot;&quot;))" office:value-type="float" office:value="48.47" calcext:value-type="float">
            <text:p>48,47</text:p>
          </table:table-cell>
          <table:table-cell table:formula="of:=IF([.H13]=&quot;&quot;;&quot;&quot;;IF([.H13]=&quot;Única&quot;;0.01;IF([.H13]=&quot;Vàries&quot;;0.005))*[.F13])" office:value-type="float" office:value="2.3" calcext:value-type="float">
            <text:p>2,3</text:p>
          </table:table-cell>
          <table:table-cell table:formula="of:=IF([.D13]=&quot;Monofàsica&quot;;2*[.C13]*1000*[.J13]/[.K13]/[.U13]/[.F13];IF([.D13]=&quot;Trifàsica&quot;;[.C13]*1000*[.J13]/[.K13]/[.U13]/[.F13];&quot;&quot;))" office:value-type="float" office:value="1.54734887559315" calcext:value-type="float">
            <text:p>1,55</text:p>
          </table:table-cell>
          <table:table-cell table:formula="of:=IF([.V13]=&quot;&quot;;&quot;&quot;;IF([.V13]&gt;=[.W13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13];[$19imax.$C$12:.$C$26];0);&#10;   MATCH(&#10;     [.T13];&#10;     INDEX(&#10;       [$19imax.$D$3:.$U$10];&#10;        MATCH([.M13];[$19imax.$B$3:.$B$10];0);&#10;     );&#10;     0&#10;   )&#10;)" office:value-type="float" office:value="43" calcext:value-type="float">
            <text:p>43</text:p>
          </table:table-cell>
          <table:table-cell table:formula="of:=IF([.Y13]=&quot;&quot;;&quot;&quot;;[.Y13]*&#10;    INDEX([$19temp.$C$4:.$M$5];MATCH([.S13];[$19temp.$B$4:.$B$5];0);MATCH([.N13];[$19temp.$C$3:.$M$3];0))*&#10;    INDEX([$19ag.$D$4:.$L$8];MATCH([.P13];[$19ag.$C$4:.$C$8];0);MATCH([.O13];[$19ag.$D$3:.$L$3];0)))" office:value-type="float" office:value="43" calcext:value-type="float">
            <text:p>43</text:p>
          </table:table-cell>
          <table:table-cell table:formula="of:=IF([.Z13]=&quot;&quot;;&quot;&quot;;IF([.I13]&lt;=[.Z13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3]/([.J13]/[.K13]/58+[$LGA.$C$32]);20000)" office:value-type="float" office:value="6670" calcext:value-type="float">
            <text:p>6670</text:p>
          </table:table-cell>
          <table:table-cell table:formula="of:=IF([.AC13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3]=&quot;RZ1-K&quot;;&quot;EPR&quot;;&#10;        IF(OR([.L13]=&quot;H07Z1-K&quot;;[.L1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3]^2*[.AD13]^2" office:value-type="float" office:value="40000" calcext:value-type="float">
            <text:p>40000</text:p>
          </table:table-cell>
          <table:table-cell table:formula="of:=[.AC13]^2*[.AD13]^2" office:value-type="float" office:value="4448.89" calcext:value-type="float">
            <text:p>4449</text:p>
          </table:table-cell>
          <table:table-cell table:formula="of:=[.AE13]^2*[.K13]^2" office:value-type="float" office:value="1322500" calcext:value-type="float">
            <text:p>1322500</text:p>
          </table:table-cell>
          <table:table-cell table:formula="of:=IF(AND(&#10;    [.AG13]&lt;[.AH13];&#10;    [.AF13]&lt;[.AH13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8</text:p>
          </table:table-cell>
          <table:table-cell table:formula="of:=[$PrevPot.C13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4]=&quot;Monofàsica&quot;;230;IF([.D14]=&quot;Trifàsica&quot;;400;&quot;&quot;))" office:value-type="float" office:value="230" calcext:value-type="float">
            <text:p>230</text:p>
          </table:table-cell>
          <table:table-cell table:formula="of:=IF([.F14]=230;[.C14]*1000/[.F14]/[.E14]-0.0001;IF([.F14]=400;[.C14]*1000/SQRT(3)/[.F14]/[.E14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4]&lt;&gt;&quot;&quot;;INDEX([$22mt.$B$3:.$B$15];MATCH([.G14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4]=230;[.I14]*[.F14]/1000;IF([.F14]=400;[.I14]*SQRT(3)*[.F14]/1000;&quot;&quot;))" office:value-type="float" office:value="9.2" calcext:value-type="float">
            <text:p>9,20</text:p>
          </table:table-cell>
          <table:table-cell table:content-validation-name="val29" table:formula="of:=&#10;IF(OR([.L14]=&quot;RZ1-K&quot;;[.L14]=&quot;RV-K&quot;);&quot;XLPE&quot;;&#10;IF(OR([.L14]=&quot;H07Z1-K&quot;;[.L14]=&quot;H07V-K&quot;;[.L14]=&quot;ES07Z1-K&quot;;[.L1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4]=&quot;Monofàsica&quot;;&quot;2x &quot;;&#10;  IF([.D14]=&quot;Trifàsica&quot;;&quot;3x &quot;;&quot;&quot;));&#10;&#10;  [.S14]&#10;)" office:value-type="string" office:string-value="2x PVC" calcext:value-type="string">
            <text:p>2x PVC</text:p>
          </table:table-cell>
          <table:table-cell table:formula="of:=IF([.S14]=&quot;PVC&quot;;48.47;IF([.S14]=&quot;XLPE&quot;;45.49;&quot;&quot;))" office:value-type="float" office:value="48.47" calcext:value-type="float">
            <text:p>48,47</text:p>
          </table:table-cell>
          <table:table-cell table:formula="of:=IF([.H14]=&quot;&quot;;&quot;&quot;;IF([.H14]=&quot;Única&quot;;0.01;IF([.H14]=&quot;Vàries&quot;;0.005))*[.F14])" office:value-type="float" office:value="2.3" calcext:value-type="float">
            <text:p>2,3</text:p>
          </table:table-cell>
          <table:table-cell table:formula="of:=IF([.D14]=&quot;Monofàsica&quot;;2*[.C14]*1000*[.J14]/[.K14]/[.U14]/[.F14];IF([.D14]=&quot;Trifàsica&quot;;[.C14]*1000*[.J14]/[.K14]/[.U14]/[.F14];&quot;&quot;))" office:value-type="float" office:value="2.47575820094904" calcext:value-type="float">
            <text:p>2,48</text:p>
          </table:table-cell>
          <table:table-cell table:formula="of:=IF([.V14]=&quot;&quot;;&quot;&quot;;IF([.V14]&gt;=[.W14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4];[$19imax.$C$12:.$C$26];0);&#10;   MATCH(&#10;     [.T14];&#10;     INDEX(&#10;       [$19imax.$D$3:.$U$10];&#10;        MATCH([.M14];[$19imax.$B$3:.$B$10];0);&#10;     );&#10;     0&#10;   )&#10;)" office:value-type="float" office:value="43" calcext:value-type="float">
            <text:p>43</text:p>
          </table:table-cell>
          <table:table-cell table:formula="of:=IF([.Y14]=&quot;&quot;;&quot;&quot;;[.Y14]*&#10;    INDEX([$19temp.$C$4:.$M$5];MATCH([.S14];[$19temp.$B$4:.$B$5];0);MATCH([.N14];[$19temp.$C$3:.$M$3];0))*&#10;    INDEX([$19ag.$D$4:.$L$8];MATCH([.P14];[$19ag.$C$4:.$C$8];0);MATCH([.O14];[$19ag.$D$3:.$L$3];0)))" office:value-type="float" office:value="43" calcext:value-type="float">
            <text:p>43</text:p>
          </table:table-cell>
          <table:table-cell table:formula="of:=IF([.Z14]=&quot;&quot;;&quot;&quot;;IF([.I14]&lt;=[.Z14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4]/([.J14]/[.K14]/58+[$LGA.$C$32]);20000)" office:value-type="float" office:value="6670" calcext:value-type="float">
            <text:p>6670</text:p>
          </table:table-cell>
          <table:table-cell table:formula="of:=IF([.AC14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4]=&quot;RZ1-K&quot;;&quot;EPR&quot;;&#10;        IF(OR([.L14]=&quot;H07Z1-K&quot;;[.L1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4]^2*[.AD14]^2" office:value-type="float" office:value="40000" calcext:value-type="float">
            <text:p>40000</text:p>
          </table:table-cell>
          <table:table-cell table:formula="of:=[.AC14]^2*[.AD14]^2" office:value-type="float" office:value="4448.89" calcext:value-type="float">
            <text:p>4449</text:p>
          </table:table-cell>
          <table:table-cell table:formula="of:=[.AE14]^2*[.K14]^2" office:value-type="float" office:value="1322500" calcext:value-type="float">
            <text:p>1322500</text:p>
          </table:table-cell>
          <table:table-cell table:formula="of:=IF(AND(&#10;    [.AG14]&lt;[.AH14];&#10;    [.AF14]&lt;[.AH14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9</text:p>
          </table:table-cell>
          <table:table-cell table:formula="of:=[$PrevPot.C14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5]=&quot;Monofàsica&quot;;230;IF([.D15]=&quot;Trifàsica&quot;;400;&quot;&quot;))" office:value-type="float" office:value="230" calcext:value-type="float">
            <text:p>230</text:p>
          </table:table-cell>
          <table:table-cell table:formula="of:=IF([.F15]=230;[.C15]*1000/[.F15]/[.E15]-0.0001;IF([.F15]=400;[.C15]*1000/SQRT(3)/[.F15]/[.E15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5]&lt;&gt;&quot;&quot;;INDEX([$22mt.$B$3:.$B$15];MATCH([.G15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5]=230;[.I15]*[.F15]/1000;IF([.F15]=400;[.I15]*SQRT(3)*[.F15]/1000;&quot;&quot;))" office:value-type="float" office:value="9.2" calcext:value-type="float">
            <text:p>9,20</text:p>
          </table:table-cell>
          <table:table-cell table:content-validation-name="val29" table:formula="of:=&#10;IF(OR([.L15]=&quot;RZ1-K&quot;;[.L15]=&quot;RV-K&quot;);&quot;XLPE&quot;;&#10;IF(OR([.L15]=&quot;H07Z1-K&quot;;[.L15]=&quot;H07V-K&quot;;[.L15]=&quot;ES07Z1-K&quot;;[.L1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5]=&quot;Monofàsica&quot;;&quot;2x &quot;;&#10;  IF([.D15]=&quot;Trifàsica&quot;;&quot;3x &quot;;&quot;&quot;));&#10;&#10;  [.S15]&#10;)" office:value-type="string" office:string-value="2x PVC" calcext:value-type="string">
            <text:p>2x PVC</text:p>
          </table:table-cell>
          <table:table-cell table:formula="of:=IF([.S15]=&quot;PVC&quot;;48.47;IF([.S15]=&quot;XLPE&quot;;45.49;&quot;&quot;))" office:value-type="float" office:value="48.47" calcext:value-type="float">
            <text:p>48,47</text:p>
          </table:table-cell>
          <table:table-cell table:formula="of:=IF([.H15]=&quot;&quot;;&quot;&quot;;IF([.H15]=&quot;Única&quot;;0.01;IF([.H15]=&quot;Vàries&quot;;0.005))*[.F15])" office:value-type="float" office:value="2.3" calcext:value-type="float">
            <text:p>2,3</text:p>
          </table:table-cell>
          <table:table-cell table:formula="of:=IF([.D15]=&quot;Monofàsica&quot;;2*[.C15]*1000*[.J15]/[.K15]/[.U15]/[.F15];IF([.D15]=&quot;Trifàsica&quot;;[.C15]*1000*[.J15]/[.K15]/[.U15]/[.F15];&quot;&quot;))" office:value-type="float" office:value="2.47575820094904" calcext:value-type="float">
            <text:p>2,48</text:p>
          </table:table-cell>
          <table:table-cell table:formula="of:=IF([.V15]=&quot;&quot;;&quot;&quot;;IF([.V15]&gt;=[.W15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5];[$19imax.$C$12:.$C$26];0);&#10;   MATCH(&#10;     [.T15];&#10;     INDEX(&#10;       [$19imax.$D$3:.$U$10];&#10;        MATCH([.M15];[$19imax.$B$3:.$B$10];0);&#10;     );&#10;     0&#10;   )&#10;)" office:value-type="float" office:value="43" calcext:value-type="float">
            <text:p>43</text:p>
          </table:table-cell>
          <table:table-cell table:formula="of:=IF([.Y15]=&quot;&quot;;&quot;&quot;;[.Y15]*&#10;    INDEX([$19temp.$C$4:.$M$5];MATCH([.S15];[$19temp.$B$4:.$B$5];0);MATCH([.N15];[$19temp.$C$3:.$M$3];0))*&#10;    INDEX([$19ag.$D$4:.$L$8];MATCH([.P15];[$19ag.$C$4:.$C$8];0);MATCH([.O15];[$19ag.$D$3:.$L$3];0)))" office:value-type="float" office:value="43" calcext:value-type="float">
            <text:p>43</text:p>
          </table:table-cell>
          <table:table-cell table:formula="of:=IF([.Z15]=&quot;&quot;;&quot;&quot;;IF([.I15]&lt;=[.Z15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5]/([.J15]/[.K15]/58+[$LGA.$C$32]);20000)" office:value-type="float" office:value="6670" calcext:value-type="float">
            <text:p>6670</text:p>
          </table:table-cell>
          <table:table-cell table:formula="of:=IF([.AC15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5]=&quot;RZ1-K&quot;;&quot;EPR&quot;;&#10;        IF(OR([.L15]=&quot;H07Z1-K&quot;;[.L1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5]^2*[.AD15]^2" office:value-type="float" office:value="40000" calcext:value-type="float">
            <text:p>40000</text:p>
          </table:table-cell>
          <table:table-cell table:formula="of:=[.AC15]^2*[.AD15]^2" office:value-type="float" office:value="4448.89" calcext:value-type="float">
            <text:p>4449</text:p>
          </table:table-cell>
          <table:table-cell table:formula="of:=[.AE15]^2*[.K15]^2" office:value-type="float" office:value="1322500" calcext:value-type="float">
            <text:p>1322500</text:p>
          </table:table-cell>
          <table:table-cell table:formula="of:=IF(AND(&#10;    [.AG15]&lt;[.AH15];&#10;    [.AF15]&lt;[.AH15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0</text:p>
          </table:table-cell>
          <table:table-cell table:formula="of:=[$PrevPot.C15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6]=&quot;Monofàsica&quot;;230;IF([.D16]=&quot;Trifàsica&quot;;400;&quot;&quot;))" office:value-type="float" office:value="230" calcext:value-type="float">
            <text:p>230</text:p>
          </table:table-cell>
          <table:table-cell table:formula="of:=IF([.F16]=230;[.C16]*1000/[.F16]/[.E16]-0.0001;IF([.F16]=400;[.C16]*1000/SQRT(3)/[.F16]/[.E16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6]&lt;&gt;&quot;&quot;;INDEX([$22mt.$B$3:.$B$15];MATCH([.G16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6]=230;[.I16]*[.F16]/1000;IF([.F16]=400;[.I16]*SQRT(3)*[.F16]/1000;&quot;&quot;))" office:value-type="float" office:value="9.2" calcext:value-type="float">
            <text:p>9,20</text:p>
          </table:table-cell>
          <table:table-cell table:content-validation-name="val29" table:formula="of:=&#10;IF(OR([.L16]=&quot;RZ1-K&quot;;[.L16]=&quot;RV-K&quot;);&quot;XLPE&quot;;&#10;IF(OR([.L16]=&quot;H07Z1-K&quot;;[.L16]=&quot;H07V-K&quot;;[.L16]=&quot;ES07Z1-K&quot;;[.L1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6]=&quot;Monofàsica&quot;;&quot;2x &quot;;&#10;  IF([.D16]=&quot;Trifàsica&quot;;&quot;3x &quot;;&quot;&quot;));&#10;&#10;  [.S16]&#10;)" office:value-type="string" office:string-value="2x PVC" calcext:value-type="string">
            <text:p>2x PVC</text:p>
          </table:table-cell>
          <table:table-cell table:formula="of:=IF([.S16]=&quot;PVC&quot;;48.47;IF([.S16]=&quot;XLPE&quot;;45.49;&quot;&quot;))" office:value-type="float" office:value="48.47" calcext:value-type="float">
            <text:p>48,47</text:p>
          </table:table-cell>
          <table:table-cell table:formula="of:=IF([.H16]=&quot;&quot;;&quot;&quot;;IF([.H16]=&quot;Única&quot;;0.01;IF([.H16]=&quot;Vàries&quot;;0.005))*[.F16])" office:value-type="float" office:value="2.3" calcext:value-type="float">
            <text:p>2,3</text:p>
          </table:table-cell>
          <table:table-cell table:formula="of:=IF([.D16]=&quot;Monofàsica&quot;;2*[.C16]*1000*[.J16]/[.K16]/[.U16]/[.F16];IF([.D16]=&quot;Trifàsica&quot;;[.C16]*1000*[.J16]/[.K16]/[.U16]/[.F16];&quot;&quot;))" office:value-type="float" office:value="2.47575820094904" calcext:value-type="float">
            <text:p>2,48</text:p>
          </table:table-cell>
          <table:table-cell table:formula="of:=IF([.V16]=&quot;&quot;;&quot;&quot;;IF([.V16]&gt;=[.W16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6];[$19imax.$C$12:.$C$26];0);&#10;   MATCH(&#10;     [.T16];&#10;     INDEX(&#10;       [$19imax.$D$3:.$U$10];&#10;        MATCH([.M16];[$19imax.$B$3:.$B$10];0);&#10;     );&#10;     0&#10;   )&#10;)" office:value-type="float" office:value="43" calcext:value-type="float">
            <text:p>43</text:p>
          </table:table-cell>
          <table:table-cell table:formula="of:=IF([.Y16]=&quot;&quot;;&quot;&quot;;[.Y16]*&#10;    INDEX([$19temp.$C$4:.$M$5];MATCH([.S16];[$19temp.$B$4:.$B$5];0);MATCH([.N16];[$19temp.$C$3:.$M$3];0))*&#10;    INDEX([$19ag.$D$4:.$L$8];MATCH([.P16];[$19ag.$C$4:.$C$8];0);MATCH([.O16];[$19ag.$D$3:.$L$3];0)))" office:value-type="float" office:value="43" calcext:value-type="float">
            <text:p>43</text:p>
          </table:table-cell>
          <table:table-cell table:formula="of:=IF([.Z16]=&quot;&quot;;&quot;&quot;;IF([.I16]&lt;=[.Z16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6]/([.J16]/[.K16]/58+[$LGA.$C$32]);20000)" office:value-type="float" office:value="6670" calcext:value-type="float">
            <text:p>6670</text:p>
          </table:table-cell>
          <table:table-cell table:formula="of:=IF([.AC16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6]=&quot;RZ1-K&quot;;&quot;EPR&quot;;&#10;        IF(OR([.L16]=&quot;H07Z1-K&quot;;[.L1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6]^2*[.AD16]^2" office:value-type="float" office:value="40000" calcext:value-type="float">
            <text:p>40000</text:p>
          </table:table-cell>
          <table:table-cell table:formula="of:=[.AC16]^2*[.AD16]^2" office:value-type="float" office:value="4448.89" calcext:value-type="float">
            <text:p>4449</text:p>
          </table:table-cell>
          <table:table-cell table:formula="of:=[.AE16]^2*[.K16]^2" office:value-type="float" office:value="1322500" calcext:value-type="float">
            <text:p>1322500</text:p>
          </table:table-cell>
          <table:table-cell table:formula="of:=IF(AND(&#10;    [.AG16]&lt;[.AH16];&#10;    [.AF16]&lt;[.AH16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1</text:p>
          </table:table-cell>
          <table:table-cell table:formula="of:=[$PrevPot.C16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7]=&quot;Monofàsica&quot;;230;IF([.D17]=&quot;Trifàsica&quot;;400;&quot;&quot;))" office:value-type="float" office:value="230" calcext:value-type="float">
            <text:p>230</text:p>
          </table:table-cell>
          <table:table-cell table:formula="of:=IF([.F17]=230;[.C17]*1000/[.F17]/[.E17]-0.0001;IF([.F17]=400;[.C17]*1000/SQRT(3)/[.F17]/[.E17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7]&lt;&gt;&quot;&quot;;INDEX([$22mt.$B$3:.$B$15];MATCH([.G17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7]=230;[.I17]*[.F17]/1000;IF([.F17]=400;[.I17]*SQRT(3)*[.F17]/1000;&quot;&quot;))" office:value-type="float" office:value="9.2" calcext:value-type="float">
            <text:p>9,20</text:p>
          </table:table-cell>
          <table:table-cell table:content-validation-name="val29" table:formula="of:=&#10;IF(OR([.L17]=&quot;RZ1-K&quot;;[.L17]=&quot;RV-K&quot;);&quot;XLPE&quot;;&#10;IF(OR([.L17]=&quot;H07Z1-K&quot;;[.L17]=&quot;H07V-K&quot;;[.L17]=&quot;ES07Z1-K&quot;;[.L1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7]=&quot;Monofàsica&quot;;&quot;2x &quot;;&#10;  IF([.D17]=&quot;Trifàsica&quot;;&quot;3x &quot;;&quot;&quot;));&#10;&#10;  [.S17]&#10;)" office:value-type="string" office:string-value="2x PVC" calcext:value-type="string">
            <text:p>2x PVC</text:p>
          </table:table-cell>
          <table:table-cell table:formula="of:=IF([.S17]=&quot;PVC&quot;;48.47;IF([.S17]=&quot;XLPE&quot;;45.49;&quot;&quot;))" office:value-type="float" office:value="48.47" calcext:value-type="float">
            <text:p>48,47</text:p>
          </table:table-cell>
          <table:table-cell table:formula="of:=IF([.H17]=&quot;&quot;;&quot;&quot;;IF([.H17]=&quot;Única&quot;;0.01;IF([.H17]=&quot;Vàries&quot;;0.005))*[.F17])" office:value-type="float" office:value="2.3" calcext:value-type="float">
            <text:p>2,3</text:p>
          </table:table-cell>
          <table:table-cell table:formula="of:=IF([.D17]=&quot;Monofàsica&quot;;2*[.C17]*1000*[.J17]/[.K17]/[.U17]/[.F17];IF([.D17]=&quot;Trifàsica&quot;;[.C17]*1000*[.J17]/[.K17]/[.U17]/[.F17];&quot;&quot;))" office:value-type="float" office:value="2.47575820094904" calcext:value-type="float">
            <text:p>2,48</text:p>
          </table:table-cell>
          <table:table-cell table:formula="of:=IF([.V17]=&quot;&quot;;&quot;&quot;;IF([.V17]&gt;=[.W17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7];[$19imax.$C$12:.$C$26];0);&#10;   MATCH(&#10;     [.T17];&#10;     INDEX(&#10;       [$19imax.$D$3:.$U$10];&#10;        MATCH([.M17];[$19imax.$B$3:.$B$10];0);&#10;     );&#10;     0&#10;   )&#10;)" office:value-type="float" office:value="43" calcext:value-type="float">
            <text:p>43</text:p>
          </table:table-cell>
          <table:table-cell table:formula="of:=IF([.Y17]=&quot;&quot;;&quot;&quot;;[.Y17]*&#10;    INDEX([$19temp.$C$4:.$M$5];MATCH([.S17];[$19temp.$B$4:.$B$5];0);MATCH([.N17];[$19temp.$C$3:.$M$3];0))*&#10;    INDEX([$19ag.$D$4:.$L$8];MATCH([.P17];[$19ag.$C$4:.$C$8];0);MATCH([.O17];[$19ag.$D$3:.$L$3];0)))" office:value-type="float" office:value="43" calcext:value-type="float">
            <text:p>43</text:p>
          </table:table-cell>
          <table:table-cell table:formula="of:=IF([.Z17]=&quot;&quot;;&quot;&quot;;IF([.I17]&lt;=[.Z17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7]/([.J17]/[.K17]/58+[$LGA.$C$32]);20000)" office:value-type="float" office:value="6670" calcext:value-type="float">
            <text:p>6670</text:p>
          </table:table-cell>
          <table:table-cell table:formula="of:=IF([.AC17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7]=&quot;RZ1-K&quot;;&quot;EPR&quot;;&#10;        IF(OR([.L17]=&quot;H07Z1-K&quot;;[.L1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7]^2*[.AD17]^2" office:value-type="float" office:value="40000" calcext:value-type="float">
            <text:p>40000</text:p>
          </table:table-cell>
          <table:table-cell table:formula="of:=[.AC17]^2*[.AD17]^2" office:value-type="float" office:value="4448.89" calcext:value-type="float">
            <text:p>4449</text:p>
          </table:table-cell>
          <table:table-cell table:formula="of:=[.AE17]^2*[.K17]^2" office:value-type="float" office:value="1322500" calcext:value-type="float">
            <text:p>1322500</text:p>
          </table:table-cell>
          <table:table-cell table:formula="of:=IF(AND(&#10;    [.AG17]&lt;[.AH17];&#10;    [.AF17]&lt;[.AH17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2</text:p>
          </table:table-cell>
          <table:table-cell table:formula="of:=[$PrevPot.C17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8]=&quot;Monofàsica&quot;;230;IF([.D18]=&quot;Trifàsica&quot;;400;&quot;&quot;))" office:value-type="float" office:value="230" calcext:value-type="float">
            <text:p>230</text:p>
          </table:table-cell>
          <table:table-cell table:formula="of:=IF([.F18]=230;[.C18]*1000/[.F18]/[.E18]-0.0001;IF([.F18]=400;[.C18]*1000/SQRT(3)/[.F18]/[.E18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8]&lt;&gt;&quot;&quot;;INDEX([$22mt.$B$3:.$B$15];MATCH([.G18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8]=230;[.I18]*[.F18]/1000;IF([.F18]=400;[.I18]*SQRT(3)*[.F18]/1000;&quot;&quot;))" office:value-type="float" office:value="9.2" calcext:value-type="float">
            <text:p>9,20</text:p>
          </table:table-cell>
          <table:table-cell table:content-validation-name="val29" table:formula="of:=&#10;IF(OR([.L18]=&quot;RZ1-K&quot;;[.L18]=&quot;RV-K&quot;);&quot;XLPE&quot;;&#10;IF(OR([.L18]=&quot;H07Z1-K&quot;;[.L18]=&quot;H07V-K&quot;;[.L18]=&quot;ES07Z1-K&quot;;[.L1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8]=&quot;Monofàsica&quot;;&quot;2x &quot;;&#10;  IF([.D18]=&quot;Trifàsica&quot;;&quot;3x &quot;;&quot;&quot;));&#10;&#10;  [.S18]&#10;)" office:value-type="string" office:string-value="2x PVC" calcext:value-type="string">
            <text:p>2x PVC</text:p>
          </table:table-cell>
          <table:table-cell table:formula="of:=IF([.S18]=&quot;PVC&quot;;48.47;IF([.S18]=&quot;XLPE&quot;;45.49;&quot;&quot;))" office:value-type="float" office:value="48.47" calcext:value-type="float">
            <text:p>48,47</text:p>
          </table:table-cell>
          <table:table-cell table:formula="of:=IF([.H18]=&quot;&quot;;&quot;&quot;;IF([.H18]=&quot;Única&quot;;0.01;IF([.H18]=&quot;Vàries&quot;;0.005))*[.F18])" office:value-type="float" office:value="2.3" calcext:value-type="float">
            <text:p>2,3</text:p>
          </table:table-cell>
          <table:table-cell table:formula="of:=IF([.D18]=&quot;Monofàsica&quot;;2*[.C18]*1000*[.J18]/[.K18]/[.U18]/[.F18];IF([.D18]=&quot;Trifàsica&quot;;[.C18]*1000*[.J18]/[.K18]/[.U18]/[.F18];&quot;&quot;))" office:value-type="float" office:value="2.47575820094904" calcext:value-type="float">
            <text:p>2,48</text:p>
          </table:table-cell>
          <table:table-cell table:formula="of:=IF([.V18]=&quot;&quot;;&quot;&quot;;IF([.V18]&gt;=[.W18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8];[$19imax.$C$12:.$C$26];0);&#10;   MATCH(&#10;     [.T18];&#10;     INDEX(&#10;       [$19imax.$D$3:.$U$10];&#10;        MATCH([.M18];[$19imax.$B$3:.$B$10];0);&#10;     );&#10;     0&#10;   )&#10;)" office:value-type="float" office:value="43" calcext:value-type="float">
            <text:p>43</text:p>
          </table:table-cell>
          <table:table-cell table:formula="of:=IF([.Y18]=&quot;&quot;;&quot;&quot;;[.Y18]*&#10;    INDEX([$19temp.$C$4:.$M$5];MATCH([.S18];[$19temp.$B$4:.$B$5];0);MATCH([.N18];[$19temp.$C$3:.$M$3];0))*&#10;    INDEX([$19ag.$D$4:.$L$8];MATCH([.P18];[$19ag.$C$4:.$C$8];0);MATCH([.O18];[$19ag.$D$3:.$L$3];0)))" office:value-type="float" office:value="43" calcext:value-type="float">
            <text:p>43</text:p>
          </table:table-cell>
          <table:table-cell table:formula="of:=IF([.Z18]=&quot;&quot;;&quot;&quot;;IF([.I18]&lt;=[.Z18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8]/([.J18]/[.K18]/58+[$LGA.$C$32]);20000)" office:value-type="float" office:value="6670" calcext:value-type="float">
            <text:p>6670</text:p>
          </table:table-cell>
          <table:table-cell table:formula="of:=IF([.AC18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8]=&quot;RZ1-K&quot;;&quot;EPR&quot;;&#10;        IF(OR([.L18]=&quot;H07Z1-K&quot;;[.L1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8]^2*[.AD18]^2" office:value-type="float" office:value="40000" calcext:value-type="float">
            <text:p>40000</text:p>
          </table:table-cell>
          <table:table-cell table:formula="of:=[.AC18]^2*[.AD18]^2" office:value-type="float" office:value="4448.89" calcext:value-type="float">
            <text:p>4449</text:p>
          </table:table-cell>
          <table:table-cell table:formula="of:=[.AE18]^2*[.K18]^2" office:value-type="float" office:value="1322500" calcext:value-type="float">
            <text:p>1322500</text:p>
          </table:table-cell>
          <table:table-cell table:formula="of:=IF(AND(&#10;    [.AG18]&lt;[.AH18];&#10;    [.AF18]&lt;[.AH18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3</text:p>
          </table:table-cell>
          <table:table-cell table:formula="of:=[$PrevPot.C18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19]=&quot;Monofàsica&quot;;230;IF([.D19]=&quot;Trifàsica&quot;;400;&quot;&quot;))" office:value-type="float" office:value="230" calcext:value-type="float">
            <text:p>230</text:p>
          </table:table-cell>
          <table:table-cell table:formula="of:=IF([.F19]=230;[.C19]*1000/[.F19]/[.E19]-0.0001;IF([.F19]=400;[.C19]*1000/SQRT(3)/[.F19]/[.E19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19]&lt;&gt;&quot;&quot;;INDEX([$22mt.$B$3:.$B$15];MATCH([.G19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19]=230;[.I19]*[.F19]/1000;IF([.F19]=400;[.I19]*SQRT(3)*[.F19]/1000;&quot;&quot;))" office:value-type="float" office:value="9.2" calcext:value-type="float">
            <text:p>9,20</text:p>
          </table:table-cell>
          <table:table-cell table:content-validation-name="val29" table:formula="of:=&#10;IF(OR([.L19]=&quot;RZ1-K&quot;;[.L19]=&quot;RV-K&quot;);&quot;XLPE&quot;;&#10;IF(OR([.L19]=&quot;H07Z1-K&quot;;[.L19]=&quot;H07V-K&quot;;[.L19]=&quot;ES07Z1-K&quot;;[.L1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9]=&quot;Monofàsica&quot;;&quot;2x &quot;;&#10;  IF([.D19]=&quot;Trifàsica&quot;;&quot;3x &quot;;&quot;&quot;));&#10;&#10;  [.S19]&#10;)" office:value-type="string" office:string-value="2x PVC" calcext:value-type="string">
            <text:p>2x PVC</text:p>
          </table:table-cell>
          <table:table-cell table:formula="of:=IF([.S19]=&quot;PVC&quot;;48.47;IF([.S19]=&quot;XLPE&quot;;45.49;&quot;&quot;))" office:value-type="float" office:value="48.47" calcext:value-type="float">
            <text:p>48,47</text:p>
          </table:table-cell>
          <table:table-cell table:formula="of:=IF([.H19]=&quot;&quot;;&quot;&quot;;IF([.H19]=&quot;Única&quot;;0.01;IF([.H19]=&quot;Vàries&quot;;0.005))*[.F19])" office:value-type="float" office:value="2.3" calcext:value-type="float">
            <text:p>2,3</text:p>
          </table:table-cell>
          <table:table-cell table:formula="of:=IF([.D19]=&quot;Monofàsica&quot;;2*[.C19]*1000*[.J19]/[.K19]/[.U19]/[.F19];IF([.D19]=&quot;Trifàsica&quot;;[.C19]*1000*[.J19]/[.K19]/[.U19]/[.F19];&quot;&quot;))" office:value-type="float" office:value="2.47575820094904" calcext:value-type="float">
            <text:p>2,48</text:p>
          </table:table-cell>
          <table:table-cell table:formula="of:=IF([.V19]=&quot;&quot;;&quot;&quot;;IF([.V19]&gt;=[.W19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19];[$19imax.$C$12:.$C$26];0);&#10;   MATCH(&#10;     [.T19];&#10;     INDEX(&#10;       [$19imax.$D$3:.$U$10];&#10;        MATCH([.M19];[$19imax.$B$3:.$B$10];0);&#10;     );&#10;     0&#10;   )&#10;)" office:value-type="float" office:value="43" calcext:value-type="float">
            <text:p>43</text:p>
          </table:table-cell>
          <table:table-cell table:formula="of:=IF([.Y19]=&quot;&quot;;&quot;&quot;;[.Y19]*&#10;    INDEX([$19temp.$C$4:.$M$5];MATCH([.S19];[$19temp.$B$4:.$B$5];0);MATCH([.N19];[$19temp.$C$3:.$M$3];0))*&#10;    INDEX([$19ag.$D$4:.$L$8];MATCH([.P19];[$19ag.$C$4:.$C$8];0);MATCH([.O19];[$19ag.$D$3:.$L$3];0)))" office:value-type="float" office:value="43" calcext:value-type="float">
            <text:p>43</text:p>
          </table:table-cell>
          <table:table-cell table:formula="of:=IF([.Z19]=&quot;&quot;;&quot;&quot;;IF([.I19]&lt;=[.Z19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19]/([.J19]/[.K19]/58+[$LGA.$C$32]);20000)" office:value-type="float" office:value="6670" calcext:value-type="float">
            <text:p>6670</text:p>
          </table:table-cell>
          <table:table-cell table:formula="of:=IF([.AC19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19]=&quot;RZ1-K&quot;;&quot;EPR&quot;;&#10;        IF(OR([.L19]=&quot;H07Z1-K&quot;;[.L1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19]^2*[.AD19]^2" office:value-type="float" office:value="40000" calcext:value-type="float">
            <text:p>40000</text:p>
          </table:table-cell>
          <table:table-cell table:formula="of:=[.AC19]^2*[.AD19]^2" office:value-type="float" office:value="4448.89" calcext:value-type="float">
            <text:p>4449</text:p>
          </table:table-cell>
          <table:table-cell table:formula="of:=[.AE19]^2*[.K19]^2" office:value-type="float" office:value="1322500" calcext:value-type="float">
            <text:p>1322500</text:p>
          </table:table-cell>
          <table:table-cell table:formula="of:=IF(AND(&#10;    [.AG19]&lt;[.AH19];&#10;    [.AF19]&lt;[.AH19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4</text:p>
          </table:table-cell>
          <table:table-cell table:formula="of:=[$PrevPot.C19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0]=&quot;Monofàsica&quot;;230;IF([.D20]=&quot;Trifàsica&quot;;400;&quot;&quot;))" office:value-type="float" office:value="230" calcext:value-type="float">
            <text:p>230</text:p>
          </table:table-cell>
          <table:table-cell table:formula="of:=IF([.F20]=230;[.C20]*1000/[.F20]/[.E20]-0.0001;IF([.F20]=400;[.C20]*1000/SQRT(3)/[.F20]/[.E20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0]&lt;&gt;&quot;&quot;;INDEX([$22mt.$B$3:.$B$15];MATCH([.G20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0]=230;[.I20]*[.F20]/1000;IF([.F20]=400;[.I20]*SQRT(3)*[.F20]/1000;&quot;&quot;))" office:value-type="float" office:value="9.2" calcext:value-type="float">
            <text:p>9,20</text:p>
          </table:table-cell>
          <table:table-cell table:content-validation-name="val29" table:formula="of:=&#10;IF(OR([.L20]=&quot;RZ1-K&quot;;[.L20]=&quot;RV-K&quot;);&quot;XLPE&quot;;&#10;IF(OR([.L20]=&quot;H07Z1-K&quot;;[.L20]=&quot;H07V-K&quot;;[.L20]=&quot;ES07Z1-K&quot;;[.L2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0]=&quot;Monofàsica&quot;;&quot;2x &quot;;&#10;  IF([.D20]=&quot;Trifàsica&quot;;&quot;3x &quot;;&quot;&quot;));&#10;&#10;  [.S20]&#10;)" office:value-type="string" office:string-value="2x PVC" calcext:value-type="string">
            <text:p>2x PVC</text:p>
          </table:table-cell>
          <table:table-cell table:formula="of:=IF([.S20]=&quot;PVC&quot;;48.47;IF([.S20]=&quot;XLPE&quot;;45.49;&quot;&quot;))" office:value-type="float" office:value="48.47" calcext:value-type="float">
            <text:p>48,47</text:p>
          </table:table-cell>
          <table:table-cell table:formula="of:=IF([.H20]=&quot;&quot;;&quot;&quot;;IF([.H20]=&quot;Única&quot;;0.01;IF([.H20]=&quot;Vàries&quot;;0.005))*[.F20])" office:value-type="float" office:value="2.3" calcext:value-type="float">
            <text:p>2,3</text:p>
          </table:table-cell>
          <table:table-cell table:formula="of:=IF([.D20]=&quot;Monofàsica&quot;;2*[.C20]*1000*[.J20]/[.K20]/[.U20]/[.F20];IF([.D20]=&quot;Trifàsica&quot;;[.C20]*1000*[.J20]/[.K20]/[.U20]/[.F20];&quot;&quot;))" office:value-type="float" office:value="2.47575820094904" calcext:value-type="float">
            <text:p>2,48</text:p>
          </table:table-cell>
          <table:table-cell table:formula="of:=IF([.V20]=&quot;&quot;;&quot;&quot;;IF([.V20]&gt;=[.W20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0];[$19imax.$C$12:.$C$26];0);&#10;   MATCH(&#10;     [.T20];&#10;     INDEX(&#10;       [$19imax.$D$3:.$U$10];&#10;        MATCH([.M20];[$19imax.$B$3:.$B$10];0);&#10;     );&#10;     0&#10;   )&#10;)" office:value-type="float" office:value="43" calcext:value-type="float">
            <text:p>43</text:p>
          </table:table-cell>
          <table:table-cell table:formula="of:=IF([.Y20]=&quot;&quot;;&quot;&quot;;[.Y20]*&#10;    INDEX([$19temp.$C$4:.$M$5];MATCH([.S20];[$19temp.$B$4:.$B$5];0);MATCH([.N20];[$19temp.$C$3:.$M$3];0))*&#10;    INDEX([$19ag.$D$4:.$L$8];MATCH([.P20];[$19ag.$C$4:.$C$8];0);MATCH([.O20];[$19ag.$D$3:.$L$3];0)))" office:value-type="float" office:value="43" calcext:value-type="float">
            <text:p>43</text:p>
          </table:table-cell>
          <table:table-cell table:formula="of:=IF([.Z20]=&quot;&quot;;&quot;&quot;;IF([.I20]&lt;=[.Z20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0]/([.J20]/[.K20]/58+[$LGA.$C$32]);20000)" office:value-type="float" office:value="6670" calcext:value-type="float">
            <text:p>6670</text:p>
          </table:table-cell>
          <table:table-cell table:formula="of:=IF([.AC20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0]=&quot;RZ1-K&quot;;&quot;EPR&quot;;&#10;        IF(OR([.L20]=&quot;H07Z1-K&quot;;[.L2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0]^2*[.AD20]^2" office:value-type="float" office:value="40000" calcext:value-type="float">
            <text:p>40000</text:p>
          </table:table-cell>
          <table:table-cell table:formula="of:=[.AC20]^2*[.AD20]^2" office:value-type="float" office:value="4448.89" calcext:value-type="float">
            <text:p>4449</text:p>
          </table:table-cell>
          <table:table-cell table:formula="of:=[.AE20]^2*[.K20]^2" office:value-type="float" office:value="1322500" calcext:value-type="float">
            <text:p>1322500</text:p>
          </table:table-cell>
          <table:table-cell table:formula="of:=IF(AND(&#10;    [.AG20]&lt;[.AH20];&#10;    [.AF20]&lt;[.AH20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5</text:p>
          </table:table-cell>
          <table:table-cell table:formula="of:=[$PrevPot.C20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1]=&quot;Monofàsica&quot;;230;IF([.D21]=&quot;Trifàsica&quot;;400;&quot;&quot;))" office:value-type="float" office:value="230" calcext:value-type="float">
            <text:p>230</text:p>
          </table:table-cell>
          <table:table-cell table:formula="of:=IF([.F21]=230;[.C21]*1000/[.F21]/[.E21]-0.0001;IF([.F21]=400;[.C21]*1000/SQRT(3)/[.F21]/[.E21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1]&lt;&gt;&quot;&quot;;INDEX([$22mt.$B$3:.$B$15];MATCH([.G21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1]=230;[.I21]*[.F21]/1000;IF([.F21]=400;[.I21]*SQRT(3)*[.F21]/1000;&quot;&quot;))" office:value-type="float" office:value="9.2" calcext:value-type="float">
            <text:p>9,20</text:p>
          </table:table-cell>
          <table:table-cell table:content-validation-name="val29" table:formula="of:=&#10;IF(OR([.L21]=&quot;RZ1-K&quot;;[.L21]=&quot;RV-K&quot;);&quot;XLPE&quot;;&#10;IF(OR([.L21]=&quot;H07Z1-K&quot;;[.L21]=&quot;H07V-K&quot;;[.L21]=&quot;ES07Z1-K&quot;;[.L2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1]=&quot;Monofàsica&quot;;&quot;2x &quot;;&#10;  IF([.D21]=&quot;Trifàsica&quot;;&quot;3x &quot;;&quot;&quot;));&#10;&#10;  [.S21]&#10;)" office:value-type="string" office:string-value="2x PVC" calcext:value-type="string">
            <text:p>2x PVC</text:p>
          </table:table-cell>
          <table:table-cell table:formula="of:=IF([.S21]=&quot;PVC&quot;;48.47;IF([.S21]=&quot;XLPE&quot;;45.49;&quot;&quot;))" office:value-type="float" office:value="48.47" calcext:value-type="float">
            <text:p>48,47</text:p>
          </table:table-cell>
          <table:table-cell table:formula="of:=IF([.H21]=&quot;&quot;;&quot;&quot;;IF([.H21]=&quot;Única&quot;;0.01;IF([.H21]=&quot;Vàries&quot;;0.005))*[.F21])" office:value-type="float" office:value="2.3" calcext:value-type="float">
            <text:p>2,3</text:p>
          </table:table-cell>
          <table:table-cell table:formula="of:=IF([.D21]=&quot;Monofàsica&quot;;2*[.C21]*1000*[.J21]/[.K21]/[.U21]/[.F21];IF([.D21]=&quot;Trifàsica&quot;;[.C21]*1000*[.J21]/[.K21]/[.U21]/[.F21];&quot;&quot;))" office:value-type="float" office:value="2.47575820094904" calcext:value-type="float">
            <text:p>2,48</text:p>
          </table:table-cell>
          <table:table-cell table:formula="of:=IF([.V21]=&quot;&quot;;&quot;&quot;;IF([.V21]&gt;=[.W21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1];[$19imax.$C$12:.$C$26];0);&#10;   MATCH(&#10;     [.T21];&#10;     INDEX(&#10;       [$19imax.$D$3:.$U$10];&#10;        MATCH([.M21];[$19imax.$B$3:.$B$10];0);&#10;     );&#10;     0&#10;   )&#10;)" office:value-type="float" office:value="43" calcext:value-type="float">
            <text:p>43</text:p>
          </table:table-cell>
          <table:table-cell table:formula="of:=IF([.Y21]=&quot;&quot;;&quot;&quot;;[.Y21]*&#10;    INDEX([$19temp.$C$4:.$M$5];MATCH([.S21];[$19temp.$B$4:.$B$5];0);MATCH([.N21];[$19temp.$C$3:.$M$3];0))*&#10;    INDEX([$19ag.$D$4:.$L$8];MATCH([.P21];[$19ag.$C$4:.$C$8];0);MATCH([.O21];[$19ag.$D$3:.$L$3];0)))" office:value-type="float" office:value="43" calcext:value-type="float">
            <text:p>43</text:p>
          </table:table-cell>
          <table:table-cell table:formula="of:=IF([.Z21]=&quot;&quot;;&quot;&quot;;IF([.I21]&lt;=[.Z21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1]/([.J21]/[.K21]/58+[$LGA.$C$32]);20000)" office:value-type="float" office:value="6670" calcext:value-type="float">
            <text:p>6670</text:p>
          </table:table-cell>
          <table:table-cell table:formula="of:=IF([.AC21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1]=&quot;RZ1-K&quot;;&quot;EPR&quot;;&#10;        IF(OR([.L21]=&quot;H07Z1-K&quot;;[.L2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1]^2*[.AD21]^2" office:value-type="float" office:value="40000" calcext:value-type="float">
            <text:p>40000</text:p>
          </table:table-cell>
          <table:table-cell table:formula="of:=[.AC21]^2*[.AD21]^2" office:value-type="float" office:value="4448.89" calcext:value-type="float">
            <text:p>4449</text:p>
          </table:table-cell>
          <table:table-cell table:formula="of:=[.AE21]^2*[.K21]^2" office:value-type="float" office:value="1322500" calcext:value-type="float">
            <text:p>1322500</text:p>
          </table:table-cell>
          <table:table-cell table:formula="of:=IF(AND(&#10;    [.AG21]&lt;[.AH21];&#10;    [.AF21]&lt;[.AH21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6</text:p>
          </table:table-cell>
          <table:table-cell table:formula="of:=[$PrevPot.C21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2]=&quot;Monofàsica&quot;;230;IF([.D22]=&quot;Trifàsica&quot;;400;&quot;&quot;))" office:value-type="float" office:value="230" calcext:value-type="float">
            <text:p>230</text:p>
          </table:table-cell>
          <table:table-cell table:formula="of:=IF([.F22]=230;[.C22]*1000/[.F22]/[.E22]-0.0001;IF([.F22]=400;[.C22]*1000/SQRT(3)/[.F22]/[.E22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2]&lt;&gt;&quot;&quot;;INDEX([$22mt.$B$3:.$B$15];MATCH([.G22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2]=230;[.I22]*[.F22]/1000;IF([.F22]=400;[.I22]*SQRT(3)*[.F22]/1000;&quot;&quot;))" office:value-type="float" office:value="9.2" calcext:value-type="float">
            <text:p>9,20</text:p>
          </table:table-cell>
          <table:table-cell table:content-validation-name="val29" table:formula="of:=&#10;IF(OR([.L22]=&quot;RZ1-K&quot;;[.L22]=&quot;RV-K&quot;);&quot;XLPE&quot;;&#10;IF(OR([.L22]=&quot;H07Z1-K&quot;;[.L22]=&quot;H07V-K&quot;;[.L22]=&quot;ES07Z1-K&quot;;[.L2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2]=&quot;Monofàsica&quot;;&quot;2x &quot;;&#10;  IF([.D22]=&quot;Trifàsica&quot;;&quot;3x &quot;;&quot;&quot;));&#10;&#10;  [.S22]&#10;)" office:value-type="string" office:string-value="2x PVC" calcext:value-type="string">
            <text:p>2x PVC</text:p>
          </table:table-cell>
          <table:table-cell table:formula="of:=IF([.S22]=&quot;PVC&quot;;48.47;IF([.S22]=&quot;XLPE&quot;;45.49;&quot;&quot;))" office:value-type="float" office:value="48.47" calcext:value-type="float">
            <text:p>48,47</text:p>
          </table:table-cell>
          <table:table-cell table:formula="of:=IF([.H22]=&quot;&quot;;&quot;&quot;;IF([.H22]=&quot;Única&quot;;0.01;IF([.H22]=&quot;Vàries&quot;;0.005))*[.F22])" office:value-type="float" office:value="2.3" calcext:value-type="float">
            <text:p>2,3</text:p>
          </table:table-cell>
          <table:table-cell table:formula="of:=IF([.D22]=&quot;Monofàsica&quot;;2*[.C22]*1000*[.J22]/[.K22]/[.U22]/[.F22];IF([.D22]=&quot;Trifàsica&quot;;[.C22]*1000*[.J22]/[.K22]/[.U22]/[.F22];&quot;&quot;))" office:value-type="float" office:value="2.47575820094904" calcext:value-type="float">
            <text:p>2,48</text:p>
          </table:table-cell>
          <table:table-cell table:formula="of:=IF([.V22]=&quot;&quot;;&quot;&quot;;IF([.V22]&gt;=[.W22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2];[$19imax.$C$12:.$C$26];0);&#10;   MATCH(&#10;     [.T22];&#10;     INDEX(&#10;       [$19imax.$D$3:.$U$10];&#10;        MATCH([.M22];[$19imax.$B$3:.$B$10];0);&#10;     );&#10;     0&#10;   )&#10;)" office:value-type="float" office:value="43" calcext:value-type="float">
            <text:p>43</text:p>
          </table:table-cell>
          <table:table-cell table:formula="of:=IF([.Y22]=&quot;&quot;;&quot;&quot;;[.Y22]*&#10;    INDEX([$19temp.$C$4:.$M$5];MATCH([.S22];[$19temp.$B$4:.$B$5];0);MATCH([.N22];[$19temp.$C$3:.$M$3];0))*&#10;    INDEX([$19ag.$D$4:.$L$8];MATCH([.P22];[$19ag.$C$4:.$C$8];0);MATCH([.O22];[$19ag.$D$3:.$L$3];0)))" office:value-type="float" office:value="43" calcext:value-type="float">
            <text:p>43</text:p>
          </table:table-cell>
          <table:table-cell table:formula="of:=IF([.Z22]=&quot;&quot;;&quot;&quot;;IF([.I22]&lt;=[.Z22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2]/([.J22]/[.K22]/58+[$LGA.$C$32]);20000)" office:value-type="float" office:value="6670" calcext:value-type="float">
            <text:p>6670</text:p>
          </table:table-cell>
          <table:table-cell table:formula="of:=IF([.AC22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2]=&quot;RZ1-K&quot;;&quot;EPR&quot;;&#10;        IF(OR([.L22]=&quot;H07Z1-K&quot;;[.L2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2]^2*[.AD22]^2" office:value-type="float" office:value="40000" calcext:value-type="float">
            <text:p>40000</text:p>
          </table:table-cell>
          <table:table-cell table:formula="of:=[.AC22]^2*[.AD22]^2" office:value-type="float" office:value="4448.89" calcext:value-type="float">
            <text:p>4449</text:p>
          </table:table-cell>
          <table:table-cell table:formula="of:=[.AE22]^2*[.K22]^2" office:value-type="float" office:value="1322500" calcext:value-type="float">
            <text:p>1322500</text:p>
          </table:table-cell>
          <table:table-cell table:formula="of:=IF(AND(&#10;    [.AG22]&lt;[.AH22];&#10;    [.AF22]&lt;[.AH22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7</text:p>
          </table:table-cell>
          <table:table-cell table:formula="of:=[$PrevPot.C22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3]=&quot;Monofàsica&quot;;230;IF([.D23]=&quot;Trifàsica&quot;;400;&quot;&quot;))" office:value-type="float" office:value="230" calcext:value-type="float">
            <text:p>230</text:p>
          </table:table-cell>
          <table:table-cell table:formula="of:=IF([.F23]=230;[.C23]*1000/[.F23]/[.E23]-0.0001;IF([.F23]=400;[.C23]*1000/SQRT(3)/[.F23]/[.E23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3]&lt;&gt;&quot;&quot;;INDEX([$22mt.$B$3:.$B$15];MATCH([.G23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3]=230;[.I23]*[.F23]/1000;IF([.F23]=400;[.I23]*SQRT(3)*[.F23]/1000;&quot;&quot;))" office:value-type="float" office:value="9.2" calcext:value-type="float">
            <text:p>9,20</text:p>
          </table:table-cell>
          <table:table-cell table:content-validation-name="val29" table:formula="of:=&#10;IF(OR([.L23]=&quot;RZ1-K&quot;;[.L23]=&quot;RV-K&quot;);&quot;XLPE&quot;;&#10;IF(OR([.L23]=&quot;H07Z1-K&quot;;[.L23]=&quot;H07V-K&quot;;[.L23]=&quot;ES07Z1-K&quot;;[.L2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3]=&quot;Monofàsica&quot;;&quot;2x &quot;;&#10;  IF([.D23]=&quot;Trifàsica&quot;;&quot;3x &quot;;&quot;&quot;));&#10;&#10;  [.S23]&#10;)" office:value-type="string" office:string-value="2x PVC" calcext:value-type="string">
            <text:p>2x PVC</text:p>
          </table:table-cell>
          <table:table-cell table:formula="of:=IF([.S23]=&quot;PVC&quot;;48.47;IF([.S23]=&quot;XLPE&quot;;45.49;&quot;&quot;))" office:value-type="float" office:value="48.47" calcext:value-type="float">
            <text:p>48,47</text:p>
          </table:table-cell>
          <table:table-cell table:formula="of:=IF([.H23]=&quot;&quot;;&quot;&quot;;IF([.H23]=&quot;Única&quot;;0.01;IF([.H23]=&quot;Vàries&quot;;0.005))*[.F23])" office:value-type="float" office:value="2.3" calcext:value-type="float">
            <text:p>2,3</text:p>
          </table:table-cell>
          <table:table-cell table:formula="of:=IF([.D23]=&quot;Monofàsica&quot;;2*[.C23]*1000*[.J23]/[.K23]/[.U23]/[.F23];IF([.D23]=&quot;Trifàsica&quot;;[.C23]*1000*[.J23]/[.K23]/[.U23]/[.F23];&quot;&quot;))" office:value-type="float" office:value="2.47575820094904" calcext:value-type="float">
            <text:p>2,48</text:p>
          </table:table-cell>
          <table:table-cell table:formula="of:=IF([.V23]=&quot;&quot;;&quot;&quot;;IF([.V23]&gt;=[.W23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3];[$19imax.$C$12:.$C$26];0);&#10;   MATCH(&#10;     [.T23];&#10;     INDEX(&#10;       [$19imax.$D$3:.$U$10];&#10;        MATCH([.M23];[$19imax.$B$3:.$B$10];0);&#10;     );&#10;     0&#10;   )&#10;)" office:value-type="float" office:value="43" calcext:value-type="float">
            <text:p>43</text:p>
          </table:table-cell>
          <table:table-cell table:formula="of:=IF([.Y23]=&quot;&quot;;&quot;&quot;;[.Y23]*&#10;    INDEX([$19temp.$C$4:.$M$5];MATCH([.S23];[$19temp.$B$4:.$B$5];0);MATCH([.N23];[$19temp.$C$3:.$M$3];0))*&#10;    INDEX([$19ag.$D$4:.$L$8];MATCH([.P23];[$19ag.$C$4:.$C$8];0);MATCH([.O23];[$19ag.$D$3:.$L$3];0)))" office:value-type="float" office:value="43" calcext:value-type="float">
            <text:p>43</text:p>
          </table:table-cell>
          <table:table-cell table:formula="of:=IF([.Z23]=&quot;&quot;;&quot;&quot;;IF([.I23]&lt;=[.Z23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3]/([.J23]/[.K23]/58+[$LGA.$C$32]);20000)" office:value-type="float" office:value="6670" calcext:value-type="float">
            <text:p>6670</text:p>
          </table:table-cell>
          <table:table-cell table:formula="of:=IF([.AC23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3]=&quot;RZ1-K&quot;;&quot;EPR&quot;;&#10;        IF(OR([.L23]=&quot;H07Z1-K&quot;;[.L2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3]^2*[.AD23]^2" office:value-type="float" office:value="40000" calcext:value-type="float">
            <text:p>40000</text:p>
          </table:table-cell>
          <table:table-cell table:formula="of:=[.AC23]^2*[.AD23]^2" office:value-type="float" office:value="4448.89" calcext:value-type="float">
            <text:p>4449</text:p>
          </table:table-cell>
          <table:table-cell table:formula="of:=[.AE23]^2*[.K23]^2" office:value-type="float" office:value="1322500" calcext:value-type="float">
            <text:p>1322500</text:p>
          </table:table-cell>
          <table:table-cell table:formula="of:=IF(AND(&#10;    [.AG23]&lt;[.AH23];&#10;    [.AF23]&lt;[.AH23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8</text:p>
          </table:table-cell>
          <table:table-cell table:formula="of:=[$PrevPot.C23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4]=&quot;Monofàsica&quot;;230;IF([.D24]=&quot;Trifàsica&quot;;400;&quot;&quot;))" office:value-type="float" office:value="230" calcext:value-type="float">
            <text:p>230</text:p>
          </table:table-cell>
          <table:table-cell table:formula="of:=IF([.F24]=230;[.C24]*1000/[.F24]/[.E24]-0.0001;IF([.F24]=400;[.C24]*1000/SQRT(3)/[.F24]/[.E24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4]&lt;&gt;&quot;&quot;;INDEX([$22mt.$B$3:.$B$15];MATCH([.G24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4]=230;[.I24]*[.F24]/1000;IF([.F24]=400;[.I24]*SQRT(3)*[.F24]/1000;&quot;&quot;))" office:value-type="float" office:value="9.2" calcext:value-type="float">
            <text:p>9,20</text:p>
          </table:table-cell>
          <table:table-cell table:content-validation-name="val29" table:formula="of:=&#10;IF(OR([.L24]=&quot;RZ1-K&quot;;[.L24]=&quot;RV-K&quot;);&quot;XLPE&quot;;&#10;IF(OR([.L24]=&quot;H07Z1-K&quot;;[.L24]=&quot;H07V-K&quot;;[.L24]=&quot;ES07Z1-K&quot;;[.L2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4]=&quot;Monofàsica&quot;;&quot;2x &quot;;&#10;  IF([.D24]=&quot;Trifàsica&quot;;&quot;3x &quot;;&quot;&quot;));&#10;&#10;  [.S24]&#10;)" office:value-type="string" office:string-value="2x PVC" calcext:value-type="string">
            <text:p>2x PVC</text:p>
          </table:table-cell>
          <table:table-cell table:formula="of:=IF([.S24]=&quot;PVC&quot;;48.47;IF([.S24]=&quot;XLPE&quot;;45.49;&quot;&quot;))" office:value-type="float" office:value="48.47" calcext:value-type="float">
            <text:p>48,47</text:p>
          </table:table-cell>
          <table:table-cell table:formula="of:=IF([.H24]=&quot;&quot;;&quot;&quot;;IF([.H24]=&quot;Única&quot;;0.01;IF([.H24]=&quot;Vàries&quot;;0.005))*[.F24])" office:value-type="float" office:value="2.3" calcext:value-type="float">
            <text:p>2,3</text:p>
          </table:table-cell>
          <table:table-cell table:formula="of:=IF([.D24]=&quot;Monofàsica&quot;;2*[.C24]*1000*[.J24]/[.K24]/[.U24]/[.F24];IF([.D24]=&quot;Trifàsica&quot;;[.C24]*1000*[.J24]/[.K24]/[.U24]/[.F24];&quot;&quot;))" office:value-type="float" office:value="2.47575820094904" calcext:value-type="float">
            <text:p>2,48</text:p>
          </table:table-cell>
          <table:table-cell table:formula="of:=IF([.V24]=&quot;&quot;;&quot;&quot;;IF([.V24]&gt;=[.W24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4];[$19imax.$C$12:.$C$26];0);&#10;   MATCH(&#10;     [.T24];&#10;     INDEX(&#10;       [$19imax.$D$3:.$U$10];&#10;        MATCH([.M24];[$19imax.$B$3:.$B$10];0);&#10;     );&#10;     0&#10;   )&#10;)" office:value-type="float" office:value="43" calcext:value-type="float">
            <text:p>43</text:p>
          </table:table-cell>
          <table:table-cell table:formula="of:=IF([.Y24]=&quot;&quot;;&quot;&quot;;[.Y24]*&#10;    INDEX([$19temp.$C$4:.$M$5];MATCH([.S24];[$19temp.$B$4:.$B$5];0);MATCH([.N24];[$19temp.$C$3:.$M$3];0))*&#10;    INDEX([$19ag.$D$4:.$L$8];MATCH([.P24];[$19ag.$C$4:.$C$8];0);MATCH([.O24];[$19ag.$D$3:.$L$3];0)))" office:value-type="float" office:value="43" calcext:value-type="float">
            <text:p>43</text:p>
          </table:table-cell>
          <table:table-cell table:formula="of:=IF([.Z24]=&quot;&quot;;&quot;&quot;;IF([.I24]&lt;=[.Z24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4]/([.J24]/[.K24]/58+[$LGA.$C$32]);20000)" office:value-type="float" office:value="6670" calcext:value-type="float">
            <text:p>6670</text:p>
          </table:table-cell>
          <table:table-cell table:formula="of:=IF([.AC24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4]=&quot;RZ1-K&quot;;&quot;EPR&quot;;&#10;        IF(OR([.L24]=&quot;H07Z1-K&quot;;[.L2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4]^2*[.AD24]^2" office:value-type="float" office:value="40000" calcext:value-type="float">
            <text:p>40000</text:p>
          </table:table-cell>
          <table:table-cell table:formula="of:=[.AC24]^2*[.AD24]^2" office:value-type="float" office:value="4448.89" calcext:value-type="float">
            <text:p>4449</text:p>
          </table:table-cell>
          <table:table-cell table:formula="of:=[.AE24]^2*[.K24]^2" office:value-type="float" office:value="1322500" calcext:value-type="float">
            <text:p>1322500</text:p>
          </table:table-cell>
          <table:table-cell table:formula="of:=IF(AND(&#10;    [.AG24]&lt;[.AH24];&#10;    [.AF24]&lt;[.AH24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19</text:p>
          </table:table-cell>
          <table:table-cell table:formula="of:=[$PrevPot.C24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5]=&quot;Monofàsica&quot;;230;IF([.D25]=&quot;Trifàsica&quot;;400;&quot;&quot;))" office:value-type="float" office:value="230" calcext:value-type="float">
            <text:p>230</text:p>
          </table:table-cell>
          <table:table-cell table:formula="of:=IF([.F25]=230;[.C25]*1000/[.F25]/[.E25]-0.0001;IF([.F25]=400;[.C25]*1000/SQRT(3)/[.F25]/[.E25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5]&lt;&gt;&quot;&quot;;INDEX([$22mt.$B$3:.$B$15];MATCH([.G25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5]=230;[.I25]*[.F25]/1000;IF([.F25]=400;[.I25]*SQRT(3)*[.F25]/1000;&quot;&quot;))" office:value-type="float" office:value="9.2" calcext:value-type="float">
            <text:p>9,20</text:p>
          </table:table-cell>
          <table:table-cell table:content-validation-name="val29" table:formula="of:=&#10;IF(OR([.L25]=&quot;RZ1-K&quot;;[.L25]=&quot;RV-K&quot;);&quot;XLPE&quot;;&#10;IF(OR([.L25]=&quot;H07Z1-K&quot;;[.L25]=&quot;H07V-K&quot;;[.L25]=&quot;ES07Z1-K&quot;;[.L2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5]=&quot;Monofàsica&quot;;&quot;2x &quot;;&#10;  IF([.D25]=&quot;Trifàsica&quot;;&quot;3x &quot;;&quot;&quot;));&#10;&#10;  [.S25]&#10;)" office:value-type="string" office:string-value="2x PVC" calcext:value-type="string">
            <text:p>2x PVC</text:p>
          </table:table-cell>
          <table:table-cell table:formula="of:=IF([.S25]=&quot;PVC&quot;;48.47;IF([.S25]=&quot;XLPE&quot;;45.49;&quot;&quot;))" office:value-type="float" office:value="48.47" calcext:value-type="float">
            <text:p>48,47</text:p>
          </table:table-cell>
          <table:table-cell table:formula="of:=IF([.H25]=&quot;&quot;;&quot;&quot;;IF([.H25]=&quot;Única&quot;;0.01;IF([.H25]=&quot;Vàries&quot;;0.005))*[.F25])" office:value-type="float" office:value="2.3" calcext:value-type="float">
            <text:p>2,3</text:p>
          </table:table-cell>
          <table:table-cell table:formula="of:=IF([.D25]=&quot;Monofàsica&quot;;2*[.C25]*1000*[.J25]/[.K25]/[.U25]/[.F25];IF([.D25]=&quot;Trifàsica&quot;;[.C25]*1000*[.J25]/[.K25]/[.U25]/[.F25];&quot;&quot;))" office:value-type="float" office:value="2.47575820094904" calcext:value-type="float">
            <text:p>2,48</text:p>
          </table:table-cell>
          <table:table-cell table:formula="of:=IF([.V25]=&quot;&quot;;&quot;&quot;;IF([.V25]&gt;=[.W25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5];[$19imax.$C$12:.$C$26];0);&#10;   MATCH(&#10;     [.T25];&#10;     INDEX(&#10;       [$19imax.$D$3:.$U$10];&#10;        MATCH([.M25];[$19imax.$B$3:.$B$10];0);&#10;     );&#10;     0&#10;   )&#10;)" office:value-type="float" office:value="43" calcext:value-type="float">
            <text:p>43</text:p>
          </table:table-cell>
          <table:table-cell table:formula="of:=IF([.Y25]=&quot;&quot;;&quot;&quot;;[.Y25]*&#10;    INDEX([$19temp.$C$4:.$M$5];MATCH([.S25];[$19temp.$B$4:.$B$5];0);MATCH([.N25];[$19temp.$C$3:.$M$3];0))*&#10;    INDEX([$19ag.$D$4:.$L$8];MATCH([.P25];[$19ag.$C$4:.$C$8];0);MATCH([.O25];[$19ag.$D$3:.$L$3];0)))" office:value-type="float" office:value="43" calcext:value-type="float">
            <text:p>43</text:p>
          </table:table-cell>
          <table:table-cell table:formula="of:=IF([.Z25]=&quot;&quot;;&quot;&quot;;IF([.I25]&lt;=[.Z25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5]/([.J25]/[.K25]/58+[$LGA.$C$32]);20000)" office:value-type="float" office:value="6670" calcext:value-type="float">
            <text:p>6670</text:p>
          </table:table-cell>
          <table:table-cell table:formula="of:=IF([.AC25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5]=&quot;RZ1-K&quot;;&quot;EPR&quot;;&#10;        IF(OR([.L25]=&quot;H07Z1-K&quot;;[.L2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5]^2*[.AD25]^2" office:value-type="float" office:value="40000" calcext:value-type="float">
            <text:p>40000</text:p>
          </table:table-cell>
          <table:table-cell table:formula="of:=[.AC25]^2*[.AD25]^2" office:value-type="float" office:value="4448.89" calcext:value-type="float">
            <text:p>4449</text:p>
          </table:table-cell>
          <table:table-cell table:formula="of:=[.AE25]^2*[.K25]^2" office:value-type="float" office:value="1322500" calcext:value-type="float">
            <text:p>1322500</text:p>
          </table:table-cell>
          <table:table-cell table:formula="of:=IF(AND(&#10;    [.AG25]&lt;[.AH25];&#10;    [.AF25]&lt;[.AH25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0</text:p>
          </table:table-cell>
          <table:table-cell table:formula="of:=[$PrevPot.C25]" office:value-type="float" office:value="5.75" calcext:value-type="float">
            <text:p>5,75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6]=&quot;Monofàsica&quot;;230;IF([.D26]=&quot;Trifàsica&quot;;400;&quot;&quot;))" office:value-type="float" office:value="230" calcext:value-type="float">
            <text:p>230</text:p>
          </table:table-cell>
          <table:table-cell table:formula="of:=IF([.F26]=230;[.C26]*1000/[.F26]/[.E26]-0.0001;IF([.F26]=400;[.C26]*1000/SQRT(3)/[.F26]/[.E26]-0.0001;&quot;&quot;))" office:value-type="float" office:value="24.9999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6]&lt;&gt;&quot;&quot;;INDEX([$22mt.$B$3:.$B$15];MATCH([.G26];[$22mt.$B$3:.$B$15];1)+1;1);&quot;&quot;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6]=230;[.I26]*[.F26]/1000;IF([.F26]=400;[.I26]*SQRT(3)*[.F26]/1000;&quot;&quot;))" office:value-type="float" office:value="5.75" calcext:value-type="float">
            <text:p>5,75</text:p>
          </table:table-cell>
          <table:table-cell table:content-validation-name="val29" table:formula="of:=&#10;IF(OR([.L26]=&quot;RZ1-K&quot;;[.L26]=&quot;RV-K&quot;);&quot;XLPE&quot;;&#10;IF(OR([.L26]=&quot;H07Z1-K&quot;;[.L26]=&quot;H07V-K&quot;;[.L26]=&quot;ES07Z1-K&quot;;[.L2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6]=&quot;Monofàsica&quot;;&quot;2x &quot;;&#10;  IF([.D26]=&quot;Trifàsica&quot;;&quot;3x &quot;;&quot;&quot;));&#10;&#10;  [.S26]&#10;)" office:value-type="string" office:string-value="2x PVC" calcext:value-type="string">
            <text:p>2x PVC</text:p>
          </table:table-cell>
          <table:table-cell table:formula="of:=IF([.S26]=&quot;PVC&quot;;48.47;IF([.S26]=&quot;XLPE&quot;;45.49;&quot;&quot;))" office:value-type="float" office:value="48.47" calcext:value-type="float">
            <text:p>48,47</text:p>
          </table:table-cell>
          <table:table-cell table:formula="of:=IF([.H26]=&quot;&quot;;&quot;&quot;;IF([.H26]=&quot;Única&quot;;0.01;IF([.H26]=&quot;Vàries&quot;;0.005))*[.F26])" office:value-type="float" office:value="2.3" calcext:value-type="float">
            <text:p>2,3</text:p>
          </table:table-cell>
          <table:table-cell table:formula="of:=IF([.D26]=&quot;Monofàsica&quot;;2*[.C26]*1000*[.J26]/[.K26]/[.U26]/[.F26];IF([.D26]=&quot;Trifàsica&quot;;[.C26]*1000*[.J26]/[.K26]/[.U26]/[.F26];&quot;&quot;))" office:value-type="float" office:value="1.54734887559315" calcext:value-type="float">
            <text:p>1,55</text:p>
          </table:table-cell>
          <table:table-cell table:formula="of:=IF([.V26]=&quot;&quot;;&quot;&quot;;IF([.V26]&gt;=[.W26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26];[$19imax.$C$12:.$C$26];0);&#10;   MATCH(&#10;     [.T26];&#10;     INDEX(&#10;       [$19imax.$D$3:.$U$10];&#10;        MATCH([.M26];[$19imax.$B$3:.$B$10];0);&#10;     );&#10;     0&#10;   )&#10;)" office:value-type="float" office:value="43" calcext:value-type="float">
            <text:p>43</text:p>
          </table:table-cell>
          <table:table-cell table:formula="of:=IF([.Y26]=&quot;&quot;;&quot;&quot;;[.Y26]*&#10;    INDEX([$19temp.$C$4:.$M$5];MATCH([.S26];[$19temp.$B$4:.$B$5];0);MATCH([.N26];[$19temp.$C$3:.$M$3];0))*&#10;    INDEX([$19ag.$D$4:.$L$8];MATCH([.P26];[$19ag.$C$4:.$C$8];0);MATCH([.O26];[$19ag.$D$3:.$L$3];0)))" office:value-type="float" office:value="43" calcext:value-type="float">
            <text:p>43</text:p>
          </table:table-cell>
          <table:table-cell table:formula="of:=IF([.Z26]=&quot;&quot;;&quot;&quot;;IF([.I26]&lt;=[.Z26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6]/([.J26]/[.K26]/58+[$LGA.$C$32]);20000)" office:value-type="float" office:value="6670" calcext:value-type="float">
            <text:p>6670</text:p>
          </table:table-cell>
          <table:table-cell table:formula="of:=IF([.AC26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6]=&quot;RZ1-K&quot;;&quot;EPR&quot;;&#10;        IF(OR([.L26]=&quot;H07Z1-K&quot;;[.L2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6]^2*[.AD26]^2" office:value-type="float" office:value="40000" calcext:value-type="float">
            <text:p>40000</text:p>
          </table:table-cell>
          <table:table-cell table:formula="of:=[.AC26]^2*[.AD26]^2" office:value-type="float" office:value="4448.89" calcext:value-type="float">
            <text:p>4449</text:p>
          </table:table-cell>
          <table:table-cell table:formula="of:=[.AE26]^2*[.K26]^2" office:value-type="float" office:value="1322500" calcext:value-type="float">
            <text:p>1322500</text:p>
          </table:table-cell>
          <table:table-cell table:formula="of:=IF(AND(&#10;    [.AG26]&lt;[.AH26];&#10;    [.AF26]&lt;[.AH26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1</text:p>
          </table:table-cell>
          <table:table-cell table:formula="of:=[$PrevPot.C26]" office:value-type="float" office:value="5.75" calcext:value-type="float">
            <text:p>5,75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7]=&quot;Monofàsica&quot;;230;IF([.D27]=&quot;Trifàsica&quot;;400;&quot;&quot;))" office:value-type="float" office:value="230" calcext:value-type="float">
            <text:p>230</text:p>
          </table:table-cell>
          <table:table-cell table:formula="of:=IF([.F27]=230;[.C27]*1000/[.F27]/[.E27]-0.0001;IF([.F27]=400;[.C27]*1000/SQRT(3)/[.F27]/[.E27]-0.0001;&quot;&quot;))" office:value-type="float" office:value="24.9999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7]&lt;&gt;&quot;&quot;;INDEX([$22mt.$B$3:.$B$15];MATCH([.G27];[$22mt.$B$3:.$B$15];1)+1;1);&quot;&quot;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7]=230;[.I27]*[.F27]/1000;IF([.F27]=400;[.I27]*SQRT(3)*[.F27]/1000;&quot;&quot;))" office:value-type="float" office:value="5.75" calcext:value-type="float">
            <text:p>5,75</text:p>
          </table:table-cell>
          <table:table-cell table:content-validation-name="val29" table:formula="of:=&#10;IF(OR([.L27]=&quot;RZ1-K&quot;;[.L27]=&quot;RV-K&quot;);&quot;XLPE&quot;;&#10;IF(OR([.L27]=&quot;H07Z1-K&quot;;[.L27]=&quot;H07V-K&quot;;[.L27]=&quot;ES07Z1-K&quot;;[.L2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7]=&quot;Monofàsica&quot;;&quot;2x &quot;;&#10;  IF([.D27]=&quot;Trifàsica&quot;;&quot;3x &quot;;&quot;&quot;));&#10;&#10;  [.S27]&#10;)" office:value-type="string" office:string-value="2x PVC" calcext:value-type="string">
            <text:p>2x PVC</text:p>
          </table:table-cell>
          <table:table-cell table:formula="of:=IF([.S27]=&quot;PVC&quot;;48.47;IF([.S27]=&quot;XLPE&quot;;45.49;&quot;&quot;))" office:value-type="float" office:value="48.47" calcext:value-type="float">
            <text:p>48,47</text:p>
          </table:table-cell>
          <table:table-cell table:formula="of:=IF([.H27]=&quot;&quot;;&quot;&quot;;IF([.H27]=&quot;Única&quot;;0.01;IF([.H27]=&quot;Vàries&quot;;0.005))*[.F27])" office:value-type="float" office:value="2.3" calcext:value-type="float">
            <text:p>2,3</text:p>
          </table:table-cell>
          <table:table-cell table:formula="of:=IF([.D27]=&quot;Monofàsica&quot;;2*[.C27]*1000*[.J27]/[.K27]/[.U27]/[.F27];IF([.D27]=&quot;Trifàsica&quot;;[.C27]*1000*[.J27]/[.K27]/[.U27]/[.F27];&quot;&quot;))" office:value-type="float" office:value="1.54734887559315" calcext:value-type="float">
            <text:p>1,55</text:p>
          </table:table-cell>
          <table:table-cell table:formula="of:=IF([.V27]=&quot;&quot;;&quot;&quot;;IF([.V27]&gt;=[.W27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27];[$19imax.$C$12:.$C$26];0);&#10;   MATCH(&#10;     [.T27];&#10;     INDEX(&#10;       [$19imax.$D$3:.$U$10];&#10;        MATCH([.M27];[$19imax.$B$3:.$B$10];0);&#10;     );&#10;     0&#10;   )&#10;)" office:value-type="float" office:value="43" calcext:value-type="float">
            <text:p>43</text:p>
          </table:table-cell>
          <table:table-cell table:formula="of:=IF([.Y27]=&quot;&quot;;&quot;&quot;;[.Y27]*&#10;    INDEX([$19temp.$C$4:.$M$5];MATCH([.S27];[$19temp.$B$4:.$B$5];0);MATCH([.N27];[$19temp.$C$3:.$M$3];0))*&#10;    INDEX([$19ag.$D$4:.$L$8];MATCH([.P27];[$19ag.$C$4:.$C$8];0);MATCH([.O27];[$19ag.$D$3:.$L$3];0)))" office:value-type="float" office:value="43" calcext:value-type="float">
            <text:p>43</text:p>
          </table:table-cell>
          <table:table-cell table:formula="of:=IF([.Z27]=&quot;&quot;;&quot;&quot;;IF([.I27]&lt;=[.Z27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7]/([.J27]/[.K27]/58+[$LGA.$C$32]);20000)" office:value-type="float" office:value="6670" calcext:value-type="float">
            <text:p>6670</text:p>
          </table:table-cell>
          <table:table-cell table:formula="of:=IF([.AC27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7]=&quot;RZ1-K&quot;;&quot;EPR&quot;;&#10;        IF(OR([.L27]=&quot;H07Z1-K&quot;;[.L2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7]^2*[.AD27]^2" office:value-type="float" office:value="40000" calcext:value-type="float">
            <text:p>40000</text:p>
          </table:table-cell>
          <table:table-cell table:formula="of:=[.AC27]^2*[.AD27]^2" office:value-type="float" office:value="4448.89" calcext:value-type="float">
            <text:p>4449</text:p>
          </table:table-cell>
          <table:table-cell table:formula="of:=[.AE27]^2*[.K27]^2" office:value-type="float" office:value="1322500" calcext:value-type="float">
            <text:p>1322500</text:p>
          </table:table-cell>
          <table:table-cell table:formula="of:=IF(AND(&#10;    [.AG27]&lt;[.AH27];&#10;    [.AF27]&lt;[.AH27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2</text:p>
          </table:table-cell>
          <table:table-cell table:formula="of:=[$PrevPot.C27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8]=&quot;Monofàsica&quot;;230;IF([.D28]=&quot;Trifàsica&quot;;400;&quot;&quot;))" office:value-type="float" office:value="230" calcext:value-type="float">
            <text:p>230</text:p>
          </table:table-cell>
          <table:table-cell table:formula="of:=IF([.F28]=230;[.C28]*1000/[.F28]/[.E28]-0.0001;IF([.F28]=400;[.C28]*1000/SQRT(3)/[.F28]/[.E28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8]&lt;&gt;&quot;&quot;;INDEX([$22mt.$B$3:.$B$15];MATCH([.G28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8]=230;[.I28]*[.F28]/1000;IF([.F28]=400;[.I28]*SQRT(3)*[.F28]/1000;&quot;&quot;))" office:value-type="float" office:value="9.2" calcext:value-type="float">
            <text:p>9,20</text:p>
          </table:table-cell>
          <table:table-cell table:content-validation-name="val29" table:formula="of:=&#10;IF(OR([.L28]=&quot;RZ1-K&quot;;[.L28]=&quot;RV-K&quot;);&quot;XLPE&quot;;&#10;IF(OR([.L28]=&quot;H07Z1-K&quot;;[.L28]=&quot;H07V-K&quot;;[.L28]=&quot;ES07Z1-K&quot;;[.L2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8]=&quot;Monofàsica&quot;;&quot;2x &quot;;&#10;  IF([.D28]=&quot;Trifàsica&quot;;&quot;3x &quot;;&quot;&quot;));&#10;&#10;  [.S28]&#10;)" office:value-type="string" office:string-value="2x PVC" calcext:value-type="string">
            <text:p>2x PVC</text:p>
          </table:table-cell>
          <table:table-cell table:formula="of:=IF([.S28]=&quot;PVC&quot;;48.47;IF([.S28]=&quot;XLPE&quot;;45.49;&quot;&quot;))" office:value-type="float" office:value="48.47" calcext:value-type="float">
            <text:p>48,47</text:p>
          </table:table-cell>
          <table:table-cell table:formula="of:=IF([.H28]=&quot;&quot;;&quot;&quot;;IF([.H28]=&quot;Única&quot;;0.01;IF([.H28]=&quot;Vàries&quot;;0.005))*[.F28])" office:value-type="float" office:value="2.3" calcext:value-type="float">
            <text:p>2,3</text:p>
          </table:table-cell>
          <table:table-cell table:formula="of:=IF([.D28]=&quot;Monofàsica&quot;;2*[.C28]*1000*[.J28]/[.K28]/[.U28]/[.F28];IF([.D28]=&quot;Trifàsica&quot;;[.C28]*1000*[.J28]/[.K28]/[.U28]/[.F28];&quot;&quot;))" office:value-type="float" office:value="2.47575820094904" calcext:value-type="float">
            <text:p>2,48</text:p>
          </table:table-cell>
          <table:table-cell table:formula="of:=IF([.V28]=&quot;&quot;;&quot;&quot;;IF([.V28]&gt;=[.W28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8];[$19imax.$C$12:.$C$26];0);&#10;   MATCH(&#10;     [.T28];&#10;     INDEX(&#10;       [$19imax.$D$3:.$U$10];&#10;        MATCH([.M28];[$19imax.$B$3:.$B$10];0);&#10;     );&#10;     0&#10;   )&#10;)" office:value-type="float" office:value="43" calcext:value-type="float">
            <text:p>43</text:p>
          </table:table-cell>
          <table:table-cell table:formula="of:=IF([.Y28]=&quot;&quot;;&quot;&quot;;[.Y28]*&#10;    INDEX([$19temp.$C$4:.$M$5];MATCH([.S28];[$19temp.$B$4:.$B$5];0);MATCH([.N28];[$19temp.$C$3:.$M$3];0))*&#10;    INDEX([$19ag.$D$4:.$L$8];MATCH([.P28];[$19ag.$C$4:.$C$8];0);MATCH([.O28];[$19ag.$D$3:.$L$3];0)))" office:value-type="float" office:value="43" calcext:value-type="float">
            <text:p>43</text:p>
          </table:table-cell>
          <table:table-cell table:formula="of:=IF([.Z28]=&quot;&quot;;&quot;&quot;;IF([.I28]&lt;=[.Z28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8]/([.J28]/[.K28]/58+[$LGA.$C$32]);20000)" office:value-type="float" office:value="6670" calcext:value-type="float">
            <text:p>6670</text:p>
          </table:table-cell>
          <table:table-cell table:formula="of:=IF([.AC28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8]=&quot;RZ1-K&quot;;&quot;EPR&quot;;&#10;        IF(OR([.L28]=&quot;H07Z1-K&quot;;[.L2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8]^2*[.AD28]^2" office:value-type="float" office:value="40000" calcext:value-type="float">
            <text:p>40000</text:p>
          </table:table-cell>
          <table:table-cell table:formula="of:=[.AC28]^2*[.AD28]^2" office:value-type="float" office:value="4448.89" calcext:value-type="float">
            <text:p>4449</text:p>
          </table:table-cell>
          <table:table-cell table:formula="of:=[.AE28]^2*[.K28]^2" office:value-type="float" office:value="1322500" calcext:value-type="float">
            <text:p>1322500</text:p>
          </table:table-cell>
          <table:table-cell table:formula="of:=IF(AND(&#10;    [.AG28]&lt;[.AH28];&#10;    [.AF28]&lt;[.AH28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3</text:p>
          </table:table-cell>
          <table:table-cell table:formula="of:=[$PrevPot.C28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29]=&quot;Monofàsica&quot;;230;IF([.D29]=&quot;Trifàsica&quot;;400;&quot;&quot;))" office:value-type="float" office:value="230" calcext:value-type="float">
            <text:p>230</text:p>
          </table:table-cell>
          <table:table-cell table:formula="of:=IF([.F29]=230;[.C29]*1000/[.F29]/[.E29]-0.0001;IF([.F29]=400;[.C29]*1000/SQRT(3)/[.F29]/[.E29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29]&lt;&gt;&quot;&quot;;INDEX([$22mt.$B$3:.$B$15];MATCH([.G29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29]=230;[.I29]*[.F29]/1000;IF([.F29]=400;[.I29]*SQRT(3)*[.F29]/1000;&quot;&quot;))" office:value-type="float" office:value="9.2" calcext:value-type="float">
            <text:p>9,20</text:p>
          </table:table-cell>
          <table:table-cell table:content-validation-name="val29" table:formula="of:=&#10;IF(OR([.L29]=&quot;RZ1-K&quot;;[.L29]=&quot;RV-K&quot;);&quot;XLPE&quot;;&#10;IF(OR([.L29]=&quot;H07Z1-K&quot;;[.L29]=&quot;H07V-K&quot;;[.L29]=&quot;ES07Z1-K&quot;;[.L2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9]=&quot;Monofàsica&quot;;&quot;2x &quot;;&#10;  IF([.D29]=&quot;Trifàsica&quot;;&quot;3x &quot;;&quot;&quot;));&#10;&#10;  [.S29]&#10;)" office:value-type="string" office:string-value="2x PVC" calcext:value-type="string">
            <text:p>2x PVC</text:p>
          </table:table-cell>
          <table:table-cell table:formula="of:=IF([.S29]=&quot;PVC&quot;;48.47;IF([.S29]=&quot;XLPE&quot;;45.49;&quot;&quot;))" office:value-type="float" office:value="48.47" calcext:value-type="float">
            <text:p>48,47</text:p>
          </table:table-cell>
          <table:table-cell table:formula="of:=IF([.H29]=&quot;&quot;;&quot;&quot;;IF([.H29]=&quot;Única&quot;;0.01;IF([.H29]=&quot;Vàries&quot;;0.005))*[.F29])" office:value-type="float" office:value="2.3" calcext:value-type="float">
            <text:p>2,3</text:p>
          </table:table-cell>
          <table:table-cell table:formula="of:=IF([.D29]=&quot;Monofàsica&quot;;2*[.C29]*1000*[.J29]/[.K29]/[.U29]/[.F29];IF([.D29]=&quot;Trifàsica&quot;;[.C29]*1000*[.J29]/[.K29]/[.U29]/[.F29];&quot;&quot;))" office:value-type="float" office:value="2.47575820094904" calcext:value-type="float">
            <text:p>2,48</text:p>
          </table:table-cell>
          <table:table-cell table:formula="of:=IF([.V29]=&quot;&quot;;&quot;&quot;;IF([.V29]&gt;=[.W29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29];[$19imax.$C$12:.$C$26];0);&#10;   MATCH(&#10;     [.T29];&#10;     INDEX(&#10;       [$19imax.$D$3:.$U$10];&#10;        MATCH([.M29];[$19imax.$B$3:.$B$10];0);&#10;     );&#10;     0&#10;   )&#10;)" office:value-type="float" office:value="43" calcext:value-type="float">
            <text:p>43</text:p>
          </table:table-cell>
          <table:table-cell table:formula="of:=IF([.Y29]=&quot;&quot;;&quot;&quot;;[.Y29]*&#10;    INDEX([$19temp.$C$4:.$M$5];MATCH([.S29];[$19temp.$B$4:.$B$5];0);MATCH([.N29];[$19temp.$C$3:.$M$3];0))*&#10;    INDEX([$19ag.$D$4:.$L$8];MATCH([.P29];[$19ag.$C$4:.$C$8];0);MATCH([.O29];[$19ag.$D$3:.$L$3];0)))" office:value-type="float" office:value="43" calcext:value-type="float">
            <text:p>43</text:p>
          </table:table-cell>
          <table:table-cell table:formula="of:=IF([.Z29]=&quot;&quot;;&quot;&quot;;IF([.I29]&lt;=[.Z29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29]/([.J29]/[.K29]/58+[$LGA.$C$32]);20000)" office:value-type="float" office:value="6670" calcext:value-type="float">
            <text:p>6670</text:p>
          </table:table-cell>
          <table:table-cell table:formula="of:=IF([.AC29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29]=&quot;RZ1-K&quot;;&quot;EPR&quot;;&#10;        IF(OR([.L29]=&quot;H07Z1-K&quot;;[.L2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29]^2*[.AD29]^2" office:value-type="float" office:value="40000" calcext:value-type="float">
            <text:p>40000</text:p>
          </table:table-cell>
          <table:table-cell table:formula="of:=[.AC29]^2*[.AD29]^2" office:value-type="float" office:value="4448.89" calcext:value-type="float">
            <text:p>4449</text:p>
          </table:table-cell>
          <table:table-cell table:formula="of:=[.AE29]^2*[.K29]^2" office:value-type="float" office:value="1322500" calcext:value-type="float">
            <text:p>1322500</text:p>
          </table:table-cell>
          <table:table-cell table:formula="of:=IF(AND(&#10;    [.AG29]&lt;[.AH29];&#10;    [.AF29]&lt;[.AH29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4</text:p>
          </table:table-cell>
          <table:table-cell table:formula="of:=[$PrevPot.C29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0]=&quot;Monofàsica&quot;;230;IF([.D30]=&quot;Trifàsica&quot;;400;&quot;&quot;))" office:value-type="float" office:value="230" calcext:value-type="float">
            <text:p>230</text:p>
          </table:table-cell>
          <table:table-cell table:formula="of:=IF([.F30]=230;[.C30]*1000/[.F30]/[.E30]-0.0001;IF([.F30]=400;[.C30]*1000/SQRT(3)/[.F30]/[.E30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0]&lt;&gt;&quot;&quot;;INDEX([$22mt.$B$3:.$B$15];MATCH([.G30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0]=230;[.I30]*[.F30]/1000;IF([.F30]=400;[.I30]*SQRT(3)*[.F30]/1000;&quot;&quot;))" office:value-type="float" office:value="9.2" calcext:value-type="float">
            <text:p>9,20</text:p>
          </table:table-cell>
          <table:table-cell table:content-validation-name="val29" table:formula="of:=&#10;IF(OR([.L30]=&quot;RZ1-K&quot;;[.L30]=&quot;RV-K&quot;);&quot;XLPE&quot;;&#10;IF(OR([.L30]=&quot;H07Z1-K&quot;;[.L30]=&quot;H07V-K&quot;;[.L30]=&quot;ES07Z1-K&quot;;[.L3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0]=&quot;Monofàsica&quot;;&quot;2x &quot;;&#10;  IF([.D30]=&quot;Trifàsica&quot;;&quot;3x &quot;;&quot;&quot;));&#10;&#10;  [.S30]&#10;)" office:value-type="string" office:string-value="2x PVC" calcext:value-type="string">
            <text:p>2x PVC</text:p>
          </table:table-cell>
          <table:table-cell table:formula="of:=IF([.S30]=&quot;PVC&quot;;48.47;IF([.S30]=&quot;XLPE&quot;;45.49;&quot;&quot;))" office:value-type="float" office:value="48.47" calcext:value-type="float">
            <text:p>48,47</text:p>
          </table:table-cell>
          <table:table-cell table:formula="of:=IF([.H30]=&quot;&quot;;&quot;&quot;;IF([.H30]=&quot;Única&quot;;0.01;IF([.H30]=&quot;Vàries&quot;;0.005))*[.F30])" office:value-type="float" office:value="2.3" calcext:value-type="float">
            <text:p>2,3</text:p>
          </table:table-cell>
          <table:table-cell table:formula="of:=IF([.D30]=&quot;Monofàsica&quot;;2*[.C30]*1000*[.J30]/[.K30]/[.U30]/[.F30];IF([.D30]=&quot;Trifàsica&quot;;[.C30]*1000*[.J30]/[.K30]/[.U30]/[.F30];&quot;&quot;))" office:value-type="float" office:value="2.47575820094904" calcext:value-type="float">
            <text:p>2,48</text:p>
          </table:table-cell>
          <table:table-cell table:formula="of:=IF([.V30]=&quot;&quot;;&quot;&quot;;IF([.V30]&gt;=[.W30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0];[$19imax.$C$12:.$C$26];0);&#10;   MATCH(&#10;     [.T30];&#10;     INDEX(&#10;       [$19imax.$D$3:.$U$10];&#10;        MATCH([.M30];[$19imax.$B$3:.$B$10];0);&#10;     );&#10;     0&#10;   )&#10;)" office:value-type="float" office:value="43" calcext:value-type="float">
            <text:p>43</text:p>
          </table:table-cell>
          <table:table-cell table:formula="of:=IF([.Y30]=&quot;&quot;;&quot;&quot;;[.Y30]*&#10;    INDEX([$19temp.$C$4:.$M$5];MATCH([.S30];[$19temp.$B$4:.$B$5];0);MATCH([.N30];[$19temp.$C$3:.$M$3];0))*&#10;    INDEX([$19ag.$D$4:.$L$8];MATCH([.P30];[$19ag.$C$4:.$C$8];0);MATCH([.O30];[$19ag.$D$3:.$L$3];0)))" office:value-type="float" office:value="43" calcext:value-type="float">
            <text:p>43</text:p>
          </table:table-cell>
          <table:table-cell table:formula="of:=IF([.Z30]=&quot;&quot;;&quot;&quot;;IF([.I30]&lt;=[.Z30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0]/([.J30]/[.K30]/58+[$LGA.$C$32]);20000)" office:value-type="float" office:value="6670" calcext:value-type="float">
            <text:p>6670</text:p>
          </table:table-cell>
          <table:table-cell table:formula="of:=IF([.AC30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0]=&quot;RZ1-K&quot;;&quot;EPR&quot;;&#10;        IF(OR([.L30]=&quot;H07Z1-K&quot;;[.L3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0]^2*[.AD30]^2" office:value-type="float" office:value="40000" calcext:value-type="float">
            <text:p>40000</text:p>
          </table:table-cell>
          <table:table-cell table:formula="of:=[.AC30]^2*[.AD30]^2" office:value-type="float" office:value="4448.89" calcext:value-type="float">
            <text:p>4449</text:p>
          </table:table-cell>
          <table:table-cell table:formula="of:=[.AE30]^2*[.K30]^2" office:value-type="float" office:value="1322500" calcext:value-type="float">
            <text:p>1322500</text:p>
          </table:table-cell>
          <table:table-cell table:formula="of:=IF(AND(&#10;    [.AG30]&lt;[.AH30];&#10;    [.AF30]&lt;[.AH30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5</text:p>
          </table:table-cell>
          <table:table-cell table:formula="of:=[$PrevPot.C30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1]=&quot;Monofàsica&quot;;230;IF([.D31]=&quot;Trifàsica&quot;;400;&quot;&quot;))" office:value-type="float" office:value="230" calcext:value-type="float">
            <text:p>230</text:p>
          </table:table-cell>
          <table:table-cell table:formula="of:=IF([.F31]=230;[.C31]*1000/[.F31]/[.E31]-0.0001;IF([.F31]=400;[.C31]*1000/SQRT(3)/[.F31]/[.E31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1]&lt;&gt;&quot;&quot;;INDEX([$22mt.$B$3:.$B$15];MATCH([.G31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1]=230;[.I31]*[.F31]/1000;IF([.F31]=400;[.I31]*SQRT(3)*[.F31]/1000;&quot;&quot;))" office:value-type="float" office:value="9.2" calcext:value-type="float">
            <text:p>9,20</text:p>
          </table:table-cell>
          <table:table-cell table:content-validation-name="val29" table:formula="of:=&#10;IF(OR([.L31]=&quot;RZ1-K&quot;;[.L31]=&quot;RV-K&quot;);&quot;XLPE&quot;;&#10;IF(OR([.L31]=&quot;H07Z1-K&quot;;[.L31]=&quot;H07V-K&quot;;[.L31]=&quot;ES07Z1-K&quot;;[.L3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1]=&quot;Monofàsica&quot;;&quot;2x &quot;;&#10;  IF([.D31]=&quot;Trifàsica&quot;;&quot;3x &quot;;&quot;&quot;));&#10;&#10;  [.S31]&#10;)" office:value-type="string" office:string-value="2x PVC" calcext:value-type="string">
            <text:p>2x PVC</text:p>
          </table:table-cell>
          <table:table-cell table:formula="of:=IF([.S31]=&quot;PVC&quot;;48.47;IF([.S31]=&quot;XLPE&quot;;45.49;&quot;&quot;))" office:value-type="float" office:value="48.47" calcext:value-type="float">
            <text:p>48,47</text:p>
          </table:table-cell>
          <table:table-cell table:formula="of:=IF([.H31]=&quot;&quot;;&quot;&quot;;IF([.H31]=&quot;Única&quot;;0.01;IF([.H31]=&quot;Vàries&quot;;0.005))*[.F31])" office:value-type="float" office:value="2.3" calcext:value-type="float">
            <text:p>2,3</text:p>
          </table:table-cell>
          <table:table-cell table:formula="of:=IF([.D31]=&quot;Monofàsica&quot;;2*[.C31]*1000*[.J31]/[.K31]/[.U31]/[.F31];IF([.D31]=&quot;Trifàsica&quot;;[.C31]*1000*[.J31]/[.K31]/[.U31]/[.F31];&quot;&quot;))" office:value-type="float" office:value="2.47575820094904" calcext:value-type="float">
            <text:p>2,48</text:p>
          </table:table-cell>
          <table:table-cell table:formula="of:=IF([.V31]=&quot;&quot;;&quot;&quot;;IF([.V31]&gt;=[.W31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1];[$19imax.$C$12:.$C$26];0);&#10;   MATCH(&#10;     [.T31];&#10;     INDEX(&#10;       [$19imax.$D$3:.$U$10];&#10;        MATCH([.M31];[$19imax.$B$3:.$B$10];0);&#10;     );&#10;     0&#10;   )&#10;)" office:value-type="float" office:value="43" calcext:value-type="float">
            <text:p>43</text:p>
          </table:table-cell>
          <table:table-cell table:formula="of:=IF([.Y31]=&quot;&quot;;&quot;&quot;;[.Y31]*&#10;    INDEX([$19temp.$C$4:.$M$5];MATCH([.S31];[$19temp.$B$4:.$B$5];0);MATCH([.N31];[$19temp.$C$3:.$M$3];0))*&#10;    INDEX([$19ag.$D$4:.$L$8];MATCH([.P31];[$19ag.$C$4:.$C$8];0);MATCH([.O31];[$19ag.$D$3:.$L$3];0)))" office:value-type="float" office:value="43" calcext:value-type="float">
            <text:p>43</text:p>
          </table:table-cell>
          <table:table-cell table:formula="of:=IF([.Z31]=&quot;&quot;;&quot;&quot;;IF([.I31]&lt;=[.Z31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1]/([.J31]/[.K31]/58+[$LGA.$C$32]);20000)" office:value-type="float" office:value="6670" calcext:value-type="float">
            <text:p>6670</text:p>
          </table:table-cell>
          <table:table-cell table:formula="of:=IF([.AC31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1]=&quot;RZ1-K&quot;;&quot;EPR&quot;;&#10;        IF(OR([.L31]=&quot;H07Z1-K&quot;;[.L3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1]^2*[.AD31]^2" office:value-type="float" office:value="40000" calcext:value-type="float">
            <text:p>40000</text:p>
          </table:table-cell>
          <table:table-cell table:formula="of:=[.AC31]^2*[.AD31]^2" office:value-type="float" office:value="4448.89" calcext:value-type="float">
            <text:p>4449</text:p>
          </table:table-cell>
          <table:table-cell table:formula="of:=[.AE31]^2*[.K31]^2" office:value-type="float" office:value="1322500" calcext:value-type="float">
            <text:p>1322500</text:p>
          </table:table-cell>
          <table:table-cell table:formula="of:=IF(AND(&#10;    [.AG31]&lt;[.AH31];&#10;    [.AF31]&lt;[.AH31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6</text:p>
          </table:table-cell>
          <table:table-cell table:formula="of:=[$PrevPot.C31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2]=&quot;Monofàsica&quot;;230;IF([.D32]=&quot;Trifàsica&quot;;400;&quot;&quot;))" office:value-type="float" office:value="230" calcext:value-type="float">
            <text:p>230</text:p>
          </table:table-cell>
          <table:table-cell table:formula="of:=IF([.F32]=230;[.C32]*1000/[.F32]/[.E32]-0.0001;IF([.F32]=400;[.C32]*1000/SQRT(3)/[.F32]/[.E32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2]&lt;&gt;&quot;&quot;;INDEX([$22mt.$B$3:.$B$15];MATCH([.G32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2]=230;[.I32]*[.F32]/1000;IF([.F32]=400;[.I32]*SQRT(3)*[.F32]/1000;&quot;&quot;))" office:value-type="float" office:value="9.2" calcext:value-type="float">
            <text:p>9,20</text:p>
          </table:table-cell>
          <table:table-cell table:content-validation-name="val29" table:formula="of:=&#10;IF(OR([.L32]=&quot;RZ1-K&quot;;[.L32]=&quot;RV-K&quot;);&quot;XLPE&quot;;&#10;IF(OR([.L32]=&quot;H07Z1-K&quot;;[.L32]=&quot;H07V-K&quot;;[.L32]=&quot;ES07Z1-K&quot;;[.L3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2]=&quot;Monofàsica&quot;;&quot;2x &quot;;&#10;  IF([.D32]=&quot;Trifàsica&quot;;&quot;3x &quot;;&quot;&quot;));&#10;&#10;  [.S32]&#10;)" office:value-type="string" office:string-value="2x PVC" calcext:value-type="string">
            <text:p>2x PVC</text:p>
          </table:table-cell>
          <table:table-cell table:formula="of:=IF([.S32]=&quot;PVC&quot;;48.47;IF([.S32]=&quot;XLPE&quot;;45.49;&quot;&quot;))" office:value-type="float" office:value="48.47" calcext:value-type="float">
            <text:p>48,47</text:p>
          </table:table-cell>
          <table:table-cell table:formula="of:=IF([.H32]=&quot;&quot;;&quot;&quot;;IF([.H32]=&quot;Única&quot;;0.01;IF([.H32]=&quot;Vàries&quot;;0.005))*[.F32])" office:value-type="float" office:value="2.3" calcext:value-type="float">
            <text:p>2,3</text:p>
          </table:table-cell>
          <table:table-cell table:formula="of:=IF([.D32]=&quot;Monofàsica&quot;;2*[.C32]*1000*[.J32]/[.K32]/[.U32]/[.F32];IF([.D32]=&quot;Trifàsica&quot;;[.C32]*1000*[.J32]/[.K32]/[.U32]/[.F32];&quot;&quot;))" office:value-type="float" office:value="2.47575820094904" calcext:value-type="float">
            <text:p>2,48</text:p>
          </table:table-cell>
          <table:table-cell table:formula="of:=IF([.V32]=&quot;&quot;;&quot;&quot;;IF([.V32]&gt;=[.W32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2];[$19imax.$C$12:.$C$26];0);&#10;   MATCH(&#10;     [.T32];&#10;     INDEX(&#10;       [$19imax.$D$3:.$U$10];&#10;        MATCH([.M32];[$19imax.$B$3:.$B$10];0);&#10;     );&#10;     0&#10;   )&#10;)" office:value-type="float" office:value="43" calcext:value-type="float">
            <text:p>43</text:p>
          </table:table-cell>
          <table:table-cell table:formula="of:=IF([.Y32]=&quot;&quot;;&quot;&quot;;[.Y32]*&#10;    INDEX([$19temp.$C$4:.$M$5];MATCH([.S32];[$19temp.$B$4:.$B$5];0);MATCH([.N32];[$19temp.$C$3:.$M$3];0))*&#10;    INDEX([$19ag.$D$4:.$L$8];MATCH([.P32];[$19ag.$C$4:.$C$8];0);MATCH([.O32];[$19ag.$D$3:.$L$3];0)))" office:value-type="float" office:value="43" calcext:value-type="float">
            <text:p>43</text:p>
          </table:table-cell>
          <table:table-cell table:formula="of:=IF([.Z32]=&quot;&quot;;&quot;&quot;;IF([.I32]&lt;=[.Z32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2]/([.J32]/[.K32]/58+[$LGA.$C$32]);20000)" office:value-type="float" office:value="6670" calcext:value-type="float">
            <text:p>6670</text:p>
          </table:table-cell>
          <table:table-cell table:formula="of:=IF([.AC32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2]=&quot;RZ1-K&quot;;&quot;EPR&quot;;&#10;        IF(OR([.L32]=&quot;H07Z1-K&quot;;[.L3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2]^2*[.AD32]^2" office:value-type="float" office:value="40000" calcext:value-type="float">
            <text:p>40000</text:p>
          </table:table-cell>
          <table:table-cell table:formula="of:=[.AC32]^2*[.AD32]^2" office:value-type="float" office:value="4448.89" calcext:value-type="float">
            <text:p>4449</text:p>
          </table:table-cell>
          <table:table-cell table:formula="of:=[.AE32]^2*[.K32]^2" office:value-type="float" office:value="1322500" calcext:value-type="float">
            <text:p>1322500</text:p>
          </table:table-cell>
          <table:table-cell table:formula="of:=IF(AND(&#10;    [.AG32]&lt;[.AH32];&#10;    [.AF32]&lt;[.AH32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7</text:p>
          </table:table-cell>
          <table:table-cell table:formula="of:=[$PrevPot.C32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3]=&quot;Monofàsica&quot;;230;IF([.D33]=&quot;Trifàsica&quot;;400;&quot;&quot;))" office:value-type="float" office:value="230" calcext:value-type="float">
            <text:p>230</text:p>
          </table:table-cell>
          <table:table-cell table:formula="of:=IF([.F33]=230;[.C33]*1000/[.F33]/[.E33]-0.0001;IF([.F33]=400;[.C33]*1000/SQRT(3)/[.F33]/[.E33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3]&lt;&gt;&quot;&quot;;INDEX([$22mt.$B$3:.$B$15];MATCH([.G33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3]=230;[.I33]*[.F33]/1000;IF([.F33]=400;[.I33]*SQRT(3)*[.F33]/1000;&quot;&quot;))" office:value-type="float" office:value="9.2" calcext:value-type="float">
            <text:p>9,20</text:p>
          </table:table-cell>
          <table:table-cell table:content-validation-name="val29" table:formula="of:=&#10;IF(OR([.L33]=&quot;RZ1-K&quot;;[.L33]=&quot;RV-K&quot;);&quot;XLPE&quot;;&#10;IF(OR([.L33]=&quot;H07Z1-K&quot;;[.L33]=&quot;H07V-K&quot;;[.L33]=&quot;ES07Z1-K&quot;;[.L3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3]=&quot;Monofàsica&quot;;&quot;2x &quot;;&#10;  IF([.D33]=&quot;Trifàsica&quot;;&quot;3x &quot;;&quot;&quot;));&#10;&#10;  [.S33]&#10;)" office:value-type="string" office:string-value="2x PVC" calcext:value-type="string">
            <text:p>2x PVC</text:p>
          </table:table-cell>
          <table:table-cell table:formula="of:=IF([.S33]=&quot;PVC&quot;;48.47;IF([.S33]=&quot;XLPE&quot;;45.49;&quot;&quot;))" office:value-type="float" office:value="48.47" calcext:value-type="float">
            <text:p>48,47</text:p>
          </table:table-cell>
          <table:table-cell table:formula="of:=IF([.H33]=&quot;&quot;;&quot;&quot;;IF([.H33]=&quot;Única&quot;;0.01;IF([.H33]=&quot;Vàries&quot;;0.005))*[.F33])" office:value-type="float" office:value="2.3" calcext:value-type="float">
            <text:p>2,3</text:p>
          </table:table-cell>
          <table:table-cell table:formula="of:=IF([.D33]=&quot;Monofàsica&quot;;2*[.C33]*1000*[.J33]/[.K33]/[.U33]/[.F33];IF([.D33]=&quot;Trifàsica&quot;;[.C33]*1000*[.J33]/[.K33]/[.U33]/[.F33];&quot;&quot;))" office:value-type="float" office:value="2.47575820094904" calcext:value-type="float">
            <text:p>2,48</text:p>
          </table:table-cell>
          <table:table-cell table:formula="of:=IF([.V33]=&quot;&quot;;&quot;&quot;;IF([.V33]&gt;=[.W33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3];[$19imax.$C$12:.$C$26];0);&#10;   MATCH(&#10;     [.T33];&#10;     INDEX(&#10;       [$19imax.$D$3:.$U$10];&#10;        MATCH([.M33];[$19imax.$B$3:.$B$10];0);&#10;     );&#10;     0&#10;   )&#10;)" office:value-type="float" office:value="43" calcext:value-type="float">
            <text:p>43</text:p>
          </table:table-cell>
          <table:table-cell table:formula="of:=IF([.Y33]=&quot;&quot;;&quot;&quot;;[.Y33]*&#10;    INDEX([$19temp.$C$4:.$M$5];MATCH([.S33];[$19temp.$B$4:.$B$5];0);MATCH([.N33];[$19temp.$C$3:.$M$3];0))*&#10;    INDEX([$19ag.$D$4:.$L$8];MATCH([.P33];[$19ag.$C$4:.$C$8];0);MATCH([.O33];[$19ag.$D$3:.$L$3];0)))" office:value-type="float" office:value="43" calcext:value-type="float">
            <text:p>43</text:p>
          </table:table-cell>
          <table:table-cell table:formula="of:=IF([.Z33]=&quot;&quot;;&quot;&quot;;IF([.I33]&lt;=[.Z33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3]/([.J33]/[.K33]/58+[$LGA.$C$32]);20000)" office:value-type="float" office:value="6670" calcext:value-type="float">
            <text:p>6670</text:p>
          </table:table-cell>
          <table:table-cell table:formula="of:=IF([.AC33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3]=&quot;RZ1-K&quot;;&quot;EPR&quot;;&#10;        IF(OR([.L33]=&quot;H07Z1-K&quot;;[.L3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3]^2*[.AD33]^2" office:value-type="float" office:value="40000" calcext:value-type="float">
            <text:p>40000</text:p>
          </table:table-cell>
          <table:table-cell table:formula="of:=[.AC33]^2*[.AD33]^2" office:value-type="float" office:value="4448.89" calcext:value-type="float">
            <text:p>4449</text:p>
          </table:table-cell>
          <table:table-cell table:formula="of:=[.AE33]^2*[.K33]^2" office:value-type="float" office:value="1322500" calcext:value-type="float">
            <text:p>1322500</text:p>
          </table:table-cell>
          <table:table-cell table:formula="of:=IF(AND(&#10;    [.AG33]&lt;[.AH33];&#10;    [.AF33]&lt;[.AH33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8</text:p>
          </table:table-cell>
          <table:table-cell table:formula="of:=[$PrevPot.C33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4]=&quot;Monofàsica&quot;;230;IF([.D34]=&quot;Trifàsica&quot;;400;&quot;&quot;))" office:value-type="float" office:value="230" calcext:value-type="float">
            <text:p>230</text:p>
          </table:table-cell>
          <table:table-cell table:formula="of:=IF([.F34]=230;[.C34]*1000/[.F34]/[.E34]-0.0001;IF([.F34]=400;[.C34]*1000/SQRT(3)/[.F34]/[.E34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4]&lt;&gt;&quot;&quot;;INDEX([$22mt.$B$3:.$B$15];MATCH([.G34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4]=230;[.I34]*[.F34]/1000;IF([.F34]=400;[.I34]*SQRT(3)*[.F34]/1000;&quot;&quot;))" office:value-type="float" office:value="9.2" calcext:value-type="float">
            <text:p>9,20</text:p>
          </table:table-cell>
          <table:table-cell table:content-validation-name="val29" table:formula="of:=&#10;IF(OR([.L34]=&quot;RZ1-K&quot;;[.L34]=&quot;RV-K&quot;);&quot;XLPE&quot;;&#10;IF(OR([.L34]=&quot;H07Z1-K&quot;;[.L34]=&quot;H07V-K&quot;;[.L34]=&quot;ES07Z1-K&quot;;[.L3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4]=&quot;Monofàsica&quot;;&quot;2x &quot;;&#10;  IF([.D34]=&quot;Trifàsica&quot;;&quot;3x &quot;;&quot;&quot;));&#10;&#10;  [.S34]&#10;)" office:value-type="string" office:string-value="2x PVC" calcext:value-type="string">
            <text:p>2x PVC</text:p>
          </table:table-cell>
          <table:table-cell table:formula="of:=IF([.S34]=&quot;PVC&quot;;48.47;IF([.S34]=&quot;XLPE&quot;;45.49;&quot;&quot;))" office:value-type="float" office:value="48.47" calcext:value-type="float">
            <text:p>48,47</text:p>
          </table:table-cell>
          <table:table-cell table:formula="of:=IF([.H34]=&quot;&quot;;&quot;&quot;;IF([.H34]=&quot;Única&quot;;0.01;IF([.H34]=&quot;Vàries&quot;;0.005))*[.F34])" office:value-type="float" office:value="2.3" calcext:value-type="float">
            <text:p>2,3</text:p>
          </table:table-cell>
          <table:table-cell table:formula="of:=IF([.D34]=&quot;Monofàsica&quot;;2*[.C34]*1000*[.J34]/[.K34]/[.U34]/[.F34];IF([.D34]=&quot;Trifàsica&quot;;[.C34]*1000*[.J34]/[.K34]/[.U34]/[.F34];&quot;&quot;))" office:value-type="float" office:value="2.47575820094904" calcext:value-type="float">
            <text:p>2,48</text:p>
          </table:table-cell>
          <table:table-cell table:formula="of:=IF([.V34]=&quot;&quot;;&quot;&quot;;IF([.V34]&gt;=[.W34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4];[$19imax.$C$12:.$C$26];0);&#10;   MATCH(&#10;     [.T34];&#10;     INDEX(&#10;       [$19imax.$D$3:.$U$10];&#10;        MATCH([.M34];[$19imax.$B$3:.$B$10];0);&#10;     );&#10;     0&#10;   )&#10;)" office:value-type="float" office:value="43" calcext:value-type="float">
            <text:p>43</text:p>
          </table:table-cell>
          <table:table-cell table:formula="of:=IF([.Y34]=&quot;&quot;;&quot;&quot;;[.Y34]*&#10;    INDEX([$19temp.$C$4:.$M$5];MATCH([.S34];[$19temp.$B$4:.$B$5];0);MATCH([.N34];[$19temp.$C$3:.$M$3];0))*&#10;    INDEX([$19ag.$D$4:.$L$8];MATCH([.P34];[$19ag.$C$4:.$C$8];0);MATCH([.O34];[$19ag.$D$3:.$L$3];0)))" office:value-type="float" office:value="43" calcext:value-type="float">
            <text:p>43</text:p>
          </table:table-cell>
          <table:table-cell table:formula="of:=IF([.Z34]=&quot;&quot;;&quot;&quot;;IF([.I34]&lt;=[.Z34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4]/([.J34]/[.K34]/58+[$LGA.$C$32]);20000)" office:value-type="float" office:value="6670" calcext:value-type="float">
            <text:p>6670</text:p>
          </table:table-cell>
          <table:table-cell table:formula="of:=IF([.AC34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4]=&quot;RZ1-K&quot;;&quot;EPR&quot;;&#10;        IF(OR([.L34]=&quot;H07Z1-K&quot;;[.L3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4]^2*[.AD34]^2" office:value-type="float" office:value="40000" calcext:value-type="float">
            <text:p>40000</text:p>
          </table:table-cell>
          <table:table-cell table:formula="of:=[.AC34]^2*[.AD34]^2" office:value-type="float" office:value="4448.89" calcext:value-type="float">
            <text:p>4449</text:p>
          </table:table-cell>
          <table:table-cell table:formula="of:=[.AE34]^2*[.K34]^2" office:value-type="float" office:value="1322500" calcext:value-type="float">
            <text:p>1322500</text:p>
          </table:table-cell>
          <table:table-cell table:formula="of:=IF(AND(&#10;    [.AG34]&lt;[.AH34];&#10;    [.AF34]&lt;[.AH34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Habitatge 29</text:p>
          </table:table-cell>
          <table:table-cell table:formula="of:=[$PrevPot.C34]" office:value-type="float" office:value="9.2" calcext:value-type="float">
            <text:p>9,2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1" calcext:value-type="float">
            <text:p>1</text:p>
          </table:table-cell>
          <table:table-cell table:formula="of:=IF([.D35]=&quot;Monofàsica&quot;;230;IF([.D35]=&quot;Trifàsica&quot;;400;&quot;&quot;))" office:value-type="float" office:value="230" calcext:value-type="float">
            <text:p>230</text:p>
          </table:table-cell>
          <table:table-cell table:formula="of:=IF([.F35]=230;[.C35]*1000/[.F35]/[.E35]-0.0001;IF([.F35]=400;[.C35]*1000/SQRT(3)/[.F35]/[.E35]-0.0001;&quot;&quot;))" office:value-type="float" office:value="39.9999" calcext:value-type="float">
            <text:p>40,00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5]&lt;&gt;&quot;&quot;;INDEX([$22mt.$B$3:.$B$15];MATCH([.G35];[$22mt.$B$3:.$B$15];1)+1;1);&quot;&quot;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5]=230;[.I35]*[.F35]/1000;IF([.F35]=400;[.I35]*SQRT(3)*[.F35]/1000;&quot;&quot;))" office:value-type="float" office:value="9.2" calcext:value-type="float">
            <text:p>9,20</text:p>
          </table:table-cell>
          <table:table-cell table:content-validation-name="val29" table:formula="of:=&#10;IF(OR([.L35]=&quot;RZ1-K&quot;;[.L35]=&quot;RV-K&quot;);&quot;XLPE&quot;;&#10;IF(OR([.L35]=&quot;H07Z1-K&quot;;[.L35]=&quot;H07V-K&quot;;[.L35]=&quot;ES07Z1-K&quot;;[.L3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5]=&quot;Monofàsica&quot;;&quot;2x &quot;;&#10;  IF([.D35]=&quot;Trifàsica&quot;;&quot;3x &quot;;&quot;&quot;));&#10;&#10;  [.S35]&#10;)" office:value-type="string" office:string-value="2x PVC" calcext:value-type="string">
            <text:p>2x PVC</text:p>
          </table:table-cell>
          <table:table-cell table:formula="of:=IF([.S35]=&quot;PVC&quot;;48.47;IF([.S35]=&quot;XLPE&quot;;45.49;&quot;&quot;))" office:value-type="float" office:value="48.47" calcext:value-type="float">
            <text:p>48,47</text:p>
          </table:table-cell>
          <table:table-cell table:formula="of:=IF([.H35]=&quot;&quot;;&quot;&quot;;IF([.H35]=&quot;Única&quot;;0.01;IF([.H35]=&quot;Vàries&quot;;0.005))*[.F35])" office:value-type="float" office:value="2.3" calcext:value-type="float">
            <text:p>2,3</text:p>
          </table:table-cell>
          <table:table-cell table:formula="of:=IF([.D35]=&quot;Monofàsica&quot;;2*[.C35]*1000*[.J35]/[.K35]/[.U35]/[.F35];IF([.D35]=&quot;Trifàsica&quot;;[.C35]*1000*[.J35]/[.K35]/[.U35]/[.F35];&quot;&quot;))" office:value-type="float" office:value="2.47575820094904" calcext:value-type="float">
            <text:p>2,48</text:p>
          </table:table-cell>
          <table:table-cell table:formula="of:=IF([.V35]=&quot;&quot;;&quot;&quot;;IF([.V35]&gt;=[.W35];&quot;OK&quot;;&quot;No OK&quot;))" office:value-type="string" office:string-value="No OK" calcext:value-type="string">
            <text:p>No OK</text:p>
          </table:table-cell>
          <table:table-cell table:formula="of:=&#10;INDEX(&#10;   [$19imax.$D$12:.$U$26];&#10;   MATCH([.K35];[$19imax.$C$12:.$C$26];0);&#10;   MATCH(&#10;     [.T35];&#10;     INDEX(&#10;       [$19imax.$D$3:.$U$10];&#10;        MATCH([.M35];[$19imax.$B$3:.$B$10];0);&#10;     );&#10;     0&#10;   )&#10;)" office:value-type="float" office:value="43" calcext:value-type="float">
            <text:p>43</text:p>
          </table:table-cell>
          <table:table-cell table:formula="of:=IF([.Y35]=&quot;&quot;;&quot;&quot;;[.Y35]*&#10;    INDEX([$19temp.$C$4:.$M$5];MATCH([.S35];[$19temp.$B$4:.$B$5];0);MATCH([.N35];[$19temp.$C$3:.$M$3];0))*&#10;    INDEX([$19ag.$D$4:.$L$8];MATCH([.P35];[$19ag.$C$4:.$C$8];0);MATCH([.O35];[$19ag.$D$3:.$L$3];0)))" office:value-type="float" office:value="43" calcext:value-type="float">
            <text:p>43</text:p>
          </table:table-cell>
          <table:table-cell table:formula="of:=IF([.Z35]=&quot;&quot;;&quot;&quot;;IF([.I35]&lt;=[.Z35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5]/([.J35]/[.K35]/58+[$LGA.$C$32]);20000)" office:value-type="float" office:value="6670" calcext:value-type="float">
            <text:p>6670</text:p>
          </table:table-cell>
          <table:table-cell table:formula="of:=IF([.AC35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5]=&quot;RZ1-K&quot;;&quot;EPR&quot;;&#10;        IF(OR([.L35]=&quot;H07Z1-K&quot;;[.L3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5]^2*[.AD35]^2" office:value-type="float" office:value="40000" calcext:value-type="float">
            <text:p>40000</text:p>
          </table:table-cell>
          <table:table-cell table:formula="of:=[.AC35]^2*[.AD35]^2" office:value-type="float" office:value="4448.89" calcext:value-type="float">
            <text:p>4449</text:p>
          </table:table-cell>
          <table:table-cell table:formula="of:=[.AE35]^2*[.K35]^2" office:value-type="float" office:value="1322500" calcext:value-type="float">
            <text:p>1322500</text:p>
          </table:table-cell>
          <table:table-cell table:formula="of:=IF(AND(&#10;    [.AG35]&lt;[.AH35];&#10;    [.AF35]&lt;[.AH35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table:style-name="ce247" office:value-type="string" calcext:value-type="string">
            <text:p>Habitatge 30</text:p>
          </table:table-cell>
          <table:table-cell table:style-name="ce95" table:formula="of:=[$PrevPot.C35]" office:value-type="float" office:value="14" calcext:value-type="float">
            <text:p>14</text:p>
          </table:table-cell>
          <table:table-cell table:style-name="ce97" table:content-validation-name="val20" office:value-type="string" calcext:value-type="string">
            <text:p>Monofàsica</text:p>
          </table:table-cell>
          <table:table-cell table:style-name="ce97" office:value-type="float" office:value="1" calcext:value-type="float">
            <text:p>1</text:p>
          </table:table-cell>
          <table:table-cell table:style-name="ce95" table:formula="of:=IF([.D36]=&quot;Monofàsica&quot;;230;IF([.D36]=&quot;Trifàsica&quot;;400;&quot;&quot;))" office:value-type="float" office:value="230" calcext:value-type="float">
            <text:p>230</text:p>
          </table:table-cell>
          <table:table-cell table:style-name="ce252" table:formula="of:=IF([.F36]=230;[.C36]*1000/[.F36]/[.E36]-0.0001;IF([.F36]=400;[.C36]*1000/SQRT(3)/[.F36]/[.E36]-0.0001;&quot;&quot;))" office:value-type="float" office:value="60.8694652173913" calcext:value-type="float">
            <text:p>60,87</text:p>
          </table:table-cell>
          <table:table-cell table:style-name="ce97" table:content-validation-name="val6" office:value-type="string" calcext:value-type="string">
            <text:p>Única</text:p>
          </table:table-cell>
          <table:table-cell table:style-name="ce95" table:formula="of:=IF([.G36]&lt;&gt;&quot;&quot;;INDEX([$22mt.$B$3:.$B$15];MATCH([.G36];[$22mt.$B$3:.$B$15];1)+1;1);&quot;&quot;)" office:value-type="float" office:value="63" calcext:value-type="float">
            <text:p>63</text:p>
          </table:table-cell>
          <table:table-cell table:style-name="ce97" office:value-type="float" office:value="15" calcext:value-type="float">
            <text:p>15</text:p>
          </table:table-cell>
          <table:table-cell table:style-name="ce97" table:content-validation-name="val22" office:value-type="float" office:value="10" calcext:value-type="float">
            <text:p>10</text:p>
          </table:table-cell>
          <table:table-cell table:style-name="ce97" table:content-validation-name="val23" office:value-type="string" calcext:value-type="string">
            <text:p>H07Z1-K</text:p>
          </table:table-cell>
          <table:table-cell table:style-name="ce97" table:content-validation-name="val24" office:value-type="string" calcext:value-type="string">
            <text:p>B2</text:p>
          </table:table-cell>
          <table:table-cell table:style-name="ce97" table:content-validation-name="val25" office:value-type="float" office:value="40" calcext:value-type="float">
            <text:p>40</text:p>
          </table:table-cell>
          <table:table-cell table:style-name="ce97" table:content-validation-name="val26" office:value-type="float" office:value="1" calcext:value-type="float">
            <text:p>1</text:p>
          </table:table-cell>
          <table:table-cell table:style-name="ce97" table:content-validation-name="val26" office:value-type="string" calcext:value-type="string">
            <text:p>Encastats</text:p>
          </table:table-cell>
          <table:table-cell table:style-name="ce97" table:content-validation-name="val26" office:value-type="float" office:value="1" calcext:value-type="float">
            <text:p>1</text:p>
          </table:table-cell>
          <table:table-cell table:style-name="ce252" table:formula="of:=IF([.F36]=230;[.I36]*[.F36]/1000;IF([.F36]=400;[.I36]*SQRT(3)*[.F36]/1000;&quot;&quot;))" office:value-type="float" office:value="14.49" calcext:value-type="float">
            <text:p>14,49</text:p>
          </table:table-cell>
          <table:table-cell table:style-name="ce383" table:content-validation-name="val29" table:formula="of:=&#10;IF(OR([.L36]=&quot;RZ1-K&quot;;[.L36]=&quot;RV-K&quot;);&quot;XLPE&quot;;&#10;IF(OR([.L36]=&quot;H07Z1-K&quot;;[.L36]=&quot;H07V-K&quot;;[.L36]=&quot;ES07Z1-K&quot;;[.L36]=&quot;ES07V-K&quot;);&quot;PVC&quot;;&#10;&quot;&quot;))" office:value-type="string" office:string-value="PVC" calcext:value-type="string">
            <text:p>PVC</text:p>
          </table:table-cell>
          <table:table-cell table:style-name="ce383" table:content-validation-name="val29" table:formula="of:=COM.MICROSOFT.CONCAT(&#10;  IF([.D36]=&quot;Monofàsica&quot;;&quot;2x &quot;;&#10;  IF([.D36]=&quot;Trifàsica&quot;;&quot;3x &quot;;&quot;&quot;));&#10;&#10;  [.S36]&#10;)" office:value-type="string" office:string-value="2x PVC" calcext:value-type="string">
            <text:p>2x PVC</text:p>
          </table:table-cell>
          <table:table-cell table:style-name="ce257" table:formula="of:=IF([.S36]=&quot;PVC&quot;;48.47;IF([.S36]=&quot;XLPE&quot;;45.49;&quot;&quot;))" office:value-type="float" office:value="48.47" calcext:value-type="float">
            <text:p>48,47</text:p>
          </table:table-cell>
          <table:table-cell table:style-name="ce95" table:formula="of:=IF([.H36]=&quot;&quot;;&quot;&quot;;IF([.H36]=&quot;Única&quot;;0.01;IF([.H36]=&quot;Vàries&quot;;0.005))*[.F36])" office:value-type="float" office:value="2.3" calcext:value-type="float">
            <text:p>2,3</text:p>
          </table:table-cell>
          <table:table-cell table:style-name="ce252" table:formula="of:=IF([.D36]=&quot;Monofàsica&quot;;2*[.C36]*1000*[.J36]/[.K36]/[.U36]/[.F36];IF([.D36]=&quot;Trifàsica&quot;;[.C36]*1000*[.J36]/[.K36]/[.U36]/[.F36];&quot;&quot;))" office:value-type="float" office:value="3.76745813187898" calcext:value-type="float">
            <text:p>3,77</text:p>
          </table:table-cell>
          <table:table-cell table:style-name="ce95" table:formula="of:=IF([.V36]=&quot;&quot;;&quot;&quot;;IF([.V36]&gt;=[.W36];&quot;OK&quot;;&quot;No OK&quot;))" office:value-type="string" office:string-value="No OK" calcext:value-type="string">
            <text:p>No OK</text:p>
          </table:table-cell>
          <table:table-cell table:style-name="ce95" table:formula="of:=&#10;INDEX(&#10;   [$19imax.$D$12:.$U$26];&#10;   MATCH([.K36];[$19imax.$C$12:.$C$26];0);&#10;   MATCH(&#10;     [.T36];&#10;     INDEX(&#10;       [$19imax.$D$3:.$U$10];&#10;        MATCH([.M36];[$19imax.$B$3:.$B$10];0);&#10;     );&#10;     0&#10;   )&#10;)" office:value-type="float" office:value="43" calcext:value-type="float">
            <text:p>43</text:p>
          </table:table-cell>
          <table:table-cell table:style-name="ce95" table:formula="of:=IF([.Y36]=&quot;&quot;;&quot;&quot;;[.Y36]*&#10;    INDEX([$19temp.$C$4:.$M$5];MATCH([.S36];[$19temp.$B$4:.$B$5];0);MATCH([.N36];[$19temp.$C$3:.$M$3];0))*&#10;    INDEX([$19ag.$D$4:.$L$8];MATCH([.P36];[$19ag.$C$4:.$C$8];0);MATCH([.O36];[$19ag.$D$3:.$L$3];0)))" office:value-type="float" office:value="43" calcext:value-type="float">
            <text:p>43</text:p>
          </table:table-cell>
          <table:table-cell table:style-name="ce257" table:formula="of:=IF([.Z36]=&quot;&quot;;&quot;&quot;;IF([.I36]&lt;=[.Z36];&quot;OK&quot;;&quot;NO OK&quot;))" office:value-type="string" office:string-value="NO OK" calcext:value-type="string">
            <text:p>NO OK</text:p>
          </table:table-cell>
          <table:table-cell table:style-name="ce95" table:formula="of:=[$LGA.$D$28]*1000" office:value-type="float" office:value="20000" calcext:value-type="float">
            <text:p>20000</text:p>
          </table:table-cell>
          <table:table-cell table:style-name="ce261" table:formula="of:=MIN(0.8*[.F36]/([.J36]/[.K36]/58+[$LGA.$C$32]);20000)" office:value-type="float" office:value="6670" calcext:value-type="float">
            <text:p>6670</text:p>
          </table:table-cell>
          <table:table-cell table:style-name="ce95" table:formula="of:=IF([.AC36]&gt;4500;0.01;999)" office:value-type="float" office:value="0.01" calcext:value-type="float">
            <text:p>0,01</text:p>
          </table:table-cell>
          <table:table-cell table:style-name="ce95" table:formula="of:=INDEX(&#10;    [$22kcc.$C$7:.$E$8];&#10;    1;&#10;    MATCH(&#10;        IF([.L36]=&quot;RZ1-K&quot;;&quot;EPR&quot;;&#10;        IF(OR([.L36]=&quot;H07Z1-K&quot;;[.L36]=&quot;ES07Z1-K&quot;);&quot;PVC&quot;));&#10;&#10;        [$22kcc.$C$3:.$E$3];0&#10;    )&#10;)" office:value-type="float" office:value="115" calcext:value-type="float">
            <text:p>115</text:p>
          </table:table-cell>
          <table:table-cell table:style-name="ce95" table:formula="of:=[.AB36]^2*[.AD36]^2" office:value-type="float" office:value="40000" calcext:value-type="float">
            <text:p>40000</text:p>
          </table:table-cell>
          <table:table-cell table:style-name="ce261" table:formula="of:=[.AC36]^2*[.AD36]^2" office:value-type="float" office:value="4448.89" calcext:value-type="float">
            <text:p>4449</text:p>
          </table:table-cell>
          <table:table-cell table:style-name="ce95" table:formula="of:=[.AE36]^2*[.K36]^2" office:value-type="float" office:value="1322500" calcext:value-type="float">
            <text:p>1322500</text:p>
          </table:table-cell>
          <table:table-cell table:style-name="ce95" table:formula="of:=IF(AND(&#10;    [.AG36]&lt;[.AH36];&#10;    [.AF36]&lt;[.AH36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3"/>
          <table:table-cell table:style-name="ce13" table:number-columns-repeated="2"/>
          <table:table-cell table:formula="of:=IF([.D37]=&quot;Monofàsica&quot;;230;IF([.D37]=&quot;Trifàsica&quot;;400;&quot;&quot;))">
            <text:p/>
          </table:table-cell>
          <table:table-cell table:formula="of:=IF([.F37]=230;[.C37]*1000/[.F37]/[.E37];IF([.F37]=400;[.C37]*1000/SQRT(3)/[.F37]/[.E37];&quot;&quot;))">
            <text:p/>
          </table:table-cell>
          <table:table-cell table:style-name="ce194"/>
          <table:table-cell table:formula="of:=IF([.G37]&lt;&gt;&quot;&quot;;INDEX([$22mt.$B$3:.$B$15];MATCH([.G37];[$22mt.$B$3:.$B$15];1)+1;1);&quot;&quot;)">
            <text:p/>
          </table:table-cell>
          <table:table-cell table:style-name="ce13" table:number-columns-repeated="7"/>
          <table:table-cell table:style-name="ce13" table:content-validation-name="val28" office:value-type="float" office:value="1" calcext:value-type="float">
            <text:p>1</text:p>
          </table:table-cell>
          <table:table-cell table:formula="of:=IF([.F37]=230;[.I37]*[.F37]/1000;IF([.F37]=400;[.I37]*SQRT(3)*[.F37]/1000;&quot;&quot;))">
            <text:p/>
          </table:table-cell>
          <table:table-cell table:content-validation-name="val29" table:formula="of:=&#10;IF(OR([.L37]=&quot;RZ1-K&quot;;[.L37]=&quot;RV-K&quot;);&quot;XLPE&quot;;&#10;IF(OR([.L37]=&quot;H07Z1-K&quot;;[.L37]=&quot;H07V-K&quot;;[.L37]=&quot;ES07Z1-K&quot;;[.L37]=&quot;ES07V-K&quot;);&quot;PVC&quot;;&#10;&quot;&quot;))">
            <text:p/>
          </table:table-cell>
          <table:table-cell table:content-validation-name="val29" table:formula="of:=COM.MICROSOFT.CONCAT(&#10;  IF([.D37]=&quot;Monofàsica&quot;;&quot;2x &quot;;&#10;  IF([.D37]=&quot;Trifàsica&quot;;&quot;3x &quot;;&quot;&quot;));&#10;&#10;  [.S37]&#10;)">
            <text:p/>
          </table:table-cell>
          <table:table-cell table:formula="of:=IF([.S37]=&quot;PVC&quot;;48.47;IF([.S37]=&quot;XLPE&quot;;45.49;&quot;&quot;))">
            <text:p/>
          </table:table-cell>
          <table:table-cell table:formula="of:=IF([.H37]=&quot;&quot;;&quot;&quot;;IF([.H37]=&quot;Única&quot;;0.01;IF([.H37]=&quot;Vàries&quot;;0.005))*[.F37])">
            <text:p/>
          </table:table-cell>
          <table:table-cell table:formula="of:=IF([.D37]=&quot;Monofàsica&quot;;2*[.C37]*1000*[.J37]/[.K37]/[.U37]/[.F37];IF([.D37]=&quot;Trifàsica&quot;;[.C37]*1000*[.J37]/[.K37]/[.U37]/[.F37];&quot;&quot;))">
            <text:p/>
          </table:table-cell>
          <table:table-cell table:formula="of:=IF([.V37]=&quot;&quot;;&quot;&quot;;IF([.V37]&gt;=[.W37];&quot;OK&quot;;&quot;No OK&quot;))">
            <text:p/>
          </table:table-cell>
          <table:table-cell/>
          <table:table-cell table:formula="of:=IF([.Y37]=&quot;&quot;;&quot;&quot;;[.Y37]*&#10;    INDEX([$19temp.$C$4:.$M$5];MATCH([.S37];[$19temp.$B$4:.$B$5];0);MATCH([.N37];[$19temp.$C$3:.$M$3];0))*&#10;    INDEX([$19ag.$D$4:.$L$8];MATCH([.P37];[$19ag.$C$4:.$C$8];0);MATCH([.O37];[$19ag.$D$3:.$L$3];0)))">
            <text:p/>
          </table:table-cell>
          <table:table-cell table:formula="of:=IF([.Z37]=&quot;&quot;;&quot;&quot;;IF([.I37]&lt;=[.Z37];&quot;OK&quot;;&quot;NO OK&quot;)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l 1</text:p>
          </table:table-cell>
          <table:table-cell table:formula="of:=[$PrevPot.G53]" office:value-type="float" office:value="17" calcext:value-type="float">
            <text:p>17</text:p>
          </table:table-cell>
          <table:table-cell table:content-validation-name="val20" office:value-type="string" calcext:value-type="string">
            <text:p>Trifàsica</text:p>
          </table:table-cell>
          <table:table-cell office:value-type="float" office:value="0.8" calcext:value-type="float">
            <text:p>0,8</text:p>
          </table:table-cell>
          <table:table-cell table:formula="of:=IF([.D38]=&quot;Monofàsica&quot;;230;IF([.D38]=&quot;Trifàsica&quot;;400;&quot;&quot;))" office:value-type="float" office:value="400" calcext:value-type="float">
            <text:p>400</text:p>
          </table:table-cell>
          <table:table-cell table:formula="of:=IF([.F38]=230;[.C38]*1000/[.F38]/[.E38]-0.0001;IF([.F38]=400;[.C38]*1000/SQRT(3)/[.F38]/[.E38]-0.0001;&quot;&quot;))" office:value-type="float" office:value="30.6716330506989" calcext:value-type="float">
            <text:p>30,67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8]&lt;&gt;&quot;&quot;;INDEX([$22mt.$B$3:.$B$15];MATCH([.G38];[$22mt.$B$3:.$B$15];1)+1;1);&quot;&quot;)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8]=230;[.I38]*[.F38]/1000;IF([.F38]=400;[.I38]*SQRT(3)*[.F38]/1000;&quot;&quot;))" office:value-type="float" office:value="22.1702503368816" calcext:value-type="float">
            <text:p>22,17</text:p>
          </table:table-cell>
          <table:table-cell table:content-validation-name="val29" table:formula="of:=&#10;IF(OR([.L38]=&quot;RZ1-K&quot;;[.L38]=&quot;RV-K&quot;);&quot;XLPE&quot;;&#10;IF(OR([.L38]=&quot;H07Z1-K&quot;;[.L38]=&quot;H07V-K&quot;;[.L38]=&quot;ES07Z1-K&quot;;[.L3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8]=&quot;Monofàsica&quot;;&quot;2x &quot;;&#10;  IF([.D38]=&quot;Trifàsica&quot;;&quot;3x &quot;;&quot;&quot;));&#10;&#10;  [.S38]&#10;)" office:value-type="string" office:string-value="3x PVC" calcext:value-type="string">
            <text:p>3x PVC</text:p>
          </table:table-cell>
          <table:table-cell table:formula="of:=IF([.S38]=&quot;PVC&quot;;48.47;IF([.S38]=&quot;XLPE&quot;;45.49;&quot;&quot;))" office:value-type="float" office:value="48.47" calcext:value-type="float">
            <text:p>48,47</text:p>
          </table:table-cell>
          <table:table-cell table:formula="of:=IF([.H38]=&quot;&quot;;&quot;&quot;;IF([.H38]=&quot;Única&quot;;0.01;IF([.H38]=&quot;Vàries&quot;;0.005))*[.F38])" office:value-type="float" office:value="4" calcext:value-type="float">
            <text:p>4</text:p>
          </table:table-cell>
          <table:table-cell table:formula="of:=IF([.D38]=&quot;Monofàsica&quot;;2*[.C38]*1000*[.J38]/[.K38]/[.U38]/[.F38];IF([.D38]=&quot;Trifàsica&quot;;[.C38]*1000*[.J38]/[.K38]/[.U38]/[.F38];&quot;&quot;))" office:value-type="float" office:value="1.31524654425418" calcext:value-type="float">
            <text:p>1,32</text:p>
          </table:table-cell>
          <table:table-cell table:formula="of:=IF([.V38]=&quot;&quot;;&quot;&quot;;IF([.V38]&gt;=[.W38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38];[$19imax.$C$12:.$C$26];0);&#10;   MATCH(&#10;     [.T38];&#10;     INDEX(&#10;       [$19imax.$D$3:.$U$10];&#10;        MATCH([.M38];[$19imax.$B$3:.$B$10];0);&#10;     );&#10;     0&#10;   )&#10;)" office:value-type="float" office:value="40" calcext:value-type="float">
            <text:p>40</text:p>
          </table:table-cell>
          <table:table-cell table:formula="of:=IF([.Y38]=&quot;&quot;;&quot;&quot;;[.Y38]*&#10;    INDEX([$19temp.$C$4:.$M$5];MATCH([.S38];[$19temp.$B$4:.$B$5];0);MATCH([.N38];[$19temp.$C$3:.$M$3];0))*&#10;    INDEX([$19ag.$D$4:.$L$8];MATCH([.P38];[$19ag.$C$4:.$C$8];0);MATCH([.O38];[$19ag.$D$3:.$L$3];0)))" office:value-type="float" office:value="40" calcext:value-type="float">
            <text:p>40</text:p>
          </table:table-cell>
          <table:table-cell table:formula="of:=IF([.Z38]=&quot;&quot;;&quot;&quot;;IF([.I38]&lt;=[.Z38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8]/([.J38]/[.K38]/58+[$LGA.$C$32]);20000)" office:value-type="float" office:value="11600" calcext:value-type="float">
            <text:p>11600</text:p>
          </table:table-cell>
          <table:table-cell table:formula="of:=IF([.AC38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8]=&quot;RZ1-K&quot;;&quot;EPR&quot;;&#10;        IF(OR([.L38]=&quot;H07Z1-K&quot;;[.L3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8]^2*[.AD38]^2" office:value-type="float" office:value="40000" calcext:value-type="float">
            <text:p>40000</text:p>
          </table:table-cell>
          <table:table-cell table:formula="of:=[.AC38]^2*[.AD38]^2" office:value-type="float" office:value="13456" calcext:value-type="float">
            <text:p>13456</text:p>
          </table:table-cell>
          <table:table-cell table:formula="of:=[.AE38]^2*[.K38]^2" office:value-type="float" office:value="1322500" calcext:value-type="float">
            <text:p>1322500</text:p>
          </table:table-cell>
          <table:table-cell table:formula="of:=IF(AND(&#10;    [.AG38]&lt;[.AH38];&#10;    [.AF38]&lt;[.AH38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Local 2</text:p>
          </table:table-cell>
          <table:table-cell table:formula="of:=[$PrevPot.G54]" office:value-type="float" office:value="17" calcext:value-type="float">
            <text:p>17</text:p>
          </table:table-cell>
          <table:table-cell table:content-validation-name="val21" office:value-type="string" calcext:value-type="string">
            <text:p>Trifàsica</text:p>
          </table:table-cell>
          <table:table-cell office:value-type="float" office:value="0.8" calcext:value-type="float">
            <text:p>0,8</text:p>
          </table:table-cell>
          <table:table-cell table:formula="of:=IF([.D39]=&quot;Monofàsica&quot;;230;IF([.D39]=&quot;Trifàsica&quot;;400;&quot;&quot;))" office:value-type="float" office:value="400" calcext:value-type="float">
            <text:p>400</text:p>
          </table:table-cell>
          <table:table-cell table:formula="of:=IF([.F39]=230;[.C39]*1000/[.F39]/[.E39]-0.0001;IF([.F39]=400;[.C39]*1000/SQRT(3)/[.F39]/[.E39]-0.0001;&quot;&quot;))" office:value-type="float" office:value="30.6716330506989" calcext:value-type="float">
            <text:p>30,67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39]&lt;&gt;&quot;&quot;;INDEX([$22mt.$B$3:.$B$15];MATCH([.G39];[$22mt.$B$3:.$B$15];1)+1;1);&quot;&quot;)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39]=230;[.I39]*[.F39]/1000;IF([.F39]=400;[.I39]*SQRT(3)*[.F39]/1000;&quot;&quot;))" office:value-type="float" office:value="22.1702503368816" calcext:value-type="float">
            <text:p>22,17</text:p>
          </table:table-cell>
          <table:table-cell table:content-validation-name="val29" table:formula="of:=&#10;IF(OR([.L39]=&quot;RZ1-K&quot;;[.L39]=&quot;RV-K&quot;);&quot;XLPE&quot;;&#10;IF(OR([.L39]=&quot;H07Z1-K&quot;;[.L39]=&quot;H07V-K&quot;;[.L39]=&quot;ES07Z1-K&quot;;[.L3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9]=&quot;Monofàsica&quot;;&quot;2x &quot;;&#10;  IF([.D39]=&quot;Trifàsica&quot;;&quot;3x &quot;;&quot;&quot;));&#10;&#10;  [.S39]&#10;)" office:value-type="string" office:string-value="3x PVC" calcext:value-type="string">
            <text:p>3x PVC</text:p>
          </table:table-cell>
          <table:table-cell table:formula="of:=IF([.S39]=&quot;PVC&quot;;48.47;IF([.S39]=&quot;XLPE&quot;;45.49;&quot;&quot;))" office:value-type="float" office:value="48.47" calcext:value-type="float">
            <text:p>48,47</text:p>
          </table:table-cell>
          <table:table-cell table:formula="of:=IF([.H39]=&quot;&quot;;&quot;&quot;;IF([.H39]=&quot;Única&quot;;0.01;IF([.H39]=&quot;Vàries&quot;;0.005))*[.F39])" office:value-type="float" office:value="4" calcext:value-type="float">
            <text:p>4</text:p>
          </table:table-cell>
          <table:table-cell table:formula="of:=IF([.D39]=&quot;Monofàsica&quot;;2*[.C39]*1000*[.J39]/[.K39]/[.U39]/[.F39];IF([.D39]=&quot;Trifàsica&quot;;[.C39]*1000*[.J39]/[.K39]/[.U39]/[.F39];&quot;&quot;))" office:value-type="float" office:value="1.31524654425418" calcext:value-type="float">
            <text:p>1,32</text:p>
          </table:table-cell>
          <table:table-cell table:formula="of:=IF([.V39]=&quot;&quot;;&quot;&quot;;IF([.V39]&gt;=[.W39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39];[$19imax.$C$12:.$C$26];0);&#10;   MATCH(&#10;     [.T39];&#10;     INDEX(&#10;       [$19imax.$D$3:.$U$10];&#10;        MATCH([.M39];[$19imax.$B$3:.$B$10];0);&#10;     );&#10;     0&#10;   )&#10;)" office:value-type="float" office:value="40" calcext:value-type="float">
            <text:p>40</text:p>
          </table:table-cell>
          <table:table-cell table:formula="of:=IF([.Y39]=&quot;&quot;;&quot;&quot;;[.Y39]*&#10;    INDEX([$19temp.$C$4:.$M$5];MATCH([.S39];[$19temp.$B$4:.$B$5];0);MATCH([.N39];[$19temp.$C$3:.$M$3];0))*&#10;    INDEX([$19ag.$D$4:.$L$8];MATCH([.P39];[$19ag.$C$4:.$C$8];0);MATCH([.O39];[$19ag.$D$3:.$L$3];0)))" office:value-type="float" office:value="40" calcext:value-type="float">
            <text:p>40</text:p>
          </table:table-cell>
          <table:table-cell table:formula="of:=IF([.Z39]=&quot;&quot;;&quot;&quot;;IF([.I39]&lt;=[.Z39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39]/([.J39]/[.K39]/58+[$LGA.$C$32]);20000)" office:value-type="float" office:value="11600" calcext:value-type="float">
            <text:p>11600</text:p>
          </table:table-cell>
          <table:table-cell table:formula="of:=IF([.AC39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39]=&quot;RZ1-K&quot;;&quot;EPR&quot;;&#10;        IF(OR([.L39]=&quot;H07Z1-K&quot;;[.L3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39]^2*[.AD39]^2" office:value-type="float" office:value="40000" calcext:value-type="float">
            <text:p>40000</text:p>
          </table:table-cell>
          <table:table-cell table:formula="of:=[.AC39]^2*[.AD39]^2" office:value-type="float" office:value="13456" calcext:value-type="float">
            <text:p>13456</text:p>
          </table:table-cell>
          <table:table-cell table:formula="of:=[.AE39]^2*[.K39]^2" office:value-type="float" office:value="1322500" calcext:value-type="float">
            <text:p>1322500</text:p>
          </table:table-cell>
          <table:table-cell table:formula="of:=IF(AND(&#10;    [.AG39]&lt;[.AH39];&#10;    [.AF39]&lt;[.AH39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Local 3</text:p>
          </table:table-cell>
          <table:table-cell table:formula="of:=[$PrevPot.G55]" office:value-type="float" office:value="3.45" calcext:value-type="float">
            <text:p>3,45</text:p>
          </table:table-cell>
          <table:table-cell table:content-validation-name="val20" office:value-type="string" calcext:value-type="string">
            <text:p>Monofàsica</text:p>
          </table:table-cell>
          <table:table-cell office:value-type="float" office:value="0.8" calcext:value-type="float">
            <text:p>0,8</text:p>
          </table:table-cell>
          <table:table-cell table:formula="of:=IF([.D40]=&quot;Monofàsica&quot;;230;IF([.D40]=&quot;Trifàsica&quot;;400;&quot;&quot;))" office:value-type="float" office:value="230" calcext:value-type="float">
            <text:p>230</text:p>
          </table:table-cell>
          <table:table-cell table:formula="of:=IF([.F40]=230;[.C40]*1000/[.F40]/[.E40]-0.0001;IF([.F40]=400;[.C40]*1000/SQRT(3)/[.F40]/[.E40]-0.0001;&quot;&quot;))" office:value-type="float" office:value="18.7499" calcext:value-type="float">
            <text:p>18,75</text:p>
          </table:table-cell>
          <table:table-cell table:content-validation-name="val6" office:value-type="string" calcext:value-type="string">
            <text:p>Única</text:p>
          </table:table-cell>
          <table:table-cell table:formula="of:=IF([.G40]&lt;&gt;&quot;&quot;;INDEX([$22mt.$B$3:.$B$15];MATCH([.G40];[$22mt.$B$3:.$B$15];1)+1;1);&quot;&quot;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content-validation-name="val22" office:value-type="float" office:value="10" calcext:value-type="float">
            <text:p>10</text:p>
          </table:table-cell>
          <table:table-cell table:content-validation-name="val23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28" office:value-type="float" office:value="1" calcext:value-type="float">
            <text:p>1</text:p>
          </table:table-cell>
          <table:table-cell table:formula="of:=IF([.F40]=230;[.I40]*[.F40]/1000;IF([.F40]=400;[.I40]*SQRT(3)*[.F40]/1000;&quot;&quot;))" office:value-type="float" office:value="4.6" calcext:value-type="float">
            <text:p>4,60</text:p>
          </table:table-cell>
          <table:table-cell table:content-validation-name="val29" table:formula="of:=&#10;IF(OR([.L40]=&quot;RZ1-K&quot;;[.L40]=&quot;RV-K&quot;);&quot;XLPE&quot;;&#10;IF(OR([.L40]=&quot;H07Z1-K&quot;;[.L40]=&quot;H07V-K&quot;;[.L40]=&quot;ES07Z1-K&quot;;[.L4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0]=&quot;Monofàsica&quot;;&quot;2x &quot;;&#10;  IF([.D40]=&quot;Trifàsica&quot;;&quot;3x &quot;;&quot;&quot;));&#10;&#10;  [.S40]&#10;)" office:value-type="string" office:string-value="2x PVC" calcext:value-type="string">
            <text:p>2x PVC</text:p>
          </table:table-cell>
          <table:table-cell table:formula="of:=IF([.S40]=&quot;PVC&quot;;48.47;IF([.S40]=&quot;XLPE&quot;;45.49;&quot;&quot;))" office:value-type="float" office:value="48.47" calcext:value-type="float">
            <text:p>48,47</text:p>
          </table:table-cell>
          <table:table-cell table:formula="of:=IF([.H40]=&quot;&quot;;&quot;&quot;;IF([.H40]=&quot;Única&quot;;0.01;IF([.H40]=&quot;Vàries&quot;;0.005))*[.F40])" office:value-type="float" office:value="2.3" calcext:value-type="float">
            <text:p>2,3</text:p>
          </table:table-cell>
          <table:table-cell table:formula="of:=IF([.D40]=&quot;Monofàsica&quot;;2*[.C40]*1000*[.J40]/[.K40]/[.U40]/[.F40];IF([.D40]=&quot;Trifàsica&quot;;[.C40]*1000*[.J40]/[.K40]/[.U40]/[.F40];&quot;&quot;))" office:value-type="float" office:value="0.92840932535589" calcext:value-type="float">
            <text:p>0,93</text:p>
          </table:table-cell>
          <table:table-cell table:formula="of:=IF([.V40]=&quot;&quot;;&quot;&quot;;IF([.V40]&gt;=[.W40];&quot;OK&quot;;&quot;No OK&quot;))" office:value-type="string" office:string-value="OK" calcext:value-type="string">
            <text:p>OK</text:p>
          </table:table-cell>
          <table:table-cell table:formula="of:=&#10;INDEX(&#10;   [$19imax.$D$12:.$U$26];&#10;   MATCH([.K40];[$19imax.$C$12:.$C$26];0);&#10;   MATCH(&#10;     [.T40];&#10;     INDEX(&#10;       [$19imax.$D$3:.$U$10];&#10;        MATCH([.M40];[$19imax.$B$3:.$B$10];0);&#10;     );&#10;     0&#10;   )&#10;)" office:value-type="float" office:value="43" calcext:value-type="float">
            <text:p>43</text:p>
          </table:table-cell>
          <table:table-cell table:formula="of:=IF([.Y40]=&quot;&quot;;&quot;&quot;;[.Y40]*&#10;    INDEX([$19temp.$C$4:.$M$5];MATCH([.S40];[$19temp.$B$4:.$B$5];0);MATCH([.N40];[$19temp.$C$3:.$M$3];0))*&#10;    INDEX([$19ag.$D$4:.$L$8];MATCH([.P40];[$19ag.$C$4:.$C$8];0);MATCH([.O40];[$19ag.$D$3:.$L$3];0)))" office:value-type="float" office:value="43" calcext:value-type="float">
            <text:p>43</text:p>
          </table:table-cell>
          <table:table-cell table:formula="of:=IF([.Z40]=&quot;&quot;;&quot;&quot;;IF([.I40]&lt;=[.Z40];&quot;OK&quot;;&quot;NO OK&quot;))" office:value-type="string" office:string-value="OK" calcext:value-type="string">
            <text:p>OK</text:p>
          </table:table-cell>
          <table:table-cell table:formula="of:=[$LGA.$D$28]*1000" office:value-type="float" office:value="20000" calcext:value-type="float">
            <text:p>20000</text:p>
          </table:table-cell>
          <table:table-cell table:formula="of:=MIN(0.8*[.F40]/([.J40]/[.K40]/58+[$LGA.$C$32]);20000)" office:value-type="float" office:value="6670" calcext:value-type="float">
            <text:p>6670</text:p>
          </table:table-cell>
          <table:table-cell table:formula="of:=IF([.AC40]&gt;4500;0.01;999)" office:value-type="float" office:value="0.01" calcext:value-type="float">
            <text:p>0,01</text:p>
          </table:table-cell>
          <table:table-cell table:formula="of:=INDEX(&#10;    [$22kcc.$C$7:.$E$8];&#10;    1;&#10;    MATCH(&#10;        IF([.L40]=&quot;RZ1-K&quot;;&quot;EPR&quot;;&#10;        IF(OR([.L40]=&quot;H07Z1-K&quot;;[.L4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AB40]^2*[.AD40]^2" office:value-type="float" office:value="40000" calcext:value-type="float">
            <text:p>40000</text:p>
          </table:table-cell>
          <table:table-cell table:formula="of:=[.AC40]^2*[.AD40]^2" office:value-type="float" office:value="4448.89" calcext:value-type="float">
            <text:p>4449</text:p>
          </table:table-cell>
          <table:table-cell table:formula="of:=[.AE40]^2*[.K40]^2" office:value-type="float" office:value="1322500" calcext:value-type="float">
            <text:p>1322500</text:p>
          </table:table-cell>
          <table:table-cell table:formula="of:=IF(AND(&#10;    [.AG40]&lt;[.AH40];&#10;    [.AF40]&lt;[.AH40]);&#10;&quot;OK&quot;;&quot;NO OK&quot;)" office:value-type="string" office:string-value="OK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Local 4</text:p>
          </table:table-cell>
          <table:table-cell table:style-name="Default" table:formula="of:=[$PrevPot.G56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1]=&quot;Monofàsica&quot;;230;IF([.D41]=&quot;Trifàsica&quot;;400;&quot;&quot;))">
            <text:p/>
          </table:table-cell>
          <table:table-cell table:style-name="ce145" table:formula="of:=IF([.F41]=230;[.C41]*1000/[.F41]/[.E41];IF([.F41]=400;[.C41]*1000/SQRT(3)/[.F41]/[.E41];&quot;&quot;))">
            <text:p/>
          </table:table-cell>
          <table:table-cell table:style-name="ce101"/>
          <table:table-cell table:style-name="Default" table:formula="of:=IF([.G41]&lt;&gt;&quot;&quot;;INDEX([$22mt.$B$3:.$B$15];MATCH([.G41];[$22mt.$B$3:.$B$15];1)+1;1);&quot;&quot;)">
            <text:p/>
          </table:table-cell>
          <table:table-cell table:style-name="ce316" table:number-columns-repeated="8"/>
          <table:table-cell table:style-name="ce202" table:formula="of:=IF([.F41]=230;[.I41]*[.F41]/1000;IF([.F41]=400;[.I41]*SQRT(3)*[.F41]/1000;&quot;&quot;))">
            <text:p/>
          </table:table-cell>
          <table:table-cell table:style-name="ce197" table:content-validation-name="val29" table:formula="of:=&#10;IF(OR([.M41]=&quot;RZ1-K&quot;;[.M41]=&quot;RV-K&quot;);&quot;XLPE&quot;;&#10;IF(OR([.M41]=&quot;H07Z1-K&quot;;[.M41]=&quot;H07V-K&quot;;[.M41]=&quot;ES07Z1-K&quot;;[.M41]=&quot;ES07V-K&quot;);&quot;PVC&quot;;&#10;&quot;&quot;))">
            <text:p/>
          </table:table-cell>
          <table:table-cell table:style-name="ce197" table:content-validation-name="val29" table:formula="of:=COM.MICROSOFT.CONCAT(&#10;  IF([.D41]=&quot;Monofàsica&quot;;&quot;2x &quot;;&#10;  IF([.D41]=&quot;Trifàsica&quot;;&quot;3x &quot;;&quot;&quot;));&#10;&#10;  [.S41]&#10;)">
            <text:p/>
          </table:table-cell>
          <table:table-cell table:style-name="ce76" table:formula="of:=IF([.S41]=&quot;PVC&quot;;48.47;IF([.S41]=&quot;XLPE&quot;;45.49;&quot;&quot;))">
            <text:p/>
          </table:table-cell>
          <table:table-cell table:style-name="Default" table:formula="of:=IF([.H41]=&quot;&quot;;&quot;&quot;;IF([.H41]=&quot;Única&quot;;0.01;IF([.H41]=&quot;Vàries&quot;;0.005))*[.F41])">
            <text:p/>
          </table:table-cell>
          <table:table-cell table:style-name="ce145" table:formula="of:=IF([.D41]=&quot;Monofàsica&quot;;2*[.C41]*1000*[.J41]/[.K41]/[.U41]/[.F41];IF([.D41]=&quot;Trifàsica&quot;;[.C41]*1000*[.J41]/[.K41]/[.U41]/[.F41];&quot;&quot;))">
            <text:p/>
          </table:table-cell>
          <table:table-cell table:style-name="Default" table:formula="of:=IF([.V41]=&quot;&quot;;&quot;&quot;;IF([.V41]&gt;=[.W41];&quot;OK&quot;;&quot;No OK&quot;))">
            <text:p/>
          </table:table-cell>
          <table:table-cell table:style-name="Default"/>
          <table:table-cell table:style-name="Default" table:formula="of:=IF([.Y41]=&quot;&quot;;&quot;&quot;;[.Y41]*&#10;    INDEX([$19temp.$C$4:.$M$5];MATCH([.S41];[$19temp.$B$4:.$B$5];0);MATCH([.N41];[$19temp.$C$3:.$M$3];0))*&#10;    INDEX([$19ag.$D$4:.$L$8];MATCH([.P41];[$19ag.$C$4:.$C$8];0);MATCH([.O41];[$19ag.$D$3:.$L$3];0)))">
            <text:p/>
          </table:table-cell>
          <table:table-cell table:style-name="ce76" table:formula="of:=IF([.Z41]=&quot;&quot;;&quot;&quot;;IF([.I41]&lt;=[.Z41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Local 5</text:p>
          </table:table-cell>
          <table:table-cell table:style-name="Default" table:formula="of:=[$PrevPot.G57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2]=&quot;Monofàsica&quot;;230;IF([.D42]=&quot;Trifàsica&quot;;400;&quot;&quot;))">
            <text:p/>
          </table:table-cell>
          <table:table-cell table:style-name="ce145" table:formula="of:=IF([.F42]=230;[.C42]*1000/[.F42]/[.E42];IF([.F42]=400;[.C42]*1000/SQRT(3)/[.F42]/[.E42];&quot;&quot;))">
            <text:p/>
          </table:table-cell>
          <table:table-cell table:style-name="ce101"/>
          <table:table-cell table:style-name="Default" table:formula="of:=IF([.G42]&lt;&gt;&quot;&quot;;INDEX([$22mt.$B$3:.$B$15];MATCH([.G42];[$22mt.$B$3:.$B$15];1)+1;1);&quot;&quot;)">
            <text:p/>
          </table:table-cell>
          <table:table-cell table:style-name="ce316" table:number-columns-repeated="8"/>
          <table:table-cell table:style-name="ce202" table:formula="of:=IF([.F42]=230;[.I42]*[.F42]/1000;IF([.F42]=400;[.I42]*SQRT(3)*[.F42]/1000;&quot;&quot;))">
            <text:p/>
          </table:table-cell>
          <table:table-cell table:style-name="ce197" table:content-validation-name="val29" table:formula="of:=&#10;IF(OR([.M42]=&quot;RZ1-K&quot;;[.M42]=&quot;RV-K&quot;);&quot;XLPE&quot;;&#10;IF(OR([.M42]=&quot;H07Z1-K&quot;;[.M42]=&quot;H07V-K&quot;;[.M42]=&quot;ES07Z1-K&quot;;[.M42]=&quot;ES07V-K&quot;);&quot;PVC&quot;;&#10;&quot;&quot;))">
            <text:p/>
          </table:table-cell>
          <table:table-cell table:style-name="ce197" table:content-validation-name="val29" table:formula="of:=COM.MICROSOFT.CONCAT(&#10;  IF([.D42]=&quot;Monofàsica&quot;;&quot;2x &quot;;&#10;  IF([.D42]=&quot;Trifàsica&quot;;&quot;3x &quot;;&quot;&quot;));&#10;&#10;  [.S42]&#10;)">
            <text:p/>
          </table:table-cell>
          <table:table-cell table:style-name="ce76" table:formula="of:=IF([.S42]=&quot;PVC&quot;;48.47;IF([.S42]=&quot;XLPE&quot;;45.49;&quot;&quot;))">
            <text:p/>
          </table:table-cell>
          <table:table-cell table:style-name="Default" table:formula="of:=IF([.H42]=&quot;&quot;;&quot;&quot;;IF([.H42]=&quot;Única&quot;;0.01;IF([.H42]=&quot;Vàries&quot;;0.005))*[.F42])">
            <text:p/>
          </table:table-cell>
          <table:table-cell table:style-name="ce145" table:formula="of:=IF([.D42]=&quot;Monofàsica&quot;;2*[.C42]*1000*[.J42]/[.K42]/[.U42]/[.F42];IF([.D42]=&quot;Trifàsica&quot;;[.C42]*1000*[.J42]/[.K42]/[.U42]/[.F42];&quot;&quot;))">
            <text:p/>
          </table:table-cell>
          <table:table-cell table:style-name="Default" table:formula="of:=IF([.V42]=&quot;&quot;;&quot;&quot;;IF([.V42]&gt;=[.W42];&quot;OK&quot;;&quot;No OK&quot;))">
            <text:p/>
          </table:table-cell>
          <table:table-cell table:style-name="Default"/>
          <table:table-cell table:style-name="Default" table:formula="of:=IF([.Y42]=&quot;&quot;;&quot;&quot;;[.Y42]*&#10;    INDEX([$19temp.$C$4:.$M$5];MATCH([.S42];[$19temp.$B$4:.$B$5];0);MATCH([.N42];[$19temp.$C$3:.$M$3];0))*&#10;    INDEX([$19ag.$D$4:.$L$8];MATCH([.P42];[$19ag.$C$4:.$C$8];0);MATCH([.O42];[$19ag.$D$3:.$L$3];0)))">
            <text:p/>
          </table:table-cell>
          <table:table-cell table:style-name="ce76" table:formula="of:=IF([.Z42]=&quot;&quot;;&quot;&quot;;IF([.I42]&lt;=[.Z42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Local 6</text:p>
          </table:table-cell>
          <table:table-cell table:style-name="Default" table:formula="of:=[$PrevPot.G58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3]=&quot;Monofàsica&quot;;230;IF([.D43]=&quot;Trifàsica&quot;;400;&quot;&quot;))">
            <text:p/>
          </table:table-cell>
          <table:table-cell table:style-name="ce145" table:formula="of:=IF([.F43]=230;[.C43]*1000/[.F43]/[.E43];IF([.F43]=400;[.C43]*1000/SQRT(3)/[.F43]/[.E43];&quot;&quot;))">
            <text:p/>
          </table:table-cell>
          <table:table-cell table:style-name="ce101"/>
          <table:table-cell table:style-name="Default" table:formula="of:=IF([.G43]&lt;&gt;&quot;&quot;;INDEX([$22mt.$B$3:.$B$15];MATCH([.G43];[$22mt.$B$3:.$B$15];1)+1;1);&quot;&quot;)">
            <text:p/>
          </table:table-cell>
          <table:table-cell table:style-name="ce316" table:number-columns-repeated="8"/>
          <table:table-cell table:style-name="ce202" table:formula="of:=IF([.F43]=230;[.I43]*[.F43]/1000;IF([.F43]=400;[.I43]*SQRT(3)*[.F43]/1000;&quot;&quot;))">
            <text:p/>
          </table:table-cell>
          <table:table-cell table:style-name="ce197" table:content-validation-name="val29" table:formula="of:=&#10;IF(OR([.M43]=&quot;RZ1-K&quot;;[.M43]=&quot;RV-K&quot;);&quot;XLPE&quot;;&#10;IF(OR([.M43]=&quot;H07Z1-K&quot;;[.M43]=&quot;H07V-K&quot;;[.M43]=&quot;ES07Z1-K&quot;;[.M43]=&quot;ES07V-K&quot;);&quot;PVC&quot;;&#10;&quot;&quot;))">
            <text:p/>
          </table:table-cell>
          <table:table-cell table:style-name="ce197" table:content-validation-name="val29" table:formula="of:=COM.MICROSOFT.CONCAT(&#10;  IF([.D43]=&quot;Monofàsica&quot;;&quot;2x &quot;;&#10;  IF([.D43]=&quot;Trifàsica&quot;;&quot;3x &quot;;&quot;&quot;));&#10;&#10;  [.S43]&#10;)">
            <text:p/>
          </table:table-cell>
          <table:table-cell table:style-name="ce76" table:formula="of:=IF([.S43]=&quot;PVC&quot;;48.47;IF([.S43]=&quot;XLPE&quot;;45.49;&quot;&quot;))">
            <text:p/>
          </table:table-cell>
          <table:table-cell table:style-name="Default" table:formula="of:=IF([.H43]=&quot;&quot;;&quot;&quot;;IF([.H43]=&quot;Única&quot;;0.01;IF([.H43]=&quot;Vàries&quot;;0.005))*[.F43])">
            <text:p/>
          </table:table-cell>
          <table:table-cell table:style-name="ce145" table:formula="of:=IF([.D43]=&quot;Monofàsica&quot;;2*[.C43]*1000*[.J43]/[.K43]/[.U43]/[.F43];IF([.D43]=&quot;Trifàsica&quot;;[.C43]*1000*[.J43]/[.K43]/[.U43]/[.F43];&quot;&quot;))">
            <text:p/>
          </table:table-cell>
          <table:table-cell table:style-name="Default" table:formula="of:=IF([.V43]=&quot;&quot;;&quot;&quot;;IF([.V43]&gt;=[.W43];&quot;OK&quot;;&quot;No OK&quot;))">
            <text:p/>
          </table:table-cell>
          <table:table-cell table:style-name="Default"/>
          <table:table-cell table:style-name="Default" table:formula="of:=IF([.Y43]=&quot;&quot;;&quot;&quot;;[.Y43]*&#10;    INDEX([$19temp.$C$4:.$M$5];MATCH([.S43];[$19temp.$B$4:.$B$5];0);MATCH([.N43];[$19temp.$C$3:.$M$3];0))*&#10;    INDEX([$19ag.$D$4:.$L$8];MATCH([.P43];[$19ag.$C$4:.$C$8];0);MATCH([.O43];[$19ag.$D$3:.$L$3];0)))">
            <text:p/>
          </table:table-cell>
          <table:table-cell table:style-name="ce76" table:formula="of:=IF([.Z43]=&quot;&quot;;&quot;&quot;;IF([.I43]&lt;=[.Z43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Local 7</text:p>
          </table:table-cell>
          <table:table-cell table:style-name="Default" table:formula="of:=[$PrevPot.G59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4]=&quot;Monofàsica&quot;;230;IF([.D44]=&quot;Trifàsica&quot;;400;&quot;&quot;))">
            <text:p/>
          </table:table-cell>
          <table:table-cell table:style-name="ce145" table:formula="of:=IF([.F44]=230;[.C44]*1000/[.F44]/[.E44];IF([.F44]=400;[.C44]*1000/SQRT(3)/[.F44]/[.E44];&quot;&quot;))">
            <text:p/>
          </table:table-cell>
          <table:table-cell table:style-name="ce101"/>
          <table:table-cell table:style-name="Default" table:formula="of:=IF([.G44]&lt;&gt;&quot;&quot;;INDEX([$22mt.$B$3:.$B$15];MATCH([.G44];[$22mt.$B$3:.$B$15];1)+1;1);&quot;&quot;)">
            <text:p/>
          </table:table-cell>
          <table:table-cell table:style-name="ce316" table:number-columns-repeated="8"/>
          <table:table-cell table:style-name="ce202" table:formula="of:=IF([.F44]=230;[.I44]*[.F44]/1000;IF([.F44]=400;[.I44]*SQRT(3)*[.F44]/1000;&quot;&quot;))">
            <text:p/>
          </table:table-cell>
          <table:table-cell table:style-name="ce197" table:content-validation-name="val29" table:formula="of:=&#10;IF(OR([.M44]=&quot;RZ1-K&quot;;[.M44]=&quot;RV-K&quot;);&quot;XLPE&quot;;&#10;IF(OR([.M44]=&quot;H07Z1-K&quot;;[.M44]=&quot;H07V-K&quot;;[.M44]=&quot;ES07Z1-K&quot;;[.M44]=&quot;ES07V-K&quot;);&quot;PVC&quot;;&#10;&quot;&quot;))">
            <text:p/>
          </table:table-cell>
          <table:table-cell table:style-name="ce197" table:content-validation-name="val29" table:formula="of:=COM.MICROSOFT.CONCAT(&#10;  IF([.D44]=&quot;Monofàsica&quot;;&quot;2x &quot;;&#10;  IF([.D44]=&quot;Trifàsica&quot;;&quot;3x &quot;;&quot;&quot;));&#10;&#10;  [.S44]&#10;)">
            <text:p/>
          </table:table-cell>
          <table:table-cell table:style-name="ce76" table:formula="of:=IF([.S44]=&quot;PVC&quot;;48.47;IF([.S44]=&quot;XLPE&quot;;45.49;&quot;&quot;))">
            <text:p/>
          </table:table-cell>
          <table:table-cell table:style-name="Default" table:formula="of:=IF([.H44]=&quot;&quot;;&quot;&quot;;IF([.H44]=&quot;Única&quot;;0.01;IF([.H44]=&quot;Vàries&quot;;0.005))*[.F44])">
            <text:p/>
          </table:table-cell>
          <table:table-cell table:style-name="ce145" table:formula="of:=IF([.D44]=&quot;Monofàsica&quot;;2*[.C44]*1000*[.J44]/[.K44]/[.U44]/[.F44];IF([.D44]=&quot;Trifàsica&quot;;[.C44]*1000*[.J44]/[.K44]/[.U44]/[.F44];&quot;&quot;))">
            <text:p/>
          </table:table-cell>
          <table:table-cell table:style-name="Default" table:formula="of:=IF([.V44]=&quot;&quot;;&quot;&quot;;IF([.V44]&gt;=[.W44];&quot;OK&quot;;&quot;No OK&quot;))">
            <text:p/>
          </table:table-cell>
          <table:table-cell table:style-name="Default"/>
          <table:table-cell table:style-name="Default" table:formula="of:=IF([.Y44]=&quot;&quot;;&quot;&quot;;[.Y44]*&#10;    INDEX([$19temp.$C$4:.$M$5];MATCH([.S44];[$19temp.$B$4:.$B$5];0);MATCH([.N44];[$19temp.$C$3:.$M$3];0))*&#10;    INDEX([$19ag.$D$4:.$L$8];MATCH([.P44];[$19ag.$C$4:.$C$8];0);MATCH([.O44];[$19ag.$D$3:.$L$3];0)))">
            <text:p/>
          </table:table-cell>
          <table:table-cell table:style-name="ce76" table:formula="of:=IF([.Z44]=&quot;&quot;;&quot;&quot;;IF([.I44]&lt;=[.Z44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Local 8</text:p>
          </table:table-cell>
          <table:table-cell table:style-name="Default" table:formula="of:=[$PrevPot.G60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5]=&quot;Monofàsica&quot;;230;IF([.D45]=&quot;Trifàsica&quot;;400;&quot;&quot;))">
            <text:p/>
          </table:table-cell>
          <table:table-cell table:style-name="ce145" table:formula="of:=IF([.F45]=230;[.C45]*1000/[.F45]/[.E45];IF([.F45]=400;[.C45]*1000/SQRT(3)/[.F45]/[.E45];&quot;&quot;))">
            <text:p/>
          </table:table-cell>
          <table:table-cell table:style-name="ce101"/>
          <table:table-cell table:style-name="Default" table:formula="of:=IF([.G45]&lt;&gt;&quot;&quot;;INDEX([$22mt.$B$3:.$B$15];MATCH([.G45];[$22mt.$B$3:.$B$15];1)+1;1);&quot;&quot;)">
            <text:p/>
          </table:table-cell>
          <table:table-cell table:style-name="ce316" table:number-columns-repeated="8"/>
          <table:table-cell table:style-name="ce202" table:formula="of:=IF([.F45]=230;[.I45]*[.F45]/1000;IF([.F45]=400;[.I45]*SQRT(3)*[.F45]/1000;&quot;&quot;))">
            <text:p/>
          </table:table-cell>
          <table:table-cell table:style-name="ce197" table:content-validation-name="val29" table:formula="of:=&#10;IF(OR([.M45]=&quot;RZ1-K&quot;;[.M45]=&quot;RV-K&quot;);&quot;XLPE&quot;;&#10;IF(OR([.M45]=&quot;H07Z1-K&quot;;[.M45]=&quot;H07V-K&quot;;[.M45]=&quot;ES07Z1-K&quot;;[.M45]=&quot;ES07V-K&quot;);&quot;PVC&quot;;&#10;&quot;&quot;))">
            <text:p/>
          </table:table-cell>
          <table:table-cell table:style-name="ce197" table:content-validation-name="val29" table:formula="of:=COM.MICROSOFT.CONCAT(&#10;  IF([.D45]=&quot;Monofàsica&quot;;&quot;2x &quot;;&#10;  IF([.D45]=&quot;Trifàsica&quot;;&quot;3x &quot;;&quot;&quot;));&#10;&#10;  [.S45]&#10;)">
            <text:p/>
          </table:table-cell>
          <table:table-cell table:style-name="ce76" table:formula="of:=IF([.S45]=&quot;PVC&quot;;48.47;IF([.S45]=&quot;XLPE&quot;;45.49;&quot;&quot;))">
            <text:p/>
          </table:table-cell>
          <table:table-cell table:style-name="Default" table:formula="of:=IF([.H45]=&quot;&quot;;&quot;&quot;;IF([.H45]=&quot;Única&quot;;0.01;IF([.H45]=&quot;Vàries&quot;;0.005))*[.F45])">
            <text:p/>
          </table:table-cell>
          <table:table-cell table:style-name="ce145" table:formula="of:=IF([.D45]=&quot;Monofàsica&quot;;2*[.C45]*1000*[.J45]/[.K45]/[.U45]/[.F45];IF([.D45]=&quot;Trifàsica&quot;;[.C45]*1000*[.J45]/[.K45]/[.U45]/[.F45];&quot;&quot;))">
            <text:p/>
          </table:table-cell>
          <table:table-cell table:style-name="Default" table:formula="of:=IF([.V45]=&quot;&quot;;&quot;&quot;;IF([.V45]&gt;=[.W45];&quot;OK&quot;;&quot;No OK&quot;))">
            <text:p/>
          </table:table-cell>
          <table:table-cell table:style-name="Default"/>
          <table:table-cell table:style-name="Default" table:formula="of:=IF([.Y45]=&quot;&quot;;&quot;&quot;;[.Y45]*&#10;    INDEX([$19temp.$C$4:.$M$5];MATCH([.S45];[$19temp.$B$4:.$B$5];0);MATCH([.N45];[$19temp.$C$3:.$M$3];0))*&#10;    INDEX([$19ag.$D$4:.$L$8];MATCH([.P45];[$19ag.$C$4:.$C$8];0);MATCH([.O45];[$19ag.$D$3:.$L$3];0)))">
            <text:p/>
          </table:table-cell>
          <table:table-cell table:style-name="ce76" table:formula="of:=IF([.Z45]=&quot;&quot;;&quot;&quot;;IF([.I45]&lt;=[.Z45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Local 9</text:p>
          </table:table-cell>
          <table:table-cell table:style-name="Default" table:formula="of:=[$PrevPot.G61]" office:value-type="float" office:value="0" calcext:value-type="float">
            <text:p>0</text:p>
          </table:table-cell>
          <table:table-cell table:style-name="ce316" table:content-validation-name="val20"/>
          <table:table-cell table:style-name="ce316" office:value-type="float" office:value="0.8" calcext:value-type="float">
            <text:p>0,8</text:p>
          </table:table-cell>
          <table:table-cell table:style-name="Default" table:formula="of:=IF([.D46]=&quot;Monofàsica&quot;;230;IF([.D46]=&quot;Trifàsica&quot;;400;&quot;&quot;))">
            <text:p/>
          </table:table-cell>
          <table:table-cell table:style-name="ce145" table:formula="of:=IF([.F46]=230;[.C46]*1000/[.F46]/[.E46];IF([.F46]=400;[.C46]*1000/SQRT(3)/[.F46]/[.E46];&quot;&quot;))">
            <text:p/>
          </table:table-cell>
          <table:table-cell table:style-name="ce101"/>
          <table:table-cell table:style-name="Default" table:formula="of:=IF([.G46]&lt;&gt;&quot;&quot;;INDEX([$22mt.$B$3:.$B$15];MATCH([.G46];[$22mt.$B$3:.$B$15];1)+1;1);&quot;&quot;)">
            <text:p/>
          </table:table-cell>
          <table:table-cell table:style-name="ce316" table:number-columns-repeated="8"/>
          <table:table-cell table:style-name="ce202" table:formula="of:=IF([.F46]=230;[.I46]*[.F46]/1000;IF([.F46]=400;[.I46]*SQRT(3)*[.F46]/1000;&quot;&quot;))">
            <text:p/>
          </table:table-cell>
          <table:table-cell table:style-name="ce197" table:content-validation-name="val29" table:formula="of:=&#10;IF(OR([.M46]=&quot;RZ1-K&quot;;[.M46]=&quot;RV-K&quot;);&quot;XLPE&quot;;&#10;IF(OR([.M46]=&quot;H07Z1-K&quot;;[.M46]=&quot;H07V-K&quot;;[.M46]=&quot;ES07Z1-K&quot;;[.M46]=&quot;ES07V-K&quot;);&quot;PVC&quot;;&#10;&quot;&quot;))">
            <text:p/>
          </table:table-cell>
          <table:table-cell table:style-name="ce197" table:content-validation-name="val29" table:formula="of:=COM.MICROSOFT.CONCAT(&#10;  IF([.D46]=&quot;Monofàsica&quot;;&quot;2x &quot;;&#10;  IF([.D46]=&quot;Trifàsica&quot;;&quot;3x &quot;;&quot;&quot;));&#10;&#10;  [.S46]&#10;)">
            <text:p/>
          </table:table-cell>
          <table:table-cell table:style-name="ce76" table:formula="of:=IF([.S46]=&quot;PVC&quot;;48.47;IF([.S46]=&quot;XLPE&quot;;45.49;&quot;&quot;))">
            <text:p/>
          </table:table-cell>
          <table:table-cell table:style-name="Default" table:formula="of:=IF([.H46]=&quot;&quot;;&quot;&quot;;IF([.H46]=&quot;Única&quot;;0.01;IF([.H46]=&quot;Vàries&quot;;0.005))*[.F46])">
            <text:p/>
          </table:table-cell>
          <table:table-cell table:style-name="ce145" table:formula="of:=IF([.D46]=&quot;Monofàsica&quot;;2*[.C46]*1000*[.J46]/[.K46]/[.U46]/[.F46];IF([.D46]=&quot;Trifàsica&quot;;[.C46]*1000*[.J46]/[.K46]/[.U46]/[.F46];&quot;&quot;))">
            <text:p/>
          </table:table-cell>
          <table:table-cell table:style-name="Default" table:formula="of:=IF([.V46]=&quot;&quot;;&quot;&quot;;IF([.V46]&gt;=[.W46];&quot;OK&quot;;&quot;No OK&quot;))">
            <text:p/>
          </table:table-cell>
          <table:table-cell table:style-name="Default"/>
          <table:table-cell table:style-name="Default" table:formula="of:=IF([.Y46]=&quot;&quot;;&quot;&quot;;[.Y46]*&#10;    INDEX([$19temp.$C$4:.$M$5];MATCH([.S46];[$19temp.$B$4:.$B$5];0);MATCH([.N46];[$19temp.$C$3:.$M$3];0))*&#10;    INDEX([$19ag.$D$4:.$L$8];MATCH([.P46];[$19ag.$C$4:.$C$8];0);MATCH([.O46];[$19ag.$D$3:.$L$3];0)))">
            <text:p/>
          </table:table-cell>
          <table:table-cell table:style-name="ce76" table:formula="of:=IF([.Z46]=&quot;&quot;;&quot;&quot;;IF([.I46]&lt;=[.Z46];&quot;OK&quot;;&quot;NO OK&quot;))">
            <text:p/>
          </table:table-cell>
          <table:table-cell table:style-name="Default" table:number-columns-repeated="8"/>
        </table:table-row>
        <table:table-row table:style-name="ro1">
          <table:table-cell/>
          <table:table-cell table:style-name="ce247" office:value-type="string" calcext:value-type="string">
            <text:p>Local 10</text:p>
          </table:table-cell>
          <table:table-cell table:style-name="ce251" table:formula="of:=[$PrevPot.G62]" office:value-type="float" office:value="0" calcext:value-type="float">
            <text:p>0</text:p>
          </table:table-cell>
          <table:table-cell table:style-name="ce98" table:content-validation-name="val20"/>
          <table:table-cell table:style-name="ce98" office:value-type="float" office:value="0.8" calcext:value-type="float">
            <text:p>0,8</text:p>
          </table:table-cell>
          <table:table-cell table:style-name="ce251" table:formula="of:=IF([.D47]=&quot;Monofàsica&quot;;230;IF([.D47]=&quot;Trifàsica&quot;;400;&quot;&quot;))">
            <text:p/>
          </table:table-cell>
          <table:table-cell table:style-name="ce253" table:formula="of:=IF([.F47]=230;[.C47]*1000/[.F47]/[.E47];IF([.F47]=400;[.C47]*1000/SQRT(3)/[.F47]/[.E47];&quot;&quot;))">
            <text:p/>
          </table:table-cell>
          <table:table-cell table:style-name="ce102"/>
          <table:table-cell table:style-name="ce251" table:formula="of:=IF([.G47]&lt;&gt;&quot;&quot;;INDEX([$22mt.$B$3:.$B$15];MATCH([.G47];[$22mt.$B$3:.$B$15];1)+1;1);&quot;&quot;)">
            <text:p/>
          </table:table-cell>
          <table:table-cell table:style-name="ce98" table:number-columns-repeated="8"/>
          <table:table-cell table:style-name="ce255" table:formula="of:=IF([.F47]=230;[.I47]*[.F47]/1000;IF([.F47]=400;[.I47]*SQRT(3)*[.F47]/1000;&quot;&quot;))">
            <text:p/>
          </table:table-cell>
          <table:table-cell table:style-name="ce108" table:content-validation-name="val29" table:formula="of:=&#10;IF(OR([.M47]=&quot;RZ1-K&quot;;[.M47]=&quot;RV-K&quot;);&quot;XLPE&quot;;&#10;IF(OR([.M47]=&quot;H07Z1-K&quot;;[.M47]=&quot;H07V-K&quot;;[.M47]=&quot;ES07Z1-K&quot;;[.M47]=&quot;ES07V-K&quot;);&quot;PVC&quot;;&#10;&quot;&quot;))">
            <text:p/>
          </table:table-cell>
          <table:table-cell table:style-name="ce108" table:content-validation-name="val29" table:formula="of:=COM.MICROSOFT.CONCAT(&#10;  IF([.D47]=&quot;Monofàsica&quot;;&quot;2x &quot;;&#10;  IF([.D47]=&quot;Trifàsica&quot;;&quot;3x &quot;;&quot;&quot;));&#10;&#10;  [.S47]&#10;)">
            <text:p/>
          </table:table-cell>
          <table:table-cell table:style-name="ce108" table:formula="of:=IF([.S47]=&quot;PVC&quot;;48.47;IF([.S47]=&quot;XLPE&quot;;45.49;&quot;&quot;))">
            <text:p/>
          </table:table-cell>
          <table:table-cell table:style-name="ce251" table:formula="of:=IF([.H47]=&quot;&quot;;&quot;&quot;;IF([.H47]=&quot;Única&quot;;0.01;IF([.H47]=&quot;Vàries&quot;;0.005))*[.F47])">
            <text:p/>
          </table:table-cell>
          <table:table-cell table:style-name="ce253" table:formula="of:=IF([.D47]=&quot;Monofàsica&quot;;2*[.C47]*1000*[.J47]/[.K47]/[.U47]/[.F47];IF([.D47]=&quot;Trifàsica&quot;;[.C47]*1000*[.J47]/[.K47]/[.U47]/[.F47];&quot;&quot;))">
            <text:p/>
          </table:table-cell>
          <table:table-cell table:style-name="ce251" table:formula="of:=IF([.V47]=&quot;&quot;;&quot;&quot;;IF([.V47]&gt;=[.W47];&quot;OK&quot;;&quot;No OK&quot;))">
            <text:p/>
          </table:table-cell>
          <table:table-cell table:style-name="ce251"/>
          <table:table-cell table:style-name="ce251" table:formula="of:=IF([.Y47]=&quot;&quot;;&quot;&quot;;[.Y47]*&#10;    INDEX([$19temp.$C$4:.$M$5];MATCH([.S47];[$19temp.$B$4:.$B$5];0);MATCH([.N47];[$19temp.$C$3:.$M$3];0))*&#10;    INDEX([$19ag.$D$4:.$L$8];MATCH([.P47];[$19ag.$C$4:.$C$8];0);MATCH([.O47];[$19ag.$D$3:.$L$3];0)))">
            <text:p/>
          </table:table-cell>
          <table:table-cell table:style-name="ce108" table:formula="of:=IF([.Z47]=&quot;&quot;;&quot;&quot;;IF([.I47]&lt;=[.Z47];&quot;OK&quot;;&quot;NO OK&quot;))">
            <text:p/>
          </table:table-cell>
          <table:table-cell table:style-name="ce251" table:number-columns-repeated="8"/>
        </table:table-row>
      </table:table>
      <table:table table:name="CI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5" table:default-cell-style-name="Default"/>
        <table:table-header-columns>
          <table:table-column table:style-name="co16" table:default-cell-style-name="ce4"/>
        </table:table-header-columns>
        <table:table-column table:style-name="co3" table:default-cell-style-name="ce194"/>
        <table:table-column table:style-name="co17" table:default-cell-style-name="ce322"/>
        <table:table-column table:style-name="co3" table:default-cell-style-name="ce13"/>
        <table:table-column table:style-name="co3" table:default-cell-style-name="ce119"/>
        <table:table-column table:style-name="co3" table:number-columns-repeated="10" table:default-cell-style-name="ce322"/>
        <table:table-column table:style-name="co18" table:default-cell-style-name="ce382"/>
        <table:table-column table:style-name="co3" table:number-columns-repeated="2" table:default-cell-style-name="ce382"/>
        <table:table-column table:style-name="co3" table:default-cell-style-name="ce13"/>
        <table:table-column table:style-name="co3" table:default-cell-style-name="ce194"/>
        <table:table-column table:style-name="co3" table:number-columns-repeated="3" table:default-cell-style-name="ce13"/>
        <table:table-column table:style-name="co3" table:default-cell-style-name="ce382"/>
        <table:table-column table:style-name="co3" table:number-columns-repeated="2" table:default-cell-style-name="ce260"/>
        <table:table-column table:style-name="co3" table:number-columns-repeated="2" table:default-cell-style-name="ce13"/>
        <table:table-column table:style-name="co3" table:number-columns-repeated="2" table:default-cell-style-name="ce260"/>
        <table:table-column table:style-name="co3" table:number-columns-repeated="2" table:default-cell-style-name="ce13"/>
        <table:table-column table:style-name="co3" table:number-columns-repeated="6" table:default-cell-style-name="Default"/>
        <table:table-row table:style-name="ro1">
          <table:table-cell/>
          <table:table-cell table:style-name="Default" table:number-columns-repeated="32"/>
          <table:table-cell table:number-columns-repeated="6"/>
        </table:table-row>
        <table:table-row table:style-name="ro2">
          <table:table-cell/>
          <table:table-cell table:style-name="ce184" office:value-type="string" calcext:value-type="string">
            <text:p>Circuits interiors</text:p>
          </table:table-cell>
          <table:table-cell table:style-name="ce263" table:number-columns-repeated="31"/>
          <table:table-cell table:number-columns-repeated="6"/>
        </table:table-row>
        <table:table-row table:style-name="ro1">
          <table:table-cell/>
          <table:table-cell table:style-name="ce245" office:value-type="string" calcext:value-type="string">
            <text:p>Habitatge tipus 1</text:p>
          </table:table-cell>
          <table:table-cell table:style-name="ce264" table:number-columns-repeated="31"/>
          <table:table-cell table:number-columns-repeated="6"/>
        </table:table-row>
        <table:table-header-rows>
          <table:table-row table:style-name="ro7">
            <table:table-cell table:style-name="ce113"/>
            <table:table-cell table:style-name="ce262"/>
            <table:table-cell table:style-name="ce262" office:value-type="string" calcext:value-type="string">
              <text:p>Potència</text:p>
            </table:table-cell>
            <table:table-cell table:style-name="ce262" office:value-type="string" calcext:value-type="string">
              <text:p>Trifàsica o monofàsica *</text:p>
            </table:table-cell>
            <table:table-cell table:style-name="ce262" office:value-type="string" calcext:value-type="string">
              <text:p>Tensió de càlcul</text:p>
            </table:table-cell>
            <table:table-cell table:style-name="ce262" office:value-type="string" calcext:value-type="string">
              <text:p>I_IA *</text:p>
            </table:table-cell>
            <table:table-cell table:style-name="ce262" office:value-type="string" calcext:value-type="string">
              <text:p>Tipus de CC *</text:p>
            </table:table-cell>
            <table:table-cell table:style-name="ce262" office:value-type="string" calcext:value-type="string">
              <text:p>pdc IGA *</text:p>
            </table:table-cell>
            <table:table-cell table:style-name="ce262" office:value-type="string" calcext:value-type="string">
              <text:p>Longitud *</text:p>
            </table:table-cell>
            <table:table-cell table:style-name="ce262" office:value-type="string" calcext:value-type="string">
              <text:p>Secció *</text:p>
            </table:table-cell>
            <table:table-cell table:style-name="ce262" office:value-type="string" calcext:value-type="string">
              <text:p>Cablejat *</text:p>
            </table:table-cell>
            <table:table-cell table:style-name="ce262" office:value-type="string" calcext:value-type="string">
              <text:p>Tipus instal·lació ITC19 *</text:p>
            </table:table-cell>
            <table:table-cell table:style-name="ce262" office:value-type="string" calcext:value-type="string">
              <text:p>T ambient *</text:p>
            </table:table-cell>
            <table:table-cell table:style-name="ce262" office:value-type="string" calcext:value-type="string">
              <text:p>Agrup. *</text:p>
            </table:table-cell>
            <table:table-cell table:style-name="ce262" office:value-type="string" calcext:value-type="string">
              <text:p>Tipus d’agrup. ITC 19 *</text:p>
            </table:table-cell>
            <table:table-cell table:style-name="ce262" office:value-type="string" calcext:value-type="string">
              <text:p>Nombre de capes *</text:p>
            </table:table-cell>
            <table:table-cell table:style-name="ce262" office:value-type="string" calcext:value-type="string">
              <text:p>Aïllament tèrmicament assimilable</text:p>
            </table:table-cell>
            <table:table-cell table:style-name="ce262" office:value-type="string" calcext:value-type="string">
              <text:p>ITC19 – # cond i aïllament</text:p>
            </table:table-cell>
            <table:table-cell table:style-name="ce262" office:value-type="string" calcext:value-type="string">
              <text:p>γ</text:p>
            </table:table-cell>
            <table:table-cell table:style-name="ce262" office:value-type="string" calcext:value-type="string">
              <text:p>Cdt max (e)</text:p>
            </table:table-cell>
            <table:table-cell table:style-name="ce262" office:value-type="string" calcext:value-type="string">
              <text:p>cdt calculada</text:p>
            </table:table-cell>
            <table:table-cell table:style-name="ce262" office:value-type="string" calcext:value-type="string">
              <text:p>cdt ok?</text:p>
            </table:table-cell>
            <table:table-cell table:style-name="ce262" office:value-type="string" calcext:value-type="string">
              <text:p>I max (I del cable)</text:p>
            </table:table-cell>
            <table:table-cell table:style-name="ce262" office:value-type="string" calcext:value-type="string">
              <text:p>Iz (I cable amb fc)</text:p>
            </table:table-cell>
            <table:table-cell table:style-name="ce262" office:value-type="string" calcext:value-type="string">
              <text:p>I ok?</text:p>
            </table:table-cell>
            <table:table-cell table:style-name="ce262" office:value-type="string" calcext:value-type="string">
              <text:p>Icc a IGA</text:p>
            </table:table-cell>
            <table:table-cell table:style-name="ce262" office:value-type="string" calcext:value-type="string">
              <text:p>Icc a final de circuit</text:p>
            </table:table-cell>
            <table:table-cell table:style-name="ce262" office:value-type="string" calcext:value-type="string">
              <text:p>t_IGA</text:p>
            </table:table-cell>
            <table:table-cell table:style-name="ce262" office:value-type="string" calcext:value-type="string">
              <text:p>k</text:p>
            </table:table-cell>
            <table:table-cell table:style-name="ce262" office:value-type="string" calcext:value-type="string">
              <text:p>(I²t)_IA_max</text:p>
            </table:table-cell>
            <table:table-cell table:style-name="ce262" office:value-type="string" calcext:value-type="string">
              <text:p>(I²t)_IA_min</text:p>
            </table:table-cell>
            <table:table-cell table:style-name="ce262" office:value-type="string" calcext:value-type="string">
              <text:p>(I²t)_cable</text:p>
            </table:table-cell>
            <table:table-cell table:style-name="ce262" office:value-type="string" calcext:value-type="string">
              <text:p>I_cc ok?</text:p>
            </table:table-cell>
            <table:table-cell table:style-name="ce113" table:number-columns-repeated="6"/>
          </table:table-row>
        </table:table-header-rows>
        <table:table-row table:style-name="ro1">
          <table:table-cell/>
          <table:table-cell office:value-type="string" calcext:value-type="string">
            <text:p>C1: Il·luminació</text:p>
          </table:table-cell>
          <table:table-cell table:formula="of:=[.F5]*[.E5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]=&quot;Monofàsica&quot;;230;IF([.D5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]=&quot;RZ1-K&quot;;[.K5]=&quot;RV-K&quot;);&quot;XLPE&quot;;&#10;IF(OR([.K5]=&quot;H07Z1-K&quot;;[.K5]=&quot;H07V-K&quot;;[.K5]=&quot;ES07Z1-K&quot;;[.K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]=&quot;Monofàsica&quot;;&quot;2x &quot;;&#10;  IF([.D5]=&quot;Trifàsica&quot;;&quot;3x &quot;;&quot;&quot;));&#10;&#10;  [.Q5]&#10;)" office:value-type="string" office:string-value="2x PVC" calcext:value-type="string">
            <text:p>2x PVC</text:p>
          </table:table-cell>
          <table:table-cell table:formula="of:=IF([.Q5]=&quot;PVC&quot;;48.47;IF([.Q5]=&quot;XLPE&quot;;45.49;&quot;Material conductor no valid&quot;))" office:value-type="float" office:value="48.47" calcext:value-type="float">
            <text:p>48,47</text:p>
          </table:table-cell>
          <table:table-cell table:formula="of:=0.03*[.E5]" office:value-type="float" office:value="6.9" calcext:value-type="float">
            <text:p>6,9</text:p>
          </table:table-cell>
          <table:table-cell table:formula="of:=2*[.C5]*[.I5]/[.J5]/[.S5]/[.E5]" office:value-type="float" office:value="4.1262636682484" calcext:value-type="float">
            <text:p>4,13</text:p>
          </table:table-cell>
          <table:table-cell table:formula="of:=IF([.T5]&gt;=[.U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];[$19imax.$C$12:.$C$26];0);&#10;   MATCH(&#10;     [.R5];&#10;     INDEX(&#10;       [$19imax.$D$3:.$U$10];&#10;        MATCH([.L5];[$19imax.$B$3:.$B$10];0);&#10;     );&#10;     0&#10;   )&#10;)" office:value-type="float" office:value="13.5" calcext:value-type="float">
            <text:p>13,5</text:p>
          </table:table-cell>
          <table:table-cell table:formula="of:=IF([.W5]=&quot;&quot;;&quot;&quot;;[.W5]*&#10;    INDEX([$19temp.$C$4:.$M$5];MATCH([.Q5];[$19temp.$B$4:.$B$5];0);MATCH([.M5];[$19temp.$C$3:.$M$3];0))*&#10;    INDEX([$19ag.$D$4:.$L$8];MATCH([.O5];[$19ag.$C$4:.$C$8];0);MATCH([.N5];[$19ag.$D$3:.$L$3];0)))" office:value-type="float" office:value="13.5" calcext:value-type="float">
            <text:p>13,5</text:p>
          </table:table-cell>
          <table:table-cell table:formula="of:=IF([.X5]=&quot;&quot;;&quot;&quot;;IF([.F5]&lt;=[.X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]/([.I5]/[.J5]/58);20000)" office:value-type="float" office:value="1067.2" calcext:value-type="float">
            <text:p>1067</text:p>
          </table:table-cell>
          <table:table-cell table:formula="of:=IF([.AA5]&gt;(10*[.F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]=&quot;RZ1-K&quot;;&quot;EPR&quot;;&#10;        IF(OR([.K5]=&quot;H07Z1-K&quot;;[.K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]^2*[.AB5]^2" office:value-type="float" office:value="4448.89" calcext:value-type="float">
            <text:p>4449</text:p>
          </table:table-cell>
          <table:table-cell table:formula="of:=[.AA5]^2*[.AB5]^2" office:value-type="float" office:value="113.891584" calcext:value-type="float">
            <text:p>114</text:p>
          </table:table-cell>
          <table:table-cell table:formula="of:=[.AC5]^2*[.J5]^2" office:value-type="float" office:value="29756.25" calcext:value-type="float">
            <text:p>29756,25</text:p>
          </table:table-cell>
          <table:table-cell table:style-name="ce382" table:formula="of:=IF(AND(&#10;    [.AE5]&lt;[.AF5];&#10;    [.AD5]&lt;[.AF5];&#10;    [.Z5]&lt;[.H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: Preses d’ús general i nevera</text:p>
          </table:table-cell>
          <table:table-cell table:formula="of:=[.F6]*[.E6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]=&quot;Monofàsica&quot;;230;IF([.D6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]=&quot;RZ1-K&quot;;[.K6]=&quot;RV-K&quot;);&quot;XLPE&quot;;&#10;IF(OR([.K6]=&quot;H07Z1-K&quot;;[.K6]=&quot;H07V-K&quot;;[.K6]=&quot;ES07Z1-K&quot;;[.K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]=&quot;Monofàsica&quot;;&quot;2x &quot;;&#10;  IF([.D6]=&quot;Trifàsica&quot;;&quot;3x &quot;;&quot;&quot;));&#10;&#10;  [.Q6]&#10;)" office:value-type="string" office:string-value="2x PVC" calcext:value-type="string">
            <text:p>2x PVC</text:p>
          </table:table-cell>
          <table:table-cell table:formula="of:=IF([.Q6]=&quot;PVC&quot;;48.47;IF([.Q6]=&quot;XLPE&quot;;45.49;&quot;Material conductor no valid&quot;))" office:value-type="float" office:value="48.47" calcext:value-type="float">
            <text:p>48,47</text:p>
          </table:table-cell>
          <table:table-cell table:formula="of:=0.03*[.E6]" office:value-type="float" office:value="6.9" calcext:value-type="float">
            <text:p>6,9</text:p>
          </table:table-cell>
          <table:table-cell table:formula="of:=2*[.C6]*[.I6]/[.J6]/[.S6]/[.E6]" office:value-type="float" office:value="3.96121312151847" calcext:value-type="float">
            <text:p>3,96</text:p>
          </table:table-cell>
          <table:table-cell table:formula="of:=IF([.T6]&gt;=[.U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];[$19imax.$C$12:.$C$26];0);&#10;   MATCH(&#10;     [.R6];&#10;     INDEX(&#10;       [$19imax.$D$3:.$U$10];&#10;        MATCH([.L6];[$19imax.$B$3:.$B$10];0);&#10;     );&#10;     0&#10;   )&#10;)" office:value-type="float" office:value="18" calcext:value-type="float">
            <text:p>18</text:p>
          </table:table-cell>
          <table:table-cell table:formula="of:=IF([.W6]=&quot;&quot;;&quot;&quot;;[.W6]*&#10;    INDEX([$19temp.$C$4:.$M$5];MATCH([.Q6];[$19temp.$B$4:.$B$5];0);MATCH([.M6];[$19temp.$C$3:.$M$3];0))*&#10;    INDEX([$19ag.$D$4:.$L$8];MATCH([.O6];[$19ag.$C$4:.$C$8];0);MATCH([.N6];[$19ag.$D$3:.$L$3];0)))" office:value-type="float" office:value="18" calcext:value-type="float">
            <text:p>18</text:p>
          </table:table-cell>
          <table:table-cell table:formula="of:=IF([.X6]=&quot;&quot;;&quot;&quot;;IF([.F6]&lt;=[.X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]/([.I6]/[.J6]/58);20000)" office:value-type="float" office:value="1778.66666666667" calcext:value-type="float">
            <text:p>1779</text:p>
          </table:table-cell>
          <table:table-cell table:formula="of:=IF([.AA6]&gt;(10*[.F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]=&quot;RZ1-K&quot;;&quot;EPR&quot;;&#10;        IF(OR([.K6]=&quot;H07Z1-K&quot;;[.K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]^2*[.AB6]^2" office:value-type="float" office:value="4448.89" calcext:value-type="float">
            <text:p>4449</text:p>
          </table:table-cell>
          <table:table-cell table:formula="of:=[.AA6]^2*[.AB6]^2" office:value-type="float" office:value="316.365511111111" calcext:value-type="float">
            <text:p>316</text:p>
          </table:table-cell>
          <table:table-cell table:formula="of:=[.AC6]^2*[.J6]^2" office:value-type="float" office:value="82656.25" calcext:value-type="float">
            <text:p>82656,25</text:p>
          </table:table-cell>
          <table:table-cell table:formula="of:=IF(AND(&#10;    [.AE6]&lt;[.AF6];&#10;    [.AD6]&lt;[.AF6];&#10;    [.Z6]&lt;[.H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: Cuina i forn</text:p>
          </table:table-cell>
          <table:table-cell table:formula="of:=[.F7]*[.E7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7]=&quot;Monofàsica&quot;;230;IF([.D7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7]=&quot;RZ1-K&quot;;[.K7]=&quot;RV-K&quot;);&quot;XLPE&quot;;&#10;IF(OR([.K7]=&quot;H07Z1-K&quot;;[.K7]=&quot;H07V-K&quot;;[.K7]=&quot;ES07Z1-K&quot;;[.K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7]=&quot;Monofàsica&quot;;&quot;2x &quot;;&#10;  IF([.D7]=&quot;Trifàsica&quot;;&quot;3x &quot;;&quot;&quot;));&#10;&#10;  [.Q7]&#10;)" office:value-type="string" office:string-value="2x PVC" calcext:value-type="string">
            <text:p>2x PVC</text:p>
          </table:table-cell>
          <table:table-cell table:formula="of:=IF([.Q7]=&quot;PVC&quot;;48.47;IF([.Q7]=&quot;XLPE&quot;;45.49;&quot;Material conductor no valid&quot;))" office:value-type="float" office:value="48.47" calcext:value-type="float">
            <text:p>48,47</text:p>
          </table:table-cell>
          <table:table-cell table:formula="of:=0.03*[.E7]" office:value-type="float" office:value="6.9" calcext:value-type="float">
            <text:p>6,9</text:p>
          </table:table-cell>
          <table:table-cell table:formula="of:=2*[.C7]*[.I7]/[.J7]/[.S7]/[.E7]" office:value-type="float" office:value="2.57891479265525" calcext:value-type="float">
            <text:p>2,58</text:p>
          </table:table-cell>
          <table:table-cell table:formula="of:=IF([.T7]&gt;=[.U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7];[$19imax.$C$12:.$C$26];0);&#10;   MATCH(&#10;     [.R7];&#10;     INDEX(&#10;       [$19imax.$D$3:.$U$10];&#10;        MATCH([.L7];[$19imax.$B$3:.$B$10];0);&#10;     );&#10;     0&#10;   )&#10;)" office:value-type="float" office:value="31" calcext:value-type="float">
            <text:p>31</text:p>
          </table:table-cell>
          <table:table-cell table:formula="of:=IF([.W7]=&quot;&quot;;&quot;&quot;;[.W7]*&#10;    INDEX([$19temp.$C$4:.$M$5];MATCH([.Q7];[$19temp.$B$4:.$B$5];0);MATCH([.M7];[$19temp.$C$3:.$M$3];0))*&#10;    INDEX([$19ag.$D$4:.$L$8];MATCH([.O7];[$19ag.$C$4:.$C$8];0);MATCH([.N7];[$19ag.$D$3:.$L$3];0)))" office:value-type="float" office:value="31" calcext:value-type="float">
            <text:p>31</text:p>
          </table:table-cell>
          <table:table-cell table:formula="of:=IF([.X7]=&quot;&quot;;&quot;&quot;;IF([.F7]&lt;=[.X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7]/([.I7]/[.J7]/58);20000)" office:value-type="float" office:value="4268.8" calcext:value-type="float">
            <text:p>4269</text:p>
          </table:table-cell>
          <table:table-cell table:formula="of:=IF([.AA7]&gt;(10*[.F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7]=&quot;RZ1-K&quot;;&quot;EPR&quot;;&#10;        IF(OR([.K7]=&quot;H07Z1-K&quot;;[.K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7]^2*[.AB7]^2" office:value-type="float" office:value="4448.89" calcext:value-type="float">
            <text:p>4449</text:p>
          </table:table-cell>
          <table:table-cell table:formula="of:=[.AA7]^2*[.AB7]^2" office:value-type="float" office:value="1822.265344" calcext:value-type="float">
            <text:p>1822</text:p>
          </table:table-cell>
          <table:table-cell table:formula="of:=[.AC7]^2*[.J7]^2" office:value-type="float" office:value="476100" calcext:value-type="float">
            <text:p>476100</text:p>
          </table:table-cell>
          <table:table-cell table:formula="of:=IF(AND(&#10;    [.AE7]&lt;[.AF7];&#10;    [.AD7]&lt;[.AF7];&#10;    [.Z7]&lt;[.H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a: Rentadora</text:p>
          </table:table-cell>
          <table:table-cell table:formula="of:=[.F8]*[.E8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8]=&quot;Monofàsica&quot;;230;IF([.D8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8]=&quot;RZ1-K&quot;;[.K8]=&quot;RV-K&quot;);&quot;XLPE&quot;;&#10;IF(OR([.K8]=&quot;H07Z1-K&quot;;[.K8]=&quot;H07V-K&quot;;[.K8]=&quot;ES07Z1-K&quot;;[.K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8]=&quot;Monofàsica&quot;;&quot;2x &quot;;&#10;  IF([.D8]=&quot;Trifàsica&quot;;&quot;3x &quot;;&quot;&quot;));&#10;&#10;  [.Q8]&#10;)" office:value-type="string" office:string-value="2x PVC" calcext:value-type="string">
            <text:p>2x PVC</text:p>
          </table:table-cell>
          <table:table-cell table:formula="of:=IF([.Q8]=&quot;PVC&quot;;48.47;IF([.Q8]=&quot;XLPE&quot;;45.49;&quot;Material conductor no valid&quot;))" office:value-type="float" office:value="48.47" calcext:value-type="float">
            <text:p>48,47</text:p>
          </table:table-cell>
          <table:table-cell table:formula="of:=0.03*[.E8]" office:value-type="float" office:value="6.9" calcext:value-type="float">
            <text:p>6,9</text:p>
          </table:table-cell>
          <table:table-cell table:formula="of:=2*[.C8]*[.I8]/[.J8]/[.S8]/[.E8]" office:value-type="float" office:value="3.96121312151847" calcext:value-type="float">
            <text:p>3,96</text:p>
          </table:table-cell>
          <table:table-cell table:formula="of:=IF([.T8]&gt;=[.U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8];[$19imax.$C$12:.$C$26];0);&#10;   MATCH(&#10;     [.R8];&#10;     INDEX(&#10;       [$19imax.$D$3:.$U$10];&#10;        MATCH([.L8];[$19imax.$B$3:.$B$10];0);&#10;     );&#10;     0&#10;   )&#10;)" office:value-type="float" office:value="18" calcext:value-type="float">
            <text:p>18</text:p>
          </table:table-cell>
          <table:table-cell table:formula="of:=IF([.W8]=&quot;&quot;;&quot;&quot;;[.W8]*&#10;    INDEX([$19temp.$C$4:.$M$5];MATCH([.Q8];[$19temp.$B$4:.$B$5];0);MATCH([.M8];[$19temp.$C$3:.$M$3];0))*&#10;    INDEX([$19ag.$D$4:.$L$8];MATCH([.O8];[$19ag.$C$4:.$C$8];0);MATCH([.N8];[$19ag.$D$3:.$L$3];0)))" office:value-type="float" office:value="18" calcext:value-type="float">
            <text:p>18</text:p>
          </table:table-cell>
          <table:table-cell table:formula="of:=IF([.X8]=&quot;&quot;;&quot;&quot;;IF([.F8]&lt;=[.X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8]/([.I8]/[.J8]/58);20000)" office:value-type="float" office:value="1778.66666666667" calcext:value-type="float">
            <text:p>1779</text:p>
          </table:table-cell>
          <table:table-cell table:formula="of:=IF([.AA8]&gt;(10*[.F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8]=&quot;RZ1-K&quot;;&quot;EPR&quot;;&#10;        IF(OR([.K8]=&quot;H07Z1-K&quot;;[.K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8]^2*[.AB8]^2" office:value-type="float" office:value="4448.89" calcext:value-type="float">
            <text:p>4449</text:p>
          </table:table-cell>
          <table:table-cell table:formula="of:=[.AA8]^2*[.AB8]^2" office:value-type="float" office:value="316.365511111111" calcext:value-type="float">
            <text:p>316</text:p>
          </table:table-cell>
          <table:table-cell table:formula="of:=[.AC8]^2*[.J8]^2" office:value-type="float" office:value="82656.25" calcext:value-type="float">
            <text:p>82656,25</text:p>
          </table:table-cell>
          <table:table-cell table:formula="of:=IF(AND(&#10;    [.AE8]&lt;[.AF8];&#10;    [.AD8]&lt;[.AF8];&#10;    [.Z8]&lt;[.H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b: Rentaplats</text:p>
          </table:table-cell>
          <table:table-cell table:formula="of:=[.F9]*[.E9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9]=&quot;Monofàsica&quot;;230;IF([.D9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9]=&quot;RZ1-K&quot;;[.K9]=&quot;RV-K&quot;);&quot;XLPE&quot;;&#10;IF(OR([.K9]=&quot;H07Z1-K&quot;;[.K9]=&quot;H07V-K&quot;;[.K9]=&quot;ES07Z1-K&quot;;[.K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9]=&quot;Monofàsica&quot;;&quot;2x &quot;;&#10;  IF([.D9]=&quot;Trifàsica&quot;;&quot;3x &quot;;&quot;&quot;));&#10;&#10;  [.Q9]&#10;)" office:value-type="string" office:string-value="2x PVC" calcext:value-type="string">
            <text:p>2x PVC</text:p>
          </table:table-cell>
          <table:table-cell table:formula="of:=IF([.Q9]=&quot;PVC&quot;;48.47;IF([.Q9]=&quot;XLPE&quot;;45.49;&quot;Material conductor no valid&quot;))" office:value-type="float" office:value="48.47" calcext:value-type="float">
            <text:p>48,47</text:p>
          </table:table-cell>
          <table:table-cell table:formula="of:=0.03*[.E9]" office:value-type="float" office:value="6.9" calcext:value-type="float">
            <text:p>6,9</text:p>
          </table:table-cell>
          <table:table-cell table:formula="of:=2*[.C9]*[.I9]/[.J9]/[.S9]/[.E9]" office:value-type="float" office:value="3.96121312151847" calcext:value-type="float">
            <text:p>3,96</text:p>
          </table:table-cell>
          <table:table-cell table:formula="of:=IF([.T9]&gt;=[.U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9];[$19imax.$C$12:.$C$26];0);&#10;   MATCH(&#10;     [.R9];&#10;     INDEX(&#10;       [$19imax.$D$3:.$U$10];&#10;        MATCH([.L9];[$19imax.$B$3:.$B$10];0);&#10;     );&#10;     0&#10;   )&#10;)" office:value-type="float" office:value="18" calcext:value-type="float">
            <text:p>18</text:p>
          </table:table-cell>
          <table:table-cell table:formula="of:=IF([.W9]=&quot;&quot;;&quot;&quot;;[.W9]*&#10;    INDEX([$19temp.$C$4:.$M$5];MATCH([.Q9];[$19temp.$B$4:.$B$5];0);MATCH([.M9];[$19temp.$C$3:.$M$3];0))*&#10;    INDEX([$19ag.$D$4:.$L$8];MATCH([.O9];[$19ag.$C$4:.$C$8];0);MATCH([.N9];[$19ag.$D$3:.$L$3];0)))" office:value-type="float" office:value="18" calcext:value-type="float">
            <text:p>18</text:p>
          </table:table-cell>
          <table:table-cell table:formula="of:=IF([.X9]=&quot;&quot;;&quot;&quot;;IF([.F9]&lt;=[.X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9]/([.I9]/[.J9]/58);20000)" office:value-type="float" office:value="1778.66666666667" calcext:value-type="float">
            <text:p>1779</text:p>
          </table:table-cell>
          <table:table-cell table:formula="of:=IF([.AA9]&gt;(10*[.F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9]=&quot;RZ1-K&quot;;&quot;EPR&quot;;&#10;        IF(OR([.K9]=&quot;H07Z1-K&quot;;[.K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9]^2*[.AB9]^2" office:value-type="float" office:value="4448.89" calcext:value-type="float">
            <text:p>4449</text:p>
          </table:table-cell>
          <table:table-cell table:formula="of:=[.AA9]^2*[.AB9]^2" office:value-type="float" office:value="316.365511111111" calcext:value-type="float">
            <text:p>316</text:p>
          </table:table-cell>
          <table:table-cell table:formula="of:=[.AC9]^2*[.J9]^2" office:value-type="float" office:value="82656.25" calcext:value-type="float">
            <text:p>82656,25</text:p>
          </table:table-cell>
          <table:table-cell table:formula="of:=IF(AND(&#10;    [.AE9]&lt;[.AF9];&#10;    [.AD9]&lt;[.AF9];&#10;    [.Z9]&lt;[.H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c: Termo</text:p>
          </table:table-cell>
          <table:table-cell table:formula="of:=[.F10]*[.E10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0]=&quot;Monofàsica&quot;;230;IF([.D10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0]=&quot;RZ1-K&quot;;[.K10]=&quot;RV-K&quot;);&quot;XLPE&quot;;&#10;IF(OR([.K10]=&quot;H07Z1-K&quot;;[.K10]=&quot;H07V-K&quot;;[.K10]=&quot;ES07Z1-K&quot;;[.K1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0]=&quot;Monofàsica&quot;;&quot;2x &quot;;&#10;  IF([.D10]=&quot;Trifàsica&quot;;&quot;3x &quot;;&quot;&quot;));&#10;&#10;  [.Q10]&#10;)" office:value-type="string" office:string-value="2x PVC" calcext:value-type="string">
            <text:p>2x PVC</text:p>
          </table:table-cell>
          <table:table-cell table:formula="of:=IF([.Q10]=&quot;PVC&quot;;48.47;IF([.Q10]=&quot;XLPE&quot;;45.49;&quot;Material conductor no valid&quot;))" office:value-type="float" office:value="48.47" calcext:value-type="float">
            <text:p>48,47</text:p>
          </table:table-cell>
          <table:table-cell table:formula="of:=0.03*[.E10]" office:value-type="float" office:value="6.9" calcext:value-type="float">
            <text:p>6,9</text:p>
          </table:table-cell>
          <table:table-cell table:formula="of:=2*[.C10]*[.I10]/[.J10]/[.S10]/[.E10]" office:value-type="float" office:value="3.96121312151847" calcext:value-type="float">
            <text:p>3,96</text:p>
          </table:table-cell>
          <table:table-cell table:formula="of:=IF([.T10]&gt;=[.U10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0];[$19imax.$C$12:.$C$26];0);&#10;   MATCH(&#10;     [.R10];&#10;     INDEX(&#10;       [$19imax.$D$3:.$U$10];&#10;        MATCH([.L10];[$19imax.$B$3:.$B$10];0);&#10;     );&#10;     0&#10;   )&#10;)" office:value-type="float" office:value="18" calcext:value-type="float">
            <text:p>18</text:p>
          </table:table-cell>
          <table:table-cell table:formula="of:=IF([.W10]=&quot;&quot;;&quot;&quot;;[.W10]*&#10;    INDEX([$19temp.$C$4:.$M$5];MATCH([.Q10];[$19temp.$B$4:.$B$5];0);MATCH([.M10];[$19temp.$C$3:.$M$3];0))*&#10;    INDEX([$19ag.$D$4:.$L$8];MATCH([.O10];[$19ag.$C$4:.$C$8];0);MATCH([.N10];[$19ag.$D$3:.$L$3];0)))" office:value-type="float" office:value="18" calcext:value-type="float">
            <text:p>18</text:p>
          </table:table-cell>
          <table:table-cell table:formula="of:=IF([.X10]=&quot;&quot;;&quot;&quot;;IF([.F10]&lt;=[.X10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0]/([.I10]/[.J10]/58);20000)" office:value-type="float" office:value="1778.66666666667" calcext:value-type="float">
            <text:p>1779</text:p>
          </table:table-cell>
          <table:table-cell table:formula="of:=IF([.AA10]&gt;(10*[.F10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0]=&quot;RZ1-K&quot;;&quot;EPR&quot;;&#10;        IF(OR([.K10]=&quot;H07Z1-K&quot;;[.K1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0]^2*[.AB10]^2" office:value-type="float" office:value="4448.89" calcext:value-type="float">
            <text:p>4449</text:p>
          </table:table-cell>
          <table:table-cell table:formula="of:=[.AA10]^2*[.AB10]^2" office:value-type="float" office:value="316.365511111111" calcext:value-type="float">
            <text:p>316</text:p>
          </table:table-cell>
          <table:table-cell table:formula="of:=[.AC10]^2*[.J10]^2" office:value-type="float" office:value="82656.25" calcext:value-type="float">
            <text:p>82656,25</text:p>
          </table:table-cell>
          <table:table-cell table:formula="of:=IF(AND(&#10;    [.AE10]&lt;[.AF10];&#10;    [.AD10]&lt;[.AF10];&#10;    [.Z10]&lt;[.H10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5: Preses bany i cuina</text:p>
          </table:table-cell>
          <table:table-cell table:formula="of:=[.F11]*[.E11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1]=&quot;Monofàsica&quot;;230;IF([.D11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1]=&quot;RZ1-K&quot;;[.K11]=&quot;RV-K&quot;);&quot;XLPE&quot;;&#10;IF(OR([.K11]=&quot;H07Z1-K&quot;;[.K11]=&quot;H07V-K&quot;;[.K11]=&quot;ES07Z1-K&quot;;[.K1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1]=&quot;Monofàsica&quot;;&quot;2x &quot;;&#10;  IF([.D11]=&quot;Trifàsica&quot;;&quot;3x &quot;;&quot;&quot;));&#10;&#10;  [.Q11]&#10;)" office:value-type="string" office:string-value="2x PVC" calcext:value-type="string">
            <text:p>2x PVC</text:p>
          </table:table-cell>
          <table:table-cell table:formula="of:=IF([.Q11]=&quot;PVC&quot;;48.47;IF([.Q11]=&quot;XLPE&quot;;45.49;&quot;Material conductor no valid&quot;))" office:value-type="float" office:value="48.47" calcext:value-type="float">
            <text:p>48,47</text:p>
          </table:table-cell>
          <table:table-cell table:formula="of:=0.03*[.E11]" office:value-type="float" office:value="6.9" calcext:value-type="float">
            <text:p>6,9</text:p>
          </table:table-cell>
          <table:table-cell table:formula="of:=2*[.C11]*[.I11]/[.J11]/[.S11]/[.E11]" office:value-type="float" office:value="3.96121312151847" calcext:value-type="float">
            <text:p>3,96</text:p>
          </table:table-cell>
          <table:table-cell table:formula="of:=IF([.T11]&gt;=[.U11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1];[$19imax.$C$12:.$C$26];0);&#10;   MATCH(&#10;     [.R11];&#10;     INDEX(&#10;       [$19imax.$D$3:.$U$10];&#10;        MATCH([.L11];[$19imax.$B$3:.$B$10];0);&#10;     );&#10;     0&#10;   )&#10;)" office:value-type="float" office:value="18" calcext:value-type="float">
            <text:p>18</text:p>
          </table:table-cell>
          <table:table-cell table:formula="of:=IF([.W11]=&quot;&quot;;&quot;&quot;;[.W11]*&#10;    INDEX([$19temp.$C$4:.$M$5];MATCH([.Q11];[$19temp.$B$4:.$B$5];0);MATCH([.M11];[$19temp.$C$3:.$M$3];0))*&#10;    INDEX([$19ag.$D$4:.$L$8];MATCH([.O11];[$19ag.$C$4:.$C$8];0);MATCH([.N11];[$19ag.$D$3:.$L$3];0)))" office:value-type="float" office:value="18" calcext:value-type="float">
            <text:p>18</text:p>
          </table:table-cell>
          <table:table-cell table:formula="of:=IF([.X11]=&quot;&quot;;&quot;&quot;;IF([.F11]&lt;=[.X11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1]/([.I11]/[.J11]/58);20000)" office:value-type="float" office:value="1778.66666666667" calcext:value-type="float">
            <text:p>1779</text:p>
          </table:table-cell>
          <table:table-cell table:formula="of:=IF([.AA11]&gt;(10*[.F11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1]=&quot;RZ1-K&quot;;&quot;EPR&quot;;&#10;        IF(OR([.K11]=&quot;H07Z1-K&quot;;[.K1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1]^2*[.AB11]^2" office:value-type="float" office:value="4448.89" calcext:value-type="float">
            <text:p>4449</text:p>
          </table:table-cell>
          <table:table-cell table:formula="of:=[.AA11]^2*[.AB11]^2" office:value-type="float" office:value="316.365511111111" calcext:value-type="float">
            <text:p>316</text:p>
          </table:table-cell>
          <table:table-cell table:formula="of:=[.AC11]^2*[.J11]^2" office:value-type="float" office:value="82656.25" calcext:value-type="float">
            <text:p>82656,25</text:p>
          </table:table-cell>
          <table:table-cell table:formula="of:=IF(AND(&#10;    [.AE11]&lt;[.AF11];&#10;    [.AD11]&lt;[.AF11];&#10;    [.Z11]&lt;[.H11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6: Addicional a C1 (&gt;30)</text:p>
          </table:table-cell>
          <table:table-cell table:formula="of:=[.F12]*[.E12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2]=&quot;Monofàsica&quot;;230;IF([.D12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2]=&quot;RZ1-K&quot;;[.K12]=&quot;RV-K&quot;);&quot;XLPE&quot;;&#10;IF(OR([.K12]=&quot;H07Z1-K&quot;;[.K12]=&quot;H07V-K&quot;;[.K12]=&quot;ES07Z1-K&quot;;[.K1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2]=&quot;Monofàsica&quot;;&quot;2x &quot;;&#10;  IF([.D12]=&quot;Trifàsica&quot;;&quot;3x &quot;;&quot;&quot;));&#10;&#10;  [.Q12]&#10;)" office:value-type="string" office:string-value="2x PVC" calcext:value-type="string">
            <text:p>2x PVC</text:p>
          </table:table-cell>
          <table:table-cell table:formula="of:=IF([.Q12]=&quot;PVC&quot;;48.47;IF([.Q12]=&quot;XLPE&quot;;45.49;&quot;Material conductor no valid&quot;))" office:value-type="float" office:value="48.47" calcext:value-type="float">
            <text:p>48,47</text:p>
          </table:table-cell>
          <table:table-cell table:formula="of:=0.03*[.E12]" office:value-type="float" office:value="6.9" calcext:value-type="float">
            <text:p>6,9</text:p>
          </table:table-cell>
          <table:table-cell table:formula="of:=2*[.C12]*[.I12]/[.J12]/[.S12]/[.E12]" office:value-type="float" office:value="4.1262636682484" calcext:value-type="float">
            <text:p>4,13</text:p>
          </table:table-cell>
          <table:table-cell table:formula="of:=IF([.T12]&gt;=[.U1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2];[$19imax.$C$12:.$C$26];0);&#10;   MATCH(&#10;     [.R12];&#10;     INDEX(&#10;       [$19imax.$D$3:.$U$10];&#10;        MATCH([.L12];[$19imax.$B$3:.$B$10];0);&#10;     );&#10;     0&#10;   )&#10;)" office:value-type="float" office:value="13.5" calcext:value-type="float">
            <text:p>13,5</text:p>
          </table:table-cell>
          <table:table-cell table:formula="of:=IF([.W12]=&quot;&quot;;&quot;&quot;;[.W12]*&#10;    INDEX([$19temp.$C$4:.$M$5];MATCH([.Q12];[$19temp.$B$4:.$B$5];0);MATCH([.M12];[$19temp.$C$3:.$M$3];0))*&#10;    INDEX([$19ag.$D$4:.$L$8];MATCH([.O12];[$19ag.$C$4:.$C$8];0);MATCH([.N12];[$19ag.$D$3:.$L$3];0)))" office:value-type="float" office:value="13.5" calcext:value-type="float">
            <text:p>13,5</text:p>
          </table:table-cell>
          <table:table-cell table:formula="of:=IF([.X12]=&quot;&quot;;&quot;&quot;;IF([.F12]&lt;=[.X1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2]/([.I12]/[.J12]/58);20000)" office:value-type="float" office:value="1067.2" calcext:value-type="float">
            <text:p>1067</text:p>
          </table:table-cell>
          <table:table-cell table:formula="of:=IF([.AA12]&gt;(10*[.F1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2]=&quot;RZ1-K&quot;;&quot;EPR&quot;;&#10;        IF(OR([.K12]=&quot;H07Z1-K&quot;;[.K1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2]^2*[.AB12]^2" office:value-type="float" office:value="4448.89" calcext:value-type="float">
            <text:p>4449</text:p>
          </table:table-cell>
          <table:table-cell table:formula="of:=[.AA12]^2*[.AB12]^2" office:value-type="float" office:value="113.891584" calcext:value-type="float">
            <text:p>114</text:p>
          </table:table-cell>
          <table:table-cell table:formula="of:=[.AC12]^2*[.J12]^2" office:value-type="float" office:value="29756.25" calcext:value-type="float">
            <text:p>29756,25</text:p>
          </table:table-cell>
          <table:table-cell table:formula="of:=IF(AND(&#10;    [.AE12]&lt;[.AF12];&#10;    [.AD12]&lt;[.AF12];&#10;    [.Z12]&lt;[.H1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7: Addicional a C2 (&gt;20)</text:p>
          </table:table-cell>
          <table:table-cell table:formula="of:=[.F13]*[.E13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3]=&quot;Monofàsica&quot;;230;IF([.D13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3]=&quot;RZ1-K&quot;;[.K13]=&quot;RV-K&quot;);&quot;XLPE&quot;;&#10;IF(OR([.K13]=&quot;H07Z1-K&quot;;[.K13]=&quot;H07V-K&quot;;[.K13]=&quot;ES07Z1-K&quot;;[.K1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3]=&quot;Monofàsica&quot;;&quot;2x &quot;;&#10;  IF([.D13]=&quot;Trifàsica&quot;;&quot;3x &quot;;&quot;&quot;));&#10;&#10;  [.Q13]&#10;)" office:value-type="string" office:string-value="2x PVC" calcext:value-type="string">
            <text:p>2x PVC</text:p>
          </table:table-cell>
          <table:table-cell table:formula="of:=IF([.Q13]=&quot;PVC&quot;;48.47;IF([.Q13]=&quot;XLPE&quot;;45.49;&quot;Material conductor no valid&quot;))" office:value-type="float" office:value="48.47" calcext:value-type="float">
            <text:p>48,47</text:p>
          </table:table-cell>
          <table:table-cell table:formula="of:=0.03*[.E13]" office:value-type="float" office:value="6.9" calcext:value-type="float">
            <text:p>6,9</text:p>
          </table:table-cell>
          <table:table-cell table:formula="of:=2*[.C13]*[.I13]/[.J13]/[.S13]/[.E13]" office:value-type="float" office:value="3.96121312151847" calcext:value-type="float">
            <text:p>3,96</text:p>
          </table:table-cell>
          <table:table-cell table:formula="of:=IF([.T13]&gt;=[.U13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3];[$19imax.$C$12:.$C$26];0);&#10;   MATCH(&#10;     [.R13];&#10;     INDEX(&#10;       [$19imax.$D$3:.$U$10];&#10;        MATCH([.L13];[$19imax.$B$3:.$B$10];0);&#10;     );&#10;     0&#10;   )&#10;)" office:value-type="float" office:value="18" calcext:value-type="float">
            <text:p>18</text:p>
          </table:table-cell>
          <table:table-cell table:formula="of:=IF([.W13]=&quot;&quot;;&quot;&quot;;[.W13]*&#10;    INDEX([$19temp.$C$4:.$M$5];MATCH([.Q13];[$19temp.$B$4:.$B$5];0);MATCH([.M13];[$19temp.$C$3:.$M$3];0))*&#10;    INDEX([$19ag.$D$4:.$L$8];MATCH([.O13];[$19ag.$C$4:.$C$8];0);MATCH([.N13];[$19ag.$D$3:.$L$3];0)))" office:value-type="float" office:value="18" calcext:value-type="float">
            <text:p>18</text:p>
          </table:table-cell>
          <table:table-cell table:formula="of:=IF([.X13]=&quot;&quot;;&quot;&quot;;IF([.F13]&lt;=[.X13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3]/([.I13]/[.J13]/58);20000)" office:value-type="float" office:value="1778.66666666667" calcext:value-type="float">
            <text:p>1779</text:p>
          </table:table-cell>
          <table:table-cell table:formula="of:=IF([.AA13]&gt;(10*[.F13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3]=&quot;RZ1-K&quot;;&quot;EPR&quot;;&#10;        IF(OR([.K13]=&quot;H07Z1-K&quot;;[.K1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3]^2*[.AB13]^2" office:value-type="float" office:value="4448.89" calcext:value-type="float">
            <text:p>4449</text:p>
          </table:table-cell>
          <table:table-cell table:formula="of:=[.AA13]^2*[.AB13]^2" office:value-type="float" office:value="316.365511111111" calcext:value-type="float">
            <text:p>316</text:p>
          </table:table-cell>
          <table:table-cell table:formula="of:=[.AC13]^2*[.J13]^2" office:value-type="float" office:value="82656.25" calcext:value-type="float">
            <text:p>82656,25</text:p>
          </table:table-cell>
          <table:table-cell table:formula="of:=IF(AND(&#10;    [.AE13]&lt;[.AF13];&#10;    [.AD13]&lt;[.AF13];&#10;    [.Z13]&lt;[.H13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8: Calefacció (fins 5,75 kW)</text:p>
          </table:table-cell>
          <table:table-cell table:formula="of:=[.F14]*[.E14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4]=&quot;Monofàsica&quot;;230;IF([.D14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4]=&quot;RZ1-K&quot;;[.K14]=&quot;RV-K&quot;);&quot;XLPE&quot;;&#10;IF(OR([.K14]=&quot;H07Z1-K&quot;;[.K14]=&quot;H07V-K&quot;;[.K14]=&quot;ES07Z1-K&quot;;[.K1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4]=&quot;Monofàsica&quot;;&quot;2x &quot;;&#10;  IF([.D14]=&quot;Trifàsica&quot;;&quot;3x &quot;;&quot;&quot;));&#10;&#10;  [.Q14]&#10;)" office:value-type="string" office:string-value="2x PVC" calcext:value-type="string">
            <text:p>2x PVC</text:p>
          </table:table-cell>
          <table:table-cell table:formula="of:=IF([.Q14]=&quot;PVC&quot;;48.47;IF([.Q14]=&quot;XLPE&quot;;45.49;&quot;Material conductor no valid&quot;))" office:value-type="float" office:value="48.47" calcext:value-type="float">
            <text:p>48,47</text:p>
          </table:table-cell>
          <table:table-cell table:formula="of:=0.03*[.E14]" office:value-type="float" office:value="6.9" calcext:value-type="float">
            <text:p>6,9</text:p>
          </table:table-cell>
          <table:table-cell table:formula="of:=2*[.C14]*[.I14]/[.J14]/[.S14]/[.E14]" office:value-type="float" office:value="2.57891479265525" calcext:value-type="float">
            <text:p>2,58</text:p>
          </table:table-cell>
          <table:table-cell table:formula="of:=IF([.T14]&gt;=[.U1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4];[$19imax.$C$12:.$C$26];0);&#10;   MATCH(&#10;     [.R14];&#10;     INDEX(&#10;       [$19imax.$D$3:.$U$10];&#10;        MATCH([.L14];[$19imax.$B$3:.$B$10];0);&#10;     );&#10;     0&#10;   )&#10;)" office:value-type="float" office:value="31" calcext:value-type="float">
            <text:p>31</text:p>
          </table:table-cell>
          <table:table-cell table:formula="of:=IF([.W14]=&quot;&quot;;&quot;&quot;;[.W14]*&#10;    INDEX([$19temp.$C$4:.$M$5];MATCH([.Q14];[$19temp.$B$4:.$B$5];0);MATCH([.M14];[$19temp.$C$3:.$M$3];0))*&#10;    INDEX([$19ag.$D$4:.$L$8];MATCH([.O14];[$19ag.$C$4:.$C$8];0);MATCH([.N14];[$19ag.$D$3:.$L$3];0)))" office:value-type="float" office:value="31" calcext:value-type="float">
            <text:p>31</text:p>
          </table:table-cell>
          <table:table-cell table:formula="of:=IF([.X14]=&quot;&quot;;&quot;&quot;;IF([.F14]&lt;=[.X14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4]/([.I14]/[.J14]/58);20000)" office:value-type="float" office:value="4268.8" calcext:value-type="float">
            <text:p>4269</text:p>
          </table:table-cell>
          <table:table-cell table:formula="of:=IF([.AA14]&gt;(10*[.F14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4]=&quot;RZ1-K&quot;;&quot;EPR&quot;;&#10;        IF(OR([.K14]=&quot;H07Z1-K&quot;;[.K1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4]^2*[.AB14]^2" office:value-type="float" office:value="4448.89" calcext:value-type="float">
            <text:p>4449</text:p>
          </table:table-cell>
          <table:table-cell table:formula="of:=[.AA14]^2*[.AB14]^2" office:value-type="float" office:value="1822.265344" calcext:value-type="float">
            <text:p>1822</text:p>
          </table:table-cell>
          <table:table-cell table:formula="of:=[.AC14]^2*[.J14]^2" office:value-type="float" office:value="476100" calcext:value-type="float">
            <text:p>476100</text:p>
          </table:table-cell>
          <table:table-cell table:formula="of:=IF(AND(&#10;    [.AE14]&lt;[.AF14];&#10;    [.AD14]&lt;[.AF14];&#10;    [.Z14]&lt;[.H14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9: A/A (fins 5,75 kW)</text:p>
          </table:table-cell>
          <table:table-cell table:formula="of:=[.F15]*[.E15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5]=&quot;Monofàsica&quot;;230;IF([.D15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5]=&quot;RZ1-K&quot;;[.K15]=&quot;RV-K&quot;);&quot;XLPE&quot;;&#10;IF(OR([.K15]=&quot;H07Z1-K&quot;;[.K15]=&quot;H07V-K&quot;;[.K15]=&quot;ES07Z1-K&quot;;[.K1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5]=&quot;Monofàsica&quot;;&quot;2x &quot;;&#10;  IF([.D15]=&quot;Trifàsica&quot;;&quot;3x &quot;;&quot;&quot;));&#10;&#10;  [.Q15]&#10;)" office:value-type="string" office:string-value="2x PVC" calcext:value-type="string">
            <text:p>2x PVC</text:p>
          </table:table-cell>
          <table:table-cell table:formula="of:=IF([.Q15]=&quot;PVC&quot;;48.47;IF([.Q15]=&quot;XLPE&quot;;45.49;&quot;Material conductor no valid&quot;))" office:value-type="float" office:value="48.47" calcext:value-type="float">
            <text:p>48,47</text:p>
          </table:table-cell>
          <table:table-cell table:formula="of:=0.03*[.E15]" office:value-type="float" office:value="6.9" calcext:value-type="float">
            <text:p>6,9</text:p>
          </table:table-cell>
          <table:table-cell table:formula="of:=2*[.C15]*[.I15]/[.J15]/[.S15]/[.E15]" office:value-type="float" office:value="2.57891479265525" calcext:value-type="float">
            <text:p>2,58</text:p>
          </table:table-cell>
          <table:table-cell table:formula="of:=IF([.T15]&gt;=[.U1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5];[$19imax.$C$12:.$C$26];0);&#10;   MATCH(&#10;     [.R15];&#10;     INDEX(&#10;       [$19imax.$D$3:.$U$10];&#10;        MATCH([.L15];[$19imax.$B$3:.$B$10];0);&#10;     );&#10;     0&#10;   )&#10;)" office:value-type="float" office:value="31" calcext:value-type="float">
            <text:p>31</text:p>
          </table:table-cell>
          <table:table-cell table:formula="of:=IF([.W15]=&quot;&quot;;&quot;&quot;;[.W15]*&#10;    INDEX([$19temp.$C$4:.$M$5];MATCH([.Q15];[$19temp.$B$4:.$B$5];0);MATCH([.M15];[$19temp.$C$3:.$M$3];0))*&#10;    INDEX([$19ag.$D$4:.$L$8];MATCH([.O15];[$19ag.$C$4:.$C$8];0);MATCH([.N15];[$19ag.$D$3:.$L$3];0)))" office:value-type="float" office:value="31" calcext:value-type="float">
            <text:p>31</text:p>
          </table:table-cell>
          <table:table-cell table:formula="of:=IF([.X15]=&quot;&quot;;&quot;&quot;;IF([.F15]&lt;=[.X1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5]/([.I15]/[.J15]/58);20000)" office:value-type="float" office:value="4268.8" calcext:value-type="float">
            <text:p>4269</text:p>
          </table:table-cell>
          <table:table-cell table:formula="of:=IF([.AA15]&gt;(10*[.F1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5]=&quot;RZ1-K&quot;;&quot;EPR&quot;;&#10;        IF(OR([.K15]=&quot;H07Z1-K&quot;;[.K1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5]^2*[.AB15]^2" office:value-type="float" office:value="4448.89" calcext:value-type="float">
            <text:p>4449</text:p>
          </table:table-cell>
          <table:table-cell table:formula="of:=[.AA15]^2*[.AB15]^2" office:value-type="float" office:value="1822.265344" calcext:value-type="float">
            <text:p>1822</text:p>
          </table:table-cell>
          <table:table-cell table:formula="of:=[.AC15]^2*[.J15]^2" office:value-type="float" office:value="476100" calcext:value-type="float">
            <text:p>476100</text:p>
          </table:table-cell>
          <table:table-cell table:formula="of:=IF(AND(&#10;    [.AE15]&lt;[.AF15];&#10;    [.AD15]&lt;[.AF15];&#10;    [.Z15]&lt;[.H1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: Assecadora</text:p>
          </table:table-cell>
          <table:table-cell table:formula="of:=[.F16]*[.E16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6]=&quot;Monofàsica&quot;;230;IF([.D16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6]=&quot;RZ1-K&quot;;[.K16]=&quot;RV-K&quot;);&quot;XLPE&quot;;&#10;IF(OR([.K16]=&quot;H07Z1-K&quot;;[.K16]=&quot;H07V-K&quot;;[.K16]=&quot;ES07Z1-K&quot;;[.K1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6]=&quot;Monofàsica&quot;;&quot;2x &quot;;&#10;  IF([.D16]=&quot;Trifàsica&quot;;&quot;3x &quot;;&quot;&quot;));&#10;&#10;  [.Q16]&#10;)" office:value-type="string" office:string-value="2x PVC" calcext:value-type="string">
            <text:p>2x PVC</text:p>
          </table:table-cell>
          <table:table-cell table:formula="of:=IF([.Q16]=&quot;PVC&quot;;48.47;IF([.Q16]=&quot;XLPE&quot;;45.49;&quot;Material conductor no valid&quot;))" office:value-type="float" office:value="48.47" calcext:value-type="float">
            <text:p>48,47</text:p>
          </table:table-cell>
          <table:table-cell table:formula="of:=0.03*[.E16]" office:value-type="float" office:value="6.9" calcext:value-type="float">
            <text:p>6,9</text:p>
          </table:table-cell>
          <table:table-cell table:formula="of:=2*[.C16]*[.I16]/[.J16]/[.S16]/[.E16]" office:value-type="float" office:value="3.96121312151847" calcext:value-type="float">
            <text:p>3,96</text:p>
          </table:table-cell>
          <table:table-cell table:formula="of:=IF([.T16]&gt;=[.U1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6];[$19imax.$C$12:.$C$26];0);&#10;   MATCH(&#10;     [.R16];&#10;     INDEX(&#10;       [$19imax.$D$3:.$U$10];&#10;        MATCH([.L16];[$19imax.$B$3:.$B$10];0);&#10;     );&#10;     0&#10;   )&#10;)" office:value-type="float" office:value="18" calcext:value-type="float">
            <text:p>18</text:p>
          </table:table-cell>
          <table:table-cell table:formula="of:=IF([.W16]=&quot;&quot;;&quot;&quot;;[.W16]*&#10;    INDEX([$19temp.$C$4:.$M$5];MATCH([.Q16];[$19temp.$B$4:.$B$5];0);MATCH([.M16];[$19temp.$C$3:.$M$3];0))*&#10;    INDEX([$19ag.$D$4:.$L$8];MATCH([.O16];[$19ag.$C$4:.$C$8];0);MATCH([.N16];[$19ag.$D$3:.$L$3];0)))" office:value-type="float" office:value="18" calcext:value-type="float">
            <text:p>18</text:p>
          </table:table-cell>
          <table:table-cell table:formula="of:=IF([.X16]=&quot;&quot;;&quot;&quot;;IF([.F16]&lt;=[.X1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6]/([.I16]/[.J16]/58);20000)" office:value-type="float" office:value="1778.66666666667" calcext:value-type="float">
            <text:p>1779</text:p>
          </table:table-cell>
          <table:table-cell table:formula="of:=IF([.AA16]&gt;(10*[.F1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6]=&quot;RZ1-K&quot;;&quot;EPR&quot;;&#10;        IF(OR([.K16]=&quot;H07Z1-K&quot;;[.K1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6]^2*[.AB16]^2" office:value-type="float" office:value="4448.89" calcext:value-type="float">
            <text:p>4449</text:p>
          </table:table-cell>
          <table:table-cell table:formula="of:=[.AA16]^2*[.AB16]^2" office:value-type="float" office:value="316.365511111111" calcext:value-type="float">
            <text:p>316</text:p>
          </table:table-cell>
          <table:table-cell table:formula="of:=[.AC16]^2*[.J16]^2" office:value-type="float" office:value="82656.25" calcext:value-type="float">
            <text:p>82656,25</text:p>
          </table:table-cell>
          <table:table-cell table:formula="of:=IF(AND(&#10;    [.AE16]&lt;[.AF16];&#10;    [.AD16]&lt;[.AF16];&#10;    [.Z16]&lt;[.H1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1: Domòtica (fins 2,3 kW)</text:p>
          </table:table-cell>
          <table:table-cell table:formula="of:=[.F17]*[.E17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7]=&quot;Monofàsica&quot;;230;IF([.D17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7]=&quot;RZ1-K&quot;;[.K17]=&quot;RV-K&quot;);&quot;XLPE&quot;;&#10;IF(OR([.K17]=&quot;H07Z1-K&quot;;[.K17]=&quot;H07V-K&quot;;[.K17]=&quot;ES07Z1-K&quot;;[.K1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7]=&quot;Monofàsica&quot;;&quot;2x &quot;;&#10;  IF([.D17]=&quot;Trifàsica&quot;;&quot;3x &quot;;&quot;&quot;));&#10;&#10;  [.Q17]&#10;)" office:value-type="string" office:string-value="2x PVC" calcext:value-type="string">
            <text:p>2x PVC</text:p>
          </table:table-cell>
          <table:table-cell table:formula="of:=IF([.Q17]=&quot;PVC&quot;;48.47;IF([.Q17]=&quot;XLPE&quot;;45.49;&quot;Material conductor no valid&quot;))" office:value-type="float" office:value="48.47" calcext:value-type="float">
            <text:p>48,47</text:p>
          </table:table-cell>
          <table:table-cell table:formula="of:=0.03*[.E17]" office:value-type="float" office:value="6.9" calcext:value-type="float">
            <text:p>6,9</text:p>
          </table:table-cell>
          <table:table-cell table:formula="of:=2*[.C17]*[.I17]/[.J17]/[.S17]/[.E17]" office:value-type="float" office:value="4.1262636682484" calcext:value-type="float">
            <text:p>4,13</text:p>
          </table:table-cell>
          <table:table-cell table:formula="of:=IF([.T17]&gt;=[.U1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7];[$19imax.$C$12:.$C$26];0);&#10;   MATCH(&#10;     [.R17];&#10;     INDEX(&#10;       [$19imax.$D$3:.$U$10];&#10;        MATCH([.L17];[$19imax.$B$3:.$B$10];0);&#10;     );&#10;     0&#10;   )&#10;)" office:value-type="float" office:value="13.5" calcext:value-type="float">
            <text:p>13,5</text:p>
          </table:table-cell>
          <table:table-cell table:formula="of:=IF([.W17]=&quot;&quot;;&quot;&quot;;[.W17]*&#10;    INDEX([$19temp.$C$4:.$M$5];MATCH([.Q17];[$19temp.$B$4:.$B$5];0);MATCH([.M17];[$19temp.$C$3:.$M$3];0))*&#10;    INDEX([$19ag.$D$4:.$L$8];MATCH([.O17];[$19ag.$C$4:.$C$8];0);MATCH([.N17];[$19ag.$D$3:.$L$3];0)))" office:value-type="float" office:value="13.5" calcext:value-type="float">
            <text:p>13,5</text:p>
          </table:table-cell>
          <table:table-cell table:formula="of:=IF([.X17]=&quot;&quot;;&quot;&quot;;IF([.F17]&lt;=[.X1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7]/([.I17]/[.J17]/58);20000)" office:value-type="float" office:value="1067.2" calcext:value-type="float">
            <text:p>1067</text:p>
          </table:table-cell>
          <table:table-cell table:formula="of:=IF([.AA17]&gt;(10*[.F1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7]=&quot;RZ1-K&quot;;&quot;EPR&quot;;&#10;        IF(OR([.K17]=&quot;H07Z1-K&quot;;[.K1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7]^2*[.AB17]^2" office:value-type="float" office:value="4448.89" calcext:value-type="float">
            <text:p>4449</text:p>
          </table:table-cell>
          <table:table-cell table:formula="of:=[.AA17]^2*[.AB17]^2" office:value-type="float" office:value="113.891584" calcext:value-type="float">
            <text:p>114</text:p>
          </table:table-cell>
          <table:table-cell table:formula="of:=[.AC17]^2*[.J17]^2" office:value-type="float" office:value="29756.25" calcext:value-type="float">
            <text:p>29756,25</text:p>
          </table:table-cell>
          <table:table-cell table:formula="of:=IF(AND(&#10;    [.AE17]&lt;[.AF17];&#10;    [.AD17]&lt;[.AF17];&#10;    [.Z17]&lt;[.H1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2: addicional a C5, o C3 i C4</text:p>
          </table:table-cell>
          <table:table-cell table:formula="of:=[.F18]*[.E18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18]=&quot;Monofàsica&quot;;230;IF([.D18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18]=&quot;RZ1-K&quot;;[.K18]=&quot;RV-K&quot;);&quot;XLPE&quot;;&#10;IF(OR([.K18]=&quot;H07Z1-K&quot;;[.K18]=&quot;H07V-K&quot;;[.K18]=&quot;ES07Z1-K&quot;;[.K1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18]=&quot;Monofàsica&quot;;&quot;2x &quot;;&#10;  IF([.D18]=&quot;Trifàsica&quot;;&quot;3x &quot;;&quot;&quot;));&#10;&#10;  [.Q18]&#10;)" office:value-type="string" office:string-value="2x PVC" calcext:value-type="string">
            <text:p>2x PVC</text:p>
          </table:table-cell>
          <table:table-cell table:formula="of:=IF([.Q18]=&quot;PVC&quot;;48.47;IF([.Q18]=&quot;XLPE&quot;;45.49;&quot;Material conductor no valid&quot;))" office:value-type="float" office:value="48.47" calcext:value-type="float">
            <text:p>48,47</text:p>
          </table:table-cell>
          <table:table-cell table:formula="of:=0.03*[.E18]" office:value-type="float" office:value="6.9" calcext:value-type="float">
            <text:p>6,9</text:p>
          </table:table-cell>
          <table:table-cell table:formula="of:=2*[.C18]*[.I18]/[.J18]/[.S18]/[.E18]" office:value-type="float" office:value="3.96121312151847" calcext:value-type="float">
            <text:p>3,96</text:p>
          </table:table-cell>
          <table:table-cell table:formula="of:=IF([.T18]&gt;=[.U1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18];[$19imax.$C$12:.$C$26];0);&#10;   MATCH(&#10;     [.R18];&#10;     INDEX(&#10;       [$19imax.$D$3:.$U$10];&#10;        MATCH([.L18];[$19imax.$B$3:.$B$10];0);&#10;     );&#10;     0&#10;   )&#10;)" office:value-type="float" office:value="18" calcext:value-type="float">
            <text:p>18</text:p>
          </table:table-cell>
          <table:table-cell table:formula="of:=IF([.W18]=&quot;&quot;;&quot;&quot;;[.W18]*&#10;    INDEX([$19temp.$C$4:.$M$5];MATCH([.Q18];[$19temp.$B$4:.$B$5];0);MATCH([.M18];[$19temp.$C$3:.$M$3];0))*&#10;    INDEX([$19ag.$D$4:.$L$8];MATCH([.O18];[$19ag.$C$4:.$C$8];0);MATCH([.N18];[$19ag.$D$3:.$L$3];0)))" office:value-type="float" office:value="18" calcext:value-type="float">
            <text:p>18</text:p>
          </table:table-cell>
          <table:table-cell table:formula="of:=IF([.X18]=&quot;&quot;;&quot;&quot;;IF([.F18]&lt;=[.X1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18]/([.I18]/[.J18]/58);20000)" office:value-type="float" office:value="1778.66666666667" calcext:value-type="float">
            <text:p>1779</text:p>
          </table:table-cell>
          <table:table-cell table:formula="of:=IF([.AA18]&gt;(10*[.F1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18]=&quot;RZ1-K&quot;;&quot;EPR&quot;;&#10;        IF(OR([.K18]=&quot;H07Z1-K&quot;;[.K1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18]^2*[.AB18]^2" office:value-type="float" office:value="4448.89" calcext:value-type="float">
            <text:p>4449</text:p>
          </table:table-cell>
          <table:table-cell table:formula="of:=[.AA18]^2*[.AB18]^2" office:value-type="float" office:value="316.365511111111" calcext:value-type="float">
            <text:p>316</text:p>
          </table:table-cell>
          <table:table-cell table:formula="of:=[.AC18]^2*[.J18]^2" office:value-type="float" office:value="82656.25" calcext:value-type="float">
            <text:p>82656,25</text:p>
          </table:table-cell>
          <table:table-cell table:formula="of:=IF(AND(&#10;    [.AE18]&lt;[.AF18];&#10;    [.AD18]&lt;[.AF18];&#10;    [.Z18]&lt;[.H1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1"/>
          <table:table-cell table:number-columns-repeated="6"/>
        </table:table-row>
        <table:table-row table:style-name="ro1">
          <table:table-cell/>
          <table:table-cell table:style-name="ce245" office:value-type="string" calcext:value-type="string">
            <text:p>Habitatge tipus 2</text:p>
          </table:table-cell>
          <table:table-cell table:style-name="ce264" table:number-columns-repeated="31"/>
          <table:table-cell table:number-columns-repeated="6"/>
        </table:table-row>
        <table:table-row table:style-name="ro14">
          <table:table-cell/>
          <table:table-cell table:style-name="ce262"/>
          <table:table-cell table:style-name="ce262" office:value-type="string" calcext:value-type="string">
            <text:p>Potència</text:p>
          </table:table-cell>
          <table:table-cell table:style-name="ce262" office:value-type="string" calcext:value-type="string">
            <text:p>Trifàsica o monofàsica *</text:p>
          </table:table-cell>
          <table:table-cell table:style-name="ce262" office:value-type="string" calcext:value-type="string">
            <text:p>Tensió de càlcul</text:p>
          </table:table-cell>
          <table:table-cell table:style-name="ce262" office:value-type="string" calcext:value-type="string">
            <text:p>I_IA *</text:p>
          </table:table-cell>
          <table:table-cell table:style-name="ce262" office:value-type="string" calcext:value-type="string">
            <text:p>Tipus de CC *</text:p>
          </table:table-cell>
          <table:table-cell table:style-name="ce262" office:value-type="string" calcext:value-type="string">
            <text:p>pdc IGA *</text:p>
          </table:table-cell>
          <table:table-cell table:style-name="ce262" office:value-type="string" calcext:value-type="string">
            <text:p>Longitud *</text:p>
          </table:table-cell>
          <table:table-cell table:style-name="ce262" office:value-type="string" calcext:value-type="string">
            <text:p>Secció *</text:p>
          </table:table-cell>
          <table:table-cell table:style-name="ce262" office:value-type="string" calcext:value-type="string">
            <text:p>Cablejat *</text:p>
          </table:table-cell>
          <table:table-cell table:style-name="ce262" office:value-type="string" calcext:value-type="string">
            <text:p>Tipus instal·lació ITC19 *</text:p>
          </table:table-cell>
          <table:table-cell table:style-name="ce262" office:value-type="string" calcext:value-type="string">
            <text:p>T ambient *</text:p>
          </table:table-cell>
          <table:table-cell table:style-name="ce262" office:value-type="string" calcext:value-type="string">
            <text:p>Agrup. *</text:p>
          </table:table-cell>
          <table:table-cell table:style-name="ce262" office:value-type="string" calcext:value-type="string">
            <text:p>Tipus d’agrup. ITC 19 *</text:p>
          </table:table-cell>
          <table:table-cell table:style-name="ce262" office:value-type="string" calcext:value-type="string">
            <text:p>Nombre de capes *</text:p>
          </table:table-cell>
          <table:table-cell table:style-name="ce262" office:value-type="string" calcext:value-type="string">
            <text:p>Aïllament tèrmicament assimilable</text:p>
          </table:table-cell>
          <table:table-cell table:style-name="ce262" office:value-type="string" calcext:value-type="string">
            <text:p>ITC19 – # cond i aïllament</text:p>
          </table:table-cell>
          <table:table-cell table:style-name="ce262" office:value-type="string" calcext:value-type="string">
            <text:p>γ</text:p>
          </table:table-cell>
          <table:table-cell table:style-name="ce262" office:value-type="string" calcext:value-type="string">
            <text:p>Cdt max (e)</text:p>
          </table:table-cell>
          <table:table-cell table:style-name="ce262" office:value-type="string" calcext:value-type="string">
            <text:p>cdt calculada</text:p>
          </table:table-cell>
          <table:table-cell table:style-name="ce262" office:value-type="string" calcext:value-type="string">
            <text:p>cdt ok?</text:p>
          </table:table-cell>
          <table:table-cell table:style-name="ce262" office:value-type="string" calcext:value-type="string">
            <text:p>I max (I del cable)</text:p>
          </table:table-cell>
          <table:table-cell table:style-name="ce262" office:value-type="string" calcext:value-type="string">
            <text:p>Iz (I cable amb fc)</text:p>
          </table:table-cell>
          <table:table-cell table:style-name="ce262" office:value-type="string" calcext:value-type="string">
            <text:p>I ok?</text:p>
          </table:table-cell>
          <table:table-cell table:style-name="ce262" office:value-type="string" calcext:value-type="string">
            <text:p>Icc a IGA</text:p>
          </table:table-cell>
          <table:table-cell table:style-name="ce262" office:value-type="string" calcext:value-type="string">
            <text:p>Icc a final de circuit</text:p>
          </table:table-cell>
          <table:table-cell table:style-name="ce262" office:value-type="string" calcext:value-type="string">
            <text:p>t_IGA</text:p>
          </table:table-cell>
          <table:table-cell table:style-name="ce262" office:value-type="string" calcext:value-type="string">
            <text:p>k</text:p>
          </table:table-cell>
          <table:table-cell table:style-name="ce262" office:value-type="string" calcext:value-type="string">
            <text:p>(I²t)_IA_max</text:p>
          </table:table-cell>
          <table:table-cell table:style-name="ce262" office:value-type="string" calcext:value-type="string">
            <text:p>(I²t)_IA_min</text:p>
          </table:table-cell>
          <table:table-cell table:style-name="ce262" office:value-type="string" calcext:value-type="string">
            <text:p>(I²t)_cable</text:p>
          </table:table-cell>
          <table:table-cell table:style-name="ce262" office:value-type="string" calcext:value-type="string">
            <text:p>I_cc ok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: Il·luminació</text:p>
          </table:table-cell>
          <table:table-cell table:formula="of:=[.F22]*[.E22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2]=&quot;Monofàsica&quot;;230;IF([.D22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2]=&quot;RZ1-K&quot;;[.K22]=&quot;RV-K&quot;);&quot;XLPE&quot;;&#10;IF(OR([.K22]=&quot;H07Z1-K&quot;;[.K22]=&quot;H07V-K&quot;;[.K22]=&quot;ES07Z1-K&quot;;[.K2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2]=&quot;Monofàsica&quot;;&quot;2x &quot;;&#10;  IF([.D22]=&quot;Trifàsica&quot;;&quot;3x &quot;;&quot;&quot;));&#10;&#10;  [.Q22]&#10;)" office:value-type="string" office:string-value="2x PVC" calcext:value-type="string">
            <text:p>2x PVC</text:p>
          </table:table-cell>
          <table:table-cell table:formula="of:=IF([.Q22]=&quot;PVC&quot;;48.47;IF([.Q22]=&quot;XLPE&quot;;45.49;&quot;Material conductor no valid&quot;))" office:value-type="float" office:value="48.47" calcext:value-type="float">
            <text:p>48,47</text:p>
          </table:table-cell>
          <table:table-cell table:formula="of:=0.03*[.E22]" office:value-type="float" office:value="6.9" calcext:value-type="float">
            <text:p>6,9</text:p>
          </table:table-cell>
          <table:table-cell table:formula="of:=2*[.C22]*[.I22]/[.J22]/[.S22]/[.E22]" office:value-type="float" office:value="4.1262636682484" calcext:value-type="float">
            <text:p>4,13</text:p>
          </table:table-cell>
          <table:table-cell table:formula="of:=IF([.T22]&gt;=[.U2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2];[$19imax.$C$12:.$C$26];0);&#10;   MATCH(&#10;     [.R22];&#10;     INDEX(&#10;       [$19imax.$D$3:.$U$10];&#10;        MATCH([.L22];[$19imax.$B$3:.$B$10];0);&#10;     );&#10;     0&#10;   )&#10;)" office:value-type="float" office:value="13.5" calcext:value-type="float">
            <text:p>13,5</text:p>
          </table:table-cell>
          <table:table-cell table:formula="of:=IF([.W22]=&quot;&quot;;&quot;&quot;;[.W22]*&#10;    INDEX([$19temp.$C$4:.$M$5];MATCH([.Q22];[$19temp.$B$4:.$B$5];0);MATCH([.M22];[$19temp.$C$3:.$M$3];0))*&#10;    INDEX([$19ag.$D$4:.$L$8];MATCH([.O22];[$19ag.$C$4:.$C$8];0);MATCH([.N22];[$19ag.$D$3:.$L$3];0)))" office:value-type="float" office:value="13.5" calcext:value-type="float">
            <text:p>13,5</text:p>
          </table:table-cell>
          <table:table-cell table:formula="of:=IF([.X22]=&quot;&quot;;&quot;&quot;;IF([.F22]&lt;=[.X2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2]/([.I22]/[.J22]/58);20000)" office:value-type="float" office:value="1067.2" calcext:value-type="float">
            <text:p>1067</text:p>
          </table:table-cell>
          <table:table-cell table:formula="of:=IF([.AA22]&gt;(10*[.F2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2]=&quot;RZ1-K&quot;;&quot;EPR&quot;;&#10;        IF(OR([.K22]=&quot;H07Z1-K&quot;;[.K2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2]^2*[.AB22]^2" office:value-type="float" office:value="4448.89" calcext:value-type="float">
            <text:p>4449</text:p>
          </table:table-cell>
          <table:table-cell table:formula="of:=[.AA22]^2*[.AB22]^2" office:value-type="float" office:value="113.891584" calcext:value-type="float">
            <text:p>114</text:p>
          </table:table-cell>
          <table:table-cell table:formula="of:=[.AC22]^2*[.J22]^2" office:value-type="float" office:value="29756.25" calcext:value-type="float">
            <text:p>29756,25</text:p>
          </table:table-cell>
          <table:table-cell table:style-name="ce382" table:formula="of:=IF(AND(&#10;    [.AE22]&lt;[.AF22];&#10;    [.AD22]&lt;[.AF22];&#10;    [.Z22]&lt;[.H2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: Preses d’ús general i nevera</text:p>
          </table:table-cell>
          <table:table-cell table:formula="of:=[.F23]*[.E23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3]=&quot;Monofàsica&quot;;230;IF([.D23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3]=&quot;RZ1-K&quot;;[.K23]=&quot;RV-K&quot;);&quot;XLPE&quot;;&#10;IF(OR([.K23]=&quot;H07Z1-K&quot;;[.K23]=&quot;H07V-K&quot;;[.K23]=&quot;ES07Z1-K&quot;;[.K2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3]=&quot;Monofàsica&quot;;&quot;2x &quot;;&#10;  IF([.D23]=&quot;Trifàsica&quot;;&quot;3x &quot;;&quot;&quot;));&#10;&#10;  [.Q23]&#10;)" office:value-type="string" office:string-value="2x PVC" calcext:value-type="string">
            <text:p>2x PVC</text:p>
          </table:table-cell>
          <table:table-cell table:formula="of:=IF([.Q23]=&quot;PVC&quot;;48.47;IF([.Q23]=&quot;XLPE&quot;;45.49;&quot;Material conductor no valid&quot;))" office:value-type="float" office:value="48.47" calcext:value-type="float">
            <text:p>48,47</text:p>
          </table:table-cell>
          <table:table-cell table:formula="of:=0.03*[.E23]" office:value-type="float" office:value="6.9" calcext:value-type="float">
            <text:p>6,9</text:p>
          </table:table-cell>
          <table:table-cell table:formula="of:=2*[.C23]*[.I23]/[.J23]/[.S23]/[.E23]" office:value-type="float" office:value="3.96121312151847" calcext:value-type="float">
            <text:p>3,96</text:p>
          </table:table-cell>
          <table:table-cell table:formula="of:=IF([.T23]&gt;=[.U23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3];[$19imax.$C$12:.$C$26];0);&#10;   MATCH(&#10;     [.R23];&#10;     INDEX(&#10;       [$19imax.$D$3:.$U$10];&#10;        MATCH([.L23];[$19imax.$B$3:.$B$10];0);&#10;     );&#10;     0&#10;   )&#10;)" office:value-type="float" office:value="18" calcext:value-type="float">
            <text:p>18</text:p>
          </table:table-cell>
          <table:table-cell table:formula="of:=IF([.W23]=&quot;&quot;;&quot;&quot;;[.W23]*&#10;    INDEX([$19temp.$C$4:.$M$5];MATCH([.Q23];[$19temp.$B$4:.$B$5];0);MATCH([.M23];[$19temp.$C$3:.$M$3];0))*&#10;    INDEX([$19ag.$D$4:.$L$8];MATCH([.O23];[$19ag.$C$4:.$C$8];0);MATCH([.N23];[$19ag.$D$3:.$L$3];0)))" office:value-type="float" office:value="18" calcext:value-type="float">
            <text:p>18</text:p>
          </table:table-cell>
          <table:table-cell table:formula="of:=IF([.X23]=&quot;&quot;;&quot;&quot;;IF([.F23]&lt;=[.X23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3]/([.I23]/[.J23]/58);20000)" office:value-type="float" office:value="1778.66666666667" calcext:value-type="float">
            <text:p>1779</text:p>
          </table:table-cell>
          <table:table-cell table:formula="of:=IF([.AA23]&gt;(10*[.F23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3]=&quot;RZ1-K&quot;;&quot;EPR&quot;;&#10;        IF(OR([.K23]=&quot;H07Z1-K&quot;;[.K2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3]^2*[.AB23]^2" office:value-type="float" office:value="4448.89" calcext:value-type="float">
            <text:p>4449</text:p>
          </table:table-cell>
          <table:table-cell table:formula="of:=[.AA23]^2*[.AB23]^2" office:value-type="float" office:value="316.365511111111" calcext:value-type="float">
            <text:p>316</text:p>
          </table:table-cell>
          <table:table-cell table:formula="of:=[.AC23]^2*[.J23]^2" office:value-type="float" office:value="82656.25" calcext:value-type="float">
            <text:p>82656,25</text:p>
          </table:table-cell>
          <table:table-cell table:formula="of:=IF(AND(&#10;    [.AE23]&lt;[.AF23];&#10;    [.AD23]&lt;[.AF23];&#10;    [.Z23]&lt;[.H23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: Cuina i forn</text:p>
          </table:table-cell>
          <table:table-cell table:formula="of:=[.F24]*[.E24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4]=&quot;Monofàsica&quot;;230;IF([.D24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4]=&quot;RZ1-K&quot;;[.K24]=&quot;RV-K&quot;);&quot;XLPE&quot;;&#10;IF(OR([.K24]=&quot;H07Z1-K&quot;;[.K24]=&quot;H07V-K&quot;;[.K24]=&quot;ES07Z1-K&quot;;[.K2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4]=&quot;Monofàsica&quot;;&quot;2x &quot;;&#10;  IF([.D24]=&quot;Trifàsica&quot;;&quot;3x &quot;;&quot;&quot;));&#10;&#10;  [.Q24]&#10;)" office:value-type="string" office:string-value="2x PVC" calcext:value-type="string">
            <text:p>2x PVC</text:p>
          </table:table-cell>
          <table:table-cell table:formula="of:=IF([.Q24]=&quot;PVC&quot;;48.47;IF([.Q24]=&quot;XLPE&quot;;45.49;&quot;Material conductor no valid&quot;))" office:value-type="float" office:value="48.47" calcext:value-type="float">
            <text:p>48,47</text:p>
          </table:table-cell>
          <table:table-cell table:formula="of:=0.03*[.E24]" office:value-type="float" office:value="6.9" calcext:value-type="float">
            <text:p>6,9</text:p>
          </table:table-cell>
          <table:table-cell table:formula="of:=2*[.C24]*[.I24]/[.J24]/[.S24]/[.E24]" office:value-type="float" office:value="2.57891479265525" calcext:value-type="float">
            <text:p>2,58</text:p>
          </table:table-cell>
          <table:table-cell table:formula="of:=IF([.T24]&gt;=[.U2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4];[$19imax.$C$12:.$C$26];0);&#10;   MATCH(&#10;     [.R24];&#10;     INDEX(&#10;       [$19imax.$D$3:.$U$10];&#10;        MATCH([.L24];[$19imax.$B$3:.$B$10];0);&#10;     );&#10;     0&#10;   )&#10;)" office:value-type="float" office:value="31" calcext:value-type="float">
            <text:p>31</text:p>
          </table:table-cell>
          <table:table-cell table:formula="of:=IF([.W24]=&quot;&quot;;&quot;&quot;;[.W24]*&#10;    INDEX([$19temp.$C$4:.$M$5];MATCH([.Q24];[$19temp.$B$4:.$B$5];0);MATCH([.M24];[$19temp.$C$3:.$M$3];0))*&#10;    INDEX([$19ag.$D$4:.$L$8];MATCH([.O24];[$19ag.$C$4:.$C$8];0);MATCH([.N24];[$19ag.$D$3:.$L$3];0)))" office:value-type="float" office:value="31" calcext:value-type="float">
            <text:p>31</text:p>
          </table:table-cell>
          <table:table-cell table:formula="of:=IF([.X24]=&quot;&quot;;&quot;&quot;;IF([.F24]&lt;=[.X24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4]/([.I24]/[.J24]/58);20000)" office:value-type="float" office:value="4268.8" calcext:value-type="float">
            <text:p>4269</text:p>
          </table:table-cell>
          <table:table-cell table:formula="of:=IF([.AA24]&gt;(10*[.F24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4]=&quot;RZ1-K&quot;;&quot;EPR&quot;;&#10;        IF(OR([.K24]=&quot;H07Z1-K&quot;;[.K2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4]^2*[.AB24]^2" office:value-type="float" office:value="4448.89" calcext:value-type="float">
            <text:p>4449</text:p>
          </table:table-cell>
          <table:table-cell table:formula="of:=[.AA24]^2*[.AB24]^2" office:value-type="float" office:value="1822.265344" calcext:value-type="float">
            <text:p>1822</text:p>
          </table:table-cell>
          <table:table-cell table:formula="of:=[.AC24]^2*[.J24]^2" office:value-type="float" office:value="476100" calcext:value-type="float">
            <text:p>476100</text:p>
          </table:table-cell>
          <table:table-cell table:formula="of:=IF(AND(&#10;    [.AE24]&lt;[.AF24];&#10;    [.AD24]&lt;[.AF24];&#10;    [.Z24]&lt;[.H24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a: Rentadora</text:p>
          </table:table-cell>
          <table:table-cell table:formula="of:=[.F25]*[.E25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5]=&quot;Monofàsica&quot;;230;IF([.D25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5]=&quot;RZ1-K&quot;;[.K25]=&quot;RV-K&quot;);&quot;XLPE&quot;;&#10;IF(OR([.K25]=&quot;H07Z1-K&quot;;[.K25]=&quot;H07V-K&quot;;[.K25]=&quot;ES07Z1-K&quot;;[.K2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5]=&quot;Monofàsica&quot;;&quot;2x &quot;;&#10;  IF([.D25]=&quot;Trifàsica&quot;;&quot;3x &quot;;&quot;&quot;));&#10;&#10;  [.Q25]&#10;)" office:value-type="string" office:string-value="2x PVC" calcext:value-type="string">
            <text:p>2x PVC</text:p>
          </table:table-cell>
          <table:table-cell table:formula="of:=IF([.Q25]=&quot;PVC&quot;;48.47;IF([.Q25]=&quot;XLPE&quot;;45.49;&quot;Material conductor no valid&quot;))" office:value-type="float" office:value="48.47" calcext:value-type="float">
            <text:p>48,47</text:p>
          </table:table-cell>
          <table:table-cell table:formula="of:=0.03*[.E25]" office:value-type="float" office:value="6.9" calcext:value-type="float">
            <text:p>6,9</text:p>
          </table:table-cell>
          <table:table-cell table:formula="of:=2*[.C25]*[.I25]/[.J25]/[.S25]/[.E25]" office:value-type="float" office:value="3.96121312151847" calcext:value-type="float">
            <text:p>3,96</text:p>
          </table:table-cell>
          <table:table-cell table:formula="of:=IF([.T25]&gt;=[.U2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5];[$19imax.$C$12:.$C$26];0);&#10;   MATCH(&#10;     [.R25];&#10;     INDEX(&#10;       [$19imax.$D$3:.$U$10];&#10;        MATCH([.L25];[$19imax.$B$3:.$B$10];0);&#10;     );&#10;     0&#10;   )&#10;)" office:value-type="float" office:value="18" calcext:value-type="float">
            <text:p>18</text:p>
          </table:table-cell>
          <table:table-cell table:formula="of:=IF([.W25]=&quot;&quot;;&quot;&quot;;[.W25]*&#10;    INDEX([$19temp.$C$4:.$M$5];MATCH([.Q25];[$19temp.$B$4:.$B$5];0);MATCH([.M25];[$19temp.$C$3:.$M$3];0))*&#10;    INDEX([$19ag.$D$4:.$L$8];MATCH([.O25];[$19ag.$C$4:.$C$8];0);MATCH([.N25];[$19ag.$D$3:.$L$3];0)))" office:value-type="float" office:value="18" calcext:value-type="float">
            <text:p>18</text:p>
          </table:table-cell>
          <table:table-cell table:formula="of:=IF([.X25]=&quot;&quot;;&quot;&quot;;IF([.F25]&lt;=[.X2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5]/([.I25]/[.J25]/58);20000)" office:value-type="float" office:value="1778.66666666667" calcext:value-type="float">
            <text:p>1779</text:p>
          </table:table-cell>
          <table:table-cell table:formula="of:=IF([.AA25]&gt;(10*[.F2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5]=&quot;RZ1-K&quot;;&quot;EPR&quot;;&#10;        IF(OR([.K25]=&quot;H07Z1-K&quot;;[.K2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5]^2*[.AB25]^2" office:value-type="float" office:value="4448.89" calcext:value-type="float">
            <text:p>4449</text:p>
          </table:table-cell>
          <table:table-cell table:formula="of:=[.AA25]^2*[.AB25]^2" office:value-type="float" office:value="316.365511111111" calcext:value-type="float">
            <text:p>316</text:p>
          </table:table-cell>
          <table:table-cell table:formula="of:=[.AC25]^2*[.J25]^2" office:value-type="float" office:value="82656.25" calcext:value-type="float">
            <text:p>82656,25</text:p>
          </table:table-cell>
          <table:table-cell table:formula="of:=IF(AND(&#10;    [.AE25]&lt;[.AF25];&#10;    [.AD25]&lt;[.AF25];&#10;    [.Z25]&lt;[.H2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b: Rentaplats</text:p>
          </table:table-cell>
          <table:table-cell table:formula="of:=[.F26]*[.E26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6]=&quot;Monofàsica&quot;;230;IF([.D26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6]=&quot;RZ1-K&quot;;[.K26]=&quot;RV-K&quot;);&quot;XLPE&quot;;&#10;IF(OR([.K26]=&quot;H07Z1-K&quot;;[.K26]=&quot;H07V-K&quot;;[.K26]=&quot;ES07Z1-K&quot;;[.K2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6]=&quot;Monofàsica&quot;;&quot;2x &quot;;&#10;  IF([.D26]=&quot;Trifàsica&quot;;&quot;3x &quot;;&quot;&quot;));&#10;&#10;  [.Q26]&#10;)" office:value-type="string" office:string-value="2x PVC" calcext:value-type="string">
            <text:p>2x PVC</text:p>
          </table:table-cell>
          <table:table-cell table:formula="of:=IF([.Q26]=&quot;PVC&quot;;48.47;IF([.Q26]=&quot;XLPE&quot;;45.49;&quot;Material conductor no valid&quot;))" office:value-type="float" office:value="48.47" calcext:value-type="float">
            <text:p>48,47</text:p>
          </table:table-cell>
          <table:table-cell table:formula="of:=0.03*[.E26]" office:value-type="float" office:value="6.9" calcext:value-type="float">
            <text:p>6,9</text:p>
          </table:table-cell>
          <table:table-cell table:formula="of:=2*[.C26]*[.I26]/[.J26]/[.S26]/[.E26]" office:value-type="float" office:value="3.96121312151847" calcext:value-type="float">
            <text:p>3,96</text:p>
          </table:table-cell>
          <table:table-cell table:formula="of:=IF([.T26]&gt;=[.U2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6];[$19imax.$C$12:.$C$26];0);&#10;   MATCH(&#10;     [.R26];&#10;     INDEX(&#10;       [$19imax.$D$3:.$U$10];&#10;        MATCH([.L26];[$19imax.$B$3:.$B$10];0);&#10;     );&#10;     0&#10;   )&#10;)" office:value-type="float" office:value="18" calcext:value-type="float">
            <text:p>18</text:p>
          </table:table-cell>
          <table:table-cell table:formula="of:=IF([.W26]=&quot;&quot;;&quot;&quot;;[.W26]*&#10;    INDEX([$19temp.$C$4:.$M$5];MATCH([.Q26];[$19temp.$B$4:.$B$5];0);MATCH([.M26];[$19temp.$C$3:.$M$3];0))*&#10;    INDEX([$19ag.$D$4:.$L$8];MATCH([.O26];[$19ag.$C$4:.$C$8];0);MATCH([.N26];[$19ag.$D$3:.$L$3];0)))" office:value-type="float" office:value="18" calcext:value-type="float">
            <text:p>18</text:p>
          </table:table-cell>
          <table:table-cell table:formula="of:=IF([.X26]=&quot;&quot;;&quot;&quot;;IF([.F26]&lt;=[.X2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6]/([.I26]/[.J26]/58);20000)" office:value-type="float" office:value="1778.66666666667" calcext:value-type="float">
            <text:p>1779</text:p>
          </table:table-cell>
          <table:table-cell table:formula="of:=IF([.AA26]&gt;(10*[.F2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6]=&quot;RZ1-K&quot;;&quot;EPR&quot;;&#10;        IF(OR([.K26]=&quot;H07Z1-K&quot;;[.K2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6]^2*[.AB26]^2" office:value-type="float" office:value="4448.89" calcext:value-type="float">
            <text:p>4449</text:p>
          </table:table-cell>
          <table:table-cell table:formula="of:=[.AA26]^2*[.AB26]^2" office:value-type="float" office:value="316.365511111111" calcext:value-type="float">
            <text:p>316</text:p>
          </table:table-cell>
          <table:table-cell table:formula="of:=[.AC26]^2*[.J26]^2" office:value-type="float" office:value="82656.25" calcext:value-type="float">
            <text:p>82656,25</text:p>
          </table:table-cell>
          <table:table-cell table:formula="of:=IF(AND(&#10;    [.AE26]&lt;[.AF26];&#10;    [.AD26]&lt;[.AF26];&#10;    [.Z26]&lt;[.H2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c: Termo</text:p>
          </table:table-cell>
          <table:table-cell table:formula="of:=[.F27]*[.E27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7]=&quot;Monofàsica&quot;;230;IF([.D27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7]=&quot;RZ1-K&quot;;[.K27]=&quot;RV-K&quot;);&quot;XLPE&quot;;&#10;IF(OR([.K27]=&quot;H07Z1-K&quot;;[.K27]=&quot;H07V-K&quot;;[.K27]=&quot;ES07Z1-K&quot;;[.K2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7]=&quot;Monofàsica&quot;;&quot;2x &quot;;&#10;  IF([.D27]=&quot;Trifàsica&quot;;&quot;3x &quot;;&quot;&quot;));&#10;&#10;  [.Q27]&#10;)" office:value-type="string" office:string-value="2x PVC" calcext:value-type="string">
            <text:p>2x PVC</text:p>
          </table:table-cell>
          <table:table-cell table:formula="of:=IF([.Q27]=&quot;PVC&quot;;48.47;IF([.Q27]=&quot;XLPE&quot;;45.49;&quot;Material conductor no valid&quot;))" office:value-type="float" office:value="48.47" calcext:value-type="float">
            <text:p>48,47</text:p>
          </table:table-cell>
          <table:table-cell table:formula="of:=0.03*[.E27]" office:value-type="float" office:value="6.9" calcext:value-type="float">
            <text:p>6,9</text:p>
          </table:table-cell>
          <table:table-cell table:formula="of:=2*[.C27]*[.I27]/[.J27]/[.S27]/[.E27]" office:value-type="float" office:value="3.96121312151847" calcext:value-type="float">
            <text:p>3,96</text:p>
          </table:table-cell>
          <table:table-cell table:formula="of:=IF([.T27]&gt;=[.U2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7];[$19imax.$C$12:.$C$26];0);&#10;   MATCH(&#10;     [.R27];&#10;     INDEX(&#10;       [$19imax.$D$3:.$U$10];&#10;        MATCH([.L27];[$19imax.$B$3:.$B$10];0);&#10;     );&#10;     0&#10;   )&#10;)" office:value-type="float" office:value="18" calcext:value-type="float">
            <text:p>18</text:p>
          </table:table-cell>
          <table:table-cell table:formula="of:=IF([.W27]=&quot;&quot;;&quot;&quot;;[.W27]*&#10;    INDEX([$19temp.$C$4:.$M$5];MATCH([.Q27];[$19temp.$B$4:.$B$5];0);MATCH([.M27];[$19temp.$C$3:.$M$3];0))*&#10;    INDEX([$19ag.$D$4:.$L$8];MATCH([.O27];[$19ag.$C$4:.$C$8];0);MATCH([.N27];[$19ag.$D$3:.$L$3];0)))" office:value-type="float" office:value="18" calcext:value-type="float">
            <text:p>18</text:p>
          </table:table-cell>
          <table:table-cell table:formula="of:=IF([.X27]=&quot;&quot;;&quot;&quot;;IF([.F27]&lt;=[.X2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7]/([.I27]/[.J27]/58);20000)" office:value-type="float" office:value="1778.66666666667" calcext:value-type="float">
            <text:p>1779</text:p>
          </table:table-cell>
          <table:table-cell table:formula="of:=IF([.AA27]&gt;(10*[.F2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7]=&quot;RZ1-K&quot;;&quot;EPR&quot;;&#10;        IF(OR([.K27]=&quot;H07Z1-K&quot;;[.K2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7]^2*[.AB27]^2" office:value-type="float" office:value="4448.89" calcext:value-type="float">
            <text:p>4449</text:p>
          </table:table-cell>
          <table:table-cell table:formula="of:=[.AA27]^2*[.AB27]^2" office:value-type="float" office:value="316.365511111111" calcext:value-type="float">
            <text:p>316</text:p>
          </table:table-cell>
          <table:table-cell table:formula="of:=[.AC27]^2*[.J27]^2" office:value-type="float" office:value="82656.25" calcext:value-type="float">
            <text:p>82656,25</text:p>
          </table:table-cell>
          <table:table-cell table:formula="of:=IF(AND(&#10;    [.AE27]&lt;[.AF27];&#10;    [.AD27]&lt;[.AF27];&#10;    [.Z27]&lt;[.H2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5: Preses bany i cuina</text:p>
          </table:table-cell>
          <table:table-cell table:formula="of:=[.F28]*[.E28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8]=&quot;Monofàsica&quot;;230;IF([.D28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8]=&quot;RZ1-K&quot;;[.K28]=&quot;RV-K&quot;);&quot;XLPE&quot;;&#10;IF(OR([.K28]=&quot;H07Z1-K&quot;;[.K28]=&quot;H07V-K&quot;;[.K28]=&quot;ES07Z1-K&quot;;[.K2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8]=&quot;Monofàsica&quot;;&quot;2x &quot;;&#10;  IF([.D28]=&quot;Trifàsica&quot;;&quot;3x &quot;;&quot;&quot;));&#10;&#10;  [.Q28]&#10;)" office:value-type="string" office:string-value="2x PVC" calcext:value-type="string">
            <text:p>2x PVC</text:p>
          </table:table-cell>
          <table:table-cell table:formula="of:=IF([.Q28]=&quot;PVC&quot;;48.47;IF([.Q28]=&quot;XLPE&quot;;45.49;&quot;Material conductor no valid&quot;))" office:value-type="float" office:value="48.47" calcext:value-type="float">
            <text:p>48,47</text:p>
          </table:table-cell>
          <table:table-cell table:formula="of:=0.03*[.E28]" office:value-type="float" office:value="6.9" calcext:value-type="float">
            <text:p>6,9</text:p>
          </table:table-cell>
          <table:table-cell table:formula="of:=2*[.C28]*[.I28]/[.J28]/[.S28]/[.E28]" office:value-type="float" office:value="3.96121312151847" calcext:value-type="float">
            <text:p>3,96</text:p>
          </table:table-cell>
          <table:table-cell table:formula="of:=IF([.T28]&gt;=[.U2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8];[$19imax.$C$12:.$C$26];0);&#10;   MATCH(&#10;     [.R28];&#10;     INDEX(&#10;       [$19imax.$D$3:.$U$10];&#10;        MATCH([.L28];[$19imax.$B$3:.$B$10];0);&#10;     );&#10;     0&#10;   )&#10;)" office:value-type="float" office:value="18" calcext:value-type="float">
            <text:p>18</text:p>
          </table:table-cell>
          <table:table-cell table:formula="of:=IF([.W28]=&quot;&quot;;&quot;&quot;;[.W28]*&#10;    INDEX([$19temp.$C$4:.$M$5];MATCH([.Q28];[$19temp.$B$4:.$B$5];0);MATCH([.M28];[$19temp.$C$3:.$M$3];0))*&#10;    INDEX([$19ag.$D$4:.$L$8];MATCH([.O28];[$19ag.$C$4:.$C$8];0);MATCH([.N28];[$19ag.$D$3:.$L$3];0)))" office:value-type="float" office:value="18" calcext:value-type="float">
            <text:p>18</text:p>
          </table:table-cell>
          <table:table-cell table:formula="of:=IF([.X28]=&quot;&quot;;&quot;&quot;;IF([.F28]&lt;=[.X2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8]/([.I28]/[.J28]/58);20000)" office:value-type="float" office:value="1778.66666666667" calcext:value-type="float">
            <text:p>1779</text:p>
          </table:table-cell>
          <table:table-cell table:formula="of:=IF([.AA28]&gt;(10*[.F2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8]=&quot;RZ1-K&quot;;&quot;EPR&quot;;&#10;        IF(OR([.K28]=&quot;H07Z1-K&quot;;[.K2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8]^2*[.AB28]^2" office:value-type="float" office:value="4448.89" calcext:value-type="float">
            <text:p>4449</text:p>
          </table:table-cell>
          <table:table-cell table:formula="of:=[.AA28]^2*[.AB28]^2" office:value-type="float" office:value="316.365511111111" calcext:value-type="float">
            <text:p>316</text:p>
          </table:table-cell>
          <table:table-cell table:formula="of:=[.AC28]^2*[.J28]^2" office:value-type="float" office:value="82656.25" calcext:value-type="float">
            <text:p>82656,25</text:p>
          </table:table-cell>
          <table:table-cell table:formula="of:=IF(AND(&#10;    [.AE28]&lt;[.AF28];&#10;    [.AD28]&lt;[.AF28];&#10;    [.Z28]&lt;[.H2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6: Addicional a C1 (&gt;30)</text:p>
          </table:table-cell>
          <table:table-cell table:formula="of:=[.F29]*[.E29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29]=&quot;Monofàsica&quot;;230;IF([.D29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29]=&quot;RZ1-K&quot;;[.K29]=&quot;RV-K&quot;);&quot;XLPE&quot;;&#10;IF(OR([.K29]=&quot;H07Z1-K&quot;;[.K29]=&quot;H07V-K&quot;;[.K29]=&quot;ES07Z1-K&quot;;[.K2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29]=&quot;Monofàsica&quot;;&quot;2x &quot;;&#10;  IF([.D29]=&quot;Trifàsica&quot;;&quot;3x &quot;;&quot;&quot;));&#10;&#10;  [.Q29]&#10;)" office:value-type="string" office:string-value="2x PVC" calcext:value-type="string">
            <text:p>2x PVC</text:p>
          </table:table-cell>
          <table:table-cell table:formula="of:=IF([.Q29]=&quot;PVC&quot;;48.47;IF([.Q29]=&quot;XLPE&quot;;45.49;&quot;Material conductor no valid&quot;))" office:value-type="float" office:value="48.47" calcext:value-type="float">
            <text:p>48,47</text:p>
          </table:table-cell>
          <table:table-cell table:formula="of:=0.03*[.E29]" office:value-type="float" office:value="6.9" calcext:value-type="float">
            <text:p>6,9</text:p>
          </table:table-cell>
          <table:table-cell table:formula="of:=2*[.C29]*[.I29]/[.J29]/[.S29]/[.E29]" office:value-type="float" office:value="4.1262636682484" calcext:value-type="float">
            <text:p>4,13</text:p>
          </table:table-cell>
          <table:table-cell table:formula="of:=IF([.T29]&gt;=[.U2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29];[$19imax.$C$12:.$C$26];0);&#10;   MATCH(&#10;     [.R29];&#10;     INDEX(&#10;       [$19imax.$D$3:.$U$10];&#10;        MATCH([.L29];[$19imax.$B$3:.$B$10];0);&#10;     );&#10;     0&#10;   )&#10;)" office:value-type="float" office:value="13.5" calcext:value-type="float">
            <text:p>13,5</text:p>
          </table:table-cell>
          <table:table-cell table:formula="of:=IF([.W29]=&quot;&quot;;&quot;&quot;;[.W29]*&#10;    INDEX([$19temp.$C$4:.$M$5];MATCH([.Q29];[$19temp.$B$4:.$B$5];0);MATCH([.M29];[$19temp.$C$3:.$M$3];0))*&#10;    INDEX([$19ag.$D$4:.$L$8];MATCH([.O29];[$19ag.$C$4:.$C$8];0);MATCH([.N29];[$19ag.$D$3:.$L$3];0)))" office:value-type="float" office:value="13.5" calcext:value-type="float">
            <text:p>13,5</text:p>
          </table:table-cell>
          <table:table-cell table:formula="of:=IF([.X29]=&quot;&quot;;&quot;&quot;;IF([.F29]&lt;=[.X2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29]/([.I29]/[.J29]/58);20000)" office:value-type="float" office:value="1067.2" calcext:value-type="float">
            <text:p>1067</text:p>
          </table:table-cell>
          <table:table-cell table:formula="of:=IF([.AA29]&gt;(10*[.F2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29]=&quot;RZ1-K&quot;;&quot;EPR&quot;;&#10;        IF(OR([.K29]=&quot;H07Z1-K&quot;;[.K2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29]^2*[.AB29]^2" office:value-type="float" office:value="4448.89" calcext:value-type="float">
            <text:p>4449</text:p>
          </table:table-cell>
          <table:table-cell table:formula="of:=[.AA29]^2*[.AB29]^2" office:value-type="float" office:value="113.891584" calcext:value-type="float">
            <text:p>114</text:p>
          </table:table-cell>
          <table:table-cell table:formula="of:=[.AC29]^2*[.J29]^2" office:value-type="float" office:value="29756.25" calcext:value-type="float">
            <text:p>29756,25</text:p>
          </table:table-cell>
          <table:table-cell table:formula="of:=IF(AND(&#10;    [.AE29]&lt;[.AF29];&#10;    [.AD29]&lt;[.AF29];&#10;    [.Z29]&lt;[.H2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7: Addicional a C2 (&gt;20)</text:p>
          </table:table-cell>
          <table:table-cell table:formula="of:=[.F30]*[.E30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0]=&quot;Monofàsica&quot;;230;IF([.D30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0]=&quot;RZ1-K&quot;;[.K30]=&quot;RV-K&quot;);&quot;XLPE&quot;;&#10;IF(OR([.K30]=&quot;H07Z1-K&quot;;[.K30]=&quot;H07V-K&quot;;[.K30]=&quot;ES07Z1-K&quot;;[.K3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0]=&quot;Monofàsica&quot;;&quot;2x &quot;;&#10;  IF([.D30]=&quot;Trifàsica&quot;;&quot;3x &quot;;&quot;&quot;));&#10;&#10;  [.Q30]&#10;)" office:value-type="string" office:string-value="2x PVC" calcext:value-type="string">
            <text:p>2x PVC</text:p>
          </table:table-cell>
          <table:table-cell table:formula="of:=IF([.Q30]=&quot;PVC&quot;;48.47;IF([.Q30]=&quot;XLPE&quot;;45.49;&quot;Material conductor no valid&quot;))" office:value-type="float" office:value="48.47" calcext:value-type="float">
            <text:p>48,47</text:p>
          </table:table-cell>
          <table:table-cell table:formula="of:=0.03*[.E30]" office:value-type="float" office:value="6.9" calcext:value-type="float">
            <text:p>6,9</text:p>
          </table:table-cell>
          <table:table-cell table:formula="of:=2*[.C30]*[.I30]/[.J30]/[.S30]/[.E30]" office:value-type="float" office:value="3.96121312151847" calcext:value-type="float">
            <text:p>3,96</text:p>
          </table:table-cell>
          <table:table-cell table:formula="of:=IF([.T30]&gt;=[.U30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0];[$19imax.$C$12:.$C$26];0);&#10;   MATCH(&#10;     [.R30];&#10;     INDEX(&#10;       [$19imax.$D$3:.$U$10];&#10;        MATCH([.L30];[$19imax.$B$3:.$B$10];0);&#10;     );&#10;     0&#10;   )&#10;)" office:value-type="float" office:value="18" calcext:value-type="float">
            <text:p>18</text:p>
          </table:table-cell>
          <table:table-cell table:formula="of:=IF([.W30]=&quot;&quot;;&quot;&quot;;[.W30]*&#10;    INDEX([$19temp.$C$4:.$M$5];MATCH([.Q30];[$19temp.$B$4:.$B$5];0);MATCH([.M30];[$19temp.$C$3:.$M$3];0))*&#10;    INDEX([$19ag.$D$4:.$L$8];MATCH([.O30];[$19ag.$C$4:.$C$8];0);MATCH([.N30];[$19ag.$D$3:.$L$3];0)))" office:value-type="float" office:value="18" calcext:value-type="float">
            <text:p>18</text:p>
          </table:table-cell>
          <table:table-cell table:formula="of:=IF([.X30]=&quot;&quot;;&quot;&quot;;IF([.F30]&lt;=[.X30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0]/([.I30]/[.J30]/58);20000)" office:value-type="float" office:value="1778.66666666667" calcext:value-type="float">
            <text:p>1779</text:p>
          </table:table-cell>
          <table:table-cell table:formula="of:=IF([.AA30]&gt;(10*[.F30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0]=&quot;RZ1-K&quot;;&quot;EPR&quot;;&#10;        IF(OR([.K30]=&quot;H07Z1-K&quot;;[.K3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0]^2*[.AB30]^2" office:value-type="float" office:value="4448.89" calcext:value-type="float">
            <text:p>4449</text:p>
          </table:table-cell>
          <table:table-cell table:formula="of:=[.AA30]^2*[.AB30]^2" office:value-type="float" office:value="316.365511111111" calcext:value-type="float">
            <text:p>316</text:p>
          </table:table-cell>
          <table:table-cell table:formula="of:=[.AC30]^2*[.J30]^2" office:value-type="float" office:value="82656.25" calcext:value-type="float">
            <text:p>82656,25</text:p>
          </table:table-cell>
          <table:table-cell table:formula="of:=IF(AND(&#10;    [.AE30]&lt;[.AF30];&#10;    [.AD30]&lt;[.AF30];&#10;    [.Z30]&lt;[.H30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8: Calefacció (fins 5,75 kW)</text:p>
          </table:table-cell>
          <table:table-cell table:formula="of:=[.F31]*[.E31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1]=&quot;Monofàsica&quot;;230;IF([.D31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1]=&quot;RZ1-K&quot;;[.K31]=&quot;RV-K&quot;);&quot;XLPE&quot;;&#10;IF(OR([.K31]=&quot;H07Z1-K&quot;;[.K31]=&quot;H07V-K&quot;;[.K31]=&quot;ES07Z1-K&quot;;[.K3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1]=&quot;Monofàsica&quot;;&quot;2x &quot;;&#10;  IF([.D31]=&quot;Trifàsica&quot;;&quot;3x &quot;;&quot;&quot;));&#10;&#10;  [.Q31]&#10;)" office:value-type="string" office:string-value="2x PVC" calcext:value-type="string">
            <text:p>2x PVC</text:p>
          </table:table-cell>
          <table:table-cell table:formula="of:=IF([.Q31]=&quot;PVC&quot;;48.47;IF([.Q31]=&quot;XLPE&quot;;45.49;&quot;Material conductor no valid&quot;))" office:value-type="float" office:value="48.47" calcext:value-type="float">
            <text:p>48,47</text:p>
          </table:table-cell>
          <table:table-cell table:formula="of:=0.03*[.E31]" office:value-type="float" office:value="6.9" calcext:value-type="float">
            <text:p>6,9</text:p>
          </table:table-cell>
          <table:table-cell table:formula="of:=2*[.C31]*[.I31]/[.J31]/[.S31]/[.E31]" office:value-type="float" office:value="2.57891479265525" calcext:value-type="float">
            <text:p>2,58</text:p>
          </table:table-cell>
          <table:table-cell table:formula="of:=IF([.T31]&gt;=[.U31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1];[$19imax.$C$12:.$C$26];0);&#10;   MATCH(&#10;     [.R31];&#10;     INDEX(&#10;       [$19imax.$D$3:.$U$10];&#10;        MATCH([.L31];[$19imax.$B$3:.$B$10];0);&#10;     );&#10;     0&#10;   )&#10;)" office:value-type="float" office:value="31" calcext:value-type="float">
            <text:p>31</text:p>
          </table:table-cell>
          <table:table-cell table:formula="of:=IF([.W31]=&quot;&quot;;&quot;&quot;;[.W31]*&#10;    INDEX([$19temp.$C$4:.$M$5];MATCH([.Q31];[$19temp.$B$4:.$B$5];0);MATCH([.M31];[$19temp.$C$3:.$M$3];0))*&#10;    INDEX([$19ag.$D$4:.$L$8];MATCH([.O31];[$19ag.$C$4:.$C$8];0);MATCH([.N31];[$19ag.$D$3:.$L$3];0)))" office:value-type="float" office:value="31" calcext:value-type="float">
            <text:p>31</text:p>
          </table:table-cell>
          <table:table-cell table:formula="of:=IF([.X31]=&quot;&quot;;&quot;&quot;;IF([.F31]&lt;=[.X31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1]/([.I31]/[.J31]/58);20000)" office:value-type="float" office:value="4268.8" calcext:value-type="float">
            <text:p>4269</text:p>
          </table:table-cell>
          <table:table-cell table:formula="of:=IF([.AA31]&gt;(10*[.F31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1]=&quot;RZ1-K&quot;;&quot;EPR&quot;;&#10;        IF(OR([.K31]=&quot;H07Z1-K&quot;;[.K3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1]^2*[.AB31]^2" office:value-type="float" office:value="4448.89" calcext:value-type="float">
            <text:p>4449</text:p>
          </table:table-cell>
          <table:table-cell table:formula="of:=[.AA31]^2*[.AB31]^2" office:value-type="float" office:value="1822.265344" calcext:value-type="float">
            <text:p>1822</text:p>
          </table:table-cell>
          <table:table-cell table:formula="of:=[.AC31]^2*[.J31]^2" office:value-type="float" office:value="476100" calcext:value-type="float">
            <text:p>476100</text:p>
          </table:table-cell>
          <table:table-cell table:formula="of:=IF(AND(&#10;    [.AE31]&lt;[.AF31];&#10;    [.AD31]&lt;[.AF31];&#10;    [.Z31]&lt;[.H31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9: A/A (fins 5,75 kW)</text:p>
          </table:table-cell>
          <table:table-cell table:formula="of:=[.F32]*[.E32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2]=&quot;Monofàsica&quot;;230;IF([.D32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2]=&quot;RZ1-K&quot;;[.K32]=&quot;RV-K&quot;);&quot;XLPE&quot;;&#10;IF(OR([.K32]=&quot;H07Z1-K&quot;;[.K32]=&quot;H07V-K&quot;;[.K32]=&quot;ES07Z1-K&quot;;[.K3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2]=&quot;Monofàsica&quot;;&quot;2x &quot;;&#10;  IF([.D32]=&quot;Trifàsica&quot;;&quot;3x &quot;;&quot;&quot;));&#10;&#10;  [.Q32]&#10;)" office:value-type="string" office:string-value="2x PVC" calcext:value-type="string">
            <text:p>2x PVC</text:p>
          </table:table-cell>
          <table:table-cell table:formula="of:=IF([.Q32]=&quot;PVC&quot;;48.47;IF([.Q32]=&quot;XLPE&quot;;45.49;&quot;Material conductor no valid&quot;))" office:value-type="float" office:value="48.47" calcext:value-type="float">
            <text:p>48,47</text:p>
          </table:table-cell>
          <table:table-cell table:formula="of:=0.03*[.E32]" office:value-type="float" office:value="6.9" calcext:value-type="float">
            <text:p>6,9</text:p>
          </table:table-cell>
          <table:table-cell table:formula="of:=2*[.C32]*[.I32]/[.J32]/[.S32]/[.E32]" office:value-type="float" office:value="2.57891479265525" calcext:value-type="float">
            <text:p>2,58</text:p>
          </table:table-cell>
          <table:table-cell table:formula="of:=IF([.T32]&gt;=[.U3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2];[$19imax.$C$12:.$C$26];0);&#10;   MATCH(&#10;     [.R32];&#10;     INDEX(&#10;       [$19imax.$D$3:.$U$10];&#10;        MATCH([.L32];[$19imax.$B$3:.$B$10];0);&#10;     );&#10;     0&#10;   )&#10;)" office:value-type="float" office:value="31" calcext:value-type="float">
            <text:p>31</text:p>
          </table:table-cell>
          <table:table-cell table:formula="of:=IF([.W32]=&quot;&quot;;&quot;&quot;;[.W32]*&#10;    INDEX([$19temp.$C$4:.$M$5];MATCH([.Q32];[$19temp.$B$4:.$B$5];0);MATCH([.M32];[$19temp.$C$3:.$M$3];0))*&#10;    INDEX([$19ag.$D$4:.$L$8];MATCH([.O32];[$19ag.$C$4:.$C$8];0);MATCH([.N32];[$19ag.$D$3:.$L$3];0)))" office:value-type="float" office:value="31" calcext:value-type="float">
            <text:p>31</text:p>
          </table:table-cell>
          <table:table-cell table:formula="of:=IF([.X32]=&quot;&quot;;&quot;&quot;;IF([.F32]&lt;=[.X3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2]/([.I32]/[.J32]/58);20000)" office:value-type="float" office:value="4268.8" calcext:value-type="float">
            <text:p>4269</text:p>
          </table:table-cell>
          <table:table-cell table:formula="of:=IF([.AA32]&gt;(10*[.F3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2]=&quot;RZ1-K&quot;;&quot;EPR&quot;;&#10;        IF(OR([.K32]=&quot;H07Z1-K&quot;;[.K3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2]^2*[.AB32]^2" office:value-type="float" office:value="4448.89" calcext:value-type="float">
            <text:p>4449</text:p>
          </table:table-cell>
          <table:table-cell table:formula="of:=[.AA32]^2*[.AB32]^2" office:value-type="float" office:value="1822.265344" calcext:value-type="float">
            <text:p>1822</text:p>
          </table:table-cell>
          <table:table-cell table:formula="of:=[.AC32]^2*[.J32]^2" office:value-type="float" office:value="476100" calcext:value-type="float">
            <text:p>476100</text:p>
          </table:table-cell>
          <table:table-cell table:formula="of:=IF(AND(&#10;    [.AE32]&lt;[.AF32];&#10;    [.AD32]&lt;[.AF32];&#10;    [.Z32]&lt;[.H3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: Assecadora</text:p>
          </table:table-cell>
          <table:table-cell table:formula="of:=[.F33]*[.E33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3]=&quot;Monofàsica&quot;;230;IF([.D33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3]=&quot;RZ1-K&quot;;[.K33]=&quot;RV-K&quot;);&quot;XLPE&quot;;&#10;IF(OR([.K33]=&quot;H07Z1-K&quot;;[.K33]=&quot;H07V-K&quot;;[.K33]=&quot;ES07Z1-K&quot;;[.K3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3]=&quot;Monofàsica&quot;;&quot;2x &quot;;&#10;  IF([.D33]=&quot;Trifàsica&quot;;&quot;3x &quot;;&quot;&quot;));&#10;&#10;  [.Q33]&#10;)" office:value-type="string" office:string-value="2x PVC" calcext:value-type="string">
            <text:p>2x PVC</text:p>
          </table:table-cell>
          <table:table-cell table:formula="of:=IF([.Q33]=&quot;PVC&quot;;48.47;IF([.Q33]=&quot;XLPE&quot;;45.49;&quot;Material conductor no valid&quot;))" office:value-type="float" office:value="48.47" calcext:value-type="float">
            <text:p>48,47</text:p>
          </table:table-cell>
          <table:table-cell table:formula="of:=0.03*[.E33]" office:value-type="float" office:value="6.9" calcext:value-type="float">
            <text:p>6,9</text:p>
          </table:table-cell>
          <table:table-cell table:formula="of:=2*[.C33]*[.I33]/[.J33]/[.S33]/[.E33]" office:value-type="float" office:value="3.96121312151847" calcext:value-type="float">
            <text:p>3,96</text:p>
          </table:table-cell>
          <table:table-cell table:formula="of:=IF([.T33]&gt;=[.U33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3];[$19imax.$C$12:.$C$26];0);&#10;   MATCH(&#10;     [.R33];&#10;     INDEX(&#10;       [$19imax.$D$3:.$U$10];&#10;        MATCH([.L33];[$19imax.$B$3:.$B$10];0);&#10;     );&#10;     0&#10;   )&#10;)" office:value-type="float" office:value="18" calcext:value-type="float">
            <text:p>18</text:p>
          </table:table-cell>
          <table:table-cell table:formula="of:=IF([.W33]=&quot;&quot;;&quot;&quot;;[.W33]*&#10;    INDEX([$19temp.$C$4:.$M$5];MATCH([.Q33];[$19temp.$B$4:.$B$5];0);MATCH([.M33];[$19temp.$C$3:.$M$3];0))*&#10;    INDEX([$19ag.$D$4:.$L$8];MATCH([.O33];[$19ag.$C$4:.$C$8];0);MATCH([.N33];[$19ag.$D$3:.$L$3];0)))" office:value-type="float" office:value="18" calcext:value-type="float">
            <text:p>18</text:p>
          </table:table-cell>
          <table:table-cell table:formula="of:=IF([.X33]=&quot;&quot;;&quot;&quot;;IF([.F33]&lt;=[.X33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3]/([.I33]/[.J33]/58);20000)" office:value-type="float" office:value="1778.66666666667" calcext:value-type="float">
            <text:p>1779</text:p>
          </table:table-cell>
          <table:table-cell table:formula="of:=IF([.AA33]&gt;(10*[.F33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3]=&quot;RZ1-K&quot;;&quot;EPR&quot;;&#10;        IF(OR([.K33]=&quot;H07Z1-K&quot;;[.K3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3]^2*[.AB33]^2" office:value-type="float" office:value="4448.89" calcext:value-type="float">
            <text:p>4449</text:p>
          </table:table-cell>
          <table:table-cell table:formula="of:=[.AA33]^2*[.AB33]^2" office:value-type="float" office:value="316.365511111111" calcext:value-type="float">
            <text:p>316</text:p>
          </table:table-cell>
          <table:table-cell table:formula="of:=[.AC33]^2*[.J33]^2" office:value-type="float" office:value="82656.25" calcext:value-type="float">
            <text:p>82656,25</text:p>
          </table:table-cell>
          <table:table-cell table:formula="of:=IF(AND(&#10;    [.AE33]&lt;[.AF33];&#10;    [.AD33]&lt;[.AF33];&#10;    [.Z33]&lt;[.H33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1: Domòtica (fins 2,3 kW)</text:p>
          </table:table-cell>
          <table:table-cell table:formula="of:=[.F34]*[.E34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4]=&quot;Monofàsica&quot;;230;IF([.D34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4]=&quot;RZ1-K&quot;;[.K34]=&quot;RV-K&quot;);&quot;XLPE&quot;;&#10;IF(OR([.K34]=&quot;H07Z1-K&quot;;[.K34]=&quot;H07V-K&quot;;[.K34]=&quot;ES07Z1-K&quot;;[.K3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4]=&quot;Monofàsica&quot;;&quot;2x &quot;;&#10;  IF([.D34]=&quot;Trifàsica&quot;;&quot;3x &quot;;&quot;&quot;));&#10;&#10;  [.Q34]&#10;)" office:value-type="string" office:string-value="2x PVC" calcext:value-type="string">
            <text:p>2x PVC</text:p>
          </table:table-cell>
          <table:table-cell table:formula="of:=IF([.Q34]=&quot;PVC&quot;;48.47;IF([.Q34]=&quot;XLPE&quot;;45.49;&quot;Material conductor no valid&quot;))" office:value-type="float" office:value="48.47" calcext:value-type="float">
            <text:p>48,47</text:p>
          </table:table-cell>
          <table:table-cell table:formula="of:=0.03*[.E34]" office:value-type="float" office:value="6.9" calcext:value-type="float">
            <text:p>6,9</text:p>
          </table:table-cell>
          <table:table-cell table:formula="of:=2*[.C34]*[.I34]/[.J34]/[.S34]/[.E34]" office:value-type="float" office:value="4.1262636682484" calcext:value-type="float">
            <text:p>4,13</text:p>
          </table:table-cell>
          <table:table-cell table:formula="of:=IF([.T34]&gt;=[.U3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4];[$19imax.$C$12:.$C$26];0);&#10;   MATCH(&#10;     [.R34];&#10;     INDEX(&#10;       [$19imax.$D$3:.$U$10];&#10;        MATCH([.L34];[$19imax.$B$3:.$B$10];0);&#10;     );&#10;     0&#10;   )&#10;)" office:value-type="float" office:value="13.5" calcext:value-type="float">
            <text:p>13,5</text:p>
          </table:table-cell>
          <table:table-cell table:formula="of:=IF([.W34]=&quot;&quot;;&quot;&quot;;[.W34]*&#10;    INDEX([$19temp.$C$4:.$M$5];MATCH([.Q34];[$19temp.$B$4:.$B$5];0);MATCH([.M34];[$19temp.$C$3:.$M$3];0))*&#10;    INDEX([$19ag.$D$4:.$L$8];MATCH([.O34];[$19ag.$C$4:.$C$8];0);MATCH([.N34];[$19ag.$D$3:.$L$3];0)))" office:value-type="float" office:value="13.5" calcext:value-type="float">
            <text:p>13,5</text:p>
          </table:table-cell>
          <table:table-cell table:formula="of:=IF([.X34]=&quot;&quot;;&quot;&quot;;IF([.F34]&lt;=[.X34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4]/([.I34]/[.J34]/58);20000)" office:value-type="float" office:value="1067.2" calcext:value-type="float">
            <text:p>1067</text:p>
          </table:table-cell>
          <table:table-cell table:formula="of:=IF([.AA34]&gt;(10*[.F34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4]=&quot;RZ1-K&quot;;&quot;EPR&quot;;&#10;        IF(OR([.K34]=&quot;H07Z1-K&quot;;[.K3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4]^2*[.AB34]^2" office:value-type="float" office:value="4448.89" calcext:value-type="float">
            <text:p>4449</text:p>
          </table:table-cell>
          <table:table-cell table:formula="of:=[.AA34]^2*[.AB34]^2" office:value-type="float" office:value="113.891584" calcext:value-type="float">
            <text:p>114</text:p>
          </table:table-cell>
          <table:table-cell table:formula="of:=[.AC34]^2*[.J34]^2" office:value-type="float" office:value="29756.25" calcext:value-type="float">
            <text:p>29756,25</text:p>
          </table:table-cell>
          <table:table-cell table:formula="of:=IF(AND(&#10;    [.AE34]&lt;[.AF34];&#10;    [.AD34]&lt;[.AF34];&#10;    [.Z34]&lt;[.H34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2: addicional a C5, o C3 i C4</text:p>
          </table:table-cell>
          <table:table-cell table:formula="of:=[.F35]*[.E35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5]=&quot;Monofàsica&quot;;230;IF([.D35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5]=&quot;RZ1-K&quot;;[.K35]=&quot;RV-K&quot;);&quot;XLPE&quot;;&#10;IF(OR([.K35]=&quot;H07Z1-K&quot;;[.K35]=&quot;H07V-K&quot;;[.K35]=&quot;ES07Z1-K&quot;;[.K3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5]=&quot;Monofàsica&quot;;&quot;2x &quot;;&#10;  IF([.D35]=&quot;Trifàsica&quot;;&quot;3x &quot;;&quot;&quot;));&#10;&#10;  [.Q35]&#10;)" office:value-type="string" office:string-value="2x PVC" calcext:value-type="string">
            <text:p>2x PVC</text:p>
          </table:table-cell>
          <table:table-cell table:formula="of:=IF([.Q35]=&quot;PVC&quot;;48.47;IF([.Q35]=&quot;XLPE&quot;;45.49;&quot;Material conductor no valid&quot;))" office:value-type="float" office:value="48.47" calcext:value-type="float">
            <text:p>48,47</text:p>
          </table:table-cell>
          <table:table-cell table:formula="of:=0.03*[.E35]" office:value-type="float" office:value="6.9" calcext:value-type="float">
            <text:p>6,9</text:p>
          </table:table-cell>
          <table:table-cell table:formula="of:=2*[.C35]*[.I35]/[.J35]/[.S35]/[.E35]" office:value-type="float" office:value="3.96121312151847" calcext:value-type="float">
            <text:p>3,96</text:p>
          </table:table-cell>
          <table:table-cell table:formula="of:=IF([.T35]&gt;=[.U3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5];[$19imax.$C$12:.$C$26];0);&#10;   MATCH(&#10;     [.R35];&#10;     INDEX(&#10;       [$19imax.$D$3:.$U$10];&#10;        MATCH([.L35];[$19imax.$B$3:.$B$10];0);&#10;     );&#10;     0&#10;   )&#10;)" office:value-type="float" office:value="18" calcext:value-type="float">
            <text:p>18</text:p>
          </table:table-cell>
          <table:table-cell table:formula="of:=IF([.W35]=&quot;&quot;;&quot;&quot;;[.W35]*&#10;    INDEX([$19temp.$C$4:.$M$5];MATCH([.Q35];[$19temp.$B$4:.$B$5];0);MATCH([.M35];[$19temp.$C$3:.$M$3];0))*&#10;    INDEX([$19ag.$D$4:.$L$8];MATCH([.O35];[$19ag.$C$4:.$C$8];0);MATCH([.N35];[$19ag.$D$3:.$L$3];0)))" office:value-type="float" office:value="18" calcext:value-type="float">
            <text:p>18</text:p>
          </table:table-cell>
          <table:table-cell table:formula="of:=IF([.X35]=&quot;&quot;;&quot;&quot;;IF([.F35]&lt;=[.X3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5]/([.I35]/[.J35]/58);20000)" office:value-type="float" office:value="1778.66666666667" calcext:value-type="float">
            <text:p>1779</text:p>
          </table:table-cell>
          <table:table-cell table:formula="of:=IF([.AA35]&gt;(10*[.F3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5]=&quot;RZ1-K&quot;;&quot;EPR&quot;;&#10;        IF(OR([.K35]=&quot;H07Z1-K&quot;;[.K3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5]^2*[.AB35]^2" office:value-type="float" office:value="4448.89" calcext:value-type="float">
            <text:p>4449</text:p>
          </table:table-cell>
          <table:table-cell table:formula="of:=[.AA35]^2*[.AB35]^2" office:value-type="float" office:value="316.365511111111" calcext:value-type="float">
            <text:p>316</text:p>
          </table:table-cell>
          <table:table-cell table:formula="of:=[.AC35]^2*[.J35]^2" office:value-type="float" office:value="82656.25" calcext:value-type="float">
            <text:p>82656,25</text:p>
          </table:table-cell>
          <table:table-cell table:formula="of:=IF(AND(&#10;    [.AE35]&lt;[.AF35];&#10;    [.AD35]&lt;[.AF35];&#10;    [.Z35]&lt;[.H3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2"/>
          <table:table-cell table:number-columns-repeated="6"/>
        </table:table-row>
        <table:table-row table:style-name="ro1">
          <table:table-cell/>
          <table:table-cell table:style-name="ce245" office:value-type="string" calcext:value-type="string">
            <text:p>Habitatge tipus 3</text:p>
          </table:table-cell>
          <table:table-cell table:style-name="ce264" table:number-columns-repeated="31"/>
          <table:table-cell table:number-columns-repeated="6"/>
        </table:table-row>
        <table:table-row table:style-name="ro15">
          <table:table-cell/>
          <table:table-cell table:style-name="ce262"/>
          <table:table-cell table:style-name="ce262" office:value-type="string" calcext:value-type="string">
            <text:p>Potència</text:p>
          </table:table-cell>
          <table:table-cell table:style-name="ce262" office:value-type="string" calcext:value-type="string">
            <text:p>Trifàsica o monofàsica *</text:p>
          </table:table-cell>
          <table:table-cell table:style-name="ce262" office:value-type="string" calcext:value-type="string">
            <text:p>Tensió de càlcul</text:p>
          </table:table-cell>
          <table:table-cell table:style-name="ce262" office:value-type="string" calcext:value-type="string">
            <text:p>I_IA *</text:p>
          </table:table-cell>
          <table:table-cell table:style-name="ce262" office:value-type="string" calcext:value-type="string">
            <text:p>Tipus de CC *</text:p>
          </table:table-cell>
          <table:table-cell table:style-name="ce262" office:value-type="string" calcext:value-type="string">
            <text:p>pdc IGA *</text:p>
          </table:table-cell>
          <table:table-cell table:style-name="ce262" office:value-type="string" calcext:value-type="string">
            <text:p>Longitud *</text:p>
          </table:table-cell>
          <table:table-cell table:style-name="ce262" office:value-type="string" calcext:value-type="string">
            <text:p>Secció *</text:p>
          </table:table-cell>
          <table:table-cell table:style-name="ce262" office:value-type="string" calcext:value-type="string">
            <text:p>Cablejat *</text:p>
          </table:table-cell>
          <table:table-cell table:style-name="ce262" office:value-type="string" calcext:value-type="string">
            <text:p>Tipus instal·lació ITC19 *</text:p>
          </table:table-cell>
          <table:table-cell table:style-name="ce262" office:value-type="string" calcext:value-type="string">
            <text:p>T ambient *</text:p>
          </table:table-cell>
          <table:table-cell table:style-name="ce262" office:value-type="string" calcext:value-type="string">
            <text:p>Agrup. *</text:p>
          </table:table-cell>
          <table:table-cell table:style-name="ce262" office:value-type="string" calcext:value-type="string">
            <text:p>Tipus d’agrup. ITC 19 *</text:p>
          </table:table-cell>
          <table:table-cell table:style-name="ce262" office:value-type="string" calcext:value-type="string">
            <text:p>Nombre de capes *</text:p>
          </table:table-cell>
          <table:table-cell table:style-name="ce262" office:value-type="string" calcext:value-type="string">
            <text:p>Aïllament tèrmicament assimilable</text:p>
          </table:table-cell>
          <table:table-cell table:style-name="ce262" office:value-type="string" calcext:value-type="string">
            <text:p>ITC19 – # cond i aïllament</text:p>
          </table:table-cell>
          <table:table-cell table:style-name="ce262" office:value-type="string" calcext:value-type="string">
            <text:p>γ</text:p>
          </table:table-cell>
          <table:table-cell table:style-name="ce262" office:value-type="string" calcext:value-type="string">
            <text:p>Cdt max (e)</text:p>
          </table:table-cell>
          <table:table-cell table:style-name="ce262" office:value-type="string" calcext:value-type="string">
            <text:p>cdt calculada</text:p>
          </table:table-cell>
          <table:table-cell table:style-name="ce262" office:value-type="string" calcext:value-type="string">
            <text:p>cdt ok?</text:p>
          </table:table-cell>
          <table:table-cell table:style-name="ce262" office:value-type="string" calcext:value-type="string">
            <text:p>I max (I del cable)</text:p>
          </table:table-cell>
          <table:table-cell table:style-name="ce262" office:value-type="string" calcext:value-type="string">
            <text:p>Iz (I cable amb fc)</text:p>
          </table:table-cell>
          <table:table-cell table:style-name="ce262" office:value-type="string" calcext:value-type="string">
            <text:p>I ok?</text:p>
          </table:table-cell>
          <table:table-cell table:style-name="ce262" office:value-type="string" calcext:value-type="string">
            <text:p>Icc a IGA</text:p>
          </table:table-cell>
          <table:table-cell table:style-name="ce262" office:value-type="string" calcext:value-type="string">
            <text:p>Icc a final de circuit</text:p>
          </table:table-cell>
          <table:table-cell table:style-name="ce262" office:value-type="string" calcext:value-type="string">
            <text:p>t_IGA</text:p>
          </table:table-cell>
          <table:table-cell table:style-name="ce262" office:value-type="string" calcext:value-type="string">
            <text:p>k</text:p>
          </table:table-cell>
          <table:table-cell table:style-name="ce262" office:value-type="string" calcext:value-type="string">
            <text:p>(I²t)_IA_max</text:p>
          </table:table-cell>
          <table:table-cell table:style-name="ce262" office:value-type="string" calcext:value-type="string">
            <text:p>(I²t)_IA_min</text:p>
          </table:table-cell>
          <table:table-cell table:style-name="ce262" office:value-type="string" calcext:value-type="string">
            <text:p>(I²t)_cable</text:p>
          </table:table-cell>
          <table:table-cell table:style-name="ce262" office:value-type="string" calcext:value-type="string">
            <text:p>I_cc ok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: Il·luminació</text:p>
          </table:table-cell>
          <table:table-cell table:formula="of:=[.F39]*[.E39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39]=&quot;Monofàsica&quot;;230;IF([.D39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39]=&quot;RZ1-K&quot;;[.K39]=&quot;RV-K&quot;);&quot;XLPE&quot;;&#10;IF(OR([.K39]=&quot;H07Z1-K&quot;;[.K39]=&quot;H07V-K&quot;;[.K39]=&quot;ES07Z1-K&quot;;[.K3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39]=&quot;Monofàsica&quot;;&quot;2x &quot;;&#10;  IF([.D39]=&quot;Trifàsica&quot;;&quot;3x &quot;;&quot;&quot;));&#10;&#10;  [.Q39]&#10;)" office:value-type="string" office:string-value="2x PVC" calcext:value-type="string">
            <text:p>2x PVC</text:p>
          </table:table-cell>
          <table:table-cell table:formula="of:=IF([.Q39]=&quot;PVC&quot;;48.47;IF([.Q39]=&quot;XLPE&quot;;45.49;&quot;Material conductor no valid&quot;))" office:value-type="float" office:value="48.47" calcext:value-type="float">
            <text:p>48,47</text:p>
          </table:table-cell>
          <table:table-cell table:formula="of:=0.03*[.E39]" office:value-type="float" office:value="6.9" calcext:value-type="float">
            <text:p>6,9</text:p>
          </table:table-cell>
          <table:table-cell table:formula="of:=2*[.C39]*[.I39]/[.J39]/[.S39]/[.E39]" office:value-type="float" office:value="4.1262636682484" calcext:value-type="float">
            <text:p>4,13</text:p>
          </table:table-cell>
          <table:table-cell table:formula="of:=IF([.T39]&gt;=[.U3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39];[$19imax.$C$12:.$C$26];0);&#10;   MATCH(&#10;     [.R39];&#10;     INDEX(&#10;       [$19imax.$D$3:.$U$10];&#10;        MATCH([.L39];[$19imax.$B$3:.$B$10];0);&#10;     );&#10;     0&#10;   )&#10;)" office:value-type="float" office:value="13.5" calcext:value-type="float">
            <text:p>13,5</text:p>
          </table:table-cell>
          <table:table-cell table:formula="of:=IF([.W39]=&quot;&quot;;&quot;&quot;;[.W39]*&#10;    INDEX([$19temp.$C$4:.$M$5];MATCH([.Q39];[$19temp.$B$4:.$B$5];0);MATCH([.M39];[$19temp.$C$3:.$M$3];0))*&#10;    INDEX([$19ag.$D$4:.$L$8];MATCH([.O39];[$19ag.$C$4:.$C$8];0);MATCH([.N39];[$19ag.$D$3:.$L$3];0)))" office:value-type="float" office:value="13.5" calcext:value-type="float">
            <text:p>13,5</text:p>
          </table:table-cell>
          <table:table-cell table:formula="of:=IF([.X39]=&quot;&quot;;&quot;&quot;;IF([.F39]&lt;=[.X3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39]/([.I39]/[.J39]/58);20000)" office:value-type="float" office:value="1067.2" calcext:value-type="float">
            <text:p>1067</text:p>
          </table:table-cell>
          <table:table-cell table:formula="of:=IF([.AA39]&gt;(10*[.F3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39]=&quot;RZ1-K&quot;;&quot;EPR&quot;;&#10;        IF(OR([.K39]=&quot;H07Z1-K&quot;;[.K3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39]^2*[.AB39]^2" office:value-type="float" office:value="4448.89" calcext:value-type="float">
            <text:p>4449</text:p>
          </table:table-cell>
          <table:table-cell table:formula="of:=[.AA39]^2*[.AB39]^2" office:value-type="float" office:value="113.891584" calcext:value-type="float">
            <text:p>114</text:p>
          </table:table-cell>
          <table:table-cell table:formula="of:=[.AC39]^2*[.J39]^2" office:value-type="float" office:value="29756.25" calcext:value-type="float">
            <text:p>29756,25</text:p>
          </table:table-cell>
          <table:table-cell table:style-name="ce382" table:formula="of:=IF(AND(&#10;    [.AE39]&lt;[.AF39];&#10;    [.AD39]&lt;[.AF39];&#10;    [.Z39]&lt;[.H3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: Preses d’ús general i nevera</text:p>
          </table:table-cell>
          <table:table-cell table:formula="of:=[.F40]*[.E40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0]=&quot;Monofàsica&quot;;230;IF([.D40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0]=&quot;RZ1-K&quot;;[.K40]=&quot;RV-K&quot;);&quot;XLPE&quot;;&#10;IF(OR([.K40]=&quot;H07Z1-K&quot;;[.K40]=&quot;H07V-K&quot;;[.K40]=&quot;ES07Z1-K&quot;;[.K4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0]=&quot;Monofàsica&quot;;&quot;2x &quot;;&#10;  IF([.D40]=&quot;Trifàsica&quot;;&quot;3x &quot;;&quot;&quot;));&#10;&#10;  [.Q40]&#10;)" office:value-type="string" office:string-value="2x PVC" calcext:value-type="string">
            <text:p>2x PVC</text:p>
          </table:table-cell>
          <table:table-cell table:formula="of:=IF([.Q40]=&quot;PVC&quot;;48.47;IF([.Q40]=&quot;XLPE&quot;;45.49;&quot;Material conductor no valid&quot;))" office:value-type="float" office:value="48.47" calcext:value-type="float">
            <text:p>48,47</text:p>
          </table:table-cell>
          <table:table-cell table:formula="of:=0.03*[.E40]" office:value-type="float" office:value="6.9" calcext:value-type="float">
            <text:p>6,9</text:p>
          </table:table-cell>
          <table:table-cell table:formula="of:=2*[.C40]*[.I40]/[.J40]/[.S40]/[.E40]" office:value-type="float" office:value="3.96121312151847" calcext:value-type="float">
            <text:p>3,96</text:p>
          </table:table-cell>
          <table:table-cell table:formula="of:=IF([.T40]&gt;=[.U40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0];[$19imax.$C$12:.$C$26];0);&#10;   MATCH(&#10;     [.R40];&#10;     INDEX(&#10;       [$19imax.$D$3:.$U$10];&#10;        MATCH([.L40];[$19imax.$B$3:.$B$10];0);&#10;     );&#10;     0&#10;   )&#10;)" office:value-type="float" office:value="18" calcext:value-type="float">
            <text:p>18</text:p>
          </table:table-cell>
          <table:table-cell table:formula="of:=IF([.W40]=&quot;&quot;;&quot;&quot;;[.W40]*&#10;    INDEX([$19temp.$C$4:.$M$5];MATCH([.Q40];[$19temp.$B$4:.$B$5];0);MATCH([.M40];[$19temp.$C$3:.$M$3];0))*&#10;    INDEX([$19ag.$D$4:.$L$8];MATCH([.O40];[$19ag.$C$4:.$C$8];0);MATCH([.N40];[$19ag.$D$3:.$L$3];0)))" office:value-type="float" office:value="18" calcext:value-type="float">
            <text:p>18</text:p>
          </table:table-cell>
          <table:table-cell table:formula="of:=IF([.X40]=&quot;&quot;;&quot;&quot;;IF([.F40]&lt;=[.X40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0]/([.I40]/[.J40]/58);20000)" office:value-type="float" office:value="1778.66666666667" calcext:value-type="float">
            <text:p>1779</text:p>
          </table:table-cell>
          <table:table-cell table:formula="of:=IF([.AA40]&gt;(10*[.F40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0]=&quot;RZ1-K&quot;;&quot;EPR&quot;;&#10;        IF(OR([.K40]=&quot;H07Z1-K&quot;;[.K4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0]^2*[.AB40]^2" office:value-type="float" office:value="4448.89" calcext:value-type="float">
            <text:p>4449</text:p>
          </table:table-cell>
          <table:table-cell table:formula="of:=[.AA40]^2*[.AB40]^2" office:value-type="float" office:value="316.365511111111" calcext:value-type="float">
            <text:p>316</text:p>
          </table:table-cell>
          <table:table-cell table:formula="of:=[.AC40]^2*[.J40]^2" office:value-type="float" office:value="82656.25" calcext:value-type="float">
            <text:p>82656,25</text:p>
          </table:table-cell>
          <table:table-cell table:formula="of:=IF(AND(&#10;    [.AE40]&lt;[.AF40];&#10;    [.AD40]&lt;[.AF40];&#10;    [.Z40]&lt;[.H40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: Cuina i forn</text:p>
          </table:table-cell>
          <table:table-cell table:formula="of:=[.F41]*[.E41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1]=&quot;Monofàsica&quot;;230;IF([.D41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1]=&quot;RZ1-K&quot;;[.K41]=&quot;RV-K&quot;);&quot;XLPE&quot;;&#10;IF(OR([.K41]=&quot;H07Z1-K&quot;;[.K41]=&quot;H07V-K&quot;;[.K41]=&quot;ES07Z1-K&quot;;[.K4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1]=&quot;Monofàsica&quot;;&quot;2x &quot;;&#10;  IF([.D41]=&quot;Trifàsica&quot;;&quot;3x &quot;;&quot;&quot;));&#10;&#10;  [.Q41]&#10;)" office:value-type="string" office:string-value="2x PVC" calcext:value-type="string">
            <text:p>2x PVC</text:p>
          </table:table-cell>
          <table:table-cell table:formula="of:=IF([.Q41]=&quot;PVC&quot;;48.47;IF([.Q41]=&quot;XLPE&quot;;45.49;&quot;Material conductor no valid&quot;))" office:value-type="float" office:value="48.47" calcext:value-type="float">
            <text:p>48,47</text:p>
          </table:table-cell>
          <table:table-cell table:formula="of:=0.03*[.E41]" office:value-type="float" office:value="6.9" calcext:value-type="float">
            <text:p>6,9</text:p>
          </table:table-cell>
          <table:table-cell table:formula="of:=2*[.C41]*[.I41]/[.J41]/[.S41]/[.E41]" office:value-type="float" office:value="2.57891479265525" calcext:value-type="float">
            <text:p>2,58</text:p>
          </table:table-cell>
          <table:table-cell table:formula="of:=IF([.T41]&gt;=[.U41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1];[$19imax.$C$12:.$C$26];0);&#10;   MATCH(&#10;     [.R41];&#10;     INDEX(&#10;       [$19imax.$D$3:.$U$10];&#10;        MATCH([.L41];[$19imax.$B$3:.$B$10];0);&#10;     );&#10;     0&#10;   )&#10;)" office:value-type="float" office:value="31" calcext:value-type="float">
            <text:p>31</text:p>
          </table:table-cell>
          <table:table-cell table:formula="of:=IF([.W41]=&quot;&quot;;&quot;&quot;;[.W41]*&#10;    INDEX([$19temp.$C$4:.$M$5];MATCH([.Q41];[$19temp.$B$4:.$B$5];0);MATCH([.M41];[$19temp.$C$3:.$M$3];0))*&#10;    INDEX([$19ag.$D$4:.$L$8];MATCH([.O41];[$19ag.$C$4:.$C$8];0);MATCH([.N41];[$19ag.$D$3:.$L$3];0)))" office:value-type="float" office:value="31" calcext:value-type="float">
            <text:p>31</text:p>
          </table:table-cell>
          <table:table-cell table:formula="of:=IF([.X41]=&quot;&quot;;&quot;&quot;;IF([.F41]&lt;=[.X41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1]/([.I41]/[.J41]/58);20000)" office:value-type="float" office:value="4268.8" calcext:value-type="float">
            <text:p>4269</text:p>
          </table:table-cell>
          <table:table-cell table:formula="of:=IF([.AA41]&gt;(10*[.F41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1]=&quot;RZ1-K&quot;;&quot;EPR&quot;;&#10;        IF(OR([.K41]=&quot;H07Z1-K&quot;;[.K4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1]^2*[.AB41]^2" office:value-type="float" office:value="4448.89" calcext:value-type="float">
            <text:p>4449</text:p>
          </table:table-cell>
          <table:table-cell table:formula="of:=[.AA41]^2*[.AB41]^2" office:value-type="float" office:value="1822.265344" calcext:value-type="float">
            <text:p>1822</text:p>
          </table:table-cell>
          <table:table-cell table:formula="of:=[.AC41]^2*[.J41]^2" office:value-type="float" office:value="476100" calcext:value-type="float">
            <text:p>476100</text:p>
          </table:table-cell>
          <table:table-cell table:formula="of:=IF(AND(&#10;    [.AE41]&lt;[.AF41];&#10;    [.AD41]&lt;[.AF41];&#10;    [.Z41]&lt;[.H41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a: Rentadora</text:p>
          </table:table-cell>
          <table:table-cell table:formula="of:=[.F42]*[.E42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2]=&quot;Monofàsica&quot;;230;IF([.D42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2]=&quot;RZ1-K&quot;;[.K42]=&quot;RV-K&quot;);&quot;XLPE&quot;;&#10;IF(OR([.K42]=&quot;H07Z1-K&quot;;[.K42]=&quot;H07V-K&quot;;[.K42]=&quot;ES07Z1-K&quot;;[.K4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2]=&quot;Monofàsica&quot;;&quot;2x &quot;;&#10;  IF([.D42]=&quot;Trifàsica&quot;;&quot;3x &quot;;&quot;&quot;));&#10;&#10;  [.Q42]&#10;)" office:value-type="string" office:string-value="2x PVC" calcext:value-type="string">
            <text:p>2x PVC</text:p>
          </table:table-cell>
          <table:table-cell table:formula="of:=IF([.Q42]=&quot;PVC&quot;;48.47;IF([.Q42]=&quot;XLPE&quot;;45.49;&quot;Material conductor no valid&quot;))" office:value-type="float" office:value="48.47" calcext:value-type="float">
            <text:p>48,47</text:p>
          </table:table-cell>
          <table:table-cell table:formula="of:=0.03*[.E42]" office:value-type="float" office:value="6.9" calcext:value-type="float">
            <text:p>6,9</text:p>
          </table:table-cell>
          <table:table-cell table:formula="of:=2*[.C42]*[.I42]/[.J42]/[.S42]/[.E42]" office:value-type="float" office:value="3.96121312151847" calcext:value-type="float">
            <text:p>3,96</text:p>
          </table:table-cell>
          <table:table-cell table:formula="of:=IF([.T42]&gt;=[.U4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2];[$19imax.$C$12:.$C$26];0);&#10;   MATCH(&#10;     [.R42];&#10;     INDEX(&#10;       [$19imax.$D$3:.$U$10];&#10;        MATCH([.L42];[$19imax.$B$3:.$B$10];0);&#10;     );&#10;     0&#10;   )&#10;)" office:value-type="float" office:value="18" calcext:value-type="float">
            <text:p>18</text:p>
          </table:table-cell>
          <table:table-cell table:formula="of:=IF([.W42]=&quot;&quot;;&quot;&quot;;[.W42]*&#10;    INDEX([$19temp.$C$4:.$M$5];MATCH([.Q42];[$19temp.$B$4:.$B$5];0);MATCH([.M42];[$19temp.$C$3:.$M$3];0))*&#10;    INDEX([$19ag.$D$4:.$L$8];MATCH([.O42];[$19ag.$C$4:.$C$8];0);MATCH([.N42];[$19ag.$D$3:.$L$3];0)))" office:value-type="float" office:value="18" calcext:value-type="float">
            <text:p>18</text:p>
          </table:table-cell>
          <table:table-cell table:formula="of:=IF([.X42]=&quot;&quot;;&quot;&quot;;IF([.F42]&lt;=[.X4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2]/([.I42]/[.J42]/58);20000)" office:value-type="float" office:value="1778.66666666667" calcext:value-type="float">
            <text:p>1779</text:p>
          </table:table-cell>
          <table:table-cell table:formula="of:=IF([.AA42]&gt;(10*[.F4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2]=&quot;RZ1-K&quot;;&quot;EPR&quot;;&#10;        IF(OR([.K42]=&quot;H07Z1-K&quot;;[.K4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2]^2*[.AB42]^2" office:value-type="float" office:value="4448.89" calcext:value-type="float">
            <text:p>4449</text:p>
          </table:table-cell>
          <table:table-cell table:formula="of:=[.AA42]^2*[.AB42]^2" office:value-type="float" office:value="316.365511111111" calcext:value-type="float">
            <text:p>316</text:p>
          </table:table-cell>
          <table:table-cell table:formula="of:=[.AC42]^2*[.J42]^2" office:value-type="float" office:value="82656.25" calcext:value-type="float">
            <text:p>82656,25</text:p>
          </table:table-cell>
          <table:table-cell table:formula="of:=IF(AND(&#10;    [.AE42]&lt;[.AF42];&#10;    [.AD42]&lt;[.AF42];&#10;    [.Z42]&lt;[.H4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b: Rentaplats</text:p>
          </table:table-cell>
          <table:table-cell table:formula="of:=[.F43]*[.E43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3]=&quot;Monofàsica&quot;;230;IF([.D43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3]=&quot;RZ1-K&quot;;[.K43]=&quot;RV-K&quot;);&quot;XLPE&quot;;&#10;IF(OR([.K43]=&quot;H07Z1-K&quot;;[.K43]=&quot;H07V-K&quot;;[.K43]=&quot;ES07Z1-K&quot;;[.K4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3]=&quot;Monofàsica&quot;;&quot;2x &quot;;&#10;  IF([.D43]=&quot;Trifàsica&quot;;&quot;3x &quot;;&quot;&quot;));&#10;&#10;  [.Q43]&#10;)" office:value-type="string" office:string-value="2x PVC" calcext:value-type="string">
            <text:p>2x PVC</text:p>
          </table:table-cell>
          <table:table-cell table:formula="of:=IF([.Q43]=&quot;PVC&quot;;48.47;IF([.Q43]=&quot;XLPE&quot;;45.49;&quot;Material conductor no valid&quot;))" office:value-type="float" office:value="48.47" calcext:value-type="float">
            <text:p>48,47</text:p>
          </table:table-cell>
          <table:table-cell table:formula="of:=0.03*[.E43]" office:value-type="float" office:value="6.9" calcext:value-type="float">
            <text:p>6,9</text:p>
          </table:table-cell>
          <table:table-cell table:formula="of:=2*[.C43]*[.I43]/[.J43]/[.S43]/[.E43]" office:value-type="float" office:value="3.96121312151847" calcext:value-type="float">
            <text:p>3,96</text:p>
          </table:table-cell>
          <table:table-cell table:formula="of:=IF([.T43]&gt;=[.U43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3];[$19imax.$C$12:.$C$26];0);&#10;   MATCH(&#10;     [.R43];&#10;     INDEX(&#10;       [$19imax.$D$3:.$U$10];&#10;        MATCH([.L43];[$19imax.$B$3:.$B$10];0);&#10;     );&#10;     0&#10;   )&#10;)" office:value-type="float" office:value="18" calcext:value-type="float">
            <text:p>18</text:p>
          </table:table-cell>
          <table:table-cell table:formula="of:=IF([.W43]=&quot;&quot;;&quot;&quot;;[.W43]*&#10;    INDEX([$19temp.$C$4:.$M$5];MATCH([.Q43];[$19temp.$B$4:.$B$5];0);MATCH([.M43];[$19temp.$C$3:.$M$3];0))*&#10;    INDEX([$19ag.$D$4:.$L$8];MATCH([.O43];[$19ag.$C$4:.$C$8];0);MATCH([.N43];[$19ag.$D$3:.$L$3];0)))" office:value-type="float" office:value="18" calcext:value-type="float">
            <text:p>18</text:p>
          </table:table-cell>
          <table:table-cell table:formula="of:=IF([.X43]=&quot;&quot;;&quot;&quot;;IF([.F43]&lt;=[.X43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3]/([.I43]/[.J43]/58);20000)" office:value-type="float" office:value="1778.66666666667" calcext:value-type="float">
            <text:p>1779</text:p>
          </table:table-cell>
          <table:table-cell table:formula="of:=IF([.AA43]&gt;(10*[.F43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3]=&quot;RZ1-K&quot;;&quot;EPR&quot;;&#10;        IF(OR([.K43]=&quot;H07Z1-K&quot;;[.K4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3]^2*[.AB43]^2" office:value-type="float" office:value="4448.89" calcext:value-type="float">
            <text:p>4449</text:p>
          </table:table-cell>
          <table:table-cell table:formula="of:=[.AA43]^2*[.AB43]^2" office:value-type="float" office:value="316.365511111111" calcext:value-type="float">
            <text:p>316</text:p>
          </table:table-cell>
          <table:table-cell table:formula="of:=[.AC43]^2*[.J43]^2" office:value-type="float" office:value="82656.25" calcext:value-type="float">
            <text:p>82656,25</text:p>
          </table:table-cell>
          <table:table-cell table:formula="of:=IF(AND(&#10;    [.AE43]&lt;[.AF43];&#10;    [.AD43]&lt;[.AF43];&#10;    [.Z43]&lt;[.H43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c: Termo</text:p>
          </table:table-cell>
          <table:table-cell table:formula="of:=[.F44]*[.E44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4]=&quot;Monofàsica&quot;;230;IF([.D44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4]=&quot;RZ1-K&quot;;[.K44]=&quot;RV-K&quot;);&quot;XLPE&quot;;&#10;IF(OR([.K44]=&quot;H07Z1-K&quot;;[.K44]=&quot;H07V-K&quot;;[.K44]=&quot;ES07Z1-K&quot;;[.K4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4]=&quot;Monofàsica&quot;;&quot;2x &quot;;&#10;  IF([.D44]=&quot;Trifàsica&quot;;&quot;3x &quot;;&quot;&quot;));&#10;&#10;  [.Q44]&#10;)" office:value-type="string" office:string-value="2x PVC" calcext:value-type="string">
            <text:p>2x PVC</text:p>
          </table:table-cell>
          <table:table-cell table:formula="of:=IF([.Q44]=&quot;PVC&quot;;48.47;IF([.Q44]=&quot;XLPE&quot;;45.49;&quot;Material conductor no valid&quot;))" office:value-type="float" office:value="48.47" calcext:value-type="float">
            <text:p>48,47</text:p>
          </table:table-cell>
          <table:table-cell table:formula="of:=0.03*[.E44]" office:value-type="float" office:value="6.9" calcext:value-type="float">
            <text:p>6,9</text:p>
          </table:table-cell>
          <table:table-cell table:formula="of:=2*[.C44]*[.I44]/[.J44]/[.S44]/[.E44]" office:value-type="float" office:value="3.96121312151847" calcext:value-type="float">
            <text:p>3,96</text:p>
          </table:table-cell>
          <table:table-cell table:formula="of:=IF([.T44]&gt;=[.U4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4];[$19imax.$C$12:.$C$26];0);&#10;   MATCH(&#10;     [.R44];&#10;     INDEX(&#10;       [$19imax.$D$3:.$U$10];&#10;        MATCH([.L44];[$19imax.$B$3:.$B$10];0);&#10;     );&#10;     0&#10;   )&#10;)" office:value-type="float" office:value="18" calcext:value-type="float">
            <text:p>18</text:p>
          </table:table-cell>
          <table:table-cell table:formula="of:=IF([.W44]=&quot;&quot;;&quot;&quot;;[.W44]*&#10;    INDEX([$19temp.$C$4:.$M$5];MATCH([.Q44];[$19temp.$B$4:.$B$5];0);MATCH([.M44];[$19temp.$C$3:.$M$3];0))*&#10;    INDEX([$19ag.$D$4:.$L$8];MATCH([.O44];[$19ag.$C$4:.$C$8];0);MATCH([.N44];[$19ag.$D$3:.$L$3];0)))" office:value-type="float" office:value="18" calcext:value-type="float">
            <text:p>18</text:p>
          </table:table-cell>
          <table:table-cell table:formula="of:=IF([.X44]=&quot;&quot;;&quot;&quot;;IF([.F44]&lt;=[.X44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4]/([.I44]/[.J44]/58);20000)" office:value-type="float" office:value="1778.66666666667" calcext:value-type="float">
            <text:p>1779</text:p>
          </table:table-cell>
          <table:table-cell table:formula="of:=IF([.AA44]&gt;(10*[.F44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4]=&quot;RZ1-K&quot;;&quot;EPR&quot;;&#10;        IF(OR([.K44]=&quot;H07Z1-K&quot;;[.K4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4]^2*[.AB44]^2" office:value-type="float" office:value="4448.89" calcext:value-type="float">
            <text:p>4449</text:p>
          </table:table-cell>
          <table:table-cell table:formula="of:=[.AA44]^2*[.AB44]^2" office:value-type="float" office:value="316.365511111111" calcext:value-type="float">
            <text:p>316</text:p>
          </table:table-cell>
          <table:table-cell table:formula="of:=[.AC44]^2*[.J44]^2" office:value-type="float" office:value="82656.25" calcext:value-type="float">
            <text:p>82656,25</text:p>
          </table:table-cell>
          <table:table-cell table:formula="of:=IF(AND(&#10;    [.AE44]&lt;[.AF44];&#10;    [.AD44]&lt;[.AF44];&#10;    [.Z44]&lt;[.H44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5: Preses bany i cuina</text:p>
          </table:table-cell>
          <table:table-cell table:formula="of:=[.F45]*[.E45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5]=&quot;Monofàsica&quot;;230;IF([.D45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5]=&quot;RZ1-K&quot;;[.K45]=&quot;RV-K&quot;);&quot;XLPE&quot;;&#10;IF(OR([.K45]=&quot;H07Z1-K&quot;;[.K45]=&quot;H07V-K&quot;;[.K45]=&quot;ES07Z1-K&quot;;[.K4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5]=&quot;Monofàsica&quot;;&quot;2x &quot;;&#10;  IF([.D45]=&quot;Trifàsica&quot;;&quot;3x &quot;;&quot;&quot;));&#10;&#10;  [.Q45]&#10;)" office:value-type="string" office:string-value="2x PVC" calcext:value-type="string">
            <text:p>2x PVC</text:p>
          </table:table-cell>
          <table:table-cell table:formula="of:=IF([.Q45]=&quot;PVC&quot;;48.47;IF([.Q45]=&quot;XLPE&quot;;45.49;&quot;Material conductor no valid&quot;))" office:value-type="float" office:value="48.47" calcext:value-type="float">
            <text:p>48,47</text:p>
          </table:table-cell>
          <table:table-cell table:formula="of:=0.03*[.E45]" office:value-type="float" office:value="6.9" calcext:value-type="float">
            <text:p>6,9</text:p>
          </table:table-cell>
          <table:table-cell table:formula="of:=2*[.C45]*[.I45]/[.J45]/[.S45]/[.E45]" office:value-type="float" office:value="3.96121312151847" calcext:value-type="float">
            <text:p>3,96</text:p>
          </table:table-cell>
          <table:table-cell table:formula="of:=IF([.T45]&gt;=[.U4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5];[$19imax.$C$12:.$C$26];0);&#10;   MATCH(&#10;     [.R45];&#10;     INDEX(&#10;       [$19imax.$D$3:.$U$10];&#10;        MATCH([.L45];[$19imax.$B$3:.$B$10];0);&#10;     );&#10;     0&#10;   )&#10;)" office:value-type="float" office:value="18" calcext:value-type="float">
            <text:p>18</text:p>
          </table:table-cell>
          <table:table-cell table:formula="of:=IF([.W45]=&quot;&quot;;&quot;&quot;;[.W45]*&#10;    INDEX([$19temp.$C$4:.$M$5];MATCH([.Q45];[$19temp.$B$4:.$B$5];0);MATCH([.M45];[$19temp.$C$3:.$M$3];0))*&#10;    INDEX([$19ag.$D$4:.$L$8];MATCH([.O45];[$19ag.$C$4:.$C$8];0);MATCH([.N45];[$19ag.$D$3:.$L$3];0)))" office:value-type="float" office:value="18" calcext:value-type="float">
            <text:p>18</text:p>
          </table:table-cell>
          <table:table-cell table:formula="of:=IF([.X45]=&quot;&quot;;&quot;&quot;;IF([.F45]&lt;=[.X4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5]/([.I45]/[.J45]/58);20000)" office:value-type="float" office:value="1778.66666666667" calcext:value-type="float">
            <text:p>1779</text:p>
          </table:table-cell>
          <table:table-cell table:formula="of:=IF([.AA45]&gt;(10*[.F4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5]=&quot;RZ1-K&quot;;&quot;EPR&quot;;&#10;        IF(OR([.K45]=&quot;H07Z1-K&quot;;[.K4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5]^2*[.AB45]^2" office:value-type="float" office:value="4448.89" calcext:value-type="float">
            <text:p>4449</text:p>
          </table:table-cell>
          <table:table-cell table:formula="of:=[.AA45]^2*[.AB45]^2" office:value-type="float" office:value="316.365511111111" calcext:value-type="float">
            <text:p>316</text:p>
          </table:table-cell>
          <table:table-cell table:formula="of:=[.AC45]^2*[.J45]^2" office:value-type="float" office:value="82656.25" calcext:value-type="float">
            <text:p>82656,25</text:p>
          </table:table-cell>
          <table:table-cell table:formula="of:=IF(AND(&#10;    [.AE45]&lt;[.AF45];&#10;    [.AD45]&lt;[.AF45];&#10;    [.Z45]&lt;[.H4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6: Addicional a C1 (&gt;30)</text:p>
          </table:table-cell>
          <table:table-cell table:formula="of:=[.F46]*[.E46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6]=&quot;Monofàsica&quot;;230;IF([.D46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6]=&quot;RZ1-K&quot;;[.K46]=&quot;RV-K&quot;);&quot;XLPE&quot;;&#10;IF(OR([.K46]=&quot;H07Z1-K&quot;;[.K46]=&quot;H07V-K&quot;;[.K46]=&quot;ES07Z1-K&quot;;[.K4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6]=&quot;Monofàsica&quot;;&quot;2x &quot;;&#10;  IF([.D46]=&quot;Trifàsica&quot;;&quot;3x &quot;;&quot;&quot;));&#10;&#10;  [.Q46]&#10;)" office:value-type="string" office:string-value="2x PVC" calcext:value-type="string">
            <text:p>2x PVC</text:p>
          </table:table-cell>
          <table:table-cell table:formula="of:=IF([.Q46]=&quot;PVC&quot;;48.47;IF([.Q46]=&quot;XLPE&quot;;45.49;&quot;Material conductor no valid&quot;))" office:value-type="float" office:value="48.47" calcext:value-type="float">
            <text:p>48,47</text:p>
          </table:table-cell>
          <table:table-cell table:formula="of:=0.03*[.E46]" office:value-type="float" office:value="6.9" calcext:value-type="float">
            <text:p>6,9</text:p>
          </table:table-cell>
          <table:table-cell table:formula="of:=2*[.C46]*[.I46]/[.J46]/[.S46]/[.E46]" office:value-type="float" office:value="4.1262636682484" calcext:value-type="float">
            <text:p>4,13</text:p>
          </table:table-cell>
          <table:table-cell table:formula="of:=IF([.T46]&gt;=[.U4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6];[$19imax.$C$12:.$C$26];0);&#10;   MATCH(&#10;     [.R46];&#10;     INDEX(&#10;       [$19imax.$D$3:.$U$10];&#10;        MATCH([.L46];[$19imax.$B$3:.$B$10];0);&#10;     );&#10;     0&#10;   )&#10;)" office:value-type="float" office:value="13.5" calcext:value-type="float">
            <text:p>13,5</text:p>
          </table:table-cell>
          <table:table-cell table:formula="of:=IF([.W46]=&quot;&quot;;&quot;&quot;;[.W46]*&#10;    INDEX([$19temp.$C$4:.$M$5];MATCH([.Q46];[$19temp.$B$4:.$B$5];0);MATCH([.M46];[$19temp.$C$3:.$M$3];0))*&#10;    INDEX([$19ag.$D$4:.$L$8];MATCH([.O46];[$19ag.$C$4:.$C$8];0);MATCH([.N46];[$19ag.$D$3:.$L$3];0)))" office:value-type="float" office:value="13.5" calcext:value-type="float">
            <text:p>13,5</text:p>
          </table:table-cell>
          <table:table-cell table:formula="of:=IF([.X46]=&quot;&quot;;&quot;&quot;;IF([.F46]&lt;=[.X4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6]/([.I46]/[.J46]/58);20000)" office:value-type="float" office:value="1067.2" calcext:value-type="float">
            <text:p>1067</text:p>
          </table:table-cell>
          <table:table-cell table:formula="of:=IF([.AA46]&gt;(10*[.F4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6]=&quot;RZ1-K&quot;;&quot;EPR&quot;;&#10;        IF(OR([.K46]=&quot;H07Z1-K&quot;;[.K4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6]^2*[.AB46]^2" office:value-type="float" office:value="4448.89" calcext:value-type="float">
            <text:p>4449</text:p>
          </table:table-cell>
          <table:table-cell table:formula="of:=[.AA46]^2*[.AB46]^2" office:value-type="float" office:value="113.891584" calcext:value-type="float">
            <text:p>114</text:p>
          </table:table-cell>
          <table:table-cell table:formula="of:=[.AC46]^2*[.J46]^2" office:value-type="float" office:value="29756.25" calcext:value-type="float">
            <text:p>29756,25</text:p>
          </table:table-cell>
          <table:table-cell table:formula="of:=IF(AND(&#10;    [.AE46]&lt;[.AF46];&#10;    [.AD46]&lt;[.AF46];&#10;    [.Z46]&lt;[.H4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7: Addicional a C2 (&gt;20)</text:p>
          </table:table-cell>
          <table:table-cell table:formula="of:=[.F47]*[.E47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7]=&quot;Monofàsica&quot;;230;IF([.D47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7]=&quot;RZ1-K&quot;;[.K47]=&quot;RV-K&quot;);&quot;XLPE&quot;;&#10;IF(OR([.K47]=&quot;H07Z1-K&quot;;[.K47]=&quot;H07V-K&quot;;[.K47]=&quot;ES07Z1-K&quot;;[.K4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7]=&quot;Monofàsica&quot;;&quot;2x &quot;;&#10;  IF([.D47]=&quot;Trifàsica&quot;;&quot;3x &quot;;&quot;&quot;));&#10;&#10;  [.Q47]&#10;)" office:value-type="string" office:string-value="2x PVC" calcext:value-type="string">
            <text:p>2x PVC</text:p>
          </table:table-cell>
          <table:table-cell table:formula="of:=IF([.Q47]=&quot;PVC&quot;;48.47;IF([.Q47]=&quot;XLPE&quot;;45.49;&quot;Material conductor no valid&quot;))" office:value-type="float" office:value="48.47" calcext:value-type="float">
            <text:p>48,47</text:p>
          </table:table-cell>
          <table:table-cell table:formula="of:=0.03*[.E47]" office:value-type="float" office:value="6.9" calcext:value-type="float">
            <text:p>6,9</text:p>
          </table:table-cell>
          <table:table-cell table:formula="of:=2*[.C47]*[.I47]/[.J47]/[.S47]/[.E47]" office:value-type="float" office:value="3.96121312151847" calcext:value-type="float">
            <text:p>3,96</text:p>
          </table:table-cell>
          <table:table-cell table:formula="of:=IF([.T47]&gt;=[.U4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7];[$19imax.$C$12:.$C$26];0);&#10;   MATCH(&#10;     [.R47];&#10;     INDEX(&#10;       [$19imax.$D$3:.$U$10];&#10;        MATCH([.L47];[$19imax.$B$3:.$B$10];0);&#10;     );&#10;     0&#10;   )&#10;)" office:value-type="float" office:value="18" calcext:value-type="float">
            <text:p>18</text:p>
          </table:table-cell>
          <table:table-cell table:formula="of:=IF([.W47]=&quot;&quot;;&quot;&quot;;[.W47]*&#10;    INDEX([$19temp.$C$4:.$M$5];MATCH([.Q47];[$19temp.$B$4:.$B$5];0);MATCH([.M47];[$19temp.$C$3:.$M$3];0))*&#10;    INDEX([$19ag.$D$4:.$L$8];MATCH([.O47];[$19ag.$C$4:.$C$8];0);MATCH([.N47];[$19ag.$D$3:.$L$3];0)))" office:value-type="float" office:value="18" calcext:value-type="float">
            <text:p>18</text:p>
          </table:table-cell>
          <table:table-cell table:formula="of:=IF([.X47]=&quot;&quot;;&quot;&quot;;IF([.F47]&lt;=[.X4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7]/([.I47]/[.J47]/58);20000)" office:value-type="float" office:value="1778.66666666667" calcext:value-type="float">
            <text:p>1779</text:p>
          </table:table-cell>
          <table:table-cell table:formula="of:=IF([.AA47]&gt;(10*[.F4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7]=&quot;RZ1-K&quot;;&quot;EPR&quot;;&#10;        IF(OR([.K47]=&quot;H07Z1-K&quot;;[.K4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7]^2*[.AB47]^2" office:value-type="float" office:value="4448.89" calcext:value-type="float">
            <text:p>4449</text:p>
          </table:table-cell>
          <table:table-cell table:formula="of:=[.AA47]^2*[.AB47]^2" office:value-type="float" office:value="316.365511111111" calcext:value-type="float">
            <text:p>316</text:p>
          </table:table-cell>
          <table:table-cell table:formula="of:=[.AC47]^2*[.J47]^2" office:value-type="float" office:value="82656.25" calcext:value-type="float">
            <text:p>82656,25</text:p>
          </table:table-cell>
          <table:table-cell table:formula="of:=IF(AND(&#10;    [.AE47]&lt;[.AF47];&#10;    [.AD47]&lt;[.AF47];&#10;    [.Z47]&lt;[.H4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8: Calefacció (fins 5,75 kW)</text:p>
          </table:table-cell>
          <table:table-cell table:formula="of:=[.F48]*[.E48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8]=&quot;Monofàsica&quot;;230;IF([.D48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8]=&quot;RZ1-K&quot;;[.K48]=&quot;RV-K&quot;);&quot;XLPE&quot;;&#10;IF(OR([.K48]=&quot;H07Z1-K&quot;;[.K48]=&quot;H07V-K&quot;;[.K48]=&quot;ES07Z1-K&quot;;[.K4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8]=&quot;Monofàsica&quot;;&quot;2x &quot;;&#10;  IF([.D48]=&quot;Trifàsica&quot;;&quot;3x &quot;;&quot;&quot;));&#10;&#10;  [.Q48]&#10;)" office:value-type="string" office:string-value="2x PVC" calcext:value-type="string">
            <text:p>2x PVC</text:p>
          </table:table-cell>
          <table:table-cell table:formula="of:=IF([.Q48]=&quot;PVC&quot;;48.47;IF([.Q48]=&quot;XLPE&quot;;45.49;&quot;Material conductor no valid&quot;))" office:value-type="float" office:value="48.47" calcext:value-type="float">
            <text:p>48,47</text:p>
          </table:table-cell>
          <table:table-cell table:formula="of:=0.03*[.E48]" office:value-type="float" office:value="6.9" calcext:value-type="float">
            <text:p>6,9</text:p>
          </table:table-cell>
          <table:table-cell table:formula="of:=2*[.C48]*[.I48]/[.J48]/[.S48]/[.E48]" office:value-type="float" office:value="2.57891479265525" calcext:value-type="float">
            <text:p>2,58</text:p>
          </table:table-cell>
          <table:table-cell table:formula="of:=IF([.T48]&gt;=[.U4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8];[$19imax.$C$12:.$C$26];0);&#10;   MATCH(&#10;     [.R48];&#10;     INDEX(&#10;       [$19imax.$D$3:.$U$10];&#10;        MATCH([.L48];[$19imax.$B$3:.$B$10];0);&#10;     );&#10;     0&#10;   )&#10;)" office:value-type="float" office:value="31" calcext:value-type="float">
            <text:p>31</text:p>
          </table:table-cell>
          <table:table-cell table:formula="of:=IF([.W48]=&quot;&quot;;&quot;&quot;;[.W48]*&#10;    INDEX([$19temp.$C$4:.$M$5];MATCH([.Q48];[$19temp.$B$4:.$B$5];0);MATCH([.M48];[$19temp.$C$3:.$M$3];0))*&#10;    INDEX([$19ag.$D$4:.$L$8];MATCH([.O48];[$19ag.$C$4:.$C$8];0);MATCH([.N48];[$19ag.$D$3:.$L$3];0)))" office:value-type="float" office:value="31" calcext:value-type="float">
            <text:p>31</text:p>
          </table:table-cell>
          <table:table-cell table:formula="of:=IF([.X48]=&quot;&quot;;&quot;&quot;;IF([.F48]&lt;=[.X4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8]/([.I48]/[.J48]/58);20000)" office:value-type="float" office:value="4268.8" calcext:value-type="float">
            <text:p>4269</text:p>
          </table:table-cell>
          <table:table-cell table:formula="of:=IF([.AA48]&gt;(10*[.F4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8]=&quot;RZ1-K&quot;;&quot;EPR&quot;;&#10;        IF(OR([.K48]=&quot;H07Z1-K&quot;;[.K4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8]^2*[.AB48]^2" office:value-type="float" office:value="4448.89" calcext:value-type="float">
            <text:p>4449</text:p>
          </table:table-cell>
          <table:table-cell table:formula="of:=[.AA48]^2*[.AB48]^2" office:value-type="float" office:value="1822.265344" calcext:value-type="float">
            <text:p>1822</text:p>
          </table:table-cell>
          <table:table-cell table:formula="of:=[.AC48]^2*[.J48]^2" office:value-type="float" office:value="476100" calcext:value-type="float">
            <text:p>476100</text:p>
          </table:table-cell>
          <table:table-cell table:formula="of:=IF(AND(&#10;    [.AE48]&lt;[.AF48];&#10;    [.AD48]&lt;[.AF48];&#10;    [.Z48]&lt;[.H4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9: A/A (fins 5,75 kW)</text:p>
          </table:table-cell>
          <table:table-cell table:formula="of:=[.F49]*[.E49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49]=&quot;Monofàsica&quot;;230;IF([.D49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49]=&quot;RZ1-K&quot;;[.K49]=&quot;RV-K&quot;);&quot;XLPE&quot;;&#10;IF(OR([.K49]=&quot;H07Z1-K&quot;;[.K49]=&quot;H07V-K&quot;;[.K49]=&quot;ES07Z1-K&quot;;[.K4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49]=&quot;Monofàsica&quot;;&quot;2x &quot;;&#10;  IF([.D49]=&quot;Trifàsica&quot;;&quot;3x &quot;;&quot;&quot;));&#10;&#10;  [.Q49]&#10;)" office:value-type="string" office:string-value="2x PVC" calcext:value-type="string">
            <text:p>2x PVC</text:p>
          </table:table-cell>
          <table:table-cell table:formula="of:=IF([.Q49]=&quot;PVC&quot;;48.47;IF([.Q49]=&quot;XLPE&quot;;45.49;&quot;Material conductor no valid&quot;))" office:value-type="float" office:value="48.47" calcext:value-type="float">
            <text:p>48,47</text:p>
          </table:table-cell>
          <table:table-cell table:formula="of:=0.03*[.E49]" office:value-type="float" office:value="6.9" calcext:value-type="float">
            <text:p>6,9</text:p>
          </table:table-cell>
          <table:table-cell table:formula="of:=2*[.C49]*[.I49]/[.J49]/[.S49]/[.E49]" office:value-type="float" office:value="2.57891479265525" calcext:value-type="float">
            <text:p>2,58</text:p>
          </table:table-cell>
          <table:table-cell table:formula="of:=IF([.T49]&gt;=[.U4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49];[$19imax.$C$12:.$C$26];0);&#10;   MATCH(&#10;     [.R49];&#10;     INDEX(&#10;       [$19imax.$D$3:.$U$10];&#10;        MATCH([.L49];[$19imax.$B$3:.$B$10];0);&#10;     );&#10;     0&#10;   )&#10;)" office:value-type="float" office:value="31" calcext:value-type="float">
            <text:p>31</text:p>
          </table:table-cell>
          <table:table-cell table:formula="of:=IF([.W49]=&quot;&quot;;&quot;&quot;;[.W49]*&#10;    INDEX([$19temp.$C$4:.$M$5];MATCH([.Q49];[$19temp.$B$4:.$B$5];0);MATCH([.M49];[$19temp.$C$3:.$M$3];0))*&#10;    INDEX([$19ag.$D$4:.$L$8];MATCH([.O49];[$19ag.$C$4:.$C$8];0);MATCH([.N49];[$19ag.$D$3:.$L$3];0)))" office:value-type="float" office:value="31" calcext:value-type="float">
            <text:p>31</text:p>
          </table:table-cell>
          <table:table-cell table:formula="of:=IF([.X49]=&quot;&quot;;&quot;&quot;;IF([.F49]&lt;=[.X4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49]/([.I49]/[.J49]/58);20000)" office:value-type="float" office:value="4268.8" calcext:value-type="float">
            <text:p>4269</text:p>
          </table:table-cell>
          <table:table-cell table:formula="of:=IF([.AA49]&gt;(10*[.F4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49]=&quot;RZ1-K&quot;;&quot;EPR&quot;;&#10;        IF(OR([.K49]=&quot;H07Z1-K&quot;;[.K4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49]^2*[.AB49]^2" office:value-type="float" office:value="4448.89" calcext:value-type="float">
            <text:p>4449</text:p>
          </table:table-cell>
          <table:table-cell table:formula="of:=[.AA49]^2*[.AB49]^2" office:value-type="float" office:value="1822.265344" calcext:value-type="float">
            <text:p>1822</text:p>
          </table:table-cell>
          <table:table-cell table:formula="of:=[.AC49]^2*[.J49]^2" office:value-type="float" office:value="476100" calcext:value-type="float">
            <text:p>476100</text:p>
          </table:table-cell>
          <table:table-cell table:formula="of:=IF(AND(&#10;    [.AE49]&lt;[.AF49];&#10;    [.AD49]&lt;[.AF49];&#10;    [.Z49]&lt;[.H4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: Assecadora</text:p>
          </table:table-cell>
          <table:table-cell table:formula="of:=[.F50]*[.E50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0]=&quot;Monofàsica&quot;;230;IF([.D50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0]=&quot;RZ1-K&quot;;[.K50]=&quot;RV-K&quot;);&quot;XLPE&quot;;&#10;IF(OR([.K50]=&quot;H07Z1-K&quot;;[.K50]=&quot;H07V-K&quot;;[.K50]=&quot;ES07Z1-K&quot;;[.K5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0]=&quot;Monofàsica&quot;;&quot;2x &quot;;&#10;  IF([.D50]=&quot;Trifàsica&quot;;&quot;3x &quot;;&quot;&quot;));&#10;&#10;  [.Q50]&#10;)" office:value-type="string" office:string-value="2x PVC" calcext:value-type="string">
            <text:p>2x PVC</text:p>
          </table:table-cell>
          <table:table-cell table:formula="of:=IF([.Q50]=&quot;PVC&quot;;48.47;IF([.Q50]=&quot;XLPE&quot;;45.49;&quot;Material conductor no valid&quot;))" office:value-type="float" office:value="48.47" calcext:value-type="float">
            <text:p>48,47</text:p>
          </table:table-cell>
          <table:table-cell table:formula="of:=0.03*[.E50]" office:value-type="float" office:value="6.9" calcext:value-type="float">
            <text:p>6,9</text:p>
          </table:table-cell>
          <table:table-cell table:formula="of:=2*[.C50]*[.I50]/[.J50]/[.S50]/[.E50]" office:value-type="float" office:value="3.96121312151847" calcext:value-type="float">
            <text:p>3,96</text:p>
          </table:table-cell>
          <table:table-cell table:formula="of:=IF([.T50]&gt;=[.U50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0];[$19imax.$C$12:.$C$26];0);&#10;   MATCH(&#10;     [.R50];&#10;     INDEX(&#10;       [$19imax.$D$3:.$U$10];&#10;        MATCH([.L50];[$19imax.$B$3:.$B$10];0);&#10;     );&#10;     0&#10;   )&#10;)" office:value-type="float" office:value="18" calcext:value-type="float">
            <text:p>18</text:p>
          </table:table-cell>
          <table:table-cell table:formula="of:=IF([.W50]=&quot;&quot;;&quot;&quot;;[.W50]*&#10;    INDEX([$19temp.$C$4:.$M$5];MATCH([.Q50];[$19temp.$B$4:.$B$5];0);MATCH([.M50];[$19temp.$C$3:.$M$3];0))*&#10;    INDEX([$19ag.$D$4:.$L$8];MATCH([.O50];[$19ag.$C$4:.$C$8];0);MATCH([.N50];[$19ag.$D$3:.$L$3];0)))" office:value-type="float" office:value="18" calcext:value-type="float">
            <text:p>18</text:p>
          </table:table-cell>
          <table:table-cell table:formula="of:=IF([.X50]=&quot;&quot;;&quot;&quot;;IF([.F50]&lt;=[.X50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0]/([.I50]/[.J50]/58);20000)" office:value-type="float" office:value="1778.66666666667" calcext:value-type="float">
            <text:p>1779</text:p>
          </table:table-cell>
          <table:table-cell table:formula="of:=IF([.AA50]&gt;(10*[.F50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0]=&quot;RZ1-K&quot;;&quot;EPR&quot;;&#10;        IF(OR([.K50]=&quot;H07Z1-K&quot;;[.K5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0]^2*[.AB50]^2" office:value-type="float" office:value="4448.89" calcext:value-type="float">
            <text:p>4449</text:p>
          </table:table-cell>
          <table:table-cell table:formula="of:=[.AA50]^2*[.AB50]^2" office:value-type="float" office:value="316.365511111111" calcext:value-type="float">
            <text:p>316</text:p>
          </table:table-cell>
          <table:table-cell table:formula="of:=[.AC50]^2*[.J50]^2" office:value-type="float" office:value="82656.25" calcext:value-type="float">
            <text:p>82656,25</text:p>
          </table:table-cell>
          <table:table-cell table:formula="of:=IF(AND(&#10;    [.AE50]&lt;[.AF50];&#10;    [.AD50]&lt;[.AF50];&#10;    [.Z50]&lt;[.H50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1: Domòtica (fins 2,3 kW)</text:p>
          </table:table-cell>
          <table:table-cell table:formula="of:=[.F51]*[.E51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1]=&quot;Monofàsica&quot;;230;IF([.D51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1]=&quot;RZ1-K&quot;;[.K51]=&quot;RV-K&quot;);&quot;XLPE&quot;;&#10;IF(OR([.K51]=&quot;H07Z1-K&quot;;[.K51]=&quot;H07V-K&quot;;[.K51]=&quot;ES07Z1-K&quot;;[.K5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1]=&quot;Monofàsica&quot;;&quot;2x &quot;;&#10;  IF([.D51]=&quot;Trifàsica&quot;;&quot;3x &quot;;&quot;&quot;));&#10;&#10;  [.Q51]&#10;)" office:value-type="string" office:string-value="2x PVC" calcext:value-type="string">
            <text:p>2x PVC</text:p>
          </table:table-cell>
          <table:table-cell table:formula="of:=IF([.Q51]=&quot;PVC&quot;;48.47;IF([.Q51]=&quot;XLPE&quot;;45.49;&quot;Material conductor no valid&quot;))" office:value-type="float" office:value="48.47" calcext:value-type="float">
            <text:p>48,47</text:p>
          </table:table-cell>
          <table:table-cell table:formula="of:=0.03*[.E51]" office:value-type="float" office:value="6.9" calcext:value-type="float">
            <text:p>6,9</text:p>
          </table:table-cell>
          <table:table-cell table:formula="of:=2*[.C51]*[.I51]/[.J51]/[.S51]/[.E51]" office:value-type="float" office:value="4.1262636682484" calcext:value-type="float">
            <text:p>4,13</text:p>
          </table:table-cell>
          <table:table-cell table:formula="of:=IF([.T51]&gt;=[.U51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1];[$19imax.$C$12:.$C$26];0);&#10;   MATCH(&#10;     [.R51];&#10;     INDEX(&#10;       [$19imax.$D$3:.$U$10];&#10;        MATCH([.L51];[$19imax.$B$3:.$B$10];0);&#10;     );&#10;     0&#10;   )&#10;)" office:value-type="float" office:value="13.5" calcext:value-type="float">
            <text:p>13,5</text:p>
          </table:table-cell>
          <table:table-cell table:formula="of:=IF([.W51]=&quot;&quot;;&quot;&quot;;[.W51]*&#10;    INDEX([$19temp.$C$4:.$M$5];MATCH([.Q51];[$19temp.$B$4:.$B$5];0);MATCH([.M51];[$19temp.$C$3:.$M$3];0))*&#10;    INDEX([$19ag.$D$4:.$L$8];MATCH([.O51];[$19ag.$C$4:.$C$8];0);MATCH([.N51];[$19ag.$D$3:.$L$3];0)))" office:value-type="float" office:value="13.5" calcext:value-type="float">
            <text:p>13,5</text:p>
          </table:table-cell>
          <table:table-cell table:formula="of:=IF([.X51]=&quot;&quot;;&quot;&quot;;IF([.F51]&lt;=[.X51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1]/([.I51]/[.J51]/58);20000)" office:value-type="float" office:value="1067.2" calcext:value-type="float">
            <text:p>1067</text:p>
          </table:table-cell>
          <table:table-cell table:formula="of:=IF([.AA51]&gt;(10*[.F51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1]=&quot;RZ1-K&quot;;&quot;EPR&quot;;&#10;        IF(OR([.K51]=&quot;H07Z1-K&quot;;[.K5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1]^2*[.AB51]^2" office:value-type="float" office:value="4448.89" calcext:value-type="float">
            <text:p>4449</text:p>
          </table:table-cell>
          <table:table-cell table:formula="of:=[.AA51]^2*[.AB51]^2" office:value-type="float" office:value="113.891584" calcext:value-type="float">
            <text:p>114</text:p>
          </table:table-cell>
          <table:table-cell table:formula="of:=[.AC51]^2*[.J51]^2" office:value-type="float" office:value="29756.25" calcext:value-type="float">
            <text:p>29756,25</text:p>
          </table:table-cell>
          <table:table-cell table:formula="of:=IF(AND(&#10;    [.AE51]&lt;[.AF51];&#10;    [.AD51]&lt;[.AF51];&#10;    [.Z51]&lt;[.H51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2: addicional a C5, o C3 i C4</text:p>
          </table:table-cell>
          <table:table-cell table:formula="of:=[.F52]*[.E52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2]=&quot;Monofàsica&quot;;230;IF([.D52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2]=&quot;RZ1-K&quot;;[.K52]=&quot;RV-K&quot;);&quot;XLPE&quot;;&#10;IF(OR([.K52]=&quot;H07Z1-K&quot;;[.K52]=&quot;H07V-K&quot;;[.K52]=&quot;ES07Z1-K&quot;;[.K5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2]=&quot;Monofàsica&quot;;&quot;2x &quot;;&#10;  IF([.D52]=&quot;Trifàsica&quot;;&quot;3x &quot;;&quot;&quot;));&#10;&#10;  [.Q52]&#10;)" office:value-type="string" office:string-value="2x PVC" calcext:value-type="string">
            <text:p>2x PVC</text:p>
          </table:table-cell>
          <table:table-cell table:formula="of:=IF([.Q52]=&quot;PVC&quot;;48.47;IF([.Q52]=&quot;XLPE&quot;;45.49;&quot;Material conductor no valid&quot;))" office:value-type="float" office:value="48.47" calcext:value-type="float">
            <text:p>48,47</text:p>
          </table:table-cell>
          <table:table-cell table:formula="of:=0.03*[.E52]" office:value-type="float" office:value="6.9" calcext:value-type="float">
            <text:p>6,9</text:p>
          </table:table-cell>
          <table:table-cell table:formula="of:=2*[.C52]*[.I52]/[.J52]/[.S52]/[.E52]" office:value-type="float" office:value="3.96121312151847" calcext:value-type="float">
            <text:p>3,96</text:p>
          </table:table-cell>
          <table:table-cell table:formula="of:=IF([.T52]&gt;=[.U5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2];[$19imax.$C$12:.$C$26];0);&#10;   MATCH(&#10;     [.R52];&#10;     INDEX(&#10;       [$19imax.$D$3:.$U$10];&#10;        MATCH([.L52];[$19imax.$B$3:.$B$10];0);&#10;     );&#10;     0&#10;   )&#10;)" office:value-type="float" office:value="18" calcext:value-type="float">
            <text:p>18</text:p>
          </table:table-cell>
          <table:table-cell table:formula="of:=IF([.W52]=&quot;&quot;;&quot;&quot;;[.W52]*&#10;    INDEX([$19temp.$C$4:.$M$5];MATCH([.Q52];[$19temp.$B$4:.$B$5];0);MATCH([.M52];[$19temp.$C$3:.$M$3];0))*&#10;    INDEX([$19ag.$D$4:.$L$8];MATCH([.O52];[$19ag.$C$4:.$C$8];0);MATCH([.N52];[$19ag.$D$3:.$L$3];0)))" office:value-type="float" office:value="18" calcext:value-type="float">
            <text:p>18</text:p>
          </table:table-cell>
          <table:table-cell table:formula="of:=IF([.X52]=&quot;&quot;;&quot;&quot;;IF([.F52]&lt;=[.X5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2]/([.I52]/[.J52]/58);20000)" office:value-type="float" office:value="1778.66666666667" calcext:value-type="float">
            <text:p>1779</text:p>
          </table:table-cell>
          <table:table-cell table:formula="of:=IF([.AA52]&gt;(10*[.F5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2]=&quot;RZ1-K&quot;;&quot;EPR&quot;;&#10;        IF(OR([.K52]=&quot;H07Z1-K&quot;;[.K5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2]^2*[.AB52]^2" office:value-type="float" office:value="4448.89" calcext:value-type="float">
            <text:p>4449</text:p>
          </table:table-cell>
          <table:table-cell table:formula="of:=[.AA52]^2*[.AB52]^2" office:value-type="float" office:value="316.365511111111" calcext:value-type="float">
            <text:p>316</text:p>
          </table:table-cell>
          <table:table-cell table:formula="of:=[.AC52]^2*[.J52]^2" office:value-type="float" office:value="82656.25" calcext:value-type="float">
            <text:p>82656,25</text:p>
          </table:table-cell>
          <table:table-cell table:formula="of:=IF(AND(&#10;    [.AE52]&lt;[.AF52];&#10;    [.AD52]&lt;[.AF52];&#10;    [.Z52]&lt;[.H5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2"/>
          <table:table-cell table:number-columns-repeated="6"/>
        </table:table-row>
        <table:table-row table:style-name="ro1">
          <table:table-cell/>
          <table:table-cell table:style-name="ce245" office:value-type="string" calcext:value-type="string">
            <text:p>Habitatge tipus 4</text:p>
          </table:table-cell>
          <table:table-cell table:style-name="ce264" table:number-columns-repeated="31"/>
          <table:table-cell table:number-columns-repeated="6"/>
        </table:table-row>
        <table:table-row table:style-name="ro15">
          <table:table-cell/>
          <table:table-cell table:style-name="ce262"/>
          <table:table-cell table:style-name="ce262" office:value-type="string" calcext:value-type="string">
            <text:p>Potència</text:p>
          </table:table-cell>
          <table:table-cell table:style-name="ce262" office:value-type="string" calcext:value-type="string">
            <text:p>Trifàsica o monofàsica *</text:p>
          </table:table-cell>
          <table:table-cell table:style-name="ce262" office:value-type="string" calcext:value-type="string">
            <text:p>Tensió de càlcul</text:p>
          </table:table-cell>
          <table:table-cell table:style-name="ce262" office:value-type="string" calcext:value-type="string">
            <text:p>I_IA *</text:p>
          </table:table-cell>
          <table:table-cell table:style-name="ce262" office:value-type="string" calcext:value-type="string">
            <text:p>Tipus de CC *</text:p>
          </table:table-cell>
          <table:table-cell table:style-name="ce262" office:value-type="string" calcext:value-type="string">
            <text:p>pdc IGA *</text:p>
          </table:table-cell>
          <table:table-cell table:style-name="ce262" office:value-type="string" calcext:value-type="string">
            <text:p>Longitud *</text:p>
          </table:table-cell>
          <table:table-cell table:style-name="ce262" office:value-type="string" calcext:value-type="string">
            <text:p>Secció *</text:p>
          </table:table-cell>
          <table:table-cell table:style-name="ce262" office:value-type="string" calcext:value-type="string">
            <text:p>Cablejat *</text:p>
          </table:table-cell>
          <table:table-cell table:style-name="ce262" office:value-type="string" calcext:value-type="string">
            <text:p>Tipus instal·lació ITC19 *</text:p>
          </table:table-cell>
          <table:table-cell table:style-name="ce262" office:value-type="string" calcext:value-type="string">
            <text:p>T ambient *</text:p>
          </table:table-cell>
          <table:table-cell table:style-name="ce262" office:value-type="string" calcext:value-type="string">
            <text:p>Agrup. *</text:p>
          </table:table-cell>
          <table:table-cell table:style-name="ce262" office:value-type="string" calcext:value-type="string">
            <text:p>Tipus d’agrup. ITC 19 *</text:p>
          </table:table-cell>
          <table:table-cell table:style-name="ce262" office:value-type="string" calcext:value-type="string">
            <text:p>Nombre de capes *</text:p>
          </table:table-cell>
          <table:table-cell table:style-name="ce262" office:value-type="string" calcext:value-type="string">
            <text:p>Aïllament tèrmicament assimilable</text:p>
          </table:table-cell>
          <table:table-cell table:style-name="ce262" office:value-type="string" calcext:value-type="string">
            <text:p>ITC19 – # cond i aïllament</text:p>
          </table:table-cell>
          <table:table-cell table:style-name="ce262" office:value-type="string" calcext:value-type="string">
            <text:p>γ</text:p>
          </table:table-cell>
          <table:table-cell table:style-name="ce262" office:value-type="string" calcext:value-type="string">
            <text:p>Cdt max (e)</text:p>
          </table:table-cell>
          <table:table-cell table:style-name="ce262" office:value-type="string" calcext:value-type="string">
            <text:p>cdt calculada</text:p>
          </table:table-cell>
          <table:table-cell table:style-name="ce262" office:value-type="string" calcext:value-type="string">
            <text:p>cdt ok?</text:p>
          </table:table-cell>
          <table:table-cell table:style-name="ce262" office:value-type="string" calcext:value-type="string">
            <text:p>I max (I del cable)</text:p>
          </table:table-cell>
          <table:table-cell table:style-name="ce262" office:value-type="string" calcext:value-type="string">
            <text:p>Iz (I cable amb fc)</text:p>
          </table:table-cell>
          <table:table-cell table:style-name="ce262" office:value-type="string" calcext:value-type="string">
            <text:p>I ok?</text:p>
          </table:table-cell>
          <table:table-cell table:style-name="ce262" office:value-type="string" calcext:value-type="string">
            <text:p>Icc a IGA</text:p>
          </table:table-cell>
          <table:table-cell table:style-name="ce262" office:value-type="string" calcext:value-type="string">
            <text:p>Icc a final de circuit</text:p>
          </table:table-cell>
          <table:table-cell table:style-name="ce262" office:value-type="string" calcext:value-type="string">
            <text:p>t_IGA</text:p>
          </table:table-cell>
          <table:table-cell table:style-name="ce262" office:value-type="string" calcext:value-type="string">
            <text:p>k</text:p>
          </table:table-cell>
          <table:table-cell table:style-name="ce262" office:value-type="string" calcext:value-type="string">
            <text:p>(I²t)_IA_max</text:p>
          </table:table-cell>
          <table:table-cell table:style-name="ce262" office:value-type="string" calcext:value-type="string">
            <text:p>(I²t)_IA_min</text:p>
          </table:table-cell>
          <table:table-cell table:style-name="ce262" office:value-type="string" calcext:value-type="string">
            <text:p>(I²t)_cable</text:p>
          </table:table-cell>
          <table:table-cell table:style-name="ce262" office:value-type="string" calcext:value-type="string">
            <text:p>I_cc ok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: Il·luminació</text:p>
          </table:table-cell>
          <table:table-cell table:formula="of:=[.F56]*[.E56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6]=&quot;Monofàsica&quot;;230;IF([.D56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6]=&quot;RZ1-K&quot;;[.K56]=&quot;RV-K&quot;);&quot;XLPE&quot;;&#10;IF(OR([.K56]=&quot;H07Z1-K&quot;;[.K56]=&quot;H07V-K&quot;;[.K56]=&quot;ES07Z1-K&quot;;[.K5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6]=&quot;Monofàsica&quot;;&quot;2x &quot;;&#10;  IF([.D56]=&quot;Trifàsica&quot;;&quot;3x &quot;;&quot;&quot;));&#10;&#10;  [.Q56]&#10;)" office:value-type="string" office:string-value="2x PVC" calcext:value-type="string">
            <text:p>2x PVC</text:p>
          </table:table-cell>
          <table:table-cell table:formula="of:=IF([.Q56]=&quot;PVC&quot;;48.47;IF([.Q56]=&quot;XLPE&quot;;45.49;&quot;Material conductor no valid&quot;))" office:value-type="float" office:value="48.47" calcext:value-type="float">
            <text:p>48,47</text:p>
          </table:table-cell>
          <table:table-cell table:formula="of:=0.03*[.E56]" office:value-type="float" office:value="6.9" calcext:value-type="float">
            <text:p>6,9</text:p>
          </table:table-cell>
          <table:table-cell table:formula="of:=2*[.C56]*[.I56]/[.J56]/[.S56]/[.E56]" office:value-type="float" office:value="4.1262636682484" calcext:value-type="float">
            <text:p>4,13</text:p>
          </table:table-cell>
          <table:table-cell table:formula="of:=IF([.T56]&gt;=[.U5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6];[$19imax.$C$12:.$C$26];0);&#10;   MATCH(&#10;     [.R56];&#10;     INDEX(&#10;       [$19imax.$D$3:.$U$10];&#10;        MATCH([.L56];[$19imax.$B$3:.$B$10];0);&#10;     );&#10;     0&#10;   )&#10;)" office:value-type="float" office:value="13.5" calcext:value-type="float">
            <text:p>13,5</text:p>
          </table:table-cell>
          <table:table-cell table:formula="of:=IF([.W56]=&quot;&quot;;&quot;&quot;;[.W56]*&#10;    INDEX([$19temp.$C$4:.$M$5];MATCH([.Q56];[$19temp.$B$4:.$B$5];0);MATCH([.M56];[$19temp.$C$3:.$M$3];0))*&#10;    INDEX([$19ag.$D$4:.$L$8];MATCH([.O56];[$19ag.$C$4:.$C$8];0);MATCH([.N56];[$19ag.$D$3:.$L$3];0)))" office:value-type="float" office:value="13.5" calcext:value-type="float">
            <text:p>13,5</text:p>
          </table:table-cell>
          <table:table-cell table:formula="of:=IF([.X56]=&quot;&quot;;&quot;&quot;;IF([.F56]&lt;=[.X5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6]/([.I56]/[.J56]/58);20000)" office:value-type="float" office:value="1067.2" calcext:value-type="float">
            <text:p>1067</text:p>
          </table:table-cell>
          <table:table-cell table:formula="of:=IF([.AA56]&gt;(10*[.F5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6]=&quot;RZ1-K&quot;;&quot;EPR&quot;;&#10;        IF(OR([.K56]=&quot;H07Z1-K&quot;;[.K5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6]^2*[.AB56]^2" office:value-type="float" office:value="4448.89" calcext:value-type="float">
            <text:p>4449</text:p>
          </table:table-cell>
          <table:table-cell table:formula="of:=[.AA56]^2*[.AB56]^2" office:value-type="float" office:value="113.891584" calcext:value-type="float">
            <text:p>114</text:p>
          </table:table-cell>
          <table:table-cell table:formula="of:=[.AC56]^2*[.J56]^2" office:value-type="float" office:value="29756.25" calcext:value-type="float">
            <text:p>29756,25</text:p>
          </table:table-cell>
          <table:table-cell table:style-name="ce382" table:formula="of:=IF(AND(&#10;    [.AE56]&lt;[.AF56];&#10;    [.AD56]&lt;[.AF56];&#10;    [.Z56]&lt;[.H5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: Preses d’ús general i nevera</text:p>
          </table:table-cell>
          <table:table-cell table:formula="of:=[.F57]*[.E57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7]=&quot;Monofàsica&quot;;230;IF([.D57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7]=&quot;RZ1-K&quot;;[.K57]=&quot;RV-K&quot;);&quot;XLPE&quot;;&#10;IF(OR([.K57]=&quot;H07Z1-K&quot;;[.K57]=&quot;H07V-K&quot;;[.K57]=&quot;ES07Z1-K&quot;;[.K5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7]=&quot;Monofàsica&quot;;&quot;2x &quot;;&#10;  IF([.D57]=&quot;Trifàsica&quot;;&quot;3x &quot;;&quot;&quot;));&#10;&#10;  [.Q57]&#10;)" office:value-type="string" office:string-value="2x PVC" calcext:value-type="string">
            <text:p>2x PVC</text:p>
          </table:table-cell>
          <table:table-cell table:formula="of:=IF([.Q57]=&quot;PVC&quot;;48.47;IF([.Q57]=&quot;XLPE&quot;;45.49;&quot;Material conductor no valid&quot;))" office:value-type="float" office:value="48.47" calcext:value-type="float">
            <text:p>48,47</text:p>
          </table:table-cell>
          <table:table-cell table:formula="of:=0.03*[.E57]" office:value-type="float" office:value="6.9" calcext:value-type="float">
            <text:p>6,9</text:p>
          </table:table-cell>
          <table:table-cell table:formula="of:=2*[.C57]*[.I57]/[.J57]/[.S57]/[.E57]" office:value-type="float" office:value="3.96121312151847" calcext:value-type="float">
            <text:p>3,96</text:p>
          </table:table-cell>
          <table:table-cell table:formula="of:=IF([.T57]&gt;=[.U5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7];[$19imax.$C$12:.$C$26];0);&#10;   MATCH(&#10;     [.R57];&#10;     INDEX(&#10;       [$19imax.$D$3:.$U$10];&#10;        MATCH([.L57];[$19imax.$B$3:.$B$10];0);&#10;     );&#10;     0&#10;   )&#10;)" office:value-type="float" office:value="18" calcext:value-type="float">
            <text:p>18</text:p>
          </table:table-cell>
          <table:table-cell table:formula="of:=IF([.W57]=&quot;&quot;;&quot;&quot;;[.W57]*&#10;    INDEX([$19temp.$C$4:.$M$5];MATCH([.Q57];[$19temp.$B$4:.$B$5];0);MATCH([.M57];[$19temp.$C$3:.$M$3];0))*&#10;    INDEX([$19ag.$D$4:.$L$8];MATCH([.O57];[$19ag.$C$4:.$C$8];0);MATCH([.N57];[$19ag.$D$3:.$L$3];0)))" office:value-type="float" office:value="18" calcext:value-type="float">
            <text:p>18</text:p>
          </table:table-cell>
          <table:table-cell table:formula="of:=IF([.X57]=&quot;&quot;;&quot;&quot;;IF([.F57]&lt;=[.X5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7]/([.I57]/[.J57]/58);20000)" office:value-type="float" office:value="1778.66666666667" calcext:value-type="float">
            <text:p>1779</text:p>
          </table:table-cell>
          <table:table-cell table:formula="of:=IF([.AA57]&gt;(10*[.F5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7]=&quot;RZ1-K&quot;;&quot;EPR&quot;;&#10;        IF(OR([.K57]=&quot;H07Z1-K&quot;;[.K5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7]^2*[.AB57]^2" office:value-type="float" office:value="4448.89" calcext:value-type="float">
            <text:p>4449</text:p>
          </table:table-cell>
          <table:table-cell table:formula="of:=[.AA57]^2*[.AB57]^2" office:value-type="float" office:value="316.365511111111" calcext:value-type="float">
            <text:p>316</text:p>
          </table:table-cell>
          <table:table-cell table:formula="of:=[.AC57]^2*[.J57]^2" office:value-type="float" office:value="82656.25" calcext:value-type="float">
            <text:p>82656,25</text:p>
          </table:table-cell>
          <table:table-cell table:formula="of:=IF(AND(&#10;    [.AE57]&lt;[.AF57];&#10;    [.AD57]&lt;[.AF57];&#10;    [.Z57]&lt;[.H5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: Cuina i forn</text:p>
          </table:table-cell>
          <table:table-cell table:formula="of:=[.F58]*[.E58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8]=&quot;Monofàsica&quot;;230;IF([.D58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8]=&quot;RZ1-K&quot;;[.K58]=&quot;RV-K&quot;);&quot;XLPE&quot;;&#10;IF(OR([.K58]=&quot;H07Z1-K&quot;;[.K58]=&quot;H07V-K&quot;;[.K58]=&quot;ES07Z1-K&quot;;[.K5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8]=&quot;Monofàsica&quot;;&quot;2x &quot;;&#10;  IF([.D58]=&quot;Trifàsica&quot;;&quot;3x &quot;;&quot;&quot;));&#10;&#10;  [.Q58]&#10;)" office:value-type="string" office:string-value="2x PVC" calcext:value-type="string">
            <text:p>2x PVC</text:p>
          </table:table-cell>
          <table:table-cell table:formula="of:=IF([.Q58]=&quot;PVC&quot;;48.47;IF([.Q58]=&quot;XLPE&quot;;45.49;&quot;Material conductor no valid&quot;))" office:value-type="float" office:value="48.47" calcext:value-type="float">
            <text:p>48,47</text:p>
          </table:table-cell>
          <table:table-cell table:formula="of:=0.03*[.E58]" office:value-type="float" office:value="6.9" calcext:value-type="float">
            <text:p>6,9</text:p>
          </table:table-cell>
          <table:table-cell table:formula="of:=2*[.C58]*[.I58]/[.J58]/[.S58]/[.E58]" office:value-type="float" office:value="2.57891479265525" calcext:value-type="float">
            <text:p>2,58</text:p>
          </table:table-cell>
          <table:table-cell table:formula="of:=IF([.T58]&gt;=[.U5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8];[$19imax.$C$12:.$C$26];0);&#10;   MATCH(&#10;     [.R58];&#10;     INDEX(&#10;       [$19imax.$D$3:.$U$10];&#10;        MATCH([.L58];[$19imax.$B$3:.$B$10];0);&#10;     );&#10;     0&#10;   )&#10;)" office:value-type="float" office:value="31" calcext:value-type="float">
            <text:p>31</text:p>
          </table:table-cell>
          <table:table-cell table:formula="of:=IF([.W58]=&quot;&quot;;&quot;&quot;;[.W58]*&#10;    INDEX([$19temp.$C$4:.$M$5];MATCH([.Q58];[$19temp.$B$4:.$B$5];0);MATCH([.M58];[$19temp.$C$3:.$M$3];0))*&#10;    INDEX([$19ag.$D$4:.$L$8];MATCH([.O58];[$19ag.$C$4:.$C$8];0);MATCH([.N58];[$19ag.$D$3:.$L$3];0)))" office:value-type="float" office:value="31" calcext:value-type="float">
            <text:p>31</text:p>
          </table:table-cell>
          <table:table-cell table:formula="of:=IF([.X58]=&quot;&quot;;&quot;&quot;;IF([.F58]&lt;=[.X5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8]/([.I58]/[.J58]/58);20000)" office:value-type="float" office:value="4268.8" calcext:value-type="float">
            <text:p>4269</text:p>
          </table:table-cell>
          <table:table-cell table:formula="of:=IF([.AA58]&gt;(10*[.F5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8]=&quot;RZ1-K&quot;;&quot;EPR&quot;;&#10;        IF(OR([.K58]=&quot;H07Z1-K&quot;;[.K5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8]^2*[.AB58]^2" office:value-type="float" office:value="4448.89" calcext:value-type="float">
            <text:p>4449</text:p>
          </table:table-cell>
          <table:table-cell table:formula="of:=[.AA58]^2*[.AB58]^2" office:value-type="float" office:value="1822.265344" calcext:value-type="float">
            <text:p>1822</text:p>
          </table:table-cell>
          <table:table-cell table:formula="of:=[.AC58]^2*[.J58]^2" office:value-type="float" office:value="476100" calcext:value-type="float">
            <text:p>476100</text:p>
          </table:table-cell>
          <table:table-cell table:formula="of:=IF(AND(&#10;    [.AE58]&lt;[.AF58];&#10;    [.AD58]&lt;[.AF58];&#10;    [.Z58]&lt;[.H5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a: Rentadora</text:p>
          </table:table-cell>
          <table:table-cell table:formula="of:=[.F59]*[.E59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59]=&quot;Monofàsica&quot;;230;IF([.D59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59]=&quot;RZ1-K&quot;;[.K59]=&quot;RV-K&quot;);&quot;XLPE&quot;;&#10;IF(OR([.K59]=&quot;H07Z1-K&quot;;[.K59]=&quot;H07V-K&quot;;[.K59]=&quot;ES07Z1-K&quot;;[.K5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59]=&quot;Monofàsica&quot;;&quot;2x &quot;;&#10;  IF([.D59]=&quot;Trifàsica&quot;;&quot;3x &quot;;&quot;&quot;));&#10;&#10;  [.Q59]&#10;)" office:value-type="string" office:string-value="2x PVC" calcext:value-type="string">
            <text:p>2x PVC</text:p>
          </table:table-cell>
          <table:table-cell table:formula="of:=IF([.Q59]=&quot;PVC&quot;;48.47;IF([.Q59]=&quot;XLPE&quot;;45.49;&quot;Material conductor no valid&quot;))" office:value-type="float" office:value="48.47" calcext:value-type="float">
            <text:p>48,47</text:p>
          </table:table-cell>
          <table:table-cell table:formula="of:=0.03*[.E59]" office:value-type="float" office:value="6.9" calcext:value-type="float">
            <text:p>6,9</text:p>
          </table:table-cell>
          <table:table-cell table:formula="of:=2*[.C59]*[.I59]/[.J59]/[.S59]/[.E59]" office:value-type="float" office:value="3.96121312151847" calcext:value-type="float">
            <text:p>3,96</text:p>
          </table:table-cell>
          <table:table-cell table:formula="of:=IF([.T59]&gt;=[.U5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59];[$19imax.$C$12:.$C$26];0);&#10;   MATCH(&#10;     [.R59];&#10;     INDEX(&#10;       [$19imax.$D$3:.$U$10];&#10;        MATCH([.L59];[$19imax.$B$3:.$B$10];0);&#10;     );&#10;     0&#10;   )&#10;)" office:value-type="float" office:value="18" calcext:value-type="float">
            <text:p>18</text:p>
          </table:table-cell>
          <table:table-cell table:formula="of:=IF([.W59]=&quot;&quot;;&quot;&quot;;[.W59]*&#10;    INDEX([$19temp.$C$4:.$M$5];MATCH([.Q59];[$19temp.$B$4:.$B$5];0);MATCH([.M59];[$19temp.$C$3:.$M$3];0))*&#10;    INDEX([$19ag.$D$4:.$L$8];MATCH([.O59];[$19ag.$C$4:.$C$8];0);MATCH([.N59];[$19ag.$D$3:.$L$3];0)))" office:value-type="float" office:value="18" calcext:value-type="float">
            <text:p>18</text:p>
          </table:table-cell>
          <table:table-cell table:formula="of:=IF([.X59]=&quot;&quot;;&quot;&quot;;IF([.F59]&lt;=[.X5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59]/([.I59]/[.J59]/58);20000)" office:value-type="float" office:value="1778.66666666667" calcext:value-type="float">
            <text:p>1779</text:p>
          </table:table-cell>
          <table:table-cell table:formula="of:=IF([.AA59]&gt;(10*[.F5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59]=&quot;RZ1-K&quot;;&quot;EPR&quot;;&#10;        IF(OR([.K59]=&quot;H07Z1-K&quot;;[.K5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59]^2*[.AB59]^2" office:value-type="float" office:value="4448.89" calcext:value-type="float">
            <text:p>4449</text:p>
          </table:table-cell>
          <table:table-cell table:formula="of:=[.AA59]^2*[.AB59]^2" office:value-type="float" office:value="316.365511111111" calcext:value-type="float">
            <text:p>316</text:p>
          </table:table-cell>
          <table:table-cell table:formula="of:=[.AC59]^2*[.J59]^2" office:value-type="float" office:value="82656.25" calcext:value-type="float">
            <text:p>82656,25</text:p>
          </table:table-cell>
          <table:table-cell table:formula="of:=IF(AND(&#10;    [.AE59]&lt;[.AF59];&#10;    [.AD59]&lt;[.AF59];&#10;    [.Z59]&lt;[.H5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b: Rentaplats</text:p>
          </table:table-cell>
          <table:table-cell table:formula="of:=[.F60]*[.E60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0]=&quot;Monofàsica&quot;;230;IF([.D60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0]=&quot;RZ1-K&quot;;[.K60]=&quot;RV-K&quot;);&quot;XLPE&quot;;&#10;IF(OR([.K60]=&quot;H07Z1-K&quot;;[.K60]=&quot;H07V-K&quot;;[.K60]=&quot;ES07Z1-K&quot;;[.K60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0]=&quot;Monofàsica&quot;;&quot;2x &quot;;&#10;  IF([.D60]=&quot;Trifàsica&quot;;&quot;3x &quot;;&quot;&quot;));&#10;&#10;  [.Q60]&#10;)" office:value-type="string" office:string-value="2x PVC" calcext:value-type="string">
            <text:p>2x PVC</text:p>
          </table:table-cell>
          <table:table-cell table:formula="of:=IF([.Q60]=&quot;PVC&quot;;48.47;IF([.Q60]=&quot;XLPE&quot;;45.49;&quot;Material conductor no valid&quot;))" office:value-type="float" office:value="48.47" calcext:value-type="float">
            <text:p>48,47</text:p>
          </table:table-cell>
          <table:table-cell table:formula="of:=0.03*[.E60]" office:value-type="float" office:value="6.9" calcext:value-type="float">
            <text:p>6,9</text:p>
          </table:table-cell>
          <table:table-cell table:formula="of:=2*[.C60]*[.I60]/[.J60]/[.S60]/[.E60]" office:value-type="float" office:value="3.96121312151847" calcext:value-type="float">
            <text:p>3,96</text:p>
          </table:table-cell>
          <table:table-cell table:formula="of:=IF([.T60]&gt;=[.U60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0];[$19imax.$C$12:.$C$26];0);&#10;   MATCH(&#10;     [.R60];&#10;     INDEX(&#10;       [$19imax.$D$3:.$U$10];&#10;        MATCH([.L60];[$19imax.$B$3:.$B$10];0);&#10;     );&#10;     0&#10;   )&#10;)" office:value-type="float" office:value="18" calcext:value-type="float">
            <text:p>18</text:p>
          </table:table-cell>
          <table:table-cell table:formula="of:=IF([.W60]=&quot;&quot;;&quot;&quot;;[.W60]*&#10;    INDEX([$19temp.$C$4:.$M$5];MATCH([.Q60];[$19temp.$B$4:.$B$5];0);MATCH([.M60];[$19temp.$C$3:.$M$3];0))*&#10;    INDEX([$19ag.$D$4:.$L$8];MATCH([.O60];[$19ag.$C$4:.$C$8];0);MATCH([.N60];[$19ag.$D$3:.$L$3];0)))" office:value-type="float" office:value="18" calcext:value-type="float">
            <text:p>18</text:p>
          </table:table-cell>
          <table:table-cell table:formula="of:=IF([.X60]=&quot;&quot;;&quot;&quot;;IF([.F60]&lt;=[.X60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0]/([.I60]/[.J60]/58);20000)" office:value-type="float" office:value="1778.66666666667" calcext:value-type="float">
            <text:p>1779</text:p>
          </table:table-cell>
          <table:table-cell table:formula="of:=IF([.AA60]&gt;(10*[.F60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0]=&quot;RZ1-K&quot;;&quot;EPR&quot;;&#10;        IF(OR([.K60]=&quot;H07Z1-K&quot;;[.K60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0]^2*[.AB60]^2" office:value-type="float" office:value="4448.89" calcext:value-type="float">
            <text:p>4449</text:p>
          </table:table-cell>
          <table:table-cell table:formula="of:=[.AA60]^2*[.AB60]^2" office:value-type="float" office:value="316.365511111111" calcext:value-type="float">
            <text:p>316</text:p>
          </table:table-cell>
          <table:table-cell table:formula="of:=[.AC60]^2*[.J60]^2" office:value-type="float" office:value="82656.25" calcext:value-type="float">
            <text:p>82656,25</text:p>
          </table:table-cell>
          <table:table-cell table:formula="of:=IF(AND(&#10;    [.AE60]&lt;[.AF60];&#10;    [.AD60]&lt;[.AF60];&#10;    [.Z60]&lt;[.H60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c: Termo</text:p>
          </table:table-cell>
          <table:table-cell table:formula="of:=[.F61]*[.E61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1]=&quot;Monofàsica&quot;;230;IF([.D61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1]=&quot;RZ1-K&quot;;[.K61]=&quot;RV-K&quot;);&quot;XLPE&quot;;&#10;IF(OR([.K61]=&quot;H07Z1-K&quot;;[.K61]=&quot;H07V-K&quot;;[.K61]=&quot;ES07Z1-K&quot;;[.K61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1]=&quot;Monofàsica&quot;;&quot;2x &quot;;&#10;  IF([.D61]=&quot;Trifàsica&quot;;&quot;3x &quot;;&quot;&quot;));&#10;&#10;  [.Q61]&#10;)" office:value-type="string" office:string-value="2x PVC" calcext:value-type="string">
            <text:p>2x PVC</text:p>
          </table:table-cell>
          <table:table-cell table:formula="of:=IF([.Q61]=&quot;PVC&quot;;48.47;IF([.Q61]=&quot;XLPE&quot;;45.49;&quot;Material conductor no valid&quot;))" office:value-type="float" office:value="48.47" calcext:value-type="float">
            <text:p>48,47</text:p>
          </table:table-cell>
          <table:table-cell table:formula="of:=0.03*[.E61]" office:value-type="float" office:value="6.9" calcext:value-type="float">
            <text:p>6,9</text:p>
          </table:table-cell>
          <table:table-cell table:formula="of:=2*[.C61]*[.I61]/[.J61]/[.S61]/[.E61]" office:value-type="float" office:value="3.96121312151847" calcext:value-type="float">
            <text:p>3,96</text:p>
          </table:table-cell>
          <table:table-cell table:formula="of:=IF([.T61]&gt;=[.U61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1];[$19imax.$C$12:.$C$26];0);&#10;   MATCH(&#10;     [.R61];&#10;     INDEX(&#10;       [$19imax.$D$3:.$U$10];&#10;        MATCH([.L61];[$19imax.$B$3:.$B$10];0);&#10;     );&#10;     0&#10;   )&#10;)" office:value-type="float" office:value="18" calcext:value-type="float">
            <text:p>18</text:p>
          </table:table-cell>
          <table:table-cell table:formula="of:=IF([.W61]=&quot;&quot;;&quot;&quot;;[.W61]*&#10;    INDEX([$19temp.$C$4:.$M$5];MATCH([.Q61];[$19temp.$B$4:.$B$5];0);MATCH([.M61];[$19temp.$C$3:.$M$3];0))*&#10;    INDEX([$19ag.$D$4:.$L$8];MATCH([.O61];[$19ag.$C$4:.$C$8];0);MATCH([.N61];[$19ag.$D$3:.$L$3];0)))" office:value-type="float" office:value="18" calcext:value-type="float">
            <text:p>18</text:p>
          </table:table-cell>
          <table:table-cell table:formula="of:=IF([.X61]=&quot;&quot;;&quot;&quot;;IF([.F61]&lt;=[.X61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1]/([.I61]/[.J61]/58);20000)" office:value-type="float" office:value="1778.66666666667" calcext:value-type="float">
            <text:p>1779</text:p>
          </table:table-cell>
          <table:table-cell table:formula="of:=IF([.AA61]&gt;(10*[.F61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1]=&quot;RZ1-K&quot;;&quot;EPR&quot;;&#10;        IF(OR([.K61]=&quot;H07Z1-K&quot;;[.K61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1]^2*[.AB61]^2" office:value-type="float" office:value="4448.89" calcext:value-type="float">
            <text:p>4449</text:p>
          </table:table-cell>
          <table:table-cell table:formula="of:=[.AA61]^2*[.AB61]^2" office:value-type="float" office:value="316.365511111111" calcext:value-type="float">
            <text:p>316</text:p>
          </table:table-cell>
          <table:table-cell table:formula="of:=[.AC61]^2*[.J61]^2" office:value-type="float" office:value="82656.25" calcext:value-type="float">
            <text:p>82656,25</text:p>
          </table:table-cell>
          <table:table-cell table:formula="of:=IF(AND(&#10;    [.AE61]&lt;[.AF61];&#10;    [.AD61]&lt;[.AF61];&#10;    [.Z61]&lt;[.H61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5: Preses bany i cuina</text:p>
          </table:table-cell>
          <table:table-cell table:formula="of:=[.F62]*[.E62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2]=&quot;Monofàsica&quot;;230;IF([.D62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2]=&quot;RZ1-K&quot;;[.K62]=&quot;RV-K&quot;);&quot;XLPE&quot;;&#10;IF(OR([.K62]=&quot;H07Z1-K&quot;;[.K62]=&quot;H07V-K&quot;;[.K62]=&quot;ES07Z1-K&quot;;[.K62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2]=&quot;Monofàsica&quot;;&quot;2x &quot;;&#10;  IF([.D62]=&quot;Trifàsica&quot;;&quot;3x &quot;;&quot;&quot;));&#10;&#10;  [.Q62]&#10;)" office:value-type="string" office:string-value="2x PVC" calcext:value-type="string">
            <text:p>2x PVC</text:p>
          </table:table-cell>
          <table:table-cell table:formula="of:=IF([.Q62]=&quot;PVC&quot;;48.47;IF([.Q62]=&quot;XLPE&quot;;45.49;&quot;Material conductor no valid&quot;))" office:value-type="float" office:value="48.47" calcext:value-type="float">
            <text:p>48,47</text:p>
          </table:table-cell>
          <table:table-cell table:formula="of:=0.03*[.E62]" office:value-type="float" office:value="6.9" calcext:value-type="float">
            <text:p>6,9</text:p>
          </table:table-cell>
          <table:table-cell table:formula="of:=2*[.C62]*[.I62]/[.J62]/[.S62]/[.E62]" office:value-type="float" office:value="3.96121312151847" calcext:value-type="float">
            <text:p>3,96</text:p>
          </table:table-cell>
          <table:table-cell table:formula="of:=IF([.T62]&gt;=[.U62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2];[$19imax.$C$12:.$C$26];0);&#10;   MATCH(&#10;     [.R62];&#10;     INDEX(&#10;       [$19imax.$D$3:.$U$10];&#10;        MATCH([.L62];[$19imax.$B$3:.$B$10];0);&#10;     );&#10;     0&#10;   )&#10;)" office:value-type="float" office:value="18" calcext:value-type="float">
            <text:p>18</text:p>
          </table:table-cell>
          <table:table-cell table:formula="of:=IF([.W62]=&quot;&quot;;&quot;&quot;;[.W62]*&#10;    INDEX([$19temp.$C$4:.$M$5];MATCH([.Q62];[$19temp.$B$4:.$B$5];0);MATCH([.M62];[$19temp.$C$3:.$M$3];0))*&#10;    INDEX([$19ag.$D$4:.$L$8];MATCH([.O62];[$19ag.$C$4:.$C$8];0);MATCH([.N62];[$19ag.$D$3:.$L$3];0)))" office:value-type="float" office:value="18" calcext:value-type="float">
            <text:p>18</text:p>
          </table:table-cell>
          <table:table-cell table:formula="of:=IF([.X62]=&quot;&quot;;&quot;&quot;;IF([.F62]&lt;=[.X62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2]/([.I62]/[.J62]/58);20000)" office:value-type="float" office:value="1778.66666666667" calcext:value-type="float">
            <text:p>1779</text:p>
          </table:table-cell>
          <table:table-cell table:formula="of:=IF([.AA62]&gt;(10*[.F62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2]=&quot;RZ1-K&quot;;&quot;EPR&quot;;&#10;        IF(OR([.K62]=&quot;H07Z1-K&quot;;[.K62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2]^2*[.AB62]^2" office:value-type="float" office:value="4448.89" calcext:value-type="float">
            <text:p>4449</text:p>
          </table:table-cell>
          <table:table-cell table:formula="of:=[.AA62]^2*[.AB62]^2" office:value-type="float" office:value="316.365511111111" calcext:value-type="float">
            <text:p>316</text:p>
          </table:table-cell>
          <table:table-cell table:formula="of:=[.AC62]^2*[.J62]^2" office:value-type="float" office:value="82656.25" calcext:value-type="float">
            <text:p>82656,25</text:p>
          </table:table-cell>
          <table:table-cell table:formula="of:=IF(AND(&#10;    [.AE62]&lt;[.AF62];&#10;    [.AD62]&lt;[.AF62];&#10;    [.Z62]&lt;[.H62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6: Addicional a C1 (&gt;30)</text:p>
          </table:table-cell>
          <table:table-cell table:formula="of:=[.F63]*[.E63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3]=&quot;Monofàsica&quot;;230;IF([.D63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3]=&quot;RZ1-K&quot;;[.K63]=&quot;RV-K&quot;);&quot;XLPE&quot;;&#10;IF(OR([.K63]=&quot;H07Z1-K&quot;;[.K63]=&quot;H07V-K&quot;;[.K63]=&quot;ES07Z1-K&quot;;[.K63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3]=&quot;Monofàsica&quot;;&quot;2x &quot;;&#10;  IF([.D63]=&quot;Trifàsica&quot;;&quot;3x &quot;;&quot;&quot;));&#10;&#10;  [.Q63]&#10;)" office:value-type="string" office:string-value="2x PVC" calcext:value-type="string">
            <text:p>2x PVC</text:p>
          </table:table-cell>
          <table:table-cell table:formula="of:=IF([.Q63]=&quot;PVC&quot;;48.47;IF([.Q63]=&quot;XLPE&quot;;45.49;&quot;Material conductor no valid&quot;))" office:value-type="float" office:value="48.47" calcext:value-type="float">
            <text:p>48,47</text:p>
          </table:table-cell>
          <table:table-cell table:formula="of:=0.03*[.E63]" office:value-type="float" office:value="6.9" calcext:value-type="float">
            <text:p>6,9</text:p>
          </table:table-cell>
          <table:table-cell table:formula="of:=2*[.C63]*[.I63]/[.J63]/[.S63]/[.E63]" office:value-type="float" office:value="4.1262636682484" calcext:value-type="float">
            <text:p>4,13</text:p>
          </table:table-cell>
          <table:table-cell table:formula="of:=IF([.T63]&gt;=[.U63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3];[$19imax.$C$12:.$C$26];0);&#10;   MATCH(&#10;     [.R63];&#10;     INDEX(&#10;       [$19imax.$D$3:.$U$10];&#10;        MATCH([.L63];[$19imax.$B$3:.$B$10];0);&#10;     );&#10;     0&#10;   )&#10;)" office:value-type="float" office:value="13.5" calcext:value-type="float">
            <text:p>13,5</text:p>
          </table:table-cell>
          <table:table-cell table:formula="of:=IF([.W63]=&quot;&quot;;&quot;&quot;;[.W63]*&#10;    INDEX([$19temp.$C$4:.$M$5];MATCH([.Q63];[$19temp.$B$4:.$B$5];0);MATCH([.M63];[$19temp.$C$3:.$M$3];0))*&#10;    INDEX([$19ag.$D$4:.$L$8];MATCH([.O63];[$19ag.$C$4:.$C$8];0);MATCH([.N63];[$19ag.$D$3:.$L$3];0)))" office:value-type="float" office:value="13.5" calcext:value-type="float">
            <text:p>13,5</text:p>
          </table:table-cell>
          <table:table-cell table:formula="of:=IF([.X63]=&quot;&quot;;&quot;&quot;;IF([.F63]&lt;=[.X63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3]/([.I63]/[.J63]/58);20000)" office:value-type="float" office:value="1067.2" calcext:value-type="float">
            <text:p>1067</text:p>
          </table:table-cell>
          <table:table-cell table:formula="of:=IF([.AA63]&gt;(10*[.F63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3]=&quot;RZ1-K&quot;;&quot;EPR&quot;;&#10;        IF(OR([.K63]=&quot;H07Z1-K&quot;;[.K63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3]^2*[.AB63]^2" office:value-type="float" office:value="4448.89" calcext:value-type="float">
            <text:p>4449</text:p>
          </table:table-cell>
          <table:table-cell table:formula="of:=[.AA63]^2*[.AB63]^2" office:value-type="float" office:value="113.891584" calcext:value-type="float">
            <text:p>114</text:p>
          </table:table-cell>
          <table:table-cell table:formula="of:=[.AC63]^2*[.J63]^2" office:value-type="float" office:value="29756.25" calcext:value-type="float">
            <text:p>29756,25</text:p>
          </table:table-cell>
          <table:table-cell table:formula="of:=IF(AND(&#10;    [.AE63]&lt;[.AF63];&#10;    [.AD63]&lt;[.AF63];&#10;    [.Z63]&lt;[.H63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7: Addicional a C2 (&gt;20)</text:p>
          </table:table-cell>
          <table:table-cell table:formula="of:=[.F64]*[.E64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4]=&quot;Monofàsica&quot;;230;IF([.D64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4]=&quot;RZ1-K&quot;;[.K64]=&quot;RV-K&quot;);&quot;XLPE&quot;;&#10;IF(OR([.K64]=&quot;H07Z1-K&quot;;[.K64]=&quot;H07V-K&quot;;[.K64]=&quot;ES07Z1-K&quot;;[.K64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4]=&quot;Monofàsica&quot;;&quot;2x &quot;;&#10;  IF([.D64]=&quot;Trifàsica&quot;;&quot;3x &quot;;&quot;&quot;));&#10;&#10;  [.Q64]&#10;)" office:value-type="string" office:string-value="2x PVC" calcext:value-type="string">
            <text:p>2x PVC</text:p>
          </table:table-cell>
          <table:table-cell table:formula="of:=IF([.Q64]=&quot;PVC&quot;;48.47;IF([.Q64]=&quot;XLPE&quot;;45.49;&quot;Material conductor no valid&quot;))" office:value-type="float" office:value="48.47" calcext:value-type="float">
            <text:p>48,47</text:p>
          </table:table-cell>
          <table:table-cell table:formula="of:=0.03*[.E64]" office:value-type="float" office:value="6.9" calcext:value-type="float">
            <text:p>6,9</text:p>
          </table:table-cell>
          <table:table-cell table:formula="of:=2*[.C64]*[.I64]/[.J64]/[.S64]/[.E64]" office:value-type="float" office:value="3.96121312151847" calcext:value-type="float">
            <text:p>3,96</text:p>
          </table:table-cell>
          <table:table-cell table:formula="of:=IF([.T64]&gt;=[.U64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4];[$19imax.$C$12:.$C$26];0);&#10;   MATCH(&#10;     [.R64];&#10;     INDEX(&#10;       [$19imax.$D$3:.$U$10];&#10;        MATCH([.L64];[$19imax.$B$3:.$B$10];0);&#10;     );&#10;     0&#10;   )&#10;)" office:value-type="float" office:value="18" calcext:value-type="float">
            <text:p>18</text:p>
          </table:table-cell>
          <table:table-cell table:formula="of:=IF([.W64]=&quot;&quot;;&quot;&quot;;[.W64]*&#10;    INDEX([$19temp.$C$4:.$M$5];MATCH([.Q64];[$19temp.$B$4:.$B$5];0);MATCH([.M64];[$19temp.$C$3:.$M$3];0))*&#10;    INDEX([$19ag.$D$4:.$L$8];MATCH([.O64];[$19ag.$C$4:.$C$8];0);MATCH([.N64];[$19ag.$D$3:.$L$3];0)))" office:value-type="float" office:value="18" calcext:value-type="float">
            <text:p>18</text:p>
          </table:table-cell>
          <table:table-cell table:formula="of:=IF([.X64]=&quot;&quot;;&quot;&quot;;IF([.F64]&lt;=[.X64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4]/([.I64]/[.J64]/58);20000)" office:value-type="float" office:value="1778.66666666667" calcext:value-type="float">
            <text:p>1779</text:p>
          </table:table-cell>
          <table:table-cell table:formula="of:=IF([.AA64]&gt;(10*[.F64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4]=&quot;RZ1-K&quot;;&quot;EPR&quot;;&#10;        IF(OR([.K64]=&quot;H07Z1-K&quot;;[.K64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4]^2*[.AB64]^2" office:value-type="float" office:value="4448.89" calcext:value-type="float">
            <text:p>4449</text:p>
          </table:table-cell>
          <table:table-cell table:formula="of:=[.AA64]^2*[.AB64]^2" office:value-type="float" office:value="316.365511111111" calcext:value-type="float">
            <text:p>316</text:p>
          </table:table-cell>
          <table:table-cell table:formula="of:=[.AC64]^2*[.J64]^2" office:value-type="float" office:value="82656.25" calcext:value-type="float">
            <text:p>82656,25</text:p>
          </table:table-cell>
          <table:table-cell table:formula="of:=IF(AND(&#10;    [.AE64]&lt;[.AF64];&#10;    [.AD64]&lt;[.AF64];&#10;    [.Z64]&lt;[.H64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8: Calefacció (fins 5,75 kW)</text:p>
          </table:table-cell>
          <table:table-cell table:formula="of:=[.F65]*[.E65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5]=&quot;Monofàsica&quot;;230;IF([.D65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5]=&quot;RZ1-K&quot;;[.K65]=&quot;RV-K&quot;);&quot;XLPE&quot;;&#10;IF(OR([.K65]=&quot;H07Z1-K&quot;;[.K65]=&quot;H07V-K&quot;;[.K65]=&quot;ES07Z1-K&quot;;[.K65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5]=&quot;Monofàsica&quot;;&quot;2x &quot;;&#10;  IF([.D65]=&quot;Trifàsica&quot;;&quot;3x &quot;;&quot;&quot;));&#10;&#10;  [.Q65]&#10;)" office:value-type="string" office:string-value="2x PVC" calcext:value-type="string">
            <text:p>2x PVC</text:p>
          </table:table-cell>
          <table:table-cell table:formula="of:=IF([.Q65]=&quot;PVC&quot;;48.47;IF([.Q65]=&quot;XLPE&quot;;45.49;&quot;Material conductor no valid&quot;))" office:value-type="float" office:value="48.47" calcext:value-type="float">
            <text:p>48,47</text:p>
          </table:table-cell>
          <table:table-cell table:formula="of:=0.03*[.E65]" office:value-type="float" office:value="6.9" calcext:value-type="float">
            <text:p>6,9</text:p>
          </table:table-cell>
          <table:table-cell table:formula="of:=2*[.C65]*[.I65]/[.J65]/[.S65]/[.E65]" office:value-type="float" office:value="2.57891479265525" calcext:value-type="float">
            <text:p>2,58</text:p>
          </table:table-cell>
          <table:table-cell table:formula="of:=IF([.T65]&gt;=[.U65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5];[$19imax.$C$12:.$C$26];0);&#10;   MATCH(&#10;     [.R65];&#10;     INDEX(&#10;       [$19imax.$D$3:.$U$10];&#10;        MATCH([.L65];[$19imax.$B$3:.$B$10];0);&#10;     );&#10;     0&#10;   )&#10;)" office:value-type="float" office:value="31" calcext:value-type="float">
            <text:p>31</text:p>
          </table:table-cell>
          <table:table-cell table:formula="of:=IF([.W65]=&quot;&quot;;&quot;&quot;;[.W65]*&#10;    INDEX([$19temp.$C$4:.$M$5];MATCH([.Q65];[$19temp.$B$4:.$B$5];0);MATCH([.M65];[$19temp.$C$3:.$M$3];0))*&#10;    INDEX([$19ag.$D$4:.$L$8];MATCH([.O65];[$19ag.$C$4:.$C$8];0);MATCH([.N65];[$19ag.$D$3:.$L$3];0)))" office:value-type="float" office:value="31" calcext:value-type="float">
            <text:p>31</text:p>
          </table:table-cell>
          <table:table-cell table:formula="of:=IF([.X65]=&quot;&quot;;&quot;&quot;;IF([.F65]&lt;=[.X65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5]/([.I65]/[.J65]/58);20000)" office:value-type="float" office:value="4268.8" calcext:value-type="float">
            <text:p>4269</text:p>
          </table:table-cell>
          <table:table-cell table:formula="of:=IF([.AA65]&gt;(10*[.F65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5]=&quot;RZ1-K&quot;;&quot;EPR&quot;;&#10;        IF(OR([.K65]=&quot;H07Z1-K&quot;;[.K65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5]^2*[.AB65]^2" office:value-type="float" office:value="4448.89" calcext:value-type="float">
            <text:p>4449</text:p>
          </table:table-cell>
          <table:table-cell table:formula="of:=[.AA65]^2*[.AB65]^2" office:value-type="float" office:value="1822.265344" calcext:value-type="float">
            <text:p>1822</text:p>
          </table:table-cell>
          <table:table-cell table:formula="of:=[.AC65]^2*[.J65]^2" office:value-type="float" office:value="476100" calcext:value-type="float">
            <text:p>476100</text:p>
          </table:table-cell>
          <table:table-cell table:formula="of:=IF(AND(&#10;    [.AE65]&lt;[.AF65];&#10;    [.AD65]&lt;[.AF65];&#10;    [.Z65]&lt;[.H65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9: A/A (fins 5,75 kW)</text:p>
          </table:table-cell>
          <table:table-cell table:formula="of:=[.F66]*[.E66]" office:value-type="float" office:value="5750" calcext:value-type="float">
            <text:p>575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6]=&quot;Monofàsica&quot;;230;IF([.D66]=&quot;Trifàsica&quot;;400;&quot;&quot;))" office:value-type="float" office:value="230" calcext:value-type="float">
            <text:p>230</text:p>
          </table:table-cell>
          <table:table-cell office:value-type="float" office:value="25" calcext:value-type="float">
            <text:p>25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6" calcext:value-type="float">
            <text:p>6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6]=&quot;RZ1-K&quot;;[.K66]=&quot;RV-K&quot;);&quot;XLPE&quot;;&#10;IF(OR([.K66]=&quot;H07Z1-K&quot;;[.K66]=&quot;H07V-K&quot;;[.K66]=&quot;ES07Z1-K&quot;;[.K66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6]=&quot;Monofàsica&quot;;&quot;2x &quot;;&#10;  IF([.D66]=&quot;Trifàsica&quot;;&quot;3x &quot;;&quot;&quot;));&#10;&#10;  [.Q66]&#10;)" office:value-type="string" office:string-value="2x PVC" calcext:value-type="string">
            <text:p>2x PVC</text:p>
          </table:table-cell>
          <table:table-cell table:formula="of:=IF([.Q66]=&quot;PVC&quot;;48.47;IF([.Q66]=&quot;XLPE&quot;;45.49;&quot;Material conductor no valid&quot;))" office:value-type="float" office:value="48.47" calcext:value-type="float">
            <text:p>48,47</text:p>
          </table:table-cell>
          <table:table-cell table:formula="of:=0.03*[.E66]" office:value-type="float" office:value="6.9" calcext:value-type="float">
            <text:p>6,9</text:p>
          </table:table-cell>
          <table:table-cell table:formula="of:=2*[.C66]*[.I66]/[.J66]/[.S66]/[.E66]" office:value-type="float" office:value="2.57891479265525" calcext:value-type="float">
            <text:p>2,58</text:p>
          </table:table-cell>
          <table:table-cell table:formula="of:=IF([.T66]&gt;=[.U66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6];[$19imax.$C$12:.$C$26];0);&#10;   MATCH(&#10;     [.R66];&#10;     INDEX(&#10;       [$19imax.$D$3:.$U$10];&#10;        MATCH([.L66];[$19imax.$B$3:.$B$10];0);&#10;     );&#10;     0&#10;   )&#10;)" office:value-type="float" office:value="31" calcext:value-type="float">
            <text:p>31</text:p>
          </table:table-cell>
          <table:table-cell table:formula="of:=IF([.W66]=&quot;&quot;;&quot;&quot;;[.W66]*&#10;    INDEX([$19temp.$C$4:.$M$5];MATCH([.Q66];[$19temp.$B$4:.$B$5];0);MATCH([.M66];[$19temp.$C$3:.$M$3];0))*&#10;    INDEX([$19ag.$D$4:.$L$8];MATCH([.O66];[$19ag.$C$4:.$C$8];0);MATCH([.N66];[$19ag.$D$3:.$L$3];0)))" office:value-type="float" office:value="31" calcext:value-type="float">
            <text:p>31</text:p>
          </table:table-cell>
          <table:table-cell table:formula="of:=IF([.X66]=&quot;&quot;;&quot;&quot;;IF([.F66]&lt;=[.X66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6]/([.I66]/[.J66]/58);20000)" office:value-type="float" office:value="4268.8" calcext:value-type="float">
            <text:p>4269</text:p>
          </table:table-cell>
          <table:table-cell table:formula="of:=IF([.AA66]&gt;(10*[.F66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6]=&quot;RZ1-K&quot;;&quot;EPR&quot;;&#10;        IF(OR([.K66]=&quot;H07Z1-K&quot;;[.K66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6]^2*[.AB66]^2" office:value-type="float" office:value="4448.89" calcext:value-type="float">
            <text:p>4449</text:p>
          </table:table-cell>
          <table:table-cell table:formula="of:=[.AA66]^2*[.AB66]^2" office:value-type="float" office:value="1822.265344" calcext:value-type="float">
            <text:p>1822</text:p>
          </table:table-cell>
          <table:table-cell table:formula="of:=[.AC66]^2*[.J66]^2" office:value-type="float" office:value="476100" calcext:value-type="float">
            <text:p>476100</text:p>
          </table:table-cell>
          <table:table-cell table:formula="of:=IF(AND(&#10;    [.AE66]&lt;[.AF66];&#10;    [.AD66]&lt;[.AF66];&#10;    [.Z66]&lt;[.H66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: Assecadora</text:p>
          </table:table-cell>
          <table:table-cell table:formula="of:=[.F67]*[.E67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7]=&quot;Monofàsica&quot;;230;IF([.D67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7]=&quot;RZ1-K&quot;;[.K67]=&quot;RV-K&quot;);&quot;XLPE&quot;;&#10;IF(OR([.K67]=&quot;H07Z1-K&quot;;[.K67]=&quot;H07V-K&quot;;[.K67]=&quot;ES07Z1-K&quot;;[.K67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7]=&quot;Monofàsica&quot;;&quot;2x &quot;;&#10;  IF([.D67]=&quot;Trifàsica&quot;;&quot;3x &quot;;&quot;&quot;));&#10;&#10;  [.Q67]&#10;)" office:value-type="string" office:string-value="2x PVC" calcext:value-type="string">
            <text:p>2x PVC</text:p>
          </table:table-cell>
          <table:table-cell table:formula="of:=IF([.Q67]=&quot;PVC&quot;;48.47;IF([.Q67]=&quot;XLPE&quot;;45.49;&quot;Material conductor no valid&quot;))" office:value-type="float" office:value="48.47" calcext:value-type="float">
            <text:p>48,47</text:p>
          </table:table-cell>
          <table:table-cell table:formula="of:=0.03*[.E67]" office:value-type="float" office:value="6.9" calcext:value-type="float">
            <text:p>6,9</text:p>
          </table:table-cell>
          <table:table-cell table:formula="of:=2*[.C67]*[.I67]/[.J67]/[.S67]/[.E67]" office:value-type="float" office:value="3.96121312151847" calcext:value-type="float">
            <text:p>3,96</text:p>
          </table:table-cell>
          <table:table-cell table:formula="of:=IF([.T67]&gt;=[.U67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7];[$19imax.$C$12:.$C$26];0);&#10;   MATCH(&#10;     [.R67];&#10;     INDEX(&#10;       [$19imax.$D$3:.$U$10];&#10;        MATCH([.L67];[$19imax.$B$3:.$B$10];0);&#10;     );&#10;     0&#10;   )&#10;)" office:value-type="float" office:value="18" calcext:value-type="float">
            <text:p>18</text:p>
          </table:table-cell>
          <table:table-cell table:formula="of:=IF([.W67]=&quot;&quot;;&quot;&quot;;[.W67]*&#10;    INDEX([$19temp.$C$4:.$M$5];MATCH([.Q67];[$19temp.$B$4:.$B$5];0);MATCH([.M67];[$19temp.$C$3:.$M$3];0))*&#10;    INDEX([$19ag.$D$4:.$L$8];MATCH([.O67];[$19ag.$C$4:.$C$8];0);MATCH([.N67];[$19ag.$D$3:.$L$3];0)))" office:value-type="float" office:value="18" calcext:value-type="float">
            <text:p>18</text:p>
          </table:table-cell>
          <table:table-cell table:formula="of:=IF([.X67]=&quot;&quot;;&quot;&quot;;IF([.F67]&lt;=[.X67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7]/([.I67]/[.J67]/58);20000)" office:value-type="float" office:value="1778.66666666667" calcext:value-type="float">
            <text:p>1779</text:p>
          </table:table-cell>
          <table:table-cell table:formula="of:=IF([.AA67]&gt;(10*[.F67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7]=&quot;RZ1-K&quot;;&quot;EPR&quot;;&#10;        IF(OR([.K67]=&quot;H07Z1-K&quot;;[.K67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7]^2*[.AB67]^2" office:value-type="float" office:value="4448.89" calcext:value-type="float">
            <text:p>4449</text:p>
          </table:table-cell>
          <table:table-cell table:formula="of:=[.AA67]^2*[.AB67]^2" office:value-type="float" office:value="316.365511111111" calcext:value-type="float">
            <text:p>316</text:p>
          </table:table-cell>
          <table:table-cell table:formula="of:=[.AC67]^2*[.J67]^2" office:value-type="float" office:value="82656.25" calcext:value-type="float">
            <text:p>82656,25</text:p>
          </table:table-cell>
          <table:table-cell table:formula="of:=IF(AND(&#10;    [.AE67]&lt;[.AF67];&#10;    [.AD67]&lt;[.AF67];&#10;    [.Z67]&lt;[.H67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1: Domòtica (fins 2,3 kW)</text:p>
          </table:table-cell>
          <table:table-cell table:formula="of:=[.F68]*[.E68]" office:value-type="float" office:value="2300" calcext:value-type="float">
            <text:p>230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8]=&quot;Monofàsica&quot;;230;IF([.D68]=&quot;Trifàsica&quot;;400;&quot;&quot;))" office:value-type="float" office:value="230" calcext:value-type="float">
            <text:p>230</text:p>
          </table:table-cell>
          <table:table-cell office:value-type="float" office:value="10" calcext:value-type="float">
            <text:p>10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1.5" calcext:value-type="float">
            <text:p>1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8]=&quot;RZ1-K&quot;;[.K68]=&quot;RV-K&quot;);&quot;XLPE&quot;;&#10;IF(OR([.K68]=&quot;H07Z1-K&quot;;[.K68]=&quot;H07V-K&quot;;[.K68]=&quot;ES07Z1-K&quot;;[.K68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8]=&quot;Monofàsica&quot;;&quot;2x &quot;;&#10;  IF([.D68]=&quot;Trifàsica&quot;;&quot;3x &quot;;&quot;&quot;));&#10;&#10;  [.Q68]&#10;)" office:value-type="string" office:string-value="2x PVC" calcext:value-type="string">
            <text:p>2x PVC</text:p>
          </table:table-cell>
          <table:table-cell table:formula="of:=IF([.Q68]=&quot;PVC&quot;;48.47;IF([.Q68]=&quot;XLPE&quot;;45.49;&quot;Material conductor no valid&quot;))" office:value-type="float" office:value="48.47" calcext:value-type="float">
            <text:p>48,47</text:p>
          </table:table-cell>
          <table:table-cell table:formula="of:=0.03*[.E68]" office:value-type="float" office:value="6.9" calcext:value-type="float">
            <text:p>6,9</text:p>
          </table:table-cell>
          <table:table-cell table:formula="of:=2*[.C68]*[.I68]/[.J68]/[.S68]/[.E68]" office:value-type="float" office:value="4.1262636682484" calcext:value-type="float">
            <text:p>4,13</text:p>
          </table:table-cell>
          <table:table-cell table:formula="of:=IF([.T68]&gt;=[.U68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8];[$19imax.$C$12:.$C$26];0);&#10;   MATCH(&#10;     [.R68];&#10;     INDEX(&#10;       [$19imax.$D$3:.$U$10];&#10;        MATCH([.L68];[$19imax.$B$3:.$B$10];0);&#10;     );&#10;     0&#10;   )&#10;)" office:value-type="float" office:value="13.5" calcext:value-type="float">
            <text:p>13,5</text:p>
          </table:table-cell>
          <table:table-cell table:formula="of:=IF([.W68]=&quot;&quot;;&quot;&quot;;[.W68]*&#10;    INDEX([$19temp.$C$4:.$M$5];MATCH([.Q68];[$19temp.$B$4:.$B$5];0);MATCH([.M68];[$19temp.$C$3:.$M$3];0))*&#10;    INDEX([$19ag.$D$4:.$L$8];MATCH([.O68];[$19ag.$C$4:.$C$8];0);MATCH([.N68];[$19ag.$D$3:.$L$3];0)))" office:value-type="float" office:value="13.5" calcext:value-type="float">
            <text:p>13,5</text:p>
          </table:table-cell>
          <table:table-cell table:formula="of:=IF([.X68]=&quot;&quot;;&quot;&quot;;IF([.F68]&lt;=[.X68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8]/([.I68]/[.J68]/58);20000)" office:value-type="float" office:value="1067.2" calcext:value-type="float">
            <text:p>1067</text:p>
          </table:table-cell>
          <table:table-cell table:formula="of:=IF([.AA68]&gt;(10*[.F68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8]=&quot;RZ1-K&quot;;&quot;EPR&quot;;&#10;        IF(OR([.K68]=&quot;H07Z1-K&quot;;[.K68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8]^2*[.AB68]^2" office:value-type="float" office:value="4448.89" calcext:value-type="float">
            <text:p>4449</text:p>
          </table:table-cell>
          <table:table-cell table:formula="of:=[.AA68]^2*[.AB68]^2" office:value-type="float" office:value="113.891584" calcext:value-type="float">
            <text:p>114</text:p>
          </table:table-cell>
          <table:table-cell table:formula="of:=[.AC68]^2*[.J68]^2" office:value-type="float" office:value="29756.25" calcext:value-type="float">
            <text:p>29756,25</text:p>
          </table:table-cell>
          <table:table-cell table:formula="of:=IF(AND(&#10;    [.AE68]&lt;[.AF68];&#10;    [.AD68]&lt;[.AF68];&#10;    [.Z68]&lt;[.H68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2: addicional a C5, o C3 i C4</text:p>
          </table:table-cell>
          <table:table-cell table:formula="of:=[.F69]*[.E69]" office:value-type="float" office:value="3680" calcext:value-type="float">
            <text:p>3680,00</text:p>
          </table:table-cell>
          <table:table-cell table:content-validation-name="val20" office:value-type="string" calcext:value-type="string">
            <text:p>Monofàsica</text:p>
          </table:table-cell>
          <table:table-cell table:formula="of:=IF([.D69]=&quot;Monofàsica&quot;;230;IF([.D69]=&quot;Trifàsica&quot;;400;&quot;&quot;))" office:value-type="float" office:value="230" calcext:value-type="float">
            <text:p>230</text:p>
          </table:table-cell>
          <table:table-cell office:value-type="float" office:value="16" calcext:value-type="float">
            <text:p>16,00</text:p>
          </table:table-cell>
          <table:table-cell table:content-validation-name="val6" office:value-type="string" calcext:value-type="string">
            <text:p>Únic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content-validation-name="val30" office:value-type="float" office:value="2.5" calcext:value-type="float">
            <text:p>2,5</text:p>
          </table:table-cell>
          <table:table-cell table:content-validation-name="val31" office:value-type="string" calcext:value-type="string">
            <text:p>H07Z1-K</text:p>
          </table:table-cell>
          <table:table-cell table:content-validation-name="val24" office:value-type="string" calcext:value-type="string">
            <text:p>B2</text:p>
          </table:table-cell>
          <table:table-cell table:content-validation-name="val25" office:value-type="float" office:value="40" calcext:value-type="float">
            <text:p>40</text:p>
          </table:table-cell>
          <table:table-cell table:content-validation-name="val26" office:value-type="float" office:value="1" calcext:value-type="float">
            <text:p>1</text:p>
          </table:table-cell>
          <table:table-cell table:content-validation-name="val27" office:value-type="string" calcext:value-type="string">
            <text:p>Encastats</text:p>
          </table:table-cell>
          <table:table-cell table:content-validation-name="val32" office:value-type="float" office:value="1" calcext:value-type="float">
            <text:p>1</text:p>
          </table:table-cell>
          <table:table-cell table:content-validation-name="val29" table:formula="of:=&#10;IF(OR([.K69]=&quot;RZ1-K&quot;;[.K69]=&quot;RV-K&quot;);&quot;XLPE&quot;;&#10;IF(OR([.K69]=&quot;H07Z1-K&quot;;[.K69]=&quot;H07V-K&quot;;[.K69]=&quot;ES07Z1-K&quot;;[.K69]=&quot;ES07V-K&quot;);&quot;PVC&quot;;&#10;&quot;&quot;))" office:value-type="string" office:string-value="PVC" calcext:value-type="string">
            <text:p>PVC</text:p>
          </table:table-cell>
          <table:table-cell table:content-validation-name="val29" table:formula="of:=COM.MICROSOFT.CONCAT(&#10;  IF([.D69]=&quot;Monofàsica&quot;;&quot;2x &quot;;&#10;  IF([.D69]=&quot;Trifàsica&quot;;&quot;3x &quot;;&quot;&quot;));&#10;&#10;  [.Q69]&#10;)" office:value-type="string" office:string-value="2x PVC" calcext:value-type="string">
            <text:p>2x PVC</text:p>
          </table:table-cell>
          <table:table-cell table:formula="of:=IF([.Q69]=&quot;PVC&quot;;48.47;IF([.Q69]=&quot;XLPE&quot;;45.49;&quot;Material conductor no valid&quot;))" office:value-type="float" office:value="48.47" calcext:value-type="float">
            <text:p>48,47</text:p>
          </table:table-cell>
          <table:table-cell table:formula="of:=0.03*[.E69]" office:value-type="float" office:value="6.9" calcext:value-type="float">
            <text:p>6,9</text:p>
          </table:table-cell>
          <table:table-cell table:formula="of:=2*[.C69]*[.I69]/[.J69]/[.S69]/[.E69]" office:value-type="float" office:value="3.96121312151847" calcext:value-type="float">
            <text:p>3,96</text:p>
          </table:table-cell>
          <table:table-cell table:formula="of:=IF([.T69]&gt;=[.U69];&quot;OK&quot;;&quot;No OK&quot;)" office:value-type="string" office:string-value="OK" calcext:value-type="string">
            <text:p>OK</text:p>
          </table:table-cell>
          <table:table-cell table:formula="of:=&#10;INDEX(&#10;   [$19imax.$D$12:.$U$26];&#10;   MATCH([.J69];[$19imax.$C$12:.$C$26];0);&#10;   MATCH(&#10;     [.R69];&#10;     INDEX(&#10;       [$19imax.$D$3:.$U$10];&#10;        MATCH([.L69];[$19imax.$B$3:.$B$10];0);&#10;     );&#10;     0&#10;   )&#10;)" office:value-type="float" office:value="18" calcext:value-type="float">
            <text:p>18</text:p>
          </table:table-cell>
          <table:table-cell table:formula="of:=IF([.W69]=&quot;&quot;;&quot;&quot;;[.W69]*&#10;    INDEX([$19temp.$C$4:.$M$5];MATCH([.Q69];[$19temp.$B$4:.$B$5];0);MATCH([.M69];[$19temp.$C$3:.$M$3];0))*&#10;    INDEX([$19ag.$D$4:.$L$8];MATCH([.O69];[$19ag.$C$4:.$C$8];0);MATCH([.N69];[$19ag.$D$3:.$L$3];0)))" office:value-type="float" office:value="18" calcext:value-type="float">
            <text:p>18</text:p>
          </table:table-cell>
          <table:table-cell table:formula="of:=IF([.X69]=&quot;&quot;;&quot;&quot;;IF([.F69]&lt;=[.X69];&quot;OK&quot;;&quot;NO OK&quot;))" office:value-type="string" office:string-value="OK" calcext:value-type="string">
            <text:p>OK</text:p>
          </table:table-cell>
          <table:table-cell table:formula="of:=MAX([$DI.$AC$4:.$AC$36])" office:value-type="float" office:value="6670" calcext:value-type="float">
            <text:p>6670</text:p>
          </table:table-cell>
          <table:table-cell table:formula="of:=MIN(0.8*[.E69]/([.I69]/[.J69]/58);20000)" office:value-type="float" office:value="1778.66666666667" calcext:value-type="float">
            <text:p>1779</text:p>
          </table:table-cell>
          <table:table-cell table:formula="of:=IF([.AA69]&gt;(10*[.F69]);0.01;999)" office:value-type="float" office:value="0.01" calcext:value-type="float">
            <text:p>0,01</text:p>
          </table:table-cell>
          <table:table-cell table:formula="of:=INDEX(&#10;    [$22kcc.$C$7:.$E$8];&#10;    1;&#10;    MATCH(&#10;        IF([.K69]=&quot;RZ1-K&quot;;&quot;EPR&quot;;&#10;        IF(OR([.K69]=&quot;H07Z1-K&quot;;[.K69]=&quot;ES07Z1-K&quot;);&quot;PVC&quot;));&#10;&#10;        [$22kcc.$C$3:.$E$3];0&#10;    )&#10;)" office:value-type="float" office:value="115" calcext:value-type="float">
            <text:p>115</text:p>
          </table:table-cell>
          <table:table-cell table:formula="of:=[.Z69]^2*[.AB69]^2" office:value-type="float" office:value="4448.89" calcext:value-type="float">
            <text:p>4449</text:p>
          </table:table-cell>
          <table:table-cell table:formula="of:=[.AA69]^2*[.AB69]^2" office:value-type="float" office:value="316.365511111111" calcext:value-type="float">
            <text:p>316</text:p>
          </table:table-cell>
          <table:table-cell table:formula="of:=[.AC69]^2*[.J69]^2" office:value-type="float" office:value="82656.25" calcext:value-type="float">
            <text:p>82656,25</text:p>
          </table:table-cell>
          <table:table-cell table:formula="of:=IF(AND(&#10;    [.AE69]&lt;[.AF69];&#10;    [.AD69]&lt;[.AF69];&#10;    [.Z69]&lt;[.H69]*1000);&#10;&quot;OK&quot;;&quot;NO OK&quot;)" office:value-type="string" office:string-value="OK" calcext:value-type="string">
            <text:p>OK</text:p>
          </table:table-cell>
          <table:table-cell table:number-columns-repeated="6"/>
        </table:table-row>
      </table:table>
      <table:table table:name="07imax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Default"/>
        <table:table-column table:style-name="co3" table:default-cell-style-name="ce166"/>
        <table:table-column table:style-name="co3" table:default-cell-style-name="ce168"/>
        <table:table-column table:style-name="co3" table:default-cell-style-name="ce171"/>
        <table:table-row table:style-name="ro1">
          <table:table-cell/>
          <table:table-cell table:style-name="Default" table:number-columns-repeated="3"/>
        </table:table-row>
        <table:table-row table:style-name="ro8">
          <table:table-cell/>
          <table:table-cell table:style-name="ce113"/>
          <table:table-cell table:style-name="ce167" office:value-type="string" calcext:value-type="string">
            <text:p>Al tub soterrat</text:p>
          </table:table-cell>
          <table:table-cell table:style-name="ce170" office:value-type="string" calcext:value-type="string">
            <text:p>Cu tub soterra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3"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3"/>
          <table:table-cell table:style-name="ce172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69" office:value-type="float" office:value="115" calcext:value-type="float">
            <text:p>115</text:p>
          </table:table-cell>
          <table:table-cell table:style-name="ce172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69" office:value-type="float" office:value="230" calcext:value-type="float">
            <text:p>230</text:p>
          </table:table-cell>
          <table:table-cell table:style-name="ce172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07temp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27" table:number-columns-spanned="1" table:number-rows-spanned="2"/>
          <table:table-cell table:style-name="ce177" office:value-type="string" calcext:value-type="string" table:number-columns-spanned="9" table:number-rows-spanned="1">
            <text:p>Temperatura del terreny</text:p>
          </table:table-cell>
          <table:covered-table-cell table:number-columns-repeated="8" table:style-name="ce179"/>
        </table:table-row>
        <table:table-row table:style-name="ro1">
          <table:table-cell/>
          <table:covered-table-cell table:style-name="ce127"/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25" calcext:value-type="float">
            <text:p>25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35" calcext:value-type="float">
            <text:p>35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74" office:value-type="string" calcext:value-type="string">
            <text:p>90°(XLPE)</text:p>
          </table:table-cell>
          <table:table-cell table:style-name="ce179" office:value-type="float" office:value="1.11" calcext:value-type="float">
            <text:p>1,11</text:p>
          </table:table-cell>
          <table:table-cell table:style-name="ce179" office:value-type="float" office:value="1.07" calcext:value-type="float">
            <text:p>1,07</text:p>
          </table:table-cell>
          <table:table-cell table:style-name="ce179" office:value-type="float" office:value="1.04" calcext:value-type="float">
            <text:p>1,04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.96" calcext:value-type="float">
            <text:p>0,96</text:p>
          </table:table-cell>
          <table:table-cell table:style-name="ce179" office:value-type="float" office:value="0.92" calcext:value-type="float">
            <text:p>0,92</text:p>
          </table:table-cell>
          <table:table-cell table:style-name="ce179" office:value-type="float" office:value="0.88" calcext:value-type="float">
            <text:p>0,88</text:p>
          </table:table-cell>
          <table:table-cell table:style-name="ce179" office:value-type="float" office:value="0.83" calcext:value-type="float">
            <text:p>0,83</text:p>
          </table:table-cell>
          <table:table-cell table:style-name="ce179" office:value-type="float" office:value="0.78" calcext:value-type="float">
            <text:p>0,78</text:p>
          </table:table-cell>
        </table:table-row>
      </table:table>
      <table:table table:name="07rt" table:style-name="ta1" table:protected="true" table:protection-key="Qo94v0JpPaL59LS6U3xfEB4nVg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1" table:default-cell-style-name="Default"/>
        <table:table-column table:style-name="co22" table:default-cell-style-name="ce179"/>
        <table:table-column table:style-name="co23" table:number-columns-repeated="3" table:default-cell-style-name="ce179"/>
        <table:table-column table:style-name="co23" table:default-cell-style-name="ce195"/>
        <table:table-column table:style-name="co23" table:number-columns-repeated="3" table:default-cell-style-name="ce179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81" office:value-type="string" calcext:value-type="string" table:number-columns-spanned="8" table:number-rows-spanned="1">
            <text:p>Cables instal·lats a tubs soterrats</text:p>
          </table:table-cell>
          <table:covered-table-cell table:number-columns-repeated="3"/>
          <table:covered-table-cell table:style-name="ce179"/>
          <table:covered-table-cell table:number-columns-repeated="3"/>
        </table:table-row>
        <table:table-row table:style-name="ro1">
          <table:table-cell/>
          <table:table-cell table:style-name="ce185"/>
          <table:table-cell table:style-name="ce188" office:value-type="string" calcext:value-type="string" table:number-columns-spanned="7" table:number-rows-spanned="1">
            <text:p>Resistivitat del terreny (K·m/W)</text:p>
          </table:table-cell>
          <table:covered-table-cell table:number-columns-repeated="6" table:style-name="ce191"/>
        </table:table-row>
        <table:table-row table:style-name="ro1">
          <table:table-cell/>
          <table:table-cell table:style-name="ce186" office:value-type="string" calcext:value-type="string">
            <text:p>Secció_mm²</text:p>
          </table:table-cell>
          <table:table-cell table:style-name="ce190" office:value-type="float" office:value="0.8" calcext:value-type="float">
            <text:p>0,8</text:p>
          </table:table-cell>
          <table:table-cell table:style-name="ce190" office:value-type="float" office:value="0.9" calcext:value-type="float">
            <text:p>0,9</text:p>
          </table:table-cell>
          <table:table-cell table:style-name="ce190" office:value-type="float" office:value="1" calcext:value-type="float">
            <text:p>1</text:p>
          </table:table-cell>
          <table:table-cell table:style-name="ce193" office:value-type="float" office:value="1.5" calcext:value-type="float">
            <text:p>1,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2.5" calcext:value-type="float">
            <text:p>2,5</text:p>
          </table:table-cell>
          <table:table-cell table:style-name="ce190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87" office:value-type="string" calcext:value-type="string">
            <text:p>10 (Cu)</text:p>
          </table:table-cell>
          <table:table-cell table:style-name="ce187" office:value-type="float" office:value="1.12" calcext:value-type="float">
            <text:p>1,12</text:p>
          </table:table-cell>
          <table:table-cell table:style-name="ce187" office:value-type="float" office:value="1.1" calcext:value-type="float">
            <text:p>1,1</text:p>
          </table:table-cell>
          <table:table-cell table:style-name="ce187"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table:style-name="ce187" office:value-type="float" office:value="0.93" calcext:value-type="float">
            <text:p>0,93</text:p>
          </table:table-cell>
          <table:table-cell table:style-name="ce187" office:value-type="float" office:value="0.88" calcext:value-type="float">
            <text:p>0,88</text:p>
          </table:table-cell>
          <table:table-cell table:style-name="ce187" office:value-type="float" office:value="0.83" calcext:value-type="float">
            <text:p>0,83</text:p>
          </table:table-cell>
        </table:table-row>
        <table:table-row table:style-name="ro1">
          <table:table-cell/>
          <table:table-cell table:style-name="ce187" office:value-type="string" calcext:value-type="string">
            <text:p>16 (Cu)</text:p>
          </table:table-cell>
          <table:table-cell table:style-name="ce187" office:value-type="float" office:value="1.12" calcext:value-type="float">
            <text:p>1,12</text:p>
          </table:table-cell>
          <table:table-cell table:style-name="ce187" office:value-type="float" office:value="1.1" calcext:value-type="float">
            <text:p>1,1</text:p>
          </table:table-cell>
          <table:table-cell table:style-name="ce187"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table:style-name="ce187" office:value-type="float" office:value="0.93" calcext:value-type="float">
            <text:p>0,93</text:p>
          </table:table-cell>
          <table:table-cell table:style-name="ce187" office:value-type="float" office:value="0.88" calcext:value-type="float">
            <text:p>0,88</text:p>
          </table:table-cell>
          <table:table-cell table:style-name="ce187" office:value-type="float" office:value="0.83" calcext:value-type="float">
            <text:p>0,8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</table:table-row>
      </table:table>
      <table:table table:name="07prof" table:style-name="ta1" table:protected="true">
        <loext:table-protection loext:select-unprotected-cells="true"/>
        <office:forms form:automatic-focus="false" form:apply-design-mode="false"/>
        <table:table-column table:style-name="co24" table:default-cell-style-name="Default"/>
        <table:table-column table:style-name="co3" table:default-cell-style-name="ce200"/>
        <table:table-column table:style-name="co3" table:default-cell-style-name="ce207"/>
        <table:table-column table:style-name="co3" table:default-cell-style-name="ce210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96" office:value-type="string" calcext:value-type="string" table:number-columns-spanned="1" table:number-rows-spanned="2">
            <text:p>Profunditat (m)</text:p>
          </table:table-cell>
          <table:table-cell table:style-name="ce204" office:value-type="string" calcext:value-type="string" table:number-columns-spanned="2" table:number-rows-spanned="1">
            <text:p>Cables de 0,6/1kV)</text:p>
          </table:table-cell>
          <table:covered-table-cell table:style-name="ce191"/>
        </table:table-row>
        <table:table-row table:style-name="ro1">
          <table:table-cell/>
          <table:covered-table-cell table:style-name="ce185"/>
          <table:table-cell table:style-name="ce205" office:value-type="string" calcext:value-type="string">
            <text:p>Soterrats</text:p>
          </table:table-cell>
          <table:table-cell table:style-name="ce190" office:value-type="string" calcext:value-type="string">
            <text:p>En tub</text:p>
          </table:table-cell>
        </table:table-row>
        <table:table-row table:style-name="ro1">
          <table:table-cell/>
          <table:table-cell table:style-name="ce199" office:value-type="float" office:value="0.5" calcext:value-type="float">
            <text:p>0,50</text:p>
          </table:table-cell>
          <table:table-cell table:style-name="ce206" office:value-type="float" office:value="1.04" calcext:value-type="float">
            <text:p>1,04</text:p>
          </table:table-cell>
          <table:table-cell table:style-name="ce209" office:value-type="float" office:value="1.03" calcext:value-type="float">
            <text:p>1,03</text:p>
          </table:table-cell>
        </table:table-row>
        <table:table-row table:style-name="ro1">
          <table:table-cell/>
          <table:table-cell table:formula="of:=[.B4]+0.1" office:value-type="float" office:value="0.6" calcext:value-type="float">
            <text:p>0,60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/>
          <table:table-cell table:style-name="ce201" table:formula="of:=[.B5]+0.1" office:value-type="float" office:value="0.7" calcext:value-type="float">
            <text:p>0,70</text:p>
          </table:table-cell>
          <table:table-cell table:style-name="ce208" office:value-type="float" office:value="1" calcext:value-type="float">
            <text:p>1,00</text:p>
          </table:table-cell>
          <table:table-cell table:style-name="ce201" office:value-type="float" office:value="1" calcext:value-type="float">
            <text:p>1,00</text:p>
          </table:table-cell>
        </table:table-row>
        <table:table-row table:style-name="ro1">
          <table:table-cell/>
          <table:table-cell table:formula="of:=[.B6]+0.1" office:value-type="float" office:value="0.8" calcext:value-type="float">
            <text:p>0,80</text:p>
          </table:table-cell>
          <table:table-cell table:number-columns-repeated="2" office:value-type="float" office:value="0.99" calcext:value-type="float">
            <text:p>0,99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table:number-columns-repeated="2" office:value-type="float" office:value="0.97" calcext:value-type="float">
            <text:p>0,97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/>
          <table:table-cell office:value-type="float" office:value="1.75" calcext:value-type="float">
            <text:p>1,7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/>
          <table:table-cell office:value-type="float" office:value="2" calcext:value-type="float">
            <text:p>2,00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/>
          <table:table-cell office:value-type="float" office:value="2.5" calcext:value-type="float">
            <text:p>2,50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/>
          <table:table-cell office:value-type="float" office:value="3" calcext:value-type="float">
            <text:p>3,00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0</text:p>
          </table:table-cell>
        </table:table-row>
      </table:table>
      <table:table table:name="07ag" table:style-name="ta1" table:protected="true">
        <loext:table-protection loext:select-unprotected-cells="true"/>
        <office:forms form:automatic-focus="false" form:apply-design-mode="false"/>
        <table:table-column table:style-name="co25" table:default-cell-style-name="Default"/>
        <table:table-column table:style-name="co3" table:default-cell-style-name="ce83"/>
        <table:table-column table:style-name="co3" table:number-columns-repeated="5" table:default-cell-style-name="ce179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Circuits agrupats</text:p>
          </table:table-cell>
          <table:table-cell table:style-name="ce174" office:value-type="string" calcext:value-type="string" table:number-columns-spanned="5" table:number-rows-spanned="1">
            <text:p>Circuits de cables en tubs soterrats</text:p>
          </table:table-cell>
          <table:covered-table-cell table:number-columns-repeated="4" table:style-name="ce185"/>
          <table:table-cell table:number-columns-repeated="2"/>
        </table:table-row>
        <table:table-row table:style-name="ro1">
          <table:table-cell/>
          <table:covered-table-cell table:style-name="ce81"/>
          <table:table-cell table:style-name="ce195" office:value-type="string" calcext:value-type="string">
            <text:p>En contacte</text:p>
          </table:table-cell>
          <table:table-cell table:style-name="ce195" office:value-type="float" office:value="200" calcext:value-type="float">
            <text:p>200</text:p>
          </table:table-cell>
          <table:table-cell table:style-name="ce195" office:value-type="float" office:value="400" calcext:value-type="float">
            <text:p>400</text:p>
          </table:table-cell>
          <table:table-cell table:style-name="ce195" office:value-type="float" office:value="600" calcext:value-type="float">
            <text:p>600</text:p>
          </table:table-cell>
          <table:table-cell table:style-name="ce195" office:value-type="float" office:value="800" calcext:value-type="float">
            <text:p>800</text:p>
          </table:table-cell>
          <table:table-cell/>
          <table:table-cell table:style-name="ce240"/>
        </table:table-row>
        <table:table-row table:style-name="ro1">
          <table:table-cell/>
          <table:table-cell table:style-name="ce82" office:value-type="float" office:value="1" calcext:value-type="float">
            <text:p>1</text:p>
          </table:table-cell>
          <table:table-cell table:number-columns-repeated="5" table:style-name="ce8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,61</text:p>
          </table:table-cell>
          <table:table-cell office:value-type="float" office:value="0.69" calcext:value-type="float">
            <text:p>0,69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table:content-validation-name="val19"/>
          <table:table-cell table:style-name="Default" table:number-columns-repeated="4"/>
          <table:table-cell table:number-columns-repeated="2"/>
        </table:table-row>
      </table:table>
      <table:table table:name="19imax" table:style-name="ta1" table:protected="true">
        <loext:table-protection loext:select-unprotected-cells="true"/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" table:default-cell-style-name="ce240"/>
        <table:table-column table:style-name="co29" table:default-cell-style-name="ce240"/>
        <table:table-column table:style-name="co28" table:number-columns-repeated="12" table:default-cell-style-name="ce240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Default" table:number-columns-repeated="18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A1</text:p>
          </table:table-cell>
          <table:covered-table-cell table:style-name="ce158"/>
          <table:table-cell table:style-name="ce272"/>
          <table:table-cell table:style-name="ce279" office:value-type="string" calcext:value-type="string">
            <text:p>3x PVC</text:p>
          </table:table-cell>
          <table:table-cell table:style-name="ce272" office:value-type="string" calcext:value-type="string">
            <text:p>2x PVC</text:p>
          </table:table-cell>
          <table:table-cell table:style-name="ce279"/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 office:value-type="string" calcext:value-type="string">
            <text:p>2x XLPE</text:p>
          </table:table-cell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A2</text:p>
          </table:table-cell>
          <table:covered-table-cell table:style-name="ce158"/>
          <table:table-cell table:style-name="ce272" office:value-type="string" calcext:value-type="string">
            <text:p>3x PVC</text:p>
          </table:table-cell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 office:value-type="string" calcext:value-type="string">
            <text:p>2x XLPE</text:p>
          </table:table-cell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B1</text:p>
          </table:table-cell>
          <table:covered-table-cell table:style-name="ce158"/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3x PVC</text:p>
          </table:table-cell>
          <table:table-cell table:style-name="ce272"/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/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/>
          <table:table-cell table:style-name="ce279"/>
          <table:table-cell table:style-name="ce272" office:value-type="string" calcext:value-type="string">
            <text:p>2x XLPE</text:p>
          </table:table-cell>
          <table:table-cell table:style-name="ce279"/>
          <table:table-cell table:style-name="ce272"/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B2</text:p>
          </table:table-cell>
          <table:covered-table-cell table:style-name="ce158"/>
          <table:table-cell table:style-name="ce272"/>
          <table:table-cell table:style-name="ce279"/>
          <table:table-cell table:style-name="ce272" office:value-type="string" calcext:value-type="string">
            <text:p>3x PVC</text:p>
          </table:table-cell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/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 office:value-type="string" calcext:value-type="string">
            <text:p>2x XLPE</text:p>
          </table:table-cell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C</text:p>
          </table:table-cell>
          <table:covered-table-cell table:style-name="ce158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3x PVC</text:p>
          </table:table-cell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/>
          <table:table-cell table:style-name="ce279" office:value-type="string" calcext:value-type="string">
            <text:p>2x XLPE</text:p>
          </table:table-cell>
          <table:table-cell table:style-name="ce272"/>
          <table:table-cell table:style-name="ce279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D1/D2</text:p>
          </table:table-cell>
          <table:covered-table-cell table:style-name="ce158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E</text:p>
          </table:table-cell>
          <table:covered-table-cell table:style-name="ce158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3x PVC</text:p>
          </table:table-cell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/>
          <table:table-cell table:style-name="ce272" office:value-type="string" calcext:value-type="string">
            <text:p>3x XLPE</text:p>
          </table:table-cell>
          <table:table-cell table:style-name="ce279"/>
          <table:table-cell table:style-name="ce272" office:value-type="string" calcext:value-type="string">
            <text:p>2x XLPE</text:p>
          </table:table-cell>
          <table:table-cell table:style-name="ce279"/>
        </table:table-row>
        <table:table-row table:style-name="ro8">
          <table:table-cell/>
          <table:table-cell table:style-name="ce158" office:value-type="string" calcext:value-type="string" table:number-columns-spanned="2" table:number-rows-spanned="1">
            <text:p>F</text:p>
          </table:table-cell>
          <table:covered-table-cell table:style-name="ce158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3x PVC</text:p>
          </table:table-cell>
          <table:table-cell table:style-name="ce272"/>
          <table:table-cell table:style-name="ce279"/>
          <table:table-cell table:style-name="ce272"/>
          <table:table-cell table:style-name="ce279" office:value-type="string" calcext:value-type="string">
            <text:p>2x PVC</text:p>
          </table:table-cell>
          <table:table-cell table:style-name="ce272"/>
          <table:table-cell table:style-name="ce279" office:value-type="string" calcext:value-type="string">
            <text:p>3x XLPE</text:p>
          </table:table-cell>
          <table:table-cell table:style-name="ce272"/>
          <table:table-cell table:style-name="ce279" office:value-type="string" calcext:value-type="string">
            <text:p>2x XLPE</text:p>
          </table:table-cell>
        </table:table-row>
        <table:table-row table:style-name="ro8">
          <table:table-cell/>
          <table:table-cell table:style-name="ce159" office:value-type="string" calcext:value-type="string" table:number-columns-spanned="2" table:number-rows-spanned="1">
            <text:p>Secció mm2</text:p>
          </table:table-cell>
          <table:covered-table-cell table:style-name="ce159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73" office:value-type="string" calcext:value-type="string">
            <text:p>5a</text:p>
          </table:table-cell>
          <table:table-cell table:style-name="ce273" office:value-type="string" calcext:value-type="string">
            <text:p>5b</text:p>
          </table:table-cell>
          <table:table-cell table:style-name="ce273" office:value-type="string" calcext:value-type="string">
            <text:p>6a</text:p>
          </table:table-cell>
          <table:table-cell table:style-name="ce273" office:value-type="string" calcext:value-type="string">
            <text:p>6b</text:p>
          </table:table-cell>
          <table:table-cell table:style-name="ce273" office:value-type="string" calcext:value-type="string">
            <text:p>7a</text:p>
          </table:table-cell>
          <table:table-cell table:style-name="ce273" office:value-type="string" calcext:value-type="string">
            <text:p>7b</text:p>
          </table:table-cell>
          <table:table-cell table:style-name="ce273" office:value-type="string" calcext:value-type="string">
            <text:p>8a</text:p>
          </table:table-cell>
          <table:table-cell table:style-name="ce273" office:value-type="string" calcext:value-type="string">
            <text:p>8b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string" calcext:value-type="string">
            <text:p>9b</text:p>
          </table:table-cell>
          <table:table-cell table:style-name="ce273" office:value-type="string" calcext:value-type="string">
            <text:p>10a</text:p>
          </table:table-cell>
          <table:table-cell table:style-name="ce273" office:value-type="string" calcext:value-type="string">
            <text:p>10b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273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54" office:value-type="string" calcext:value-type="string" table:number-columns-spanned="1" table:number-rows-spanned="15">
            <text:p>Coure</text:p>
          </table:table-cell>
          <table:table-cell table:style-name="ce267" office:value-type="float" office:value="1.5" calcext:value-type="float">
            <text:p>1,5</text:p>
          </table:table-cell>
          <table:table-cell table:style-name="ce274" office:value-type="float" office:value="11" calcext:value-type="float">
            <text:p>11</text:p>
          </table:table-cell>
          <table:table-cell table:style-name="ce274" office:value-type="float" office:value="11.5" calcext:value-type="float">
            <text:p>11,5</text:p>
          </table:table-cell>
          <table:table-cell table:style-name="ce274" office:value-type="float" office:value="12.5" calcext:value-type="float">
            <text:p>12,5</text:p>
          </table:table-cell>
          <table:table-cell table:style-name="ce274" office:value-type="float" office:value="13.5" calcext:value-type="float">
            <text:p>13,5</text:p>
          </table:table-cell>
          <table:table-cell table:style-name="ce274" office:value-type="float" office:value="14" calcext:value-type="float">
            <text:p>14</text:p>
          </table:table-cell>
          <table:table-cell table:style-name="ce274" office:value-type="float" office:value="14.5" calcext:value-type="float">
            <text:p>14,5</text:p>
          </table:table-cell>
          <table:table-cell table:style-name="ce274" office:value-type="float" office:value="15.5" calcext:value-type="float">
            <text:p>15,5</text:p>
          </table:table-cell>
          <table:table-cell table:style-name="ce274" office:value-type="float" office:value="16" calcext:value-type="float">
            <text:p>16</text:p>
          </table:table-cell>
          <table:table-cell table:style-name="ce274" office:value-type="float" office:value="16.5" calcext:value-type="float">
            <text:p>16,5</text:p>
          </table:table-cell>
          <table:table-cell table:style-name="ce274" office:value-type="float" office:value="17" calcext:value-type="float">
            <text:p>17</text:p>
          </table:table-cell>
          <table:table-cell table:style-name="ce274" office:value-type="float" office:value="17.5" calcext:value-type="float">
            <text:p>17,5</text:p>
          </table:table-cell>
          <table:table-cell table:style-name="ce274" office:value-type="float" office:value="19" calcext:value-type="float">
            <text:p>19</text:p>
          </table:table-cell>
          <table:table-cell table:number-columns-repeated="3" table:style-name="ce274" office:value-type="float" office:value="20" calcext:value-type="float">
            <text:p>20</text:p>
          </table:table-cell>
          <table:table-cell table:style-name="ce274" office:value-type="float" office:value="21" calcext:value-type="float">
            <text:p>21</text:p>
          </table:table-cell>
          <table:table-cell table:style-name="ce274" office:value-type="float" office:value="23" calcext:value-type="float">
            <text:p>23</text:p>
          </table:table-cell>
          <table:table-cell table:style-name="ce274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2.5" calcext:value-type="float">
            <text:p>2,5</text:p>
          </table:table-cell>
          <table:table-cell table:style-name="ce275" office:value-type="float" office:value="15" calcext:value-type="float">
            <text:p>15</text:p>
          </table:table-cell>
          <table:table-cell table:style-name="ce280" office:value-type="float" office:value="15.5" calcext:value-type="float">
            <text:p>15,5</text:p>
          </table:table-cell>
          <table:table-cell table:style-name="ce275" office:value-type="float" office:value="17" calcext:value-type="float">
            <text:p>17</text:p>
          </table:table-cell>
          <table:table-cell table:style-name="ce280" office:value-type="float" office:value="18" calcext:value-type="float">
            <text:p>18</text:p>
          </table:table-cell>
          <table:table-cell table:style-name="ce275" office:value-type="float" office:value="19" calcext:value-type="float">
            <text:p>19</text:p>
          </table:table-cell>
          <table:table-cell table:style-name="ce280" office:value-type="float" office:value="20" calcext:value-type="float">
            <text:p>20</text:p>
          </table:table-cell>
          <table:table-cell table:style-name="ce275" office:value-type="float" office:value="20" calcext:value-type="float">
            <text:p>20</text:p>
          </table:table-cell>
          <table:table-cell table:style-name="ce280" office:value-type="float" office:value="21" calcext:value-type="float">
            <text:p>21</text:p>
          </table:table-cell>
          <table:table-cell table:style-name="ce275" office:value-type="float" office:value="22" calcext:value-type="float">
            <text:p>22</text:p>
          </table:table-cell>
          <table:table-cell table:style-name="ce280" office:value-type="float" office:value="23" calcext:value-type="float">
            <text:p>23</text:p>
          </table:table-cell>
          <table:table-cell table:style-name="ce275" office:value-type="float" office:value="24" calcext:value-type="float">
            <text:p>24</text:p>
          </table:table-cell>
          <table:table-cell table:style-name="ce280" office:value-type="float" office:value="26" calcext:value-type="float">
            <text:p>26</text:p>
          </table:table-cell>
          <table:table-cell table:style-name="ce275" office:value-type="float" office:value="27" calcext:value-type="float">
            <text:p>27</text:p>
          </table:table-cell>
          <table:table-cell table:style-name="ce280" office:value-type="float" office:value="26" calcext:value-type="float">
            <text:p>26</text:p>
          </table:table-cell>
          <table:table-cell table:style-name="ce275" office:value-type="float" office:value="28" calcext:value-type="float">
            <text:p>28</text:p>
          </table:table-cell>
          <table:table-cell table:style-name="ce280" office:value-type="float" office:value="30" calcext:value-type="float">
            <text:p>30</text:p>
          </table:table-cell>
          <table:table-cell table:style-name="ce275" office:value-type="float" office:value="32" calcext:value-type="float">
            <text:p>32</text:p>
          </table:table-cell>
          <table:table-cell table:style-name="ce28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4" calcext:value-type="float">
            <text:p>4</text:p>
          </table:table-cell>
          <table:table-cell table:number-columns-repeated="2" table:style-name="ce274" office:value-type="float" office:value="20" calcext:value-type="float">
            <text:p>20</text:p>
          </table:table-cell>
          <table:table-cell table:style-name="ce274" office:value-type="float" office:value="22" calcext:value-type="float">
            <text:p>22</text:p>
          </table:table-cell>
          <table:table-cell table:style-name="ce274" office:value-type="float" office:value="24" calcext:value-type="float">
            <text:p>24</text:p>
          </table:table-cell>
          <table:table-cell table:style-name="ce274" office:value-type="float" office:value="25" calcext:value-type="float">
            <text:p>25</text:p>
          </table:table-cell>
          <table:table-cell table:style-name="ce274" office:value-type="float" office:value="26" calcext:value-type="float">
            <text:p>26</text:p>
          </table:table-cell>
          <table:table-cell table:style-name="ce274" office:value-type="float" office:value="28" calcext:value-type="float">
            <text:p>28</text:p>
          </table:table-cell>
          <table:table-cell table:style-name="ce274" office:value-type="float" office:value="29" calcext:value-type="float">
            <text:p>29</text:p>
          </table:table-cell>
          <table:table-cell table:style-name="ce274" office:value-type="float" office:value="30" calcext:value-type="float">
            <text:p>30</text:p>
          </table:table-cell>
          <table:table-cell table:style-name="ce274" office:value-type="float" office:value="31" calcext:value-type="float">
            <text:p>31</text:p>
          </table:table-cell>
          <table:table-cell table:style-name="ce274" office:value-type="float" office:value="32" calcext:value-type="float">
            <text:p>32</text:p>
          </table:table-cell>
          <table:table-cell table:style-name="ce274" office:value-type="float" office:value="34" calcext:value-type="float">
            <text:p>34</text:p>
          </table:table-cell>
          <table:table-cell table:number-columns-repeated="2" table:style-name="ce274" office:value-type="float" office:value="36" calcext:value-type="float">
            <text:p>36</text:p>
          </table:table-cell>
          <table:table-cell table:style-name="ce274" office:value-type="float" office:value="38" calcext:value-type="float">
            <text:p>38</text:p>
          </table:table-cell>
          <table:table-cell table:style-name="ce274" office:value-type="float" office:value="40" calcext:value-type="float">
            <text:p>40</text:p>
          </table:table-cell>
          <table:table-cell table:style-name="ce274" office:value-type="float" office:value="44" calcext:value-type="float">
            <text:p>44</text:p>
          </table:table-cell>
          <table:table-cell table:style-name="ce274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6" calcext:value-type="float">
            <text:p>6</text:p>
          </table:table-cell>
          <table:table-cell table:style-name="ce275" office:value-type="float" office:value="25" calcext:value-type="float">
            <text:p>25</text:p>
          </table:table-cell>
          <table:table-cell table:style-name="ce280" office:value-type="float" office:value="26" calcext:value-type="float">
            <text:p>26</text:p>
          </table:table-cell>
          <table:table-cell table:style-name="ce275" office:value-type="float" office:value="29" calcext:value-type="float">
            <text:p>29</text:p>
          </table:table-cell>
          <table:table-cell table:style-name="ce280" office:value-type="float" office:value="31" calcext:value-type="float">
            <text:p>31</text:p>
          </table:table-cell>
          <table:table-cell table:style-name="ce275" office:value-type="float" office:value="32" calcext:value-type="float">
            <text:p>32</text:p>
          </table:table-cell>
          <table:table-cell table:style-name="ce280" office:value-type="float" office:value="34" calcext:value-type="float">
            <text:p>34</text:p>
          </table:table-cell>
          <table:table-cell table:style-name="ce275" office:value-type="float" office:value="36" calcext:value-type="float">
            <text:p>36</text:p>
          </table:table-cell>
          <table:table-cell table:style-name="ce280" office:value-type="float" office:value="37" calcext:value-type="float">
            <text:p>37</text:p>
          </table:table-cell>
          <table:table-cell table:style-name="ce275" office:value-type="float" office:value="39" calcext:value-type="float">
            <text:p>39</text:p>
          </table:table-cell>
          <table:table-cell table:style-name="ce280" office:value-type="float" office:value="40" calcext:value-type="float">
            <text:p>40</text:p>
          </table:table-cell>
          <table:table-cell table:style-name="ce275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75" office:value-type="float" office:value="46" calcext:value-type="float">
            <text:p>46</text:p>
          </table:table-cell>
          <table:table-cell table:style-name="ce280" office:value-type="float" office:value="46" calcext:value-type="float">
            <text:p>46</text:p>
          </table:table-cell>
          <table:table-cell table:style-name="ce275" office:value-type="float" office:value="49" calcext:value-type="float">
            <text:p>49</text:p>
          </table:table-cell>
          <table:table-cell table:style-name="ce280" office:value-type="float" office:value="52" calcext:value-type="float">
            <text:p>52</text:p>
          </table:table-cell>
          <table:table-cell table:style-name="ce275" office:value-type="float" office:value="57" calcext:value-type="float">
            <text:p>57</text:p>
          </table:table-cell>
          <table:table-cell table:style-name="ce28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10" calcext:value-type="float">
            <text:p>10</text:p>
          </table:table-cell>
          <table:table-cell table:style-name="ce274" office:value-type="float" office:value="33" calcext:value-type="float">
            <text:p>33</text:p>
          </table:table-cell>
          <table:table-cell table:style-name="ce274" office:value-type="float" office:value="36" calcext:value-type="float">
            <text:p>36</text:p>
          </table:table-cell>
          <table:table-cell table:style-name="ce274" office:value-type="float" office:value="40" calcext:value-type="float">
            <text:p>40</text:p>
          </table:table-cell>
          <table:table-cell table:style-name="ce274" office:value-type="float" office:value="43" calcext:value-type="float">
            <text:p>43</text:p>
          </table:table-cell>
          <table:table-cell table:style-name="ce274" office:value-type="float" office:value="45" calcext:value-type="float">
            <text:p>45</text:p>
          </table:table-cell>
          <table:table-cell table:style-name="ce274" office:value-type="float" office:value="46" calcext:value-type="float">
            <text:p>46</text:p>
          </table:table-cell>
          <table:table-cell table:style-name="ce274" office:value-type="float" office:value="49" calcext:value-type="float">
            <text:p>49</text:p>
          </table:table-cell>
          <table:table-cell table:style-name="ce274" office:value-type="float" office:value="52" calcext:value-type="float">
            <text:p>52</text:p>
          </table:table-cell>
          <table:table-cell table:number-columns-repeated="2" table:style-name="ce274" office:value-type="float" office:value="54" calcext:value-type="float">
            <text:p>54</text:p>
          </table:table-cell>
          <table:table-cell table:style-name="ce274" office:value-type="float" office:value="57" calcext:value-type="float">
            <text:p>57</text:p>
          </table:table-cell>
          <table:table-cell table:style-name="ce274" office:value-type="float" office:value="60" calcext:value-type="float">
            <text:p>60</text:p>
          </table:table-cell>
          <table:table-cell table:style-name="ce274" office:value-type="float" office:value="63" calcext:value-type="float">
            <text:p>63</text:p>
          </table:table-cell>
          <table:table-cell table:style-name="ce274" office:value-type="float" office:value="65" calcext:value-type="float">
            <text:p>65</text:p>
          </table:table-cell>
          <table:table-cell table:style-name="ce274" office:value-type="float" office:value="68" calcext:value-type="float">
            <text:p>68</text:p>
          </table:table-cell>
          <table:table-cell table:style-name="ce274" office:value-type="float" office:value="72" calcext:value-type="float">
            <text:p>72</text:p>
          </table:table-cell>
          <table:table-cell table:style-name="ce274" office:value-type="float" office:value="78" calcext:value-type="float">
            <text:p>78</text:p>
          </table:table-cell>
          <table:table-cell table:style-name="ce274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16" calcext:value-type="float">
            <text:p>16</text:p>
          </table:table-cell>
          <table:table-cell table:style-name="ce275" office:value-type="float" office:value="45" calcext:value-type="float">
            <text:p>45</text:p>
          </table:table-cell>
          <table:table-cell table:style-name="ce280" office:value-type="float" office:value="48" calcext:value-type="float">
            <text:p>48</text:p>
          </table:table-cell>
          <table:table-cell table:style-name="ce275" office:value-type="float" office:value="53" calcext:value-type="float">
            <text:p>53</text:p>
          </table:table-cell>
          <table:table-cell table:style-name="ce280" office:value-type="float" office:value="59" calcext:value-type="float">
            <text:p>59</text:p>
          </table:table-cell>
          <table:table-cell table:style-name="ce275" office:value-type="float" office:value="61" calcext:value-type="float">
            <text:p>61</text:p>
          </table:table-cell>
          <table:table-cell table:style-name="ce280" office:value-type="float" office:value="63" calcext:value-type="float">
            <text:p>63</text:p>
          </table:table-cell>
          <table:table-cell table:style-name="ce275" office:value-type="float" office:value="66" calcext:value-type="float">
            <text:p>66</text:p>
          </table:table-cell>
          <table:table-cell table:style-name="ce280" office:value-type="float" office:value="69" calcext:value-type="float">
            <text:p>69</text:p>
          </table:table-cell>
          <table:table-cell table:style-name="ce275" office:value-type="float" office:value="72" calcext:value-type="float">
            <text:p>72</text:p>
          </table:table-cell>
          <table:table-cell table:style-name="ce280" office:value-type="float" office:value="73" calcext:value-type="float">
            <text:p>73</text:p>
          </table:table-cell>
          <table:table-cell table:style-name="ce275" office:value-type="float" office:value="77" calcext:value-type="float">
            <text:p>77</text:p>
          </table:table-cell>
          <table:table-cell table:style-name="ce280" office:value-type="float" office:value="81" calcext:value-type="float">
            <text:p>81</text:p>
          </table:table-cell>
          <table:table-cell table:style-name="ce275" office:value-type="float" office:value="85" calcext:value-type="float">
            <text:p>85</text:p>
          </table:table-cell>
          <table:table-cell table:style-name="ce280" office:value-type="float" office:value="87" calcext:value-type="float">
            <text:p>87</text:p>
          </table:table-cell>
          <table:table-cell table:style-name="ce275" office:value-type="float" office:value="91" calcext:value-type="float">
            <text:p>91</text:p>
          </table:table-cell>
          <table:table-cell table:style-name="ce280" office:value-type="float" office:value="97" calcext:value-type="float">
            <text:p>97</text:p>
          </table:table-cell>
          <table:table-cell table:style-name="ce275" office:value-type="float" office:value="104" calcext:value-type="float">
            <text:p>104</text:p>
          </table:table-cell>
          <table:table-cell table:style-name="ce28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25" calcext:value-type="float">
            <text:p>25</text:p>
          </table:table-cell>
          <table:table-cell table:style-name="ce274" office:value-type="float" office:value="59" calcext:value-type="float">
            <text:p>59</text:p>
          </table:table-cell>
          <table:table-cell table:style-name="ce274" office:value-type="float" office:value="63" calcext:value-type="float">
            <text:p>63</text:p>
          </table:table-cell>
          <table:table-cell table:style-name="ce274" office:value-type="float" office:value="69" calcext:value-type="float">
            <text:p>69</text:p>
          </table:table-cell>
          <table:table-cell table:style-name="ce274" office:value-type="float" office:value="77" calcext:value-type="float">
            <text:p>77</text:p>
          </table:table-cell>
          <table:table-cell table:style-name="ce274" office:value-type="float" office:value="80" calcext:value-type="float">
            <text:p>80</text:p>
          </table:table-cell>
          <table:table-cell table:style-name="ce274" office:value-type="float" office:value="82" calcext:value-type="float">
            <text:p>82</text:p>
          </table:table-cell>
          <table:table-cell table:style-name="ce274" office:value-type="float" office:value="86" calcext:value-type="float">
            <text:p>86</text:p>
          </table:table-cell>
          <table:table-cell table:style-name="ce274" office:value-type="float" office:value="87" calcext:value-type="float">
            <text:p>87</text:p>
          </table:table-cell>
          <table:table-cell table:style-name="ce274" office:value-type="float" office:value="91" calcext:value-type="float">
            <text:p>91</text:p>
          </table:table-cell>
          <table:table-cell table:style-name="ce274" office:value-type="float" office:value="95" calcext:value-type="float">
            <text:p>95</text:p>
          </table:table-cell>
          <table:table-cell table:style-name="ce274" office:value-type="float" office:value="100" calcext:value-type="float">
            <text:p>100</text:p>
          </table:table-cell>
          <table:table-cell table:style-name="ce274" office:value-type="float" office:value="103" calcext:value-type="float">
            <text:p>103</text:p>
          </table:table-cell>
          <table:table-cell table:style-name="ce274" office:value-type="float" office:value="108" calcext:value-type="float">
            <text:p>108</text:p>
          </table:table-cell>
          <table:table-cell table:style-name="ce274" office:value-type="float" office:value="110" calcext:value-type="float">
            <text:p>110</text:p>
          </table:table-cell>
          <table:table-cell table:style-name="ce274" office:value-type="float" office:value="115" calcext:value-type="float">
            <text:p>115</text:p>
          </table:table-cell>
          <table:table-cell table:style-name="ce274" office:value-type="float" office:value="122" calcext:value-type="float">
            <text:p>122</text:p>
          </table:table-cell>
          <table:table-cell table:style-name="ce274" office:value-type="float" office:value="135" calcext:value-type="float">
            <text:p>135</text:p>
          </table:table-cell>
          <table:table-cell table:style-name="ce274" office:value-type="float" office:value="146" calcext:value-type="float">
            <text:p>146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35" calcext:value-type="float">
            <text:p>35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float" office:value="95" calcext:value-type="float">
            <text:p>95</text:p>
          </table:table-cell>
          <table:table-cell table:style-name="ce275" office:value-type="float" office:value="100" calcext:value-type="float">
            <text:p>100</text:p>
          </table:table-cell>
          <table:table-cell table:style-name="ce280" office:value-type="float" office:value="101" calcext:value-type="float">
            <text:p>101</text:p>
          </table:table-cell>
          <table:table-cell table:style-name="ce275" office:value-type="float" office:value="106" calcext:value-type="float">
            <text:p>106</text:p>
          </table:table-cell>
          <table:table-cell table:style-name="ce280" office:value-type="float" office:value="109" calcext:value-type="float">
            <text:p>109</text:p>
          </table:table-cell>
          <table:table-cell table:style-name="ce275" office:value-type="float" office:value="114" calcext:value-type="float">
            <text:p>114</text:p>
          </table:table-cell>
          <table:table-cell table:style-name="ce280" office:value-type="float" office:value="119" calcext:value-type="float">
            <text:p>119</text:p>
          </table:table-cell>
          <table:table-cell table:style-name="ce275" office:value-type="float" office:value="124" calcext:value-type="float">
            <text:p>124</text:p>
          </table:table-cell>
          <table:table-cell table:style-name="ce280" office:value-type="float" office:value="127" calcext:value-type="float">
            <text:p>127</text:p>
          </table:table-cell>
          <table:table-cell table:style-name="ce275" office:value-type="float" office:value="133" calcext:value-type="float">
            <text:p>133</text:p>
          </table:table-cell>
          <table:table-cell table:style-name="ce280" office:value-type="float" office:value="137" calcext:value-type="float">
            <text:p>137</text:p>
          </table:table-cell>
          <table:table-cell table:style-name="ce275" office:value-type="float" office:value="143" calcext:value-type="float">
            <text:p>143</text:p>
          </table:table-cell>
          <table:table-cell table:style-name="ce280" office:value-type="float" office:value="153" calcext:value-type="float">
            <text:p>153</text:p>
          </table:table-cell>
          <table:table-cell table:style-name="ce275" office:value-type="float" office:value="168" calcext:value-type="float">
            <text:p>168</text:p>
          </table:table-cell>
          <table:table-cell table:style-name="ce280" office:value-type="float" office:value="182" calcext:value-type="float">
            <text:p>182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50" calcext:value-type="float">
            <text:p>50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74" office:value-type="float" office:value="116" calcext:value-type="float">
            <text:p>116</text:p>
          </table:table-cell>
          <table:table-cell table:style-name="ce274" office:value-type="float" office:value="121" calcext:value-type="float">
            <text:p>121</text:p>
          </table:table-cell>
          <table:table-cell table:style-name="ce274" office:value-type="float" office:value="122" calcext:value-type="float">
            <text:p>122</text:p>
          </table:table-cell>
          <table:table-cell table:style-name="ce274" office:value-type="float" office:value="128" calcext:value-type="float">
            <text:p>128</text:p>
          </table:table-cell>
          <table:table-cell table:style-name="ce274" office:value-type="float" office:value="133" calcext:value-type="float">
            <text:p>133</text:p>
          </table:table-cell>
          <table:table-cell table:style-name="ce274" office:value-type="float" office:value="139" calcext:value-type="float">
            <text:p>139</text:p>
          </table:table-cell>
          <table:table-cell table:style-name="ce274" office:value-type="float" office:value="145" calcext:value-type="float">
            <text:p>145</text:p>
          </table:table-cell>
          <table:table-cell table:style-name="ce274" office:value-type="float" office:value="151" calcext:value-type="float">
            <text:p>151</text:p>
          </table:table-cell>
          <table:table-cell table:style-name="ce274" office:value-type="float" office:value="155" calcext:value-type="float">
            <text:p>155</text:p>
          </table:table-cell>
          <table:table-cell table:style-name="ce274" office:value-type="float" office:value="162" calcext:value-type="float">
            <text:p>162</text:p>
          </table:table-cell>
          <table:table-cell table:style-name="ce274" office:value-type="float" office:value="167" calcext:value-type="float">
            <text:p>167</text:p>
          </table:table-cell>
          <table:table-cell table:style-name="ce274" office:value-type="float" office:value="174" calcext:value-type="float">
            <text:p>174</text:p>
          </table:table-cell>
          <table:table-cell table:style-name="ce274" office:value-type="float" office:value="188" calcext:value-type="float">
            <text:p>188</text:p>
          </table:table-cell>
          <table:table-cell table:style-name="ce274" office:value-type="float" office:value="204" calcext:value-type="float">
            <text:p>204</text:p>
          </table:table-cell>
          <table:table-cell table:style-name="ce274" office:value-type="float" office:value="220" calcext:value-type="float">
            <text:p>220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70" calcext:value-type="float">
            <text:p>70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float" office:value="148" calcext:value-type="float">
            <text:p>148</text:p>
          </table:table-cell>
          <table:table-cell table:style-name="ce275" office:value-type="float" office:value="155" calcext:value-type="float">
            <text:p>155</text:p>
          </table:table-cell>
          <table:table-cell table:style-name="ce280" office:value-type="float" office:value="155" calcext:value-type="float">
            <text:p>155</text:p>
          </table:table-cell>
          <table:table-cell table:style-name="ce275" office:value-type="float" office:value="162" calcext:value-type="float">
            <text:p>162</text:p>
          </table:table-cell>
          <table:table-cell table:style-name="ce280" office:value-type="float" office:value="170" calcext:value-type="float">
            <text:p>170</text:p>
          </table:table-cell>
          <table:table-cell table:style-name="ce275" office:value-type="float" office:value="178" calcext:value-type="float">
            <text:p>178</text:p>
          </table:table-cell>
          <table:table-cell table:style-name="ce280" office:value-type="float" office:value="185" calcext:value-type="float">
            <text:p>185</text:p>
          </table:table-cell>
          <table:table-cell table:style-name="ce275" office:value-type="float" office:value="193" calcext:value-type="float">
            <text:p>193</text:p>
          </table:table-cell>
          <table:table-cell table:style-name="ce280" office:value-type="float" office:value="199" calcext:value-type="float">
            <text:p>199</text:p>
          </table:table-cell>
          <table:table-cell table:style-name="ce275" office:value-type="float" office:value="208" calcext:value-type="float">
            <text:p>208</text:p>
          </table:table-cell>
          <table:table-cell table:style-name="ce280" office:value-type="float" office:value="214" calcext:value-type="float">
            <text:p>214</text:p>
          </table:table-cell>
          <table:table-cell table:style-name="ce275" office:value-type="float" office:value="223" calcext:value-type="float">
            <text:p>223</text:p>
          </table:table-cell>
          <table:table-cell table:style-name="ce280" office:value-type="float" office:value="243" calcext:value-type="float">
            <text:p>243</text:p>
          </table:table-cell>
          <table:table-cell table:style-name="ce275" office:value-type="float" office:value="262" calcext:value-type="float">
            <text:p>262</text:p>
          </table:table-cell>
          <table:table-cell table:style-name="ce280" office:value-type="float" office:value="282" calcext:value-type="float">
            <text:p>282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95" calcext:value-type="float">
            <text:p>95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74" office:value-type="float" office:value="180" calcext:value-type="float">
            <text:p>180</text:p>
          </table:table-cell>
          <table:table-cell table:style-name="ce274" office:value-type="float" office:value="188" calcext:value-type="float">
            <text:p>188</text:p>
          </table:table-cell>
          <table:table-cell table:style-name="ce274" office:value-type="float" office:value="187" calcext:value-type="float">
            <text:p>187</text:p>
          </table:table-cell>
          <table:table-cell table:style-name="ce274" office:value-type="float" office:value="196" calcext:value-type="float">
            <text:p>196</text:p>
          </table:table-cell>
          <table:table-cell table:style-name="ce274" office:value-type="float" office:value="207" calcext:value-type="float">
            <text:p>207</text:p>
          </table:table-cell>
          <table:table-cell table:style-name="ce274" office:value-type="float" office:value="216" calcext:value-type="float">
            <text:p>216</text:p>
          </table:table-cell>
          <table:table-cell table:style-name="ce274" office:value-type="float" office:value="224" calcext:value-type="float">
            <text:p>224</text:p>
          </table:table-cell>
          <table:table-cell table:style-name="ce274" office:value-type="float" office:value="234" calcext:value-type="float">
            <text:p>234</text:p>
          </table:table-cell>
          <table:table-cell table:style-name="ce274" office:value-type="float" office:value="241" calcext:value-type="float">
            <text:p>241</text:p>
          </table:table-cell>
          <table:table-cell table:style-name="ce274" office:value-type="float" office:value="252" calcext:value-type="float">
            <text:p>252</text:p>
          </table:table-cell>
          <table:table-cell table:style-name="ce274" office:value-type="float" office:value="259" calcext:value-type="float">
            <text:p>259</text:p>
          </table:table-cell>
          <table:table-cell table:style-name="ce274" office:value-type="float" office:value="271" calcext:value-type="float">
            <text:p>271</text:p>
          </table:table-cell>
          <table:table-cell table:style-name="ce274" office:value-type="float" office:value="298" calcext:value-type="float">
            <text:p>298</text:p>
          </table:table-cell>
          <table:table-cell table:style-name="ce274" office:value-type="float" office:value="320" calcext:value-type="float">
            <text:p>320</text:p>
          </table:table-cell>
          <table:table-cell table:style-name="ce274" office:value-type="float" office:value="343" calcext:value-type="float">
            <text:p>343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120" calcext:value-type="float">
            <text:p>120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float" office:value="207" calcext:value-type="float">
            <text:p>207</text:p>
          </table:table-cell>
          <table:table-cell table:style-name="ce275" office:value-type="float" office:value="217" calcext:value-type="float">
            <text:p>217</text:p>
          </table:table-cell>
          <table:table-cell table:style-name="ce280" office:value-type="float" office:value="216" calcext:value-type="float">
            <text:p>216</text:p>
          </table:table-cell>
          <table:table-cell table:style-name="ce275" office:value-type="float" office:value="226" calcext:value-type="float">
            <text:p>226</text:p>
          </table:table-cell>
          <table:table-cell table:style-name="ce280" office:value-type="float" office:value="240" calcext:value-type="float">
            <text:p>240</text:p>
          </table:table-cell>
          <table:table-cell table:style-name="ce275" office:value-type="float" office:value="251" calcext:value-type="float">
            <text:p>251</text:p>
          </table:table-cell>
          <table:table-cell table:style-name="ce280" office:value-type="float" office:value="260" calcext:value-type="float">
            <text:p>260</text:p>
          </table:table-cell>
          <table:table-cell table:style-name="ce275" office:value-type="float" office:value="272" calcext:value-type="float">
            <text:p>272</text:p>
          </table:table-cell>
          <table:table-cell table:style-name="ce280" office:value-type="float" office:value="280" calcext:value-type="float">
            <text:p>280</text:p>
          </table:table-cell>
          <table:table-cell table:style-name="ce275" office:value-type="float" office:value="293" calcext:value-type="float">
            <text:p>293</text:p>
          </table:table-cell>
          <table:table-cell table:style-name="ce280" office:value-type="float" office:value="301" calcext:value-type="float">
            <text:p>301</text:p>
          </table:table-cell>
          <table:table-cell table:style-name="ce275" office:value-type="float" office:value="314" calcext:value-type="float">
            <text:p>314</text:p>
          </table:table-cell>
          <table:table-cell table:style-name="ce280" office:value-type="float" office:value="350" calcext:value-type="float">
            <text:p>350</text:p>
          </table:table-cell>
          <table:table-cell table:style-name="ce275" office:value-type="float" office:value="373" calcext:value-type="float">
            <text:p>373</text:p>
          </table:table-cell>
          <table:table-cell table:style-name="ce280" office:value-type="float" office:value="397" calcext:value-type="float">
            <text:p>397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150" calcext:value-type="float">
            <text:p>150</text:p>
          </table:table-cell>
          <table:table-cell table:number-columns-repeated="5" table:style-name="ce274" office:value-type="string" calcext:value-type="string">
            <text:p>-</text:p>
          </table:table-cell>
          <table:table-cell table:style-name="ce274" office:value-type="float" office:value="247" calcext:value-type="float">
            <text:p>247</text:p>
          </table:table-cell>
          <table:table-cell table:style-name="ce274" office:value-type="float" office:value="259" calcext:value-type="float">
            <text:p>259</text:p>
          </table:table-cell>
          <table:table-cell table:style-name="ce274" office:value-type="float" office:value="276" calcext:value-type="float">
            <text:p>276</text:p>
          </table:table-cell>
          <table:table-cell table:style-name="ce274" office:value-type="float" office:value="289" calcext:value-type="float">
            <text:p>289</text:p>
          </table:table-cell>
          <table:table-cell table:style-name="ce274" office:value-type="float" office:value="299" calcext:value-type="float">
            <text:p>299</text:p>
          </table:table-cell>
          <table:table-cell table:style-name="ce274" office:value-type="float" office:value="313" calcext:value-type="float">
            <text:p>313</text:p>
          </table:table-cell>
          <table:table-cell table:style-name="ce274" office:value-type="float" office:value="322" calcext:value-type="float">
            <text:p>322</text:p>
          </table:table-cell>
          <table:table-cell table:style-name="ce274" office:value-type="float" office:value="337" calcext:value-type="float">
            <text:p>337</text:p>
          </table:table-cell>
          <table:table-cell table:style-name="ce274" office:value-type="float" office:value="343" calcext:value-type="float">
            <text:p>343</text:p>
          </table:table-cell>
          <table:table-cell table:style-name="ce274" office:value-type="float" office:value="359" calcext:value-type="float">
            <text:p>359</text:p>
          </table:table-cell>
          <table:table-cell table:style-name="ce274" office:value-type="float" office:value="401" calcext:value-type="float">
            <text:p>401</text:p>
          </table:table-cell>
          <table:table-cell table:style-name="ce274" office:value-type="float" office:value="430" calcext:value-type="float">
            <text:p>430</text:p>
          </table:table-cell>
          <table:table-cell table:style-name="ce274" office:value-type="float" office:value="458" calcext:value-type="float">
            <text:p>458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8" office:value-type="float" office:value="185" calcext:value-type="float">
            <text:p>185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280" office:value-type="float" office:value="281" calcext:value-type="float">
            <text:p>281</text:p>
          </table:table-cell>
          <table:table-cell table:style-name="ce275" office:value-type="float" office:value="294" calcext:value-type="float">
            <text:p>294</text:p>
          </table:table-cell>
          <table:table-cell table:style-name="ce280" office:value-type="float" office:value="314" calcext:value-type="float">
            <text:p>314</text:p>
          </table:table-cell>
          <table:table-cell table:style-name="ce275" office:value-type="float" office:value="329" calcext:value-type="float">
            <text:p>329</text:p>
          </table:table-cell>
          <table:table-cell table:style-name="ce280" office:value-type="float" office:value="341" calcext:value-type="float">
            <text:p>341</text:p>
          </table:table-cell>
          <table:table-cell table:style-name="ce275" office:value-type="float" office:value="356" calcext:value-type="float">
            <text:p>356</text:p>
          </table:table-cell>
          <table:table-cell table:style-name="ce280" office:value-type="float" office:value="368" calcext:value-type="float">
            <text:p>368</text:p>
          </table:table-cell>
          <table:table-cell table:style-name="ce275" office:value-type="float" office:value="385" calcext:value-type="float">
            <text:p>385</text:p>
          </table:table-cell>
          <table:table-cell table:style-name="ce280" office:value-type="float" office:value="391" calcext:value-type="float">
            <text:p>391</text:p>
          </table:table-cell>
          <table:table-cell table:style-name="ce275" office:value-type="float" office:value="409" calcext:value-type="float">
            <text:p>409</text:p>
          </table:table-cell>
          <table:table-cell table:style-name="ce280" office:value-type="float" office:value="460" calcext:value-type="float">
            <text:p>460</text:p>
          </table:table-cell>
          <table:table-cell table:style-name="ce275" office:value-type="float" office:value="493" calcext:value-type="float">
            <text:p>493</text:p>
          </table:table-cell>
          <table:table-cell table:style-name="ce280" office:value-type="float" office:value="523" calcext:value-type="float">
            <text:p>523</text:p>
          </table:table-cell>
        </table:table-row>
        <table:table-row table:style-name="ro1">
          <table:table-cell/>
          <table:covered-table-cell table:style-name="ce258" office:value-type="string" calcext:value-type="string">
            <text:p>Cobre</text:p>
          </table:covered-table-cell>
          <table:table-cell table:style-name="ce267" office:value-type="float" office:value="240" calcext:value-type="float">
            <text:p>240</text:p>
          </table:table-cell>
          <table:table-cell table:number-columns-repeated="5" table:style-name="ce274" office:value-type="string" calcext:value-type="string">
            <text:p>-</text:p>
          </table:table-cell>
          <table:table-cell table:style-name="ce274" office:value-type="float" office:value="330" calcext:value-type="float">
            <text:p>330</text:p>
          </table:table-cell>
          <table:table-cell table:style-name="ce274" office:value-type="float" office:value="345" calcext:value-type="float">
            <text:p>345</text:p>
          </table:table-cell>
          <table:table-cell table:style-name="ce274" office:value-type="float" office:value="368" calcext:value-type="float">
            <text:p>368</text:p>
          </table:table-cell>
          <table:table-cell table:style-name="ce274" office:value-type="float" office:value="385" calcext:value-type="float">
            <text:p>385</text:p>
          </table:table-cell>
          <table:table-cell table:style-name="ce274" office:value-type="float" office:value="401" calcext:value-type="float">
            <text:p>401</text:p>
          </table:table-cell>
          <table:table-cell table:style-name="ce274" office:value-type="float" office:value="419" calcext:value-type="float">
            <text:p>419</text:p>
          </table:table-cell>
          <table:table-cell table:style-name="ce274" office:value-type="float" office:value="435" calcext:value-type="float">
            <text:p>435</text:p>
          </table:table-cell>
          <table:table-cell table:style-name="ce274" office:value-type="float" office:value="455" calcext:value-type="float">
            <text:p>455</text:p>
          </table:table-cell>
          <table:table-cell table:style-name="ce274" office:value-type="float" office:value="468" calcext:value-type="float">
            <text:p>468</text:p>
          </table:table-cell>
          <table:table-cell table:style-name="ce274" office:value-type="float" office:value="489" calcext:value-type="float">
            <text:p>489</text:p>
          </table:table-cell>
          <table:table-cell table:style-name="ce274" office:value-type="float" office:value="545" calcext:value-type="float">
            <text:p>545</text:p>
          </table:table-cell>
          <table:table-cell table:style-name="ce274" office:value-type="float" office:value="583" calcext:value-type="float">
            <text:p>583</text:p>
          </table:table-cell>
          <table:table-cell table:style-name="ce274" office:value-type="float" office:value="617" calcext:value-type="float">
            <text:p>617</text:p>
          </table:table-cell>
        </table:table-row>
        <table:table-row table:style-name="ro1">
          <table:table-cell/>
          <table:table-cell table:style-name="ce259" office:value-type="string" calcext:value-type="string" table:number-columns-spanned="1" table:number-rows-spanned="14">
            <text:p>Alumini</text:p>
          </table:table-cell>
          <table:table-cell table:style-name="ce269" office:value-type="float" office:value="2.5" calcext:value-type="float">
            <text:p>2,5</text:p>
          </table:table-cell>
          <table:table-cell table:style-name="ce276" office:value-type="float" office:value="11.5" calcext:value-type="float">
            <text:p>11,5</text:p>
          </table:table-cell>
          <table:table-cell table:style-name="ce281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81" office:value-type="float" office:value="14" calcext:value-type="float">
            <text:p>14</text:p>
          </table:table-cell>
          <table:table-cell table:style-name="ce276" office:value-type="float" office:value="15" calcext:value-type="float">
            <text:p>15</text:p>
          </table:table-cell>
          <table:table-cell table:style-name="ce281" office:value-type="float" office:value="16" calcext:value-type="float">
            <text:p>16</text:p>
          </table:table-cell>
          <table:table-cell table:style-name="ce276" office:value-type="float" office:value="16.5" calcext:value-type="float">
            <text:p>16,5</text:p>
          </table:table-cell>
          <table:table-cell table:style-name="ce281" office:value-type="float" office:value="17" calcext:value-type="float">
            <text:p>17</text:p>
          </table:table-cell>
          <table:table-cell table:style-name="ce276" office:value-type="float" office:value="17.5" calcext:value-type="float">
            <text:p>17,5</text:p>
          </table:table-cell>
          <table:table-cell table:style-name="ce281" office:value-type="float" office:value="18" calcext:value-type="float">
            <text:p>18</text:p>
          </table:table-cell>
          <table:table-cell table:style-name="ce276" office:value-type="float" office:value="19" calcext:value-type="float">
            <text:p>19</text:p>
          </table:table-cell>
          <table:table-cell table:style-name="ce281" office:value-type="float" office:value="20" calcext:value-type="float">
            <text:p>20</text:p>
          </table:table-cell>
          <table:table-cell table:style-name="ce276" office:value-type="float" office:value="20" calcext:value-type="float">
            <text:p>20</text:p>
          </table:table-cell>
          <table:table-cell table:style-name="ce281" office:value-type="float" office:value="20" calcext:value-type="float">
            <text:p>20</text:p>
          </table:table-cell>
          <table:table-cell table:style-name="ce276" office:value-type="float" office:value="21" calcext:value-type="float">
            <text:p>21</text:p>
          </table:table-cell>
          <table:table-cell table:style-name="ce281" office:value-type="float" office:value="23" calcext:value-type="float">
            <text:p>23</text:p>
          </table:table-cell>
          <table:table-cell table:style-name="ce276" office:value-type="float" office:value="25" calcext:value-type="float">
            <text:p>25</text:p>
          </table:table-cell>
          <table:table-cell table:style-name="ce281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4" calcext:value-type="float">
            <text:p>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2" table:style-name="ce277" office:value-type="float" office:value="22" calcext:value-type="float">
            <text:p>22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6" calcext:value-type="float">
            <text:p>6</text:p>
          </table:table-cell>
          <table:table-cell table:style-name="ce278" office:value-type="float" office:value="20" calcext:value-type="float">
            <text:p>20</text:p>
          </table:table-cell>
          <table:table-cell table:style-name="ce282" office:value-type="float" office:value="20" calcext:value-type="float">
            <text:p>20</text:p>
          </table:table-cell>
          <table:table-cell table:style-name="ce278" office:value-type="float" office:value="22" calcext:value-type="float">
            <text:p>22</text:p>
          </table:table-cell>
          <table:table-cell table:style-name="ce282" office:value-type="float" office:value="24" calcext:value-type="float">
            <text:p>24</text:p>
          </table:table-cell>
          <table:table-cell table:style-name="ce278" office:value-type="float" office:value="25" calcext:value-type="float">
            <text:p>25</text:p>
          </table:table-cell>
          <table:table-cell table:style-name="ce282" office:value-type="float" office:value="27" calcext:value-type="float">
            <text:p>27</text:p>
          </table:table-cell>
          <table:table-cell table:style-name="ce278" office:value-type="float" office:value="29" calcext:value-type="float">
            <text:p>29</text:p>
          </table:table-cell>
          <table:table-cell table:style-name="ce282" office:value-type="float" office:value="28" calcext:value-type="float">
            <text:p>28</text:p>
          </table:table-cell>
          <table:table-cell table:style-name="ce278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78" office:value-type="float" office:value="32" calcext:value-type="float">
            <text:p>32</text:p>
          </table:table-cell>
          <table:table-cell table:style-name="ce282" office:value-type="float" office:value="33" calcext:value-type="float">
            <text:p>33</text:p>
          </table:table-cell>
          <table:table-cell table:style-name="ce278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78" office:value-type="float" office:value="38" calcext:value-type="float">
            <text:p>38</text:p>
          </table:table-cell>
          <table:table-cell table:style-name="ce282" office:value-type="float" office:value="40" calcext:value-type="float">
            <text:p>40</text:p>
          </table:table-cell>
          <table:table-cell table:style-name="ce278" office:value-type="float" office:value="44" calcext:value-type="float">
            <text:p>44</text:p>
          </table:table-cell>
          <table:table-cell table:style-name="ce28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10" calcext:value-type="float">
            <text:p>10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38" calcext:value-type="float">
            <text:p>38</text:p>
          </table:table-cell>
          <table:table-cell table:number-columns-repeated="2" table:style-name="ce277" office:value-type="float" office:value="40" calcext:value-type="float">
            <text:p>40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46" calcext:value-type="float">
            <text:p>46</text:p>
          </table:table-cell>
          <table:table-cell table:style-name="ce277" office:value-type="float" office:value="49" calcext:value-type="float">
            <text:p>49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56" calcext:value-type="float">
            <text:p>56</text:p>
          </table:table-cell>
          <table:table-cell table:style-name="ce277" office:value-type="float" office:value="60" calcext:value-type="float">
            <text:p>60</text:p>
          </table:table-cell>
          <table:table-cell table:style-name="ce277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16" calcext:value-type="float">
            <text:p>16</text:p>
          </table:table-cell>
          <table:table-cell table:style-name="ce278" office:value-type="float" office:value="35" calcext:value-type="float">
            <text:p>35</text:p>
          </table:table-cell>
          <table:table-cell table:style-name="ce282" office:value-type="float" office:value="37" calcext:value-type="float">
            <text:p>37</text:p>
          </table:table-cell>
          <table:table-cell table:style-name="ce278" office:value-type="float" office:value="41" calcext:value-type="float">
            <text:p>41</text:p>
          </table:table-cell>
          <table:table-cell table:style-name="ce282" office:value-type="float" office:value="46" calcext:value-type="float">
            <text:p>46</text:p>
          </table:table-cell>
          <table:table-cell table:style-name="ce278" office:value-type="float" office:value="48" calcext:value-type="float">
            <text:p>48</text:p>
          </table:table-cell>
          <table:table-cell table:style-name="ce282" office:value-type="float" office:value="50" calcext:value-type="float">
            <text:p>50</text:p>
          </table:table-cell>
          <table:table-cell table:style-name="ce278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78" office:value-type="float" office:value="55" calcext:value-type="float">
            <text:p>55</text:p>
          </table:table-cell>
          <table:table-cell table:style-name="ce282" office:value-type="float" office:value="57" calcext:value-type="float">
            <text:p>57</text:p>
          </table:table-cell>
          <table:table-cell table:style-name="ce278" office:value-type="float" office:value="60" calcext:value-type="float">
            <text:p>60</text:p>
          </table:table-cell>
          <table:table-cell table:style-name="ce282" office:value-type="float" office:value="63" calcext:value-type="float">
            <text:p>63</text:p>
          </table:table-cell>
          <table:table-cell table:style-name="ce278" office:value-type="float" office:value="66" calcext:value-type="float">
            <text:p>66</text:p>
          </table:table-cell>
          <table:table-cell table:style-name="ce282" office:value-type="float" office:value="66" calcext:value-type="float">
            <text:p>66</text:p>
          </table:table-cell>
          <table:table-cell table:style-name="ce278" office:value-type="float" office:value="70" calcext:value-type="float">
            <text:p>70</text:p>
          </table:table-cell>
          <table:table-cell table:style-name="ce282" office:value-type="float" office:value="76" calcext:value-type="float">
            <text:p>76</text:p>
          </table:table-cell>
          <table:table-cell table:style-name="ce278" office:value-type="float" office:value="82" calcext:value-type="float">
            <text:p>82</text:p>
          </table:table-cell>
          <table:table-cell table:style-name="ce28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25" calcext:value-type="float">
            <text:p>25</text:p>
          </table:table-cell>
          <table:table-cell table:style-name="ce277" office:value-type="float" office:value="46" calcext:value-type="float">
            <text:p>46</text:p>
          </table:table-cell>
          <table:table-cell table:style-name="ce277" office:value-type="float" office:value="49" calcext:value-type="float">
            <text:p>49</text:p>
          </table:table-cell>
          <table:table-cell table:style-name="ce277" office:value-type="float" office:value="54" calcext:value-type="float">
            <text:p>54</text:p>
          </table:table-cell>
          <table:table-cell table:style-name="ce277" office:value-type="float" office:value="60" calcext:value-type="float">
            <text:p>60</text:p>
          </table:table-cell>
          <table:table-cell table:number-columns-repeated="2" table:style-name="ce277" office:value-type="float" office:value="63" calcext:value-type="float">
            <text:p>63</text:p>
          </table:table-cell>
          <table:table-cell table:style-name="ce277" office:value-type="float" office:value="66" calcext:value-type="float">
            <text:p>66</text:p>
          </table:table-cell>
          <table:table-cell table:style-name="ce277" office:value-type="float" office:value="67" calcext:value-type="float">
            <text:p>67</text:p>
          </table:table-cell>
          <table:table-cell table:style-name="ce277" office:value-type="float" office:value="70" calcext:value-type="float">
            <text:p>70</text:p>
          </table:table-cell>
          <table:table-cell table:style-name="ce277" office:value-type="float" office:value="72" calcext:value-type="float">
            <text:p>72</text:p>
          </table:table-cell>
          <table:table-cell table:style-name="ce277" office:value-type="float" office:value="75" calcext:value-type="float">
            <text:p>75</text:p>
          </table:table-cell>
          <table:table-cell table:style-name="ce277" office:value-type="float" office:value="78" calcext:value-type="float">
            <text:p>78</text:p>
          </table:table-cell>
          <table:table-cell table:style-name="ce277" office:value-type="float" office:value="81" calcext:value-type="float">
            <text:p>81</text:p>
          </table:table-cell>
          <table:table-cell table:style-name="ce277" office:value-type="float" office:value="84" calcext:value-type="float">
            <text:p>84</text:p>
          </table:table-cell>
          <table:table-cell table:style-name="ce277" office:value-type="float" office:value="88" calcext:value-type="float">
            <text:p>88</text:p>
          </table:table-cell>
          <table:table-cell table:style-name="ce277" office:value-type="float" office:value="91" calcext:value-type="float">
            <text:p>91</text:p>
          </table:table-cell>
          <table:table-cell table:style-name="ce277" office:value-type="float" office:value="98" calcext:value-type="float">
            <text:p>98</text:p>
          </table:table-cell>
          <table:table-cell table:style-name="ce277" office:value-type="float" office:value="110" calcext:value-type="float">
            <text:p>110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35" calcext:value-type="float">
            <text:p>35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float" office:value="74" calcext:value-type="float">
            <text:p>74</text:p>
          </table:table-cell>
          <table:table-cell table:style-name="ce278" office:value-type="float" office:value="78" calcext:value-type="float">
            <text:p>78</text:p>
          </table:table-cell>
          <table:table-cell table:style-name="ce282" office:value-type="float" office:value="78" calcext:value-type="float">
            <text:p>78</text:p>
          </table:table-cell>
          <table:table-cell table:style-name="ce278" office:value-type="float" office:value="81" calcext:value-type="float">
            <text:p>81</text:p>
          </table:table-cell>
          <table:table-cell table:style-name="ce282" office:value-type="float" office:value="83" calcext:value-type="float">
            <text:p>83</text:p>
          </table:table-cell>
          <table:table-cell table:style-name="ce278" office:value-type="float" office:value="87" calcext:value-type="float">
            <text:p>87</text:p>
          </table:table-cell>
          <table:table-cell table:style-name="ce282" office:value-type="float" office:value="89" calcext:value-type="float">
            <text:p>89</text:p>
          </table:table-cell>
          <table:table-cell table:style-name="ce278" office:value-type="float" office:value="93" calcext:value-type="float">
            <text:p>93</text:p>
          </table:table-cell>
          <table:table-cell table:style-name="ce282" office:value-type="float" office:value="97" calcext:value-type="float">
            <text:p>97</text:p>
          </table:table-cell>
          <table:table-cell table:style-name="ce278" office:value-type="float" office:value="101" calcext:value-type="float">
            <text:p>101</text:p>
          </table:table-cell>
          <table:table-cell table:style-name="ce282" office:value-type="float" office:value="104" calcext:value-type="float">
            <text:p>104</text:p>
          </table:table-cell>
          <table:table-cell table:style-name="ce278" office:value-type="float" office:value="109" calcext:value-type="float">
            <text:p>109</text:p>
          </table:table-cell>
          <table:table-cell table:style-name="ce282" office:value-type="float" office:value="114" calcext:value-type="float">
            <text:p>114</text:p>
          </table:table-cell>
          <table:table-cell table:style-name="ce278" office:value-type="float" office:value="122" calcext:value-type="float">
            <text:p>122</text:p>
          </table:table-cell>
          <table:table-cell table:style-name="ce282" office:value-type="float" office:value="136" calcext:value-type="float">
            <text:p>136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50" calcext:value-type="float">
            <text:p>50</text:p>
          </table:table-cell>
          <table:table-cell table:number-columns-repeated="3" table:style-name="ce277" office:value-type="string" calcext:value-type="string">
            <text:p>-</text:p>
          </table:table-cell>
          <table:table-cell table:style-name="ce277" office:value-type="float" office:value="90" calcext:value-type="float">
            <text:p>90</text:p>
          </table:table-cell>
          <table:table-cell table:style-name="ce277" office:value-type="float" office:value="94" calcext:value-type="float">
            <text:p>94</text:p>
          </table:table-cell>
          <table:table-cell table:style-name="ce277" office:value-type="float" office:value="95" calcext:value-type="float">
            <text:p>95</text:p>
          </table:table-cell>
          <table:table-cell table:style-name="ce277" office:value-type="float" office:value="100" calcext:value-type="float">
            <text:p>100</text:p>
          </table:table-cell>
          <table:table-cell table:style-name="ce277" office:value-type="float" office:value="101" calcext:value-type="float">
            <text:p>101</text:p>
          </table:table-cell>
          <table:table-cell table:style-name="ce277" office:value-type="float" office:value="106" calcext:value-type="float">
            <text:p>106</text:p>
          </table:table-cell>
          <table:table-cell table:style-name="ce277" office:value-type="float" office:value="108" calcext:value-type="float">
            <text:p>108</text:p>
          </table:table-cell>
          <table:table-cell table:style-name="ce277" office:value-type="float" office:value="113" calcext:value-type="float">
            <text:p>113</text:p>
          </table:table-cell>
          <table:table-cell table:style-name="ce277" office:value-type="float" office:value="118" calcext:value-type="float">
            <text:p>118</text:p>
          </table:table-cell>
          <table:table-cell table:style-name="ce277" office:value-type="float" office:value="123" calcext:value-type="float">
            <text:p>123</text:p>
          </table:table-cell>
          <table:table-cell table:style-name="ce277" office:value-type="float" office:value="127" calcext:value-type="float">
            <text:p>127</text:p>
          </table:table-cell>
          <table:table-cell table:style-name="ce277" office:value-type="float" office:value="132" calcext:value-type="float">
            <text:p>132</text:p>
          </table:table-cell>
          <table:table-cell table:style-name="ce277" office:value-type="float" office:value="140" calcext:value-type="float">
            <text:p>140</text:p>
          </table:table-cell>
          <table:table-cell table:style-name="ce277" office:value-type="float" office:value="149" calcext:value-type="float">
            <text:p>149</text:p>
          </table:table-cell>
          <table:table-cell table:style-name="ce277" office:value-type="float" office:value="167" calcext:value-type="float">
            <text:p>167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70" calcext:value-type="float">
            <text:p>70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float" office:value="115" calcext:value-type="float">
            <text:p>115</text:p>
          </table:table-cell>
          <table:table-cell table:style-name="ce278" office:value-type="float" office:value="121" calcext:value-type="float">
            <text:p>121</text:p>
          </table:table-cell>
          <table:table-cell table:style-name="ce282" office:value-type="float" office:value="121" calcext:value-type="float">
            <text:p>121</text:p>
          </table:table-cell>
          <table:table-cell table:style-name="ce278" office:value-type="float" office:value="127" calcext:value-type="float">
            <text:p>127</text:p>
          </table:table-cell>
          <table:table-cell table:style-name="ce282" office:value-type="float" office:value="130" calcext:value-type="float">
            <text:p>130</text:p>
          </table:table-cell>
          <table:table-cell table:style-name="ce278" office:value-type="float" office:value="136" calcext:value-type="float">
            <text:p>136</text:p>
          </table:table-cell>
          <table:table-cell table:style-name="ce282" office:value-type="float" office:value="139" calcext:value-type="float">
            <text:p>139</text:p>
          </table:table-cell>
          <table:table-cell table:style-name="ce278" office:value-type="float" office:value="145" calcext:value-type="float">
            <text:p>145</text:p>
          </table:table-cell>
          <table:table-cell table:style-name="ce282" office:value-type="float" office:value="151" calcext:value-type="float">
            <text:p>151</text:p>
          </table:table-cell>
          <table:table-cell table:style-name="ce278" office:value-type="float" office:value="158" calcext:value-type="float">
            <text:p>158</text:p>
          </table:table-cell>
          <table:table-cell table:style-name="ce282" office:value-type="float" office:value="162" calcext:value-type="float">
            <text:p>162</text:p>
          </table:table-cell>
          <table:table-cell table:style-name="ce278" office:value-type="float" office:value="170" calcext:value-type="float">
            <text:p>170</text:p>
          </table:table-cell>
          <table:table-cell table:style-name="ce282" office:value-type="float" office:value="180" calcext:value-type="float">
            <text:p>180</text:p>
          </table:table-cell>
          <table:table-cell table:style-name="ce278" office:value-type="float" office:value="192" calcext:value-type="float">
            <text:p>192</text:p>
          </table:table-cell>
          <table:table-cell table:style-name="ce282" office:value-type="float" office:value="215" calcext:value-type="float">
            <text:p>215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95" calcext:value-type="float">
            <text:p>95</text:p>
          </table:table-cell>
          <table:table-cell table:number-columns-repeated="3" table:style-name="ce277" office:value-type="string" calcext:value-type="string">
            <text:p>-</text:p>
          </table:table-cell>
          <table:table-cell table:style-name="ce277" office:value-type="float" office:value="140" calcext:value-type="float">
            <text:p>140</text:p>
          </table:table-cell>
          <table:table-cell table:style-name="ce277" office:value-type="float" office:value="146" calcext:value-type="float">
            <text:p>146</text:p>
          </table:table-cell>
          <table:table-cell table:style-name="ce277" office:value-type="float" office:value="147" calcext:value-type="float">
            <text:p>147</text:p>
          </table:table-cell>
          <table:table-cell table:style-name="ce277" office:value-type="float" office:value="154" calcext:value-type="float">
            <text:p>154</text:p>
          </table:table-cell>
          <table:table-cell table:style-name="ce277" office:value-type="float" office:value="159" calcext:value-type="float">
            <text:p>159</text:p>
          </table:table-cell>
          <table:table-cell table:style-name="ce277" office:value-type="float" office:value="166" calcext:value-type="float">
            <text:p>166</text:p>
          </table:table-cell>
          <table:table-cell table:style-name="ce277" office:value-type="float" office:value="169" calcext:value-type="float">
            <text:p>169</text:p>
          </table:table-cell>
          <table:table-cell table:style-name="ce277" office:value-type="float" office:value="177" calcext:value-type="float">
            <text:p>177</text:p>
          </table:table-cell>
          <table:table-cell table:style-name="ce277" office:value-type="float" office:value="183" calcext:value-type="float">
            <text:p>183</text:p>
          </table:table-cell>
          <table:table-cell table:style-name="ce277" office:value-type="float" office:value="192" calcext:value-type="float">
            <text:p>192</text:p>
          </table:table-cell>
          <table:table-cell table:style-name="ce277" office:value-type="float" office:value="197" calcext:value-type="float">
            <text:p>197</text:p>
          </table:table-cell>
          <table:table-cell table:style-name="ce277" office:value-type="float" office:value="206" calcext:value-type="float">
            <text:p>206</text:p>
          </table:table-cell>
          <table:table-cell table:style-name="ce277" office:value-type="float" office:value="219" calcext:value-type="float">
            <text:p>219</text:p>
          </table:table-cell>
          <table:table-cell table:style-name="ce277" office:value-type="float" office:value="233" calcext:value-type="float">
            <text:p>233</text:p>
          </table:table-cell>
          <table:table-cell table:style-name="ce277" office:value-type="float" office:value="262" calcext:value-type="float">
            <text:p>262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120" calcext:value-type="float">
            <text:p>120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float" office:value="161" calcext:value-type="float">
            <text:p>161</text:p>
          </table:table-cell>
          <table:table-cell table:style-name="ce278" office:value-type="float" office:value="169" calcext:value-type="float">
            <text:p>169</text:p>
          </table:table-cell>
          <table:table-cell table:style-name="ce282" office:value-type="float" office:value="171" calcext:value-type="float">
            <text:p>171</text:p>
          </table:table-cell>
          <table:table-cell table:style-name="ce278" office:value-type="float" office:value="179" calcext:value-type="float">
            <text:p>179</text:p>
          </table:table-cell>
          <table:table-cell table:style-name="ce282" office:value-type="float" office:value="184" calcext:value-type="float">
            <text:p>184</text:p>
          </table:table-cell>
          <table:table-cell table:style-name="ce278" office:value-type="float" office:value="192" calcext:value-type="float">
            <text:p>192</text:p>
          </table:table-cell>
          <table:table-cell table:style-name="ce282" office:value-type="float" office:value="196" calcext:value-type="float">
            <text:p>196</text:p>
          </table:table-cell>
          <table:table-cell table:style-name="ce278" office:value-type="float" office:value="205" calcext:value-type="float">
            <text:p>205</text:p>
          </table:table-cell>
          <table:table-cell table:style-name="ce282" office:value-type="float" office:value="213" calcext:value-type="float">
            <text:p>213</text:p>
          </table:table-cell>
          <table:table-cell table:style-name="ce278" office:value-type="float" office:value="222" calcext:value-type="float">
            <text:p>222</text:p>
          </table:table-cell>
          <table:table-cell table:style-name="ce282" office:value-type="float" office:value="228" calcext:value-type="float">
            <text:p>228</text:p>
          </table:table-cell>
          <table:table-cell table:style-name="ce278" office:value-type="float" office:value="239" calcext:value-type="float">
            <text:p>239</text:p>
          </table:table-cell>
          <table:table-cell table:style-name="ce282" office:value-type="float" office:value="254" calcext:value-type="float">
            <text:p>254</text:p>
          </table:table-cell>
          <table:table-cell table:style-name="ce278" office:value-type="float" office:value="273" calcext:value-type="float">
            <text:p>273</text:p>
          </table:table-cell>
          <table:table-cell table:style-name="ce282" office:value-type="float" office:value="306" calcext:value-type="float">
            <text:p>306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150" calcext:value-type="float">
            <text:p>150</text:p>
          </table:table-cell>
          <table:table-cell table:number-columns-repeated="5" table:style-name="ce277" office:value-type="string" calcext:value-type="string">
            <text:p>-</text:p>
          </table:table-cell>
          <table:table-cell table:style-name="ce277" office:value-type="float" office:value="196" calcext:value-type="float">
            <text:p>196</text:p>
          </table:table-cell>
          <table:table-cell table:style-name="ce277" office:value-type="float" office:value="205" calcext:value-type="float">
            <text:p>205</text:p>
          </table:table-cell>
          <table:table-cell table:style-name="ce277" office:value-type="float" office:value="213" calcext:value-type="float">
            <text:p>213</text:p>
          </table:table-cell>
          <table:table-cell table:style-name="ce277" office:value-type="float" office:value="222" calcext:value-type="float">
            <text:p>222</text:p>
          </table:table-cell>
          <table:table-cell table:style-name="ce277" office:value-type="float" office:value="227" calcext:value-type="float">
            <text:p>227</text:p>
          </table:table-cell>
          <table:table-cell table:style-name="ce277" office:value-type="float" office:value="237" calcext:value-type="float">
            <text:p>237</text:p>
          </table:table-cell>
          <table:table-cell table:style-name="ce277" office:value-type="float" office:value="246" calcext:value-type="float">
            <text:p>246</text:p>
          </table:table-cell>
          <table:table-cell table:style-name="ce277" office:value-type="float" office:value="257" calcext:value-type="float">
            <text:p>257</text:p>
          </table:table-cell>
          <table:table-cell table:style-name="ce277" office:value-type="float" office:value="264" calcext:value-type="float">
            <text:p>264</text:p>
          </table:table-cell>
          <table:table-cell table:style-name="ce277" office:value-type="float" office:value="276" calcext:value-type="float">
            <text:p>276</text:p>
          </table:table-cell>
          <table:table-cell table:style-name="ce277" office:value-type="float" office:value="294" calcext:value-type="float">
            <text:p>294</text:p>
          </table:table-cell>
          <table:table-cell table:style-name="ce277" office:value-type="float" office:value="314" calcext:value-type="float">
            <text:p>314</text:p>
          </table:table-cell>
          <table:table-cell table:style-name="ce277" office:value-type="float" office:value="353" calcext:value-type="float">
            <text:p>353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1" office:value-type="float" office:value="185" calcext:value-type="float">
            <text:p>185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282" office:value-type="float" office:value="222" calcext:value-type="float">
            <text:p>222</text:p>
          </table:table-cell>
          <table:table-cell table:style-name="ce278" office:value-type="float" office:value="232" calcext:value-type="float">
            <text:p>232</text:p>
          </table:table-cell>
          <table:table-cell table:style-name="ce282" office:value-type="float" office:value="243" calcext:value-type="float">
            <text:p>243</text:p>
          </table:table-cell>
          <table:table-cell table:style-name="ce278" office:value-type="float" office:value="254" calcext:value-type="float">
            <text:p>254</text:p>
          </table:table-cell>
          <table:table-cell table:style-name="ce282" office:value-type="float" office:value="259" calcext:value-type="float">
            <text:p>259</text:p>
          </table:table-cell>
          <table:table-cell table:style-name="ce278" office:value-type="float" office:value="271" calcext:value-type="float">
            <text:p>271</text:p>
          </table:table-cell>
          <table:table-cell table:style-name="ce282" office:value-type="float" office:value="281" calcext:value-type="float">
            <text:p>281</text:p>
          </table:table-cell>
          <table:table-cell table:style-name="ce278" office:value-type="float" office:value="293" calcext:value-type="float">
            <text:p>293</text:p>
          </table:table-cell>
          <table:table-cell table:style-name="ce282" office:value-type="float" office:value="301" calcext:value-type="float">
            <text:p>301</text:p>
          </table:table-cell>
          <table:table-cell table:style-name="ce278" office:value-type="float" office:value="315" calcext:value-type="float">
            <text:p>315</text:p>
          </table:table-cell>
          <table:table-cell table:style-name="ce282" office:value-type="float" office:value="337" calcext:value-type="float">
            <text:p>337</text:p>
          </table:table-cell>
          <table:table-cell table:style-name="ce278" office:value-type="float" office:value="361" calcext:value-type="float">
            <text:p>361</text:p>
          </table:table-cell>
          <table:table-cell table:style-name="ce282" office:value-type="float" office:value="406" calcext:value-type="float">
            <text:p>406</text:p>
          </table:table-cell>
        </table:table-row>
        <table:table-row table:style-name="ro1">
          <table:table-cell/>
          <table:covered-table-cell table:style-name="ce266" office:value-type="string" calcext:value-type="string">
            <text:p>Aluminio</text:p>
          </table:covered-table-cell>
          <table:table-cell table:style-name="ce270" office:value-type="float" office:value="240" calcext:value-type="float">
            <text:p>240</text:p>
          </table:table-cell>
          <table:table-cell table:number-columns-repeated="5" table:style-name="ce277" office:value-type="string" calcext:value-type="string">
            <text:p>-</text:p>
          </table:table-cell>
          <table:table-cell table:style-name="ce277" office:value-type="float" office:value="261" calcext:value-type="float">
            <text:p>261</text:p>
          </table:table-cell>
          <table:table-cell table:style-name="ce277" office:value-type="float" office:value="273" calcext:value-type="float">
            <text:p>273</text:p>
          </table:table-cell>
          <table:table-cell table:style-name="ce277" office:value-type="float" office:value="287" calcext:value-type="float">
            <text:p>287</text:p>
          </table:table-cell>
          <table:table-cell table:style-name="ce277" office:value-type="float" office:value="300" calcext:value-type="float">
            <text:p>300</text:p>
          </table:table-cell>
          <table:table-cell table:style-name="ce277" office:value-type="float" office:value="306" calcext:value-type="float">
            <text:p>306</text:p>
          </table:table-cell>
          <table:table-cell table:style-name="ce277" office:value-type="float" office:value="320" calcext:value-type="float">
            <text:p>320</text:p>
          </table:table-cell>
          <table:table-cell table:style-name="ce277" office:value-type="float" office:value="332" calcext:value-type="float">
            <text:p>332</text:p>
          </table:table-cell>
          <table:table-cell table:style-name="ce277" office:value-type="float" office:value="347" calcext:value-type="float">
            <text:p>347</text:p>
          </table:table-cell>
          <table:table-cell table:style-name="ce277" office:value-type="float" office:value="355" calcext:value-type="float">
            <text:p>355</text:p>
          </table:table-cell>
          <table:table-cell table:style-name="ce277" office:value-type="float" office:value="372" calcext:value-type="float">
            <text:p>372</text:p>
          </table:table-cell>
          <table:table-cell table:style-name="ce277" office:value-type="float" office:value="399" calcext:value-type="float">
            <text:p>399</text:p>
          </table:table-cell>
          <table:table-cell table:style-name="ce277" office:value-type="float" office:value="427" calcext:value-type="float">
            <text:p>427</text:p>
          </table:table-cell>
          <table:table-cell table:style-name="ce277" office:value-type="float" office:value="482" calcext:value-type="float">
            <text:p>482</text:p>
          </table:table-cell>
        </table:table-row>
        <table:table-row table:style-name="ro1" table:number-rows-repeated="104853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0cs" table:style-name="ta1" table:protected="true">
        <loext:table-protection loext:select-unprotected-cells="true"/>
        <office:forms form:automatic-focus="false" form:apply-design-mode="false"/>
        <table:table-column table:style-name="co25" table:default-cell-style-name="Default"/>
        <table:table-column table:style-name="co3" table:number-columns-repeated="2" table:default-cell-style-name="ce179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83" office:value-type="string" calcext:value-type="string">
            <text:p>Nombre hab</text:p>
          </table:table-cell>
          <table:table-cell table:style-name="ce285" office:value-type="string" calcext:value-type="string">
            <text:p>C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284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3.8" calcext:value-type="float">
            <text:p>3,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5.4" calcext:value-type="float">
            <text:p>5,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/>
          <table:table-cell table:style-name="ce284" office:value-type="float" office:value="8" calcext:value-type="float">
            <text:p>8</text:p>
          </table:table-cell>
          <table:table-cell table:style-name="ce28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/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/>
          <table:table-cell table:style-name="ce284" office:value-type="float" office:value="12" calcext:value-type="float">
            <text:p>12</text:p>
          </table:table-cell>
          <table:table-cell table:style-name="ce284" office:value-type="float" office:value="9.9" calcext:value-type="float">
            <text:p>9,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/>
          <table:table-cell table:style-name="ce284" office:value-type="float" office:value="14" calcext:value-type="float">
            <text:p>14</text:p>
          </table:table-cell>
          <table:table-cell table:style-name="ce284" office:value-type="float" office:value="11.3" calcext:value-type="float">
            <text:p>11,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/>
          <table:table-cell table:style-name="ce284" office:value-type="float" office:value="16" calcext:value-type="float">
            <text:p>16</text:p>
          </table:table-cell>
          <table:table-cell table:style-name="ce284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/>
          <table:table-cell table:style-name="ce284" office:value-type="float" office:value="18" calcext:value-type="float">
            <text:p>18</text:p>
          </table:table-cell>
          <table:table-cell table:style-name="ce284" office:value-type="float" office:value="13.7" calcext:value-type="float">
            <text:p>13,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/>
          <table:table-cell table:style-name="ce284" office:value-type="float" office:value="20" calcext:value-type="float">
            <text:p>20</text:p>
          </table:table-cell>
          <table:table-cell table:style-name="ce284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.3" calcext:value-type="float">
            <text:p>15,3</text:p>
          </table:table-cell>
        </table:table-row>
      </table:table>
      <table:table table:name="19ag" table:style-name="ta1" table:protected="true">
        <loext:table-protection loext:select-unprotected-cells="true"/>
        <office:forms form:automatic-focus="false" form:apply-design-mode="false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number-columns-repeated="6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298" office:value-type="string" calcext:value-type="string" table:number-columns-spanned="1" table:number-rows-spanned="2">
            <text:p>Ref</text:p>
          </table:table-cell>
          <table:table-cell table:style-name="ce298" office:value-type="string" calcext:value-type="string" table:number-columns-spanned="1" table:number-rows-spanned="2">
            <text:p>Disposició dels conductors contigus</text:p>
          </table:table-cell>
          <table:table-cell table:style-name="ce291" office:value-type="string" calcext:value-type="string" table:number-columns-spanned="9" table:number-rows-spanned="1">
            <text:p>Nombre de circuits o cables multiconductors</text:p>
          </table:table-cell>
          <table:covered-table-cell table:number-columns-repeated="8" table:style-name="ce295"/>
          <table:table-cell table:number-columns-repeated="2"/>
        </table:table-row>
        <table:table-row table:style-name="ro1">
          <table:table-cell/>
          <table:covered-table-cell table:style-name="ce298"/>
          <table:covered-table-cell table:style-name="ce288"/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2" calcext:value-type="float">
            <text:p>2</text:p>
          </table:table-cell>
          <table:table-cell table:style-name="ce292" office:value-type="float" office:value="3" calcext:value-type="float">
            <text:p>3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float" office:value="9" calcext:value-type="float">
            <text:p>9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287" office:value-type="float" office:value="1" calcext:value-type="float">
            <text:p>1</text:p>
          </table:table-cell>
          <table:table-cell table:style-name="ce289" office:value-type="string" calcext:value-type="string">
            <text:p>Encastats</text:p>
          </table:table-cell>
          <table:table-cell table:style-name="ce293" office:value-type="float" office:value="1" calcext:value-type="float">
            <text:p>1,00</text:p>
          </table:table-cell>
          <table:table-cell table:style-name="ce293" office:value-type="float" office:value="0.8" calcext:value-type="float">
            <text:p>0,80</text:p>
          </table:table-cell>
          <table:table-cell table:number-columns-repeated="2" table:style-name="ce293" office:value-type="float" office:value="0.7" calcext:value-type="float">
            <text:p>0,70</text:p>
          </table:table-cell>
          <table:table-cell table:style-name="ce293" office:value-type="float" office:value="0.55" calcext:value-type="float">
            <text:p>0,55</text:p>
          </table:table-cell>
          <table:table-cell table:style-name="ce293" office:value-type="float" office:value="0.5" calcext:value-type="float">
            <text:p>0,50</text:p>
          </table:table-cell>
          <table:table-cell table:style-name="ce293" office:value-type="float" office:value="0.45" calcext:value-type="float">
            <text:p>0,45</text:p>
          </table:table-cell>
          <table:table-cell table:number-columns-repeated="2" table:style-name="ce293" office:value-type="float" office:value="0.4" calcext:value-type="float">
            <text:p>0,40</text:p>
          </table:table-cell>
          <table:table-cell table:number-columns-repeated="2"/>
        </table:table-row>
        <table:table-row table:style-name="ro8">
          <table:table-cell/>
          <table:table-cell table:style-name="ce287" office:value-type="float" office:value="2" calcext:value-type="float">
            <text:p>2</text:p>
          </table:table-cell>
          <table:table-cell table:style-name="ce290" office:value-type="string" calcext:value-type="string">
            <text:p>Capa sobre paret o superfície</text:p>
          </table:table-cell>
          <table:table-cell table:style-name="ce294" office:value-type="float" office:value="1" calcext:value-type="float">
            <text:p>1,00</text:p>
          </table:table-cell>
          <table:table-cell table:style-name="ce294" office:value-type="float" office:value="0.85" calcext:value-type="float">
            <text:p>0,85</text:p>
          </table:table-cell>
          <table:table-cell table:style-name="ce294" office:value-type="float" office:value="0.8" calcext:value-type="float">
            <text:p>0,80</text:p>
          </table:table-cell>
          <table:table-cell table:style-name="ce294" office:value-type="float" office:value="0.75" calcext:value-type="float">
            <text:p>0,75</text:p>
          </table:table-cell>
          <table:table-cell table:number-columns-repeated="2" table:style-name="ce294" office:value-type="float" office:value="0.7" calcext:value-type="float">
            <text:p>0,7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87" office:value-type="float" office:value="3" calcext:value-type="float">
            <text:p>3</text:p>
          </table:table-cell>
          <table:table-cell table:style-name="ce289" office:value-type="string" calcext:value-type="string">
            <text:p>Capa sota sostre</text:p>
          </table:table-cell>
          <table:table-cell table:style-name="ce293" office:value-type="float" office:value="0.95" calcext:value-type="float">
            <text:p>0,95</text:p>
          </table:table-cell>
          <table:table-cell table:style-name="ce293" office:value-type="float" office:value="0.8" calcext:value-type="float">
            <text:p>0,80</text:p>
          </table:table-cell>
          <table:table-cell table:number-columns-repeated="2" table:style-name="ce293" office:value-type="float" office:value="0.7" calcext:value-type="float">
            <text:p>0,70</text:p>
          </table:table-cell>
          <table:table-cell table:style-name="ce293" office:value-type="float" office:value="0.65" calcext:value-type="float">
            <text:p>0,65</text:p>
          </table:table-cell>
          <table:table-cell table:style-name="ce293" office:value-type="float" office:value="0.6" calcext:value-type="float">
            <text:p>0,6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/>
          <table:table-cell table:style-name="ce287" office:value-type="float" office:value="4" calcext:value-type="float">
            <text:p>4</text:p>
          </table:table-cell>
          <table:table-cell table:style-name="ce290" office:value-type="string" calcext:value-type="string">
            <text:p>Capa a safata perforada</text:p>
          </table:table-cell>
          <table:table-cell table:style-name="ce294" office:value-type="float" office:value="1" calcext:value-type="float">
            <text:p>1,00</text:p>
          </table:table-cell>
          <table:table-cell table:style-name="ce294" office:value-type="float" office:value="0.9" calcext:value-type="float">
            <text:p>0,90</text:p>
          </table:table-cell>
          <table:table-cell table:style-name="ce294" office:value-type="float" office:value="0.8" calcext:value-type="float">
            <text:p>0,80</text:p>
          </table:table-cell>
          <table:table-cell table:number-columns-repeated="2" table:style-name="ce294" office:value-type="float" office:value="0.75" calcext:value-type="float">
            <text:p>0,75</text:p>
          </table:table-cell>
          <table:table-cell table:style-name="ce294" office:value-type="float" office:value="0.7" calcext:value-type="float">
            <text:p>0,7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/>
          <table:table-cell table:style-name="ce287" office:value-type="float" office:value="5" calcext:value-type="float">
            <text:p>5</text:p>
          </table:table-cell>
          <table:table-cell table:style-name="ce289" office:value-type="string" calcext:value-type="string">
            <text:p>Capa a suport, o abraçaderes</text:p>
          </table:table-cell>
          <table:table-cell table:style-name="ce293" office:value-type="float" office:value="1" calcext:value-type="float">
            <text:p>1,00</text:p>
          </table:table-cell>
          <table:table-cell table:style-name="ce293" office:value-type="float" office:value="0.85" calcext:value-type="float">
            <text:p>0,85</text:p>
          </table:table-cell>
          <table:table-cell table:number-columns-repeated="4" table:style-name="ce293" office:value-type="float" office:value="0.8" calcext:value-type="float">
            <text:p>0,8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8"/>
          <table:table-cell table:style-name="ce296"/>
          <table:table-cell table:number-columns-repeated="4"/>
          <table:table-cell table:style-name="ce296"/>
        </table:table-row>
      </table:table>
      <table:table table:name="19temp" table:style-name="ta1" table:protected="true">
        <loext:table-protection loext:select-unprotected-cells="true"/>
        <table:table-column table:style-name="co33" table:default-cell-style-name="Default"/>
        <table:table-column table:style-name="co3" table:number-columns-repeated="7" table:default-cell-style-name="ce179"/>
        <table:table-column table:style-name="co3" table:default-cell-style-name="ce299"/>
        <table:table-column table:style-name="co3" table:number-columns-repeated="4" table:default-cell-style-name="ce179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41" office:value-type="string" calcext:value-type="string" table:number-columns-spanned="1" table:number-rows-spanned="2">
            <text:p>Aïllament</text:p>
          </table:table-cell>
          <table:table-cell table:style-name="ce341" office:value-type="string" calcext:value-type="string" table:number-columns-spanned="11" table:number-rows-spanned="1">
            <text:p>Temperatura ambient (°C)</text:p>
          </table:table-cell>
          <table:covered-table-cell table:number-columns-repeated="10" table:style-name="ce342"/>
        </table:table-row>
        <table:table-row table:style-name="ro1">
          <table:table-cell/>
          <table:covered-table-cell table:style-name="ce342"/>
          <table:table-cell table:style-name="ce300" office:value-type="float" office:value="10" calcext:value-type="float">
            <text:p>1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office:value-type="float" office:value="1.4" calcext:value-type="float">
            <text:p>1,4</text:p>
          </table:table-cell>
          <table:table-cell office:value-type="float" office:value="4.34" calcext:value-type="float">
            <text:p>4,34</text:p>
          </table:table-cell>
          <table:table-cell office:value-type="float" office:value="1.29" calcext:value-type="float">
            <text:p>1,29</text:p>
          </table:table-cell>
          <table:table-cell office:value-type="float" office:value="1.22" calcext:value-type="float">
            <text:p>1,22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7" calcext:value-type="float">
            <text:p>0,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/>
          <table:table-cell office:value-type="string" calcext:value-type="string">
            <text:p>XLPE</text:p>
          </table:table-cell>
          <table:table-cell office:value-type="float" office:value="1.26" calcext:value-type="float">
            <text:p>1,26</text:p>
          </table:table-cell>
          <table:table-cell office:value-type="float" office:value="1.23" calcext:value-type="float">
            <text:p>1,23</text:p>
          </table:table-cell>
          <table:table-cell office:value-type="float" office:value="1.19" calcext:value-type="float">
            <text:p>1,19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</table:table-row>
      </table:table>
      <table:table table:name="13fus" table:style-name="ta1" table:protected="true">
        <loext:table-protection loext:select-unprotected-cells="true"/>
        <table:table-column table:style-name="co5" table:default-cell-style-name="Default"/>
        <table:table-column table:style-name="co3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355" calcext:value-type="float">
            <text:p>35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9" office:value-type="string" calcext:value-type="string">
            <text:p>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7"/>
          <table:table-cell table:number-columns-repeated="8" office:value-type="string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1"/>
          <table:table-cell table:number-columns-repeated="6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5"/>
          <table:table-cell table:number-columns-repeated="5" office:value-type="string" calcext:value-type="string">
            <text:p>2</text:p>
          </table:table-cell>
        </table:table-row>
      </table:table>
      <table:table table:name="22kcc" table:style-name="ta1" table:protected="true">
        <loext:table-protection loext:select-unprotected-cells="true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VC</text:p>
          </table:table-cell>
          <table:table-cell office:value-type="string" calcext:value-type="string">
            <text:p>PVC90</text:p>
          </table:table-cell>
          <table:table-cell office:value-type="string" calcext:value-type="string">
            <text:p>EPR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VC</text:p>
            <text:p>70°C ≤ 300 mm²</text:p>
          </table:table-cell>
          <table:table-cell office:value-type="string" calcext:value-type="string">
            <text:p>PVC</text:p>
            <text:p>90°C ≤ 300 mm²</text:p>
          </table:table-cell>
          <table:table-cell office:value-type="string" calcext:value-type="string">
            <text:p>PR/EPR</text:p>
          </table:table-cell>
        </table:table-row>
        <table:table-row table:style-name="ro1">
          <table:table-cell/>
          <table:table-cell office:value-type="string" calcext:value-type="string">
            <text:p>Temperatura inicia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Temperatura final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Coure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Alumini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</table:table>
      <table:table table:name="22mt" table:style-name="ta1" table:protected="true">
        <loext:table-protection loext:select-unprotected-cells="true"/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table:number-columns-repeated="2"/>
        </table:table-row>
        <table:table-row table:style-name="ro8">
          <table:table-cell/>
          <table:table-cell table:style-name="ce240" office:value-type="string" calcext:value-type="string">
            <text:p>Calibres normalitzats dels magnetotèrmic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percentage-style style:name="N113">
      <number:number number:decimal-places="1" number:min-decimal-places="1" number:min-integer-digits="1"/>
      <number:text>%</number:text>
    </number:percentage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1:27:40.109435364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5:06:27.108239814</meta:creation-date>
    <dc:date>2026-04-20T12:22:47.208246478</dc:date>
    <meta:editing-duration>PT3H41M</meta:editing-duration>
    <meta:editing-cycles>38</meta:editing-cycles>
    <meta:generator>LibreOffice/25.2.7.2$Linux_X86_64 LibreOffice_project/520$Build-2</meta:generator>
    <meta:document-statistic meta:table-count="16" meta:cell-count="5211" meta:object-count="0"/>
  </office:meta>
</office:document-meta>
</file>